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Názov_20_obrázka" style:master-page-name="">
      <style:paragraph-properties fo:margin-left="0cm" fo:margin-right="0cm" fo:line-height="150%" fo:text-align="start" style:justify-single-word="false" fo:text-indent="0cm" style:auto-text-indent="false" style:page-number="auto"/>
    </style:style>
    <style:style style:name="P4" style:family="paragraph" style:parent-style-name="Iné" style:master-page-name="">
      <style:paragraph-properties fo:margin-left="0cm" fo:margin-right="0cm" fo:line-height="150%" fo:text-align="start" style:justify-single-word="false" fo:text-indent="0cm" style:auto-text-indent="false" style:page-number="auto"/>
    </style:style>
    <style:style style:name="P5" style:family="paragraph" style:parent-style-name="Iné" style:master-page-name="">
      <style:paragraph-properties fo:margin-left="0cm" fo:margin-right="0cm" fo:line-height="150%" fo:text-align="start" style:justify-single-word="false" fo:text-indent="0cm" style:auto-text-indent="false" style:page-number="auto"/>
      <style:text-properties officeooo:paragraph-rsid="00269248"/>
    </style:style>
    <style:style style:name="P6"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2d7569"/>
    </style:style>
    <style:style style:name="P8"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9" style:family="paragraph" style:parent-style-name="Základný_20_text_20__28_5_29_" style:master-page-name="">
      <style:paragraph-properties fo:margin-left="0cm" fo:margin-right="0cm" fo:line-height="150%" fo:text-align="start" style:justify-single-word="false" fo:text-indent="0cm" style:auto-text-indent="false" style:page-number="auto"/>
    </style:style>
    <style:style style:name="P10" style:family="paragraph" style:parent-style-name="Iné">
      <style:paragraph-properties fo:margin-left="0cm" fo:margin-right="0cm" fo:line-height="150%" fo:text-align="start" style:justify-single-word="false" fo:text-indent="0cm" style:auto-text-indent="false"/>
    </style:style>
    <style:style style:name="P11" style:family="paragraph" style:parent-style-name="Základný_20_text">
      <style:paragraph-properties fo:margin-left="0cm" fo:margin-right="0cm" fo:line-height="150%" fo:text-align="start" style:justify-single-word="false" fo:text-indent="0cm" style:auto-text-indent="false"/>
    </style:style>
    <style:style style:name="P12" style:family="paragraph" style:parent-style-name="Základný_20_text_20__28_5_29_">
      <style:paragraph-properties fo:margin-left="0cm" fo:margin-right="0cm" fo:line-height="150%" fo:text-align="start" style:justify-single-word="false" fo:text-indent="0cm" style:auto-text-indent="false"/>
    </style:style>
    <style:style style:name="P13"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1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48cm"/>
        </style:tab-stops>
      </style:paragraph-properties>
    </style:style>
    <style:style style:name="P1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48cm"/>
        </style:tab-stops>
      </style:paragraph-properties>
      <style:text-properties officeooo:paragraph-rsid="00203b3d"/>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49cm"/>
        </style:tab-stops>
      </style:paragraph-properties>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42cm"/>
        </style:tab-stops>
      </style:paragraph-properties>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406cm" style:leader-style="solid" style:leader-text="-"/>
        </style:tab-stops>
      </style:paragraph-properties>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849cm"/>
        </style:tab-stops>
      </style:paragraph-properties>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47cm"/>
        </style:tab-stops>
      </style:paragraph-properties>
      <style:text-properties officeooo:paragraph-rsid="003147a5"/>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93cm"/>
        </style:tab-stops>
      </style:paragraph-properties>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34cm"/>
        </style:tab-stops>
      </style:paragraph-properties>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c35a9"/>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dabcd"/>
    </style:style>
    <style:style style:name="P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eebb8"/>
    </style:style>
    <style:style style:name="P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03b3d"/>
    </style:style>
    <style:style style:name="P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78cm"/>
        </style:tab-stops>
      </style:paragraph-properties>
      <style:text-properties officeooo:paragraph-rsid="00203b3d"/>
    </style:style>
    <style:style style:name="P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56519"/>
    </style:style>
    <style:style style:name="P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69248"/>
    </style:style>
    <style:style style:name="P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6c6ca"/>
    </style:style>
    <style:style style:name="P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a4d79"/>
    </style:style>
    <style:style style:name="P3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91cm"/>
        </style:tab-stops>
      </style:paragraph-properties>
      <style:text-properties officeooo:paragraph-rsid="002a4d79"/>
    </style:style>
    <style:style style:name="P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d7569"/>
    </style:style>
    <style:style style:name="P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147a5"/>
    </style:style>
    <style:style style:name="P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41cm"/>
        </style:tab-stops>
      </style:paragraph-properties>
      <style:text-properties officeooo:paragraph-rsid="003147a5"/>
    </style:style>
    <style:style style:name="P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60aae"/>
    </style:style>
    <style:style style:name="P37" style:family="paragraph" style:parent-style-name="Základný_20_text">
      <style:paragraph-properties fo:margin-left="0cm" fo:margin-right="0cm" fo:line-height="150%" fo:text-align="start" style:justify-single-word="false" fo:text-indent="0.635cm" style:auto-text-indent="false"/>
      <style:text-properties officeooo:paragraph-rsid="001c35a9"/>
    </style:style>
    <style:style style:name="P38" style:family="paragraph" style:parent-style-name="Základný_20_text_20__2b__20_DropCap1">
      <style:paragraph-properties fo:line-height="150%"/>
    </style:style>
    <style:style style:name="P39" style:family="paragraph" style:parent-style-name="Záhlavie_20__23_1" style:master-page-name="">
      <style:paragraph-properties fo:margin-left="0cm" fo:margin-right="0cm" fo:line-height="150%" fo:text-align="start" style:justify-single-word="false" fo:text-indent="0cm" style:auto-text-indent="false" style:page-number="auto"/>
    </style:style>
    <style:style style:name="P40" style:family="paragraph" style:parent-style-name="Iné" style:master-page-name="">
      <style:paragraph-properties fo:margin-left="0cm" fo:margin-right="0cm" fo:line-height="150%" fo:text-align="start" style:justify-single-word="false" fo:text-indent="0cm" style:auto-text-indent="false" style:page-number="auto"/>
      <style:text-properties officeooo:paragraph-rsid="003dd311"/>
    </style:style>
    <style:style style:name="P41" style:family="paragraph" style:parent-style-name="Názov_20_obrázka" style:master-page-name="PageStyle0">
      <style:paragraph-properties fo:margin-left="0cm" fo:margin-right="0cm" fo:line-height="150%" fo:text-align="start" style:justify-single-word="false" fo:text-indent="0cm" style:auto-text-indent="false" style:page-number="auto"/>
    </style:style>
    <style:style style:name="P42" style:family="paragraph" style:parent-style-name="Základný_20_text">
      <style:paragraph-properties fo:margin-left="0cm" fo:margin-right="0cm" fo:line-height="150%" fo:text-align="start" style:justify-single-word="false" fo:text-indent="0cm" style:auto-text-indent="false"/>
      <style:text-properties officeooo:paragraph-rsid="003dd311"/>
    </style:style>
    <style:style style:name="P43"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c060b"/>
    </style:style>
    <style:style style:name="P4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dd311"/>
    </style:style>
    <style:style style:name="P4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3.981cm"/>
        </style:tab-stops>
      </style:paragraph-properties>
      <style:text-properties officeooo:paragraph-rsid="003dd384"/>
    </style:style>
    <style:style style:name="P46"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990e1"/>
    </style:style>
    <style:style style:name="P4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4cm"/>
        </style:tab-stops>
      </style:paragraph-properties>
      <style:text-properties officeooo:paragraph-rsid="003990e1"/>
    </style:style>
    <style:style style:name="P4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48cm"/>
        </style:tab-stops>
      </style:paragraph-properties>
      <style:text-properties officeooo:paragraph-rsid="003990e1"/>
    </style:style>
    <style:style style:name="P5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47cm"/>
        </style:tab-stops>
      </style:paragraph-properties>
      <style:text-properties officeooo:paragraph-rsid="003990e1"/>
    </style:style>
    <style:style style:name="P5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47cm"/>
        </style:tab-stops>
      </style:paragraph-properties>
      <style:text-properties officeooo:paragraph-rsid="003a6fde"/>
    </style:style>
    <style:style style:name="P5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65cm"/>
        </style:tab-stops>
      </style:paragraph-properties>
      <style:text-properties officeooo:paragraph-rsid="003990e1"/>
    </style:style>
    <style:style style:name="P5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18cm"/>
        </style:tab-stops>
      </style:paragraph-properties>
      <style:text-properties officeooo:paragraph-rsid="003990e1"/>
    </style:style>
    <style:style style:name="P5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18cm"/>
        </style:tab-stops>
      </style:paragraph-properties>
      <style:text-properties officeooo:paragraph-rsid="003a6fde"/>
    </style:style>
    <style:style style:name="P5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53cm"/>
        </style:tab-stops>
      </style:paragraph-properties>
      <style:text-properties officeooo:paragraph-rsid="003990e1"/>
    </style:style>
    <style:style style:name="P5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53cm"/>
        </style:tab-stops>
      </style:paragraph-properties>
      <style:text-properties officeooo:paragraph-rsid="003a6fde"/>
    </style:style>
    <style:style style:name="P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a6fde"/>
    </style:style>
    <style:style style:name="P5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35cm"/>
        </style:tab-stops>
      </style:paragraph-properties>
      <style:text-properties officeooo:paragraph-rsid="003a6fde"/>
    </style:style>
    <style:style style:name="P5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cm"/>
        </style:tab-stops>
      </style:paragraph-properties>
      <style:text-properties officeooo:paragraph-rsid="003a6fde"/>
    </style:style>
    <style:style style:name="P60" style:family="paragraph" style:parent-style-name="Základný_20_text">
      <style:paragraph-properties fo:margin-left="0cm" fo:margin-right="0cm" fo:line-height="150%" fo:text-align="start" style:justify-single-word="false" fo:text-indent="0.635cm" style:auto-text-indent="false"/>
    </style:style>
    <style:style style:name="T1" style:family="text">
      <style:text-properties fo:color="#000000" style:text-position="25% 58%" style:font-name="Arial" fo:font-size="14pt" fo:background-color="#80ffff" loext:char-shading-value="0" style:font-size-asian="14pt" style:font-size-complex="14pt"/>
    </style:style>
    <style:style style:name="T2" style:family="text">
      <style:text-properties fo:color="#000000" style:font-name="Arial" fo:font-size="14pt" fo:background-color="#80ffff" loext:char-shading-value="0" style:font-size-asian="14pt" style:font-size-complex="14pt"/>
    </style:style>
    <style:style style:name="T3" style:family="text">
      <style:text-properties fo:color="#000000" style:font-name="Arial" fo:font-size="14pt" officeooo:rsid="001c35a9" fo:background-color="#80ffff" loext:char-shading-value="0" style:font-size-asian="14pt" style:font-size-complex="14pt"/>
    </style:style>
    <style:style style:name="T4" style:family="text">
      <style:text-properties fo:color="#000000" style:font-name="Arial" fo:font-size="14pt" officeooo:rsid="001dabcd" fo:background-color="#80ffff" loext:char-shading-value="0" style:font-size-asian="14pt" style:font-size-complex="14pt"/>
    </style:style>
    <style:style style:name="T5" style:family="text">
      <style:text-properties fo:color="#000000" style:font-name="Arial" fo:font-size="14pt" officeooo:rsid="001eebb8" fo:background-color="#80ffff" loext:char-shading-value="0" style:font-size-asian="14pt" style:font-size-complex="14pt"/>
    </style:style>
    <style:style style:name="T6" style:family="text">
      <style:text-properties fo:color="#000000" style:font-name="Arial" fo:font-size="14pt" officeooo:rsid="00203b3d" fo:background-color="#80ffff" loext:char-shading-value="0" style:font-size-asian="14pt" style:font-size-complex="14pt"/>
    </style:style>
    <style:style style:name="T7" style:family="text">
      <style:text-properties fo:color="#000000" style:font-name="Arial" fo:font-size="14pt" officeooo:rsid="00256519" fo:background-color="#80ffff" loext:char-shading-value="0" style:font-size-asian="14pt" style:font-size-complex="14pt"/>
    </style:style>
    <style:style style:name="T8" style:family="text">
      <style:text-properties fo:color="#000000" style:font-name="Arial" fo:font-size="14pt" officeooo:rsid="00269248" fo:background-color="#80ffff" loext:char-shading-value="0" style:font-size-asian="14pt" style:font-size-complex="14pt"/>
    </style:style>
    <style:style style:name="T9" style:family="text">
      <style:text-properties fo:color="#000000" style:font-name="Arial" fo:font-size="14pt" officeooo:rsid="0026c6ca" fo:background-color="#80ffff" loext:char-shading-value="0" style:font-size-asian="14pt" style:font-size-complex="14pt"/>
    </style:style>
    <style:style style:name="T10" style:family="text">
      <style:text-properties fo:color="#000000" style:font-name="Arial" fo:font-size="14pt" officeooo:rsid="002a4d79" fo:background-color="#80ffff" loext:char-shading-value="0" style:font-size-asian="14pt" style:font-size-complex="14pt"/>
    </style:style>
    <style:style style:name="T11" style:family="text">
      <style:text-properties fo:color="#000000" style:font-name="Arial" fo:font-size="14pt" officeooo:rsid="002d7569" fo:background-color="#80ffff" loext:char-shading-value="0" style:font-size-asian="14pt" style:font-size-complex="14pt"/>
    </style:style>
    <style:style style:name="T12" style:family="text">
      <style:text-properties fo:color="#000000" style:font-name="Arial" fo:font-size="14pt" officeooo:rsid="003147a5" fo:background-color="#80ffff" loext:char-shading-value="0" style:font-size-asian="14pt" style:font-size-complex="14pt"/>
    </style:style>
    <style:style style:name="T13" style:family="text">
      <style:text-properties fo:color="#000000" style:font-name="Arial" fo:font-size="14pt" officeooo:rsid="00360aae" fo:background-color="#80ffff" loext:char-shading-value="0" style:font-size-asian="14pt" style:font-size-complex="14pt"/>
    </style:style>
    <style:style style:name="T14" style:family="text">
      <style:text-properties fo:color="#000000" style:font-name="Arial" fo:font-size="14pt" officeooo:rsid="003990e1" fo:background-color="#80ffff" loext:char-shading-value="0" style:font-size-asian="14pt" style:font-size-complex="14pt"/>
    </style:style>
    <style:style style:name="T15" style:family="text">
      <style:text-properties fo:color="#000000" style:font-name="Arial" fo:font-size="14pt" officeooo:rsid="003a6fde" fo:background-color="#80ffff" loext:char-shading-value="0" style:font-size-asian="14pt" style:font-size-complex="14pt"/>
    </style:style>
    <style:style style:name="T16" style:family="text">
      <style:text-properties fo:color="#000000" style:font-name="Arial" fo:font-size="14pt" officeooo:rsid="003c060b" fo:background-color="#80ffff" loext:char-shading-value="0" style:font-size-asian="14pt" style:font-size-complex="14pt"/>
    </style:style>
    <style:style style:name="T17" style:family="text">
      <style:text-properties fo:color="#000000" style:font-name="Arial" fo:font-size="14pt" officeooo:rsid="003dd311" fo:background-color="#80ffff" loext:char-shading-value="0" style:font-size-asian="14pt" style:font-size-complex="14pt"/>
    </style:style>
    <style:style style:name="T18" style:family="text">
      <style:text-properties fo:color="#000000" style:font-name="Arial" fo:font-size="14pt" officeooo:rsid="003dd384" fo:background-color="#80ffff" loext:char-shading-value="0" style:font-size-asian="14pt" style:font-size-complex="14pt"/>
    </style:style>
    <style:style style:name="T19" style:family="text">
      <style:text-properties fo:color="#000000" style:font-name="Arial" fo:font-size="14pt" style:font-size-asian="14pt" style:font-size-complex="14pt"/>
    </style:style>
    <style:style style:name="T20" style:family="text">
      <style:text-properties fo:color="#000000" style:font-name="Arial" fo:font-size="14pt" officeooo:rsid="001c35a9" style:font-size-asian="14pt" style:font-size-complex="14pt"/>
    </style:style>
    <style:style style:name="T21" style:family="text">
      <style:text-properties fo:color="#000000" style:font-name="Arial" fo:font-size="14pt" officeooo:rsid="001dabcd" style:font-size-asian="14pt" style:font-size-complex="14pt"/>
    </style:style>
    <style:style style:name="T22" style:family="text">
      <style:text-properties fo:color="#000000" style:font-name="Arial" fo:font-size="14pt" officeooo:rsid="001eebb8" style:font-size-asian="14pt" style:font-size-complex="14pt"/>
    </style:style>
    <style:style style:name="T23" style:family="text">
      <style:text-properties fo:color="#000000" style:font-name="Arial" fo:font-size="14pt" officeooo:rsid="00203b3d" style:font-size-asian="14pt" style:font-size-complex="14pt"/>
    </style:style>
    <style:style style:name="T24" style:family="text">
      <style:text-properties fo:color="#000000" style:font-name="Arial" fo:font-size="14pt" officeooo:rsid="00256519" style:font-size-asian="14pt" style:font-size-complex="14pt"/>
    </style:style>
    <style:style style:name="T25" style:family="text">
      <style:text-properties fo:color="#000000" style:font-name="Arial" fo:font-size="14pt" officeooo:rsid="00269248" style:font-size-asian="14pt" style:font-size-complex="14pt"/>
    </style:style>
    <style:style style:name="T26" style:family="text">
      <style:text-properties fo:color="#000000" style:font-name="Arial" fo:font-size="14pt" officeooo:rsid="0026c6ca" style:font-size-asian="14pt" style:font-size-complex="14pt"/>
    </style:style>
    <style:style style:name="T27" style:family="text">
      <style:text-properties fo:color="#000000" style:font-name="Arial" fo:font-size="14pt" officeooo:rsid="002a4d79" style:font-size-asian="14pt" style:font-size-complex="14pt"/>
    </style:style>
    <style:style style:name="T28" style:family="text">
      <style:text-properties fo:color="#000000" style:font-name="Arial" fo:font-size="14pt" officeooo:rsid="002d7569" style:font-size-asian="14pt" style:font-size-complex="14pt"/>
    </style:style>
    <style:style style:name="T29" style:family="text">
      <style:text-properties fo:color="#000000" style:font-name="Arial" fo:font-size="14pt" officeooo:rsid="003147a5" style:font-size-asian="14pt" style:font-size-complex="14pt"/>
    </style:style>
    <style:style style:name="T30" style:family="text">
      <style:text-properties fo:color="#000000" style:font-name="Arial" fo:font-size="14pt" officeooo:rsid="00360aae" style:font-size-asian="14pt" style:font-size-complex="14pt"/>
    </style:style>
    <style:style style:name="T31" style:family="text">
      <style:text-properties fo:color="#000000" style:font-name="Arial" fo:font-size="14pt" officeooo:rsid="003990e1" style:font-size-asian="14pt" style:font-size-complex="14pt"/>
    </style:style>
    <style:style style:name="T32" style:family="text">
      <style:text-properties fo:color="#000000" style:font-name="Arial" fo:font-size="14pt" officeooo:rsid="003c060b" style:font-size-asian="14pt" style:font-size-complex="14pt"/>
    </style:style>
    <style:style style:name="T33" style:family="text">
      <style:text-properties fo:color="#000000" style:font-name="Arial" fo:font-size="14pt" officeooo:rsid="003dd311" style:font-size-asian="14pt" style:font-size-complex="14pt"/>
    </style:style>
    <style:style style:name="T34" style:family="text">
      <style:text-properties fo:color="#000000" style:font-name="Arial" fo:font-size="14pt" officeooo:rsid="003dd384" style:font-size-asian="14pt" style:font-size-complex="14pt"/>
    </style:style>
    <style:style style:name="T35" style:family="text">
      <style:text-properties fo:color="#000000" style:font-name="Arial" fo:font-size="14pt" officeooo:rsid="003a6fde" style:font-size-asian="14pt" style:font-size-complex="14pt"/>
    </style:style>
    <style:style style:name="T36" style:family="text">
      <style:text-properties fo:color="#000000" style:font-name="Arial" fo:font-size="14pt" fo:background-color="transparent" loext:char-shading-value="0" style:font-size-asian="14pt" style:font-size-complex="14pt"/>
    </style:style>
    <style:style style:name="T37" style:family="text">
      <style:text-properties fo:color="#000000" style:font-name="Arial" fo:font-size="14pt" officeooo:rsid="001c35a9" fo:background-color="transparent" loext:char-shading-value="0" style:font-size-asian="14pt" style:font-size-complex="14pt"/>
    </style:style>
    <style:style style:name="T38" style:family="text">
      <style:text-properties fo:color="#000000" style:font-name="Arial" fo:font-size="14pt" officeooo:rsid="001c35a9" fo:background-color="transparent" loext:char-shading-value="0" style:font-size-asian="14pt" style:font-size-complex="14pt"/>
    </style:style>
    <style:style style:name="T39" style:family="text">
      <style:text-properties fo:color="#000000" style:font-name="Arial" fo:font-size="14pt" officeooo:rsid="001dabcd" fo:background-color="transparent" loext:char-shading-value="0" style:font-size-asian="14pt" style:font-size-complex="14pt"/>
    </style:style>
    <style:style style:name="T40" style:family="text">
      <style:text-properties fo:color="#000000" style:font-name="Arial" fo:font-size="14pt" officeooo:rsid="001dabcd" fo:background-color="transparent" loext:char-shading-value="0" style:font-size-asian="14pt" style:font-size-complex="14pt"/>
    </style:style>
    <style:style style:name="T41" style:family="text">
      <style:text-properties fo:color="#000000" style:font-name="Arial" fo:font-size="14pt" officeooo:rsid="001eebb8" fo:background-color="transparent" loext:char-shading-value="0" style:font-size-asian="14pt" style:font-size-complex="14pt"/>
    </style:style>
    <style:style style:name="T42" style:family="text">
      <style:text-properties fo:color="#000000" style:font-name="Arial" fo:font-size="14pt" officeooo:rsid="001eebb8" fo:background-color="transparent" loext:char-shading-value="0" style:font-size-asian="14pt" style:font-size-complex="14pt"/>
    </style:style>
    <style:style style:name="T43" style:family="text">
      <style:text-properties fo:color="#000000" style:font-name="Arial" fo:font-size="14pt" officeooo:rsid="00203b3d" fo:background-color="transparent" loext:char-shading-value="0" style:font-size-asian="14pt" style:font-size-complex="14pt"/>
    </style:style>
    <style:style style:name="T44" style:family="text">
      <style:text-properties fo:color="#000000" style:font-name="Arial" fo:font-size="14pt" officeooo:rsid="00203b3d" fo:background-color="transparent" loext:char-shading-value="0" style:font-size-asian="14pt" style:font-size-complex="14pt"/>
    </style:style>
    <style:style style:name="T45" style:family="text">
      <style:text-properties fo:color="#000000" style:font-name="Arial" fo:font-size="14pt" officeooo:rsid="00256519" fo:background-color="transparent" loext:char-shading-value="0" style:font-size-asian="14pt" style:font-size-complex="14pt"/>
    </style:style>
    <style:style style:name="T46" style:family="text">
      <style:text-properties fo:color="#000000" style:font-name="Arial" fo:font-size="14pt" officeooo:rsid="00256519" fo:background-color="transparent" loext:char-shading-value="0" style:font-size-asian="14pt" style:font-size-complex="14pt"/>
    </style:style>
    <style:style style:name="T47" style:family="text">
      <style:text-properties fo:color="#000000" style:font-name="Arial" fo:font-size="14pt" officeooo:rsid="00269248" fo:background-color="transparent" loext:char-shading-value="0" style:font-size-asian="14pt" style:font-size-complex="14pt"/>
    </style:style>
    <style:style style:name="T48" style:family="text">
      <style:text-properties fo:color="#000000" style:font-name="Arial" fo:font-size="14pt" officeooo:rsid="00269248" fo:background-color="transparent" loext:char-shading-value="0" style:font-size-asian="14pt" style:font-size-complex="14pt"/>
    </style:style>
    <style:style style:name="T49" style:family="text">
      <style:text-properties fo:color="#000000" style:font-name="Arial" fo:font-size="14pt" officeooo:rsid="0026c6ca" fo:background-color="transparent" loext:char-shading-value="0" style:font-size-asian="14pt" style:font-size-complex="14pt"/>
    </style:style>
    <style:style style:name="T50" style:family="text">
      <style:text-properties fo:color="#000000" style:font-name="Arial" fo:font-size="14pt" officeooo:rsid="0026c6ca" fo:background-color="transparent" loext:char-shading-value="0" style:font-size-asian="14pt" style:font-size-complex="14pt"/>
    </style:style>
    <style:style style:name="T51" style:family="text">
      <style:text-properties fo:color="#000000" style:font-name="Arial" fo:font-size="14pt" officeooo:rsid="002a4d79" fo:background-color="transparent" loext:char-shading-value="0" style:font-size-asian="14pt" style:font-size-complex="14pt"/>
    </style:style>
    <style:style style:name="T52" style:family="text">
      <style:text-properties fo:color="#000000" style:font-name="Arial" fo:font-size="14pt" officeooo:rsid="002a4d79" fo:background-color="transparent" loext:char-shading-value="0" style:font-size-asian="14pt" style:font-size-complex="14pt"/>
    </style:style>
    <style:style style:name="T53" style:family="text">
      <style:text-properties fo:color="#000000" style:font-name="Arial" fo:font-size="14pt" officeooo:rsid="002d7569" fo:background-color="transparent" loext:char-shading-value="0" style:font-size-asian="14pt" style:font-size-complex="14pt"/>
    </style:style>
    <style:style style:name="T54" style:family="text">
      <style:text-properties fo:color="#000000" style:font-name="Arial" fo:font-size="14pt" officeooo:rsid="002d7569" fo:background-color="transparent" loext:char-shading-value="0" style:font-size-asian="14pt" style:font-size-complex="14pt"/>
    </style:style>
    <style:style style:name="T55" style:family="text">
      <style:text-properties fo:color="#000000" style:font-name="Arial" fo:font-size="14pt" officeooo:rsid="003147a5" fo:background-color="transparent" loext:char-shading-value="0" style:font-size-asian="14pt" style:font-size-complex="14pt"/>
    </style:style>
    <style:style style:name="T56" style:family="text">
      <style:text-properties fo:color="#000000" style:font-name="Arial" fo:font-size="14pt" officeooo:rsid="003147a5" fo:background-color="transparent" loext:char-shading-value="0" style:font-size-asian="14pt" style:font-size-complex="14pt"/>
    </style:style>
    <style:style style:name="T57" style:family="text">
      <style:text-properties fo:color="#000000" style:font-name="Arial" fo:font-size="14pt" officeooo:rsid="00360aae" fo:background-color="transparent" loext:char-shading-value="0" style:font-size-asian="14pt" style:font-size-complex="14pt"/>
    </style:style>
    <style:style style:name="T58" style:family="text">
      <style:text-properties fo:color="#000000" style:font-name="Arial" fo:font-size="14pt" officeooo:rsid="00360aae" fo:background-color="transparent" loext:char-shading-value="0" style:font-size-asian="14pt" style:font-size-complex="14pt"/>
    </style:style>
    <style:style style:name="T59" style:family="text">
      <style:text-properties fo:color="#000000" style:font-name="Arial" fo:font-size="14pt" officeooo:rsid="003990e1" fo:background-color="transparent" loext:char-shading-value="0" style:font-size-asian="14pt" style:font-size-complex="14pt"/>
    </style:style>
    <style:style style:name="T60" style:family="text">
      <style:text-properties fo:color="#000000" style:font-name="Arial" fo:font-size="14pt" officeooo:rsid="003990e1" fo:background-color="transparent" loext:char-shading-value="0" style:font-size-asian="14pt" style:font-size-complex="14pt"/>
    </style:style>
    <style:style style:name="T61" style:family="text">
      <style:text-properties fo:color="#000000" style:font-name="Arial" fo:font-size="14pt" officeooo:rsid="003c060b" fo:background-color="transparent" loext:char-shading-value="0" style:font-size-asian="14pt" style:font-size-complex="14pt"/>
    </style:style>
    <style:style style:name="T62" style:family="text">
      <style:text-properties fo:color="#000000" style:font-name="Arial" fo:font-size="14pt" officeooo:rsid="003c060b" fo:background-color="transparent" loext:char-shading-value="0" style:font-size-asian="14pt" style:font-size-complex="14pt"/>
    </style:style>
    <style:style style:name="T63" style:family="text">
      <style:text-properties fo:color="#000000" style:font-name="Arial" fo:font-size="14pt" officeooo:rsid="003dd311" fo:background-color="transparent" loext:char-shading-value="0" style:font-size-asian="14pt" style:font-size-complex="14pt"/>
    </style:style>
    <style:style style:name="T64" style:family="text">
      <style:text-properties fo:color="#000000" style:font-name="Arial" fo:font-size="14pt" officeooo:rsid="003dd311" fo:background-color="transparent" loext:char-shading-value="0" style:font-size-asian="14pt" style:font-size-complex="14pt"/>
    </style:style>
    <style:style style:name="T65" style:family="text">
      <style:text-properties fo:color="#000000" style:font-name="Arial" fo:font-size="14pt" officeooo:rsid="003dd384" fo:background-color="transparent" loext:char-shading-value="0" style:font-size-asian="14pt" style:font-size-complex="14pt"/>
    </style:style>
    <style:style style:name="T66" style:family="text">
      <style:text-properties fo:color="#000000" style:font-name="Arial" fo:font-size="14pt" officeooo:rsid="003dd384" fo:background-color="transparent" loext:char-shading-value="0" style:font-size-asian="14pt" style:font-size-complex="14pt"/>
    </style:style>
    <style:style style:name="T67" style:family="text">
      <style:text-properties fo:color="#000000" style:font-name="Arial" fo:font-size="14pt" officeooo:rsid="003a6fde" fo:background-color="transparent" loext:char-shading-value="0" style:font-size-asian="14pt" style:font-size-complex="14pt"/>
    </style:style>
    <style:style style:name="T68" style:family="text">
      <style:text-properties fo:color="#000000" style:font-name="Arial" fo:font-size="14pt" officeooo:rsid="003a6fde" fo:background-color="transparent" loext:char-shading-value="0" style:font-size-asian="14pt" style:font-size-complex="14pt"/>
    </style:style>
    <style:style style:name="T69" style:family="text">
      <style:text-properties fo:color="#000000" style:font-name="Arial" fo:font-size="14pt" fo:background-color="transparent" loext:char-shading-value="0" style:font-size-asian="14pt" style:font-size-complex="14pt"/>
    </style:style>
    <style:style style:name="T70" style:family="text">
      <style:text-properties fo:color="#000000" style:font-name="Arial1" fo:font-size="14pt" officeooo:rsid="003147a5" fo:background-color="#80ffff" loext:char-shading-value="0" style:font-name-asian="Arial1" style:font-size-asian="14pt" style:font-name-complex="Arial1" style:font-size-complex="14pt"/>
    </style:style>
    <style:style style:name="T71" style:family="text">
      <style:text-properties fo:color="#000000" style:font-name="Arial1" fo:font-size="14pt" officeooo:rsid="003147a5" style:font-name-asian="Arial1" style:font-size-asian="14pt" style:font-name-complex="Arial1" style:font-size-complex="14pt"/>
    </style:style>
    <style:style style:name="T72" style:family="text">
      <style:text-properties fo:color="#000000" style:font-name="Arial1" fo:font-size="14pt" officeooo:rsid="003147a5" fo:background-color="transparent" loext:char-shading-value="0" style:font-name-asian="Arial1" style:font-size-asian="14pt" style:font-name-complex="Arial1" style:font-size-complex="14pt"/>
    </style:style>
    <style:style style:name="T73" style:family="text">
      <style:text-properties fo:color="#000000" style:font-name="Arial1" fo:font-size="14pt" officeooo:rsid="003147a5" fo:background-color="transparent" loext:char-shading-value="0" style:font-name-asian="Arial1" style:font-size-asian="14pt" style:font-name-complex="Arial1" style:font-size-complex="14pt"/>
    </style:style>
    <style:style style:name="T74" style:family="text">
      <style:text-properties style:font-name="Arial" fo:font-size="14pt" style:font-size-asian="14pt" style:font-size-complex="14pt"/>
    </style:style>
    <style:style style:name="T75" style:family="text">
      <style:text-properties style:font-name="Arial" fo:font-size="14pt" officeooo:rsid="001c1427" style:font-size-asian="14pt" style:font-size-complex="14pt"/>
    </style:style>
    <style:style style:name="T76" style:family="text">
      <style:text-properties style:font-name="Arial" fo:font-size="14pt" officeooo:rsid="001c35a9" style:font-size-asian="14pt" style:font-size-complex="14pt"/>
    </style:style>
    <style:style style:name="T77" style:family="text">
      <style:text-properties style:font-name="Arial" fo:font-size="14pt" officeooo:rsid="001dabcd" style:font-size-asian="14pt" style:font-size-complex="14pt"/>
    </style:style>
    <style:style style:name="T78" style:family="text">
      <style:text-properties style:font-name="Arial" fo:font-size="14pt" officeooo:rsid="001eebb8" style:font-size-asian="14pt" style:font-size-complex="14pt"/>
    </style:style>
    <style:style style:name="T79" style:family="text">
      <style:text-properties style:font-name="Arial" fo:font-size="14pt" officeooo:rsid="00203b3d" style:font-size-asian="14pt" style:font-size-complex="14pt"/>
    </style:style>
    <style:style style:name="T80" style:family="text">
      <style:text-properties style:font-name="Arial" fo:font-size="14pt" officeooo:rsid="00256519" style:font-size-asian="14pt" style:font-size-complex="14pt"/>
    </style:style>
    <style:style style:name="T81" style:family="text">
      <style:text-properties style:font-name="Arial" fo:font-size="14pt" officeooo:rsid="00269248" style:font-size-asian="14pt" style:font-size-complex="14pt"/>
    </style:style>
    <style:style style:name="T82" style:family="text">
      <style:text-properties style:font-name="Arial" fo:font-size="14pt" officeooo:rsid="0026c6ca" style:font-size-asian="14pt" style:font-size-complex="14pt"/>
    </style:style>
    <style:style style:name="T83" style:family="text">
      <style:text-properties style:font-name="Arial" fo:font-size="14pt" officeooo:rsid="002a4d79" style:font-size-asian="14pt" style:font-size-complex="14pt"/>
    </style:style>
    <style:style style:name="T84" style:family="text">
      <style:text-properties style:font-name="Arial" fo:font-size="14pt" officeooo:rsid="002d7569" style:font-size-asian="14pt" style:font-size-complex="14pt"/>
    </style:style>
    <style:style style:name="T85" style:family="text">
      <style:text-properties style:font-name="Arial" fo:font-size="14pt" officeooo:rsid="003147a5" style:font-size-asian="14pt" style:font-size-complex="14pt"/>
    </style:style>
    <style:style style:name="T86" style:family="text">
      <style:text-properties style:font-name="Arial" fo:font-size="14pt" officeooo:rsid="00360aae" style:font-size-asian="14pt" style:font-size-complex="14pt"/>
    </style:style>
    <style:style style:name="T87" style:family="text">
      <style:text-properties style:font-name="Arial" fo:font-size="14pt" officeooo:rsid="003990e1" style:font-size-asian="14pt" style:font-size-complex="14pt"/>
    </style:style>
    <style:style style:name="T88" style:family="text">
      <style:text-properties style:font-name="Arial" fo:font-size="14pt" officeooo:rsid="003a6fde" style:font-size-asian="14pt" style:font-size-complex="14pt"/>
    </style:style>
    <style:style style:name="T89" style:family="text">
      <style:text-properties style:font-name="Arial" fo:font-size="14pt" officeooo:rsid="003bf74c" style:font-size-asian="14pt" style:font-size-complex="14pt"/>
    </style:style>
    <style:style style:name="T90" style:family="text">
      <style:text-properties style:font-name="Arial" fo:font-size="14pt" officeooo:rsid="003c060b" style:font-size-asian="14pt" style:font-size-complex="14pt"/>
    </style:style>
    <style:style style:name="T91" style:family="text">
      <style:text-properties style:font-name="Arial" fo:font-size="14pt" officeooo:rsid="003dd311" style:font-size-asian="14pt" style:font-size-complex="14pt"/>
    </style:style>
    <style:style style:name="T92" style:family="text">
      <style:text-properties style:font-name="Arial" fo:font-size="14pt" officeooo:rsid="003dd384" style:font-size-asian="14pt" style:font-size-complex="14pt"/>
    </style:style>
    <style:style style:name="T93" style:family="text">
      <style:text-properties style:font-name="Arial" fo:font-size="14pt" fo:background-color="#80ffff" loext:char-shading-value="0" style:font-size-asian="14pt" style:font-size-complex="14pt"/>
    </style:style>
    <style:style style:name="T94" style:family="text">
      <style:text-properties style:font-name="Arial" fo:font-size="14pt" officeooo:rsid="003c060b" fo:background-color="#80ffff" loext:char-shading-value="0" style:font-size-asian="14pt" style:font-size-complex="14pt"/>
    </style:style>
    <style:style style:name="T95" style:family="text">
      <style:text-properties style:font-name="Arial" fo:font-size="14pt" officeooo:rsid="003dd311" fo:background-color="#80ffff" loext:char-shading-value="0" style:font-size-asian="14pt" style:font-size-complex="14pt"/>
    </style:style>
    <style:style style:name="T96" style:family="text">
      <style:text-properties style:font-name="Arial" fo:font-size="14pt" officeooo:rsid="003dd384" fo:background-color="#80ffff" loext:char-shading-value="0" style:font-size-asian="14pt" style:font-size-complex="14pt"/>
    </style:style>
    <style:style style:name="T97" style:family="text">
      <style:text-properties style:font-name="Arial" fo:font-size="14pt" fo:background-color="transparent" loext:char-shading-value="0" style:font-size-asian="14pt" style:font-size-complex="14pt"/>
    </style:style>
    <style:style style:name="T98" style:family="text">
      <style:text-properties style:font-name="Arial" fo:font-size="14pt" officeooo:rsid="001c1427" fo:background-color="transparent" loext:char-shading-value="0" style:font-size-asian="14pt" style:font-size-complex="14pt"/>
    </style:style>
    <style:style style:name="T99" style:family="text">
      <style:text-properties style:font-name="Arial" fo:font-size="14pt" officeooo:rsid="001c1427" fo:background-color="transparent" loext:char-shading-value="0" style:font-size-asian="14pt" style:font-size-complex="14pt"/>
    </style:style>
    <style:style style:name="T100" style:family="text">
      <style:text-properties style:font-name="Arial" fo:font-size="14pt" officeooo:rsid="001c35a9" fo:background-color="transparent" loext:char-shading-value="0" style:font-size-asian="14pt" style:font-size-complex="14pt"/>
    </style:style>
    <style:style style:name="T101" style:family="text">
      <style:text-properties style:font-name="Arial" fo:font-size="14pt" officeooo:rsid="001c35a9" fo:background-color="transparent" loext:char-shading-value="0" style:font-size-asian="14pt" style:font-size-complex="14pt"/>
    </style:style>
    <style:style style:name="T102" style:family="text">
      <style:text-properties style:font-name="Arial" fo:font-size="14pt" officeooo:rsid="001dabcd" fo:background-color="transparent" loext:char-shading-value="0" style:font-size-asian="14pt" style:font-size-complex="14pt"/>
    </style:style>
    <style:style style:name="T103" style:family="text">
      <style:text-properties style:font-name="Arial" fo:font-size="14pt" officeooo:rsid="001dabcd" fo:background-color="transparent" loext:char-shading-value="0" style:font-size-asian="14pt" style:font-size-complex="14pt"/>
    </style:style>
    <style:style style:name="T104" style:family="text">
      <style:text-properties style:font-name="Arial" fo:font-size="14pt" officeooo:rsid="001eebb8" fo:background-color="transparent" loext:char-shading-value="0" style:font-size-asian="14pt" style:font-size-complex="14pt"/>
    </style:style>
    <style:style style:name="T105" style:family="text">
      <style:text-properties style:font-name="Arial" fo:font-size="14pt" officeooo:rsid="001eebb8" fo:background-color="transparent" loext:char-shading-value="0" style:font-size-asian="14pt" style:font-size-complex="14pt"/>
    </style:style>
    <style:style style:name="T106" style:family="text">
      <style:text-properties style:font-name="Arial" fo:font-size="14pt" officeooo:rsid="00203b3d" fo:background-color="transparent" loext:char-shading-value="0" style:font-size-asian="14pt" style:font-size-complex="14pt"/>
    </style:style>
    <style:style style:name="T107" style:family="text">
      <style:text-properties style:font-name="Arial" fo:font-size="14pt" officeooo:rsid="00203b3d" fo:background-color="transparent" loext:char-shading-value="0" style:font-size-asian="14pt" style:font-size-complex="14pt"/>
    </style:style>
    <style:style style:name="T108" style:family="text">
      <style:text-properties style:font-name="Arial" fo:font-size="14pt" officeooo:rsid="00256519" fo:background-color="transparent" loext:char-shading-value="0" style:font-size-asian="14pt" style:font-size-complex="14pt"/>
    </style:style>
    <style:style style:name="T109" style:family="text">
      <style:text-properties style:font-name="Arial" fo:font-size="14pt" officeooo:rsid="00256519" fo:background-color="transparent" loext:char-shading-value="0" style:font-size-asian="14pt" style:font-size-complex="14pt"/>
    </style:style>
    <style:style style:name="T110" style:family="text">
      <style:text-properties style:font-name="Arial" fo:font-size="14pt" officeooo:rsid="00269248" fo:background-color="transparent" loext:char-shading-value="0" style:font-size-asian="14pt" style:font-size-complex="14pt"/>
    </style:style>
    <style:style style:name="T111" style:family="text">
      <style:text-properties style:font-name="Arial" fo:font-size="14pt" officeooo:rsid="00269248" fo:background-color="transparent" loext:char-shading-value="0" style:font-size-asian="14pt" style:font-size-complex="14pt"/>
    </style:style>
    <style:style style:name="T112" style:family="text">
      <style:text-properties style:font-name="Arial" fo:font-size="14pt" officeooo:rsid="0026c6ca" fo:background-color="transparent" loext:char-shading-value="0" style:font-size-asian="14pt" style:font-size-complex="14pt"/>
    </style:style>
    <style:style style:name="T113" style:family="text">
      <style:text-properties style:font-name="Arial" fo:font-size="14pt" officeooo:rsid="0026c6ca" fo:background-color="transparent" loext:char-shading-value="0" style:font-size-asian="14pt" style:font-size-complex="14pt"/>
    </style:style>
    <style:style style:name="T114" style:family="text">
      <style:text-properties style:font-name="Arial" fo:font-size="14pt" officeooo:rsid="002a4d79" fo:background-color="transparent" loext:char-shading-value="0" style:font-size-asian="14pt" style:font-size-complex="14pt"/>
    </style:style>
    <style:style style:name="T115" style:family="text">
      <style:text-properties style:font-name="Arial" fo:font-size="14pt" officeooo:rsid="002a4d79" fo:background-color="transparent" loext:char-shading-value="0" style:font-size-asian="14pt" style:font-size-complex="14pt"/>
    </style:style>
    <style:style style:name="T116" style:family="text">
      <style:text-properties style:font-name="Arial" fo:font-size="14pt" officeooo:rsid="002d7569" fo:background-color="transparent" loext:char-shading-value="0" style:font-size-asian="14pt" style:font-size-complex="14pt"/>
    </style:style>
    <style:style style:name="T117" style:family="text">
      <style:text-properties style:font-name="Arial" fo:font-size="14pt" officeooo:rsid="002d7569" fo:background-color="transparent" loext:char-shading-value="0" style:font-size-asian="14pt" style:font-size-complex="14pt"/>
    </style:style>
    <style:style style:name="T118" style:family="text">
      <style:text-properties style:font-name="Arial" fo:font-size="14pt" officeooo:rsid="003147a5" fo:background-color="transparent" loext:char-shading-value="0" style:font-size-asian="14pt" style:font-size-complex="14pt"/>
    </style:style>
    <style:style style:name="T119" style:family="text">
      <style:text-properties style:font-name="Arial" fo:font-size="14pt" officeooo:rsid="003147a5" fo:background-color="transparent" loext:char-shading-value="0" style:font-size-asian="14pt" style:font-size-complex="14pt"/>
    </style:style>
    <style:style style:name="T120" style:family="text">
      <style:text-properties style:font-name="Arial" fo:font-size="14pt" officeooo:rsid="00360aae" fo:background-color="transparent" loext:char-shading-value="0" style:font-size-asian="14pt" style:font-size-complex="14pt"/>
    </style:style>
    <style:style style:name="T121" style:family="text">
      <style:text-properties style:font-name="Arial" fo:font-size="14pt" officeooo:rsid="00360aae" fo:background-color="transparent" loext:char-shading-value="0" style:font-size-asian="14pt" style:font-size-complex="14pt"/>
    </style:style>
    <style:style style:name="T122" style:family="text">
      <style:text-properties style:font-name="Arial" fo:font-size="14pt" officeooo:rsid="003990e1" fo:background-color="transparent" loext:char-shading-value="0" style:font-size-asian="14pt" style:font-size-complex="14pt"/>
    </style:style>
    <style:style style:name="T123" style:family="text">
      <style:text-properties style:font-name="Arial" fo:font-size="14pt" officeooo:rsid="003990e1" fo:background-color="transparent" loext:char-shading-value="0" style:font-size-asian="14pt" style:font-size-complex="14pt"/>
    </style:style>
    <style:style style:name="T124" style:family="text">
      <style:text-properties style:font-name="Arial" fo:font-size="14pt" officeooo:rsid="003c060b" fo:background-color="transparent" loext:char-shading-value="0" style:font-size-asian="14pt" style:font-size-complex="14pt"/>
    </style:style>
    <style:style style:name="T125" style:family="text">
      <style:text-properties style:font-name="Arial" fo:font-size="14pt" officeooo:rsid="003c060b" fo:background-color="transparent" loext:char-shading-value="0" style:font-size-asian="14pt" style:font-size-complex="14pt"/>
    </style:style>
    <style:style style:name="T126" style:family="text">
      <style:text-properties style:font-name="Arial" fo:font-size="14pt" officeooo:rsid="003dd311" fo:background-color="transparent" loext:char-shading-value="0" style:font-size-asian="14pt" style:font-size-complex="14pt"/>
    </style:style>
    <style:style style:name="T127" style:family="text">
      <style:text-properties style:font-name="Arial" fo:font-size="14pt" officeooo:rsid="003dd311" fo:background-color="transparent" loext:char-shading-value="0" style:font-size-asian="14pt" style:font-size-complex="14pt"/>
    </style:style>
    <style:style style:name="T128" style:family="text">
      <style:text-properties style:font-name="Arial" fo:font-size="14pt" officeooo:rsid="003dd384" fo:background-color="transparent" loext:char-shading-value="0" style:font-size-asian="14pt" style:font-size-complex="14pt"/>
    </style:style>
    <style:style style:name="T129" style:family="text">
      <style:text-properties style:font-name="Arial" fo:font-size="14pt" officeooo:rsid="003dd384" fo:background-color="transparent" loext:char-shading-value="0" style:font-size-asian="14pt" style:font-size-complex="14pt"/>
    </style:style>
    <style:style style:name="T130" style:family="text">
      <style:text-properties style:font-name="Arial" fo:font-size="14pt" officeooo:rsid="003a6fde" fo:background-color="transparent" loext:char-shading-value="0" style:font-size-asian="14pt" style:font-size-complex="14pt"/>
    </style:style>
    <style:style style:name="T131" style:family="text">
      <style:text-properties style:font-name="Arial" fo:font-size="14pt" officeooo:rsid="003a6fde" fo:background-color="transparent" loext:char-shading-value="0" style:font-size-asian="14pt" style:font-size-complex="14pt"/>
    </style:style>
    <style:style style:name="T132" style:family="text">
      <style:text-properties style:font-name="Arial" fo:font-size="14pt" officeooo:rsid="003bf74c" fo:background-color="transparent" loext:char-shading-value="0" style:font-size-asian="14pt" style:font-size-complex="14pt"/>
    </style:style>
    <style:style style:name="T133" style:family="text">
      <style:text-properties style:font-name="Arial" fo:font-size="14pt" officeooo:rsid="003bf74c" fo:background-color="transparent" loext:char-shading-value="0" style:font-size-asian="14pt" style:font-size-complex="14pt"/>
    </style:style>
    <style:style style:name="T134" style:family="text">
      <style:text-properties style:font-name="Arial" fo:font-size="14pt" fo:background-color="transparent" loext:char-shading-value="0" style:font-size-asian="14pt" style:font-size-complex="14pt"/>
    </style:style>
    <style:style style:name="T135" style:family="text">
      <style:text-properties fo:background-color="#80ffff" loext:char-shading-value="0"/>
    </style:style>
    <style:style style:name="Sect1" style:family="section">
      <style:section-properties fo:margin-left="0.635cm" fo:margin-right="10.552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41"><text:bookmark-start text:name="bookmark0"/><text:span text:style-name="CharStyle7"><text:span text:style-name="T134">J</text:span></text:span><text:span text:style-name="CharStyle7"><text:span text:style-name="T99">Á</text:span></text:span><text:span text:style-name="CharStyle7"><text:span text:style-name="T134">N </text:span></text:span><text:span text:style-name="CharStyle7"><text:span text:style-name="T69">BO</text:span></text:span><text:span text:style-name="CharStyle7"><text:span text:style-name="T134">DENEK</text:span></text:span><text:bookmark-end text:name="bookmark0"/></text:p>
        <text:p text:style-name="P4"><text:span text:style-name="CharStyle10"><text:span text:style-name="T134"/></text:span></text:p>
        <text:h text:style-name="P39" text:outline-level="1"><text:bookmark-start text:name="bookmark2"/><text:span text:style-name="CharStyle12"><text:span text:style-name="T134">IVKOVA</text:span></text:span><text:bookmark-end text:name="bookmark2"/><text:span text:style-name="CharStyle12"><text:span text:style-name="T134"> BIELA MAŤ</text:span></text:span></text:h>
        <text:p text:style-name="P6"><text:span text:style-name="CharStyle19"><text:span text:style-name="T134"/></text:span></text:p>
        <text:p text:style-name="P3"><text:span text:style-name="CharStyle4"><text:span text:style-name="T134">1.</text:span></text:span></text:p>
        <text:p text:style-name="P6"><text:span text:style-name="CharStyle14"><text:span text:style-name="T134">Shrbená ako starček pod ťarchou rokov krčila sa k zemi </text:span></text:span><text:span text:style-name="CharStyle14"><text:span text:style-name="T69">I</text:span></text:span><text:span text:style-name="CharStyle14"><text:span text:style-name="T134">vkova chalúpka. Vždy mu jej </text:span></text:span><text:span text:style-name="CharStyle14"><text:span text:style-name="T101">b</text:span></text:span><text:span text:style-name="CharStyle14"><text:span text:style-name="T134">olo ľúto, keď ju porovnával s ostatnými a keď mu mať rozprávala, že ju tak tisnú do zeme ťažké roky. Nerozumel toto symbolické prirovnanie, i hľadieva zavše na hrebeň strechy, — vyzerá tam ťažké roky, čo chalúpku tisnú do zeme. Zdáva sa mu, že tam niekde musia byť, a keď ich ani po dvaciaty raz nenachodí, Ivko Hancík cíti sa sklamaný a pomýlený v detskej mysli. — Keď prichádza domov</text:span></text:span><text:span text:style-name="CharStyle20"><text:span text:style-name="T134"> </text:span></text:span><text:span text:style-name="CharStyle14"><text:span text:style-name="T134">s lúk a od vody, v</text:span></text:span><text:span text:style-name="CharStyle14"><text:span text:style-name="T69">š</text:span></text:span><text:span text:style-name="CharStyle14"><text:span text:style-name="T134">e zastane za plotmi susedných záhrad, pozerá na jej pokrivené údy a ona sa uk</text:span></text:span><text:span text:style-name="CharStyle14"><text:span text:style-name="T101">o</text:span></text:span><text:span text:style-name="CharStyle14"><text:span text:style-name="T134">na</text:span></text:span><text:span text:style-name="CharStyle14"><text:span text:style-name="T69">n</text:span></text:span><text:span text:style-name="CharStyle14"><text:span text:style-name="T134">á kloní k nemu ponad veľký dvor, ako by sa chcela opre</text:span></text:span><text:span text:style-name="CharStyle14"><text:span text:style-name="T69">ť</text:span></text:span><text:span text:style-name="CharStyle14"><text:span text:style-name="T134"> o jeho plecia.</text:span></text:span></text:p>
        <text:p text:style-name="P13"><text:span text:style-name="CharStyle14"><text:span text:style-name="T134">Pozerá a všelijaké myšlienky sa mu prevaľujú v hlave pri pohľade na ňu.</text:span></text:span></text:p>
        <text:p text:style-name="P13"><text:span text:style-name="CharStyle14"><text:span text:style-name="T134">Je vari najmenšia zo všetkých v továrenskej štvrti tá i</text:span></text:span><text:span text:style-name="CharStyle14"><text:span text:style-name="T69">c</text:span></text:span><text:span text:style-name="CharStyle14"><text:span text:style-name="T134">h chalúpka. Nízučké steny ukazujú svoj smútok surovými tehlami, ktoré vidno na miestach, kde je odpadnutá ko</text:span></text:span><text:span text:style-name="CharStyle14"><text:span text:style-name="T69">ž</text:span></text:span><text:span text:style-name="CharStyle14"><text:span text:style-name="T134">ovka,</text:span></text:span><text:span text:style-name="CharStyle14"><text:span text:style-name="T69"> </text:span></text:span><text:span text:style-name="CharStyle14"><text:span text:style-name="T134">a vysoká strecha oravského štýlu usiluje sa zachytiť súcitný pohľad. Bledé tehly vytŕčajú sa zo stien ako oškúlené údy čieh</text:span></text:span><text:span text:style-name="CharStyle14"><text:span text:style-name="T38">o</text:span></text:span><text:span text:style-name="CharStyle14"><text:span text:style-name="T134">si tela — pýtajú pomoc.</text:span></text:span></text:p>
        <text:p text:style-name="P13"><text:span text:style-name="CharStyle14"><text:span text:style-name="T134">Ivkovi sa zdalo, keď teraz hľadel na ňu, že by ich bolo treba zahojiť — ale ako? Nevedel spôsob.</text:span></text:span></text:p>
        <text:p text:style-name="P13"><text:span text:style-name="CharStyle14"><text:span text:style-name="T134">Prechádzal sa po dvore, pozeral na ko</text:span></text:span><text:span text:style-name="CharStyle14"><text:span text:style-name="T69">so</text:span></text:span><text:span text:style-name="CharStyle14"><text:span text:style-name="T134">d</text:span></text:span><text:span text:style-name="CharStyle14"><text:span text:style-name="T38">ĺ</text:span></text:span><text:span text:style-name="CharStyle14"><text:span text:style-name="T134">žnikové dvere v obrýpanom múre a pomaly, bojazlivo vopchal hlavu do nich, lebo dnes mamku zas nahneval. Myslel, že za popoludnie, čo nebol doma, jej hnev už prešiel, že sa jej zas môže ukázať na oči. </text:span></text:span><text:soft-page-break/><text:span text:style-name="CharStyle14"><text:span text:style-name="T134">Ale keď mať zbadala, že otvoril dvere, čosi nesrozumiteľného</text:span></text:span><text:span text:style-name="CharStyle14"><text:span text:style-name="T69"> </text:span></text:span><text:span text:style-name="CharStyle14"><text:span text:style-name="T134">mu zašomrala zpod kuchynskej roboty, zavalenej na</text:span></text:span><text:span text:style-name="CharStyle14"><text:span text:style-name="T69"> </text:span></text:span><text:span text:style-name="CharStyle14"><text:span text:style-name="T134">ňu, a Ivko hne</text:span></text:span><text:span text:style-name="CharStyle14"><text:span text:style-name="T101">ď</text:span></text:span><text:span text:style-name="CharStyle14"><text:span text:style-name="T134"> vedel, že</text:span></text:span><text:span text:style-name="CharStyle14"><text:span text:style-name="T69"> </text:span></text:span><text:span text:style-name="CharStyle14"><text:span text:style-name="T134">ešte nie je čas. Prichlopil dvere, ako by nič ani nebol počul, a pomalým krokom vykročil na úzky chodník pomedzi polia, k továrni</text:span></text:span><text:span text:style-name="CharStyle14"><text:span text:style-name="T69">,</text:span></text:span><text:span text:style-name="CharStyle14"><text:span text:style-name="T134"> ktorej najvyšší komín pozeral na neho ako zadymený obor-kominár zpomedzi ostatných stavísk. Hodinu blúdil medz</text:span></text:span><text:span text:style-name="CharStyle14"><text:span text:style-name="T101">i</text:span></text:span><text:span text:style-name="CharStyle14"><text:span text:style-name="T134"> vrbinami pri Váhu a potom vošiel do kuchyne ce</text:span></text:span><text:span text:style-name="CharStyle14"><text:span text:style-name="T69">lk</text:span></text:span><text:span text:style-name="CharStyle14"><text:span text:style-name="T134">om smelo, lebo vedel, že mať v robote už zabudla na jeho hriech. </text:span></text:span><text:span text:style-name="CharStyle14"><text:span text:style-name="T69">I</text:span></text:span><text:span text:style-name="CharStyle14"><text:span text:style-name="T134">ba trošku pozrela na neho bokom, ako by jej nemohlo prísť na um, čo mu je dlžn</text:span></text:span><text:span text:style-name="CharStyle14"><text:span text:style-name="T38">a</text:span></text:span><text:span text:style-name="CharStyle14"><text:span text:style-name="T134">, ale nepovedala ani slovo. Sadol si skromne do kúta, hľadal v myšlienkach spôsob, ako nadviazať kamarátsky rozhovor a tak šťastne zakončiť všetko, čo bolo medzi nimi</text:span></text:span><text:span text:style-name="CharStyle14"><text:span text:style-name="T69"> </text:span></text:span><text:span text:style-name="CharStyle14"><text:span text:style-name="T134">pred tromi hodinami. No čušal dlhú chvíľu, nenachodil</text:span></text:span><text:span text:style-name="CharStyle14"><text:span text:style-name="T69"> </text:span></text:span><text:span text:style-name="CharStyle14"><text:span text:style-name="T134">nič vhodného pre smierenie; potom mať sama sa mu prihovorila.</text:span></text:span></text:p>
        <text:p text:style-name="P13"><text:span text:style-name="CharStyle14"><text:span text:style-name="T134">— Bolo by treba ísť na drevo, — povedala, nehľadiac na neho.</text:span></text:span></text:p>
        <text:p text:style-name="P13"><text:span text:style-name="CharStyle14"><text:span text:style-name="T134">Nebolo mu to po chuti, lebo vonku bola už zima a začínal pršať dáž</text:span></text:span><text:span text:style-name="CharStyle14"><text:span text:style-name="T101">ď</text:span></text:span><text:span text:style-name="CharStyle14"><text:span text:style-name="T134">, ale neopovážil sa odporovať; vedel, že takát</text:span></text:span><text:span text:style-name="CharStyle14"><text:span text:style-name="T101">o</text:span></text:span><text:span text:style-name="CharStyle14"><text:span text:style-name="T134"> vec by jej mohla pripomenúť jeho zabudnutý hriech a potom by mohlo byť zle. I vzal zpod stola vrece a bez slova vyšiel na dvor.</text:span></text:span></text:p>
        <text:p text:style-name="P13"><text:span text:style-name="CharStyle14"><text:span text:style-name="T134">— Spravím ti praženicu, ak veľa donesieš, — zavolala za ním otvorenými dverami.</text:span></text:span></text:p>
        <text:p text:style-name="P13"><text:span text:style-name="CharStyle14"><text:span text:style-name="T134">Ivk</text:span></text:span><text:span text:style-name="CharStyle14"><text:span text:style-name="T69">ov</text:span></text:span><text:span text:style-name="CharStyle14"><text:span text:style-name="T134">e</text:span></text:span><text:span text:style-name="CharStyle14"><text:span text:style-name="T69"> </text:span></text:span><text:span text:style-name="CharStyle14"><text:span text:style-name="T134">city vzb</text:span></text:span><text:span text:style-name="CharStyle14"><text:span text:style-name="T101">ĺ</text:span></text:span><text:span text:style-name="CharStyle14"><text:span text:style-name="T69">k</text:span></text:span><text:span text:style-name="CharStyle14"><text:span text:style-name="T134">ly od radosti pri tejto predstav</text:span></text:span><text:span text:style-name="CharStyle14"><text:span text:style-name="T69">e</text:span></text:span><text:span text:style-name="CharStyle14"><text:span text:style-name="T134">; rozjarený pobehol nazad k dverám a spýtal sa je</text:span></text:span><text:span text:style-name="CharStyle14"><text:span text:style-name="T69">j</text:span></text:span><text:span text:style-name="CharStyle14"><text:span text:style-name="T134">:</text:span></text:span></text:p>
        <text:p text:style-name="P13"><text:span text:style-name="CharStyle14"><text:span text:style-name="T134">— Ozaj? Z koľkých vajec, mamka?</text:span></text:span></text:p>
        <text:p text:style-name="P23"><text:span text:style-name="CharStyle14"><text:span text:style-name="T134">— Spravím, len už cho</text:span></text:span><text:span text:style-name="CharStyle14"><text:span text:style-name="T38">ď</text:span></text:span><text:span text:style-name="CharStyle14"><text:span text:style-name="T134">, aby si neprišiel neskoro.</text:span></text:span></text:p>
        <text:p text:style-name="P37"><text:span text:style-name="CharStyle14"><text:span text:style-name="T134">— Ale z koľkých? — naliehal.</text:span></text:span></text:p>
        <text:p text:style-name="P13"><text:soft-page-break/><text:span text:style-name="CharStyle14"><text:span text:style-name="T69">— </text:span></text:span><text:span text:style-name="CharStyle14"><text:span text:style-name="T134">Z dvoch, ale už be</text:span></text:span><text:span text:style-name="CharStyle14"><text:span text:style-name="T69">ž</text:span></text:span><text:span text:style-name="CharStyle14"><text:span text:style-name="T134">!</text:span></text:span></text:p>
        <text:p text:style-name="P13"><text:span text:style-name="CharStyle14"><text:span text:style-name="T134">Žiariac celý od radosti, vybehol na chodník, prebehol po ňom k továrni. Nieko</text:span></text:span><text:span text:style-name="CharStyle14"><text:span text:style-name="T38">ľ</text:span></text:span><text:span text:style-name="CharStyle14"><text:span text:style-name="T134">ko ženičiek sedelo tam už za uhlom vysokého doskového plota štátnej továrne. Povťahovaly sa ta do zátišia, lebo od západu fúkal mocný vietor, hádzal im do tvárí ve</text:span></text:span><text:span text:style-name="CharStyle14"><text:span text:style-name="T38">ľ</text:span></text:span><text:span text:style-name="CharStyle14"><text:span text:style-name="T134">ké kvapky studeného daž</text:span></text:span><text:span text:style-name="CharStyle14"><text:span text:style-name="T101">ď</text:span></text:span><text:span text:style-name="CharStyle14"><text:span text:style-name="T134">a. Popozeral na posk</text:span></text:span><text:span text:style-name="CharStyle14"><text:span text:style-name="T69">ŕč</text:span></text:span><text:span text:style-name="CharStyle14"><text:span text:style-name="T134">ané ženské postavy, poprikrývané vrecami, a všuchol sa za ne, trošku opodia</text:span></text:span><text:span text:style-name="CharStyle14"><text:span text:style-name="T38">ľ</text:span></text:span><text:span text:style-name="CharStyle14"><text:span text:style-name="T134"> od ich zachmúrených tvárí, čo sa obracaly na neho cudzo a bez účasti. Zadumaný sa zah</text:span></text:span><text:span text:style-name="CharStyle14"><text:span text:style-name="T69">ľ</text:span></text:span><text:span text:style-name="CharStyle14"><text:span text:style-name="T134">adel pod breh, kde rozbehnutý prúd Váhu rozhadzoval spenené vlnky proti sebe do boja a ony, biele a odvážne, skackaly do seba ako v súboji a potom, ustaté v boji, hodily sa do tíšiny a nečujne tiekly hlbokým korytom.</text:span></text:span></text:p>
        <text:p text:style-name="P13"><text:span text:style-name="CharStyle14"><text:span text:style-name="T134">Hviždiaci vietor opieral sa Ivkovi do bosých nôh a po nich akoby sa bol vyškriabal jeho nepríjemný chlad pod tenuškú košieľku k pleciam. Zamrazilo ho na chvíľu, ale plecia pritiahol k sebe mocnejšie, vrece, prehodené na hlavu ako mníšska kutňa, obrátil do vetra a na chvíľu sa cítil dobre. A keď ho zima zas premohla, stiahol plecia ešte bližšie k brade a na chvíľu bolo zasa dobre.</text:span></text:span></text:p>
        <text:p text:style-name="P13"><text:span text:style-name="CharStyle14"><text:span text:style-name="T134">Ženičky pobadaly, ako sa trasie a krčí od zimy, zaškúlily v jeho stranu.</text:span></text:span></text:p>
        <text:p text:style-name="P13"><text:span text:style-name="CharStyle14"><text:span text:style-name="T134">— Načo to len tu </text:span></text:span><text:span text:style-name="CharStyle14"><text:span text:style-name="T69">kv</text:span></text:span><text:span text:style-name="CharStyle14"><text:span text:style-name="T134">ačí? Co nesedí mamke pri sukni? — povedala</text:span></text:span><text:span text:style-name="CharStyle14"><text:span text:style-name="T69"> </text:span></text:span><text:span text:style-name="CharStyle14"><text:span text:style-name="T134">ktorási, naoko predstierajúc súcit.</text:span></text:span></text:p>
        <text:p text:style-name="P13"><text:span text:style-name="CharStyle14"><text:span text:style-name="T134">Ivko dobre vedel, že hryzie ich iba nespokojná závisť; rady by ho videly preč odtiaľto, aby sa im dostalo viacej. Nepozrel na ne, iba vzdor sa prebudil v ňom proti ich strachu, ktorý mu bol konkurentom. </text:span></text:span><text:span text:style-name="CharStyle14"><text:span text:style-name="T69">Ve</text:span></text:span><text:span text:style-name="CharStyle14"><text:span text:style-name="T134">del,</text:span></text:span><text:span text:style-name="CharStyle14"><text:span text:style-name="T69"> </text:span></text:span><text:span text:style-name="CharStyle14"><text:span text:style-name="T134">že mu</text:span></text:span><text:span text:style-name="CharStyle14"><text:span text:style-name="T69"> </text:span></text:span><text:span text:style-name="CharStyle14"><text:span text:style-name="T134">budú tuhými konkurentmi, a to zatvrdilo jeho vedomie. Pozerajúc do diaľky za valiacim sa prúdom vody, odsekol smel</text:span></text:span><text:span text:style-name="CharStyle14"><text:span text:style-name="T69">o</text:span></text:span><text:span text:style-name="CharStyle14"><text:span text:style-name="T134">:</text:span></text:span></text:p>
        <text:p text:style-name="P13"><text:soft-page-break/><text:span text:style-name="CharStyle14"><text:span text:style-name="T134">— A čoby som nekvačal? Keb</text:span></text:span><text:span text:style-name="CharStyle14"><text:span text:style-name="T101">y</text:span></text:span><text:span text:style-name="CharStyle14"><text:span text:style-name="T134"> sme mali aspoň toľko doma ako vy, nekvačal by som.</text:span></text:span></text:p>
        <text:p text:style-name="P13"><text:span text:style-name="CharStyle14"><text:span text:style-name="T134">Obrátil sa a cez škáru medzi doskami nazrel do širokej továrenskej ohrady. Po ňom i jedna zo žien.</text:span></text:span></text:p>
        <text:p text:style-name="P13"><text:span text:style-name="CharStyle14"><text:span text:style-name="T134">— Ide? — sp</text:span></text:span><text:span text:style-name="CharStyle14"><text:span text:style-name="T69">yt</text:span></text:span><text:span text:style-name="CharStyle14"><text:span text:style-name="T134">ovala sa iná.</text:span></text:span></text:p>
        <text:p text:style-name="P13"><text:span text:style-name="CharStyle14"><text:span text:style-name="T134">— Ide, — povedala prvá.</text:span></text:span></text:p>
        <text:p text:style-name="P13"><text:span text:style-name="CharStyle14"><text:span text:style-name="T134">Všetci poskladali vrecia s hláv a hrnuli sa k vrátam, ktoré o chvíľočku znútra otvorili.</text:span></text:span></text:p>
        <text:p text:style-name="P13"><text:span text:style-name="CharStyle14"><text:span text:style-name="T134">Po</text:span></text:span><text:span text:style-name="CharStyle14"><text:span text:style-name="T69"> </text:span></text:span><text:span text:style-name="CharStyle14"><text:span text:style-name="T134">úzkych koľ</text:span></text:span><text:span text:style-name="CharStyle14"><text:span text:style-name="T69">aj</text:span></text:span><text:span text:style-name="CharStyle14"><text:span text:style-name="T134">niciach dvaja zamastení chlapi tisli z továrne hodný železný výchlopný vozík, ktorý mal</text:span></text:span><text:span text:style-name="CharStyle14"><text:span text:style-name="T69"> </text:span></text:span><text:span text:style-name="CharStyle14"><text:span text:style-name="T134">nad kolesami hriadeľče</text:span></text:span><text:span text:style-name="CharStyle14"><text:span text:style-name="T69">k</text:span></text:span><text:span text:style-name="CharStyle14"><text:span text:style-name="T134">;</text:span></text:span><text:span text:style-name="CharStyle14"><text:span text:style-name="T69"> </text:span></text:span><text:span text:style-name="CharStyle14"><text:span text:style-name="T134">na</text:span></text:span><text:span text:style-name="CharStyle14"><text:span text:style-name="T69"> </text:span></text:span><text:span text:style-name="CharStyle14"><text:span text:style-name="T134">ňom</text:span></text:span><text:span text:style-name="CharStyle14"><text:span text:style-name="T69"> </text:span></text:span><text:span text:style-name="CharStyle14"><text:span text:style-name="T134">sa</text:span></text:span><text:span text:style-name="CharStyle14"><text:span text:style-name="T69"> </text:span></text:span><text:span text:style-name="CharStyle14"><text:span text:style-name="T134">dala vrchná časť vozíka, nádrž,</text:span></text:span><text:span text:style-name="CharStyle14"><text:span text:style-name="T69"> </text:span></text:span><text:span text:style-name="CharStyle14"><text:span text:style-name="T134">vychlopi</text:span></text:span><text:span text:style-name="CharStyle14"><text:span text:style-name="T69">ť t</text:span></text:span><text:span text:style-name="CharStyle14"><text:span text:style-name="T134">ak, že všetky kolieska ostávaly na koľajniciach ako pri chode, ale obsah</text:span></text:span><text:span text:style-name="CharStyle25"><text:span text:style-name="T134"> </text:span></text:span><text:span text:style-name="CharStyle14"><text:span text:style-name="T134">sa vysypal pod breh. V takýc</text:span></text:span><text:span text:style-name="CharStyle14"><text:span text:style-name="T69">ht</text:span></text:span><text:span text:style-name="CharStyle14"><text:span text:style-name="T134">o vozíkoch </text:span></text:span><text:span text:style-name="CharStyle14"><text:span text:style-name="T69">v</text:span></text:span><text:span text:style-name="CharStyle14"><text:span text:style-name="T134">y</text:span></text:span><text:span text:style-name="CharStyle14"><text:span text:style-name="T38">v</text:span></text:span><text:span text:style-name="CharStyle14"><text:span text:style-name="T134">ážali zo štátnej továrne smeti a rozličné odpadky, medzi ktorými našiel sa kde tu kúsok zaolejovaného suchého dreva, súceho položiť do pece. Preň chodievali sa sem k</text:span></text:span><text:span text:style-name="CharStyle14"><text:span text:style-name="T69">lbč</text:span></text:span><text:span text:style-name="CharStyle14"><text:span text:style-name="T134">iť obyvatelia továrenskej štvrti, lebo hora bola </text:span></text:span><text:span text:style-name="CharStyle14"><text:span text:style-name="T101">ď</text:span></text:span><text:span text:style-name="CharStyle14"><text:span text:style-name="T134">aleko a na uhlie nebolo groš</text:span></text:span><text:span text:style-name="CharStyle14"><text:span text:style-name="T38">í</text:span></text:span><text:span text:style-name="CharStyle14"><text:span text:style-name="T134">.</text:span></text:span></text:p>
        <text:p text:style-name="P13"><text:span text:style-name="CharStyle14"><text:span text:style-name="T134">Chlapi potisli vozík až k brehu Váhu, opreli sa plecami o nádrž, prevrátili ju a obsah vysypali pod breh. A</text:span></text:span><text:span text:style-name="CharStyle14"><text:span text:style-name="T69"> </text:span></text:span><text:span text:style-name="CharStyle14"><text:span text:style-name="T40">ľ</text:span></text:span><text:span text:style-name="CharStyle14"><text:span text:style-name="T134">udia</text:span></text:span><text:span text:style-name="CharStyle14"><text:span text:style-name="T69"> </text:span></text:span><text:span text:style-name="CharStyle14"><text:span text:style-name="T134">sa hodili na</text:span></text:span><text:span text:style-name="CharStyle14"><text:span text:style-name="T69"> </text:span></text:span><text:span text:style-name="CharStyle14"><text:span text:style-name="T134">výs</text:span></text:span><text:span text:style-name="CharStyle14"><text:span text:style-name="T69">yp </text:span></text:span><text:span text:style-name="CharStyle14"><text:span text:style-name="T134">ako vrany na zdochlinu a každý vyhadzoval kúsky dreva na svoju hŕbočku. Keď hŕbu vysypaných smetí celú prehriebli, Ivko vyskočil hybko i do vozíka a vyhadzoval drievka zpomedzi smetí, čo v</text:span></text:span><text:span text:style-name="CharStyle14"><text:span text:style-name="T69"> </text:span></text:span><text:span text:style-name="CharStyle14"><text:span text:style-name="T134">ňom</text:span></text:span><text:span text:style-name="CharStyle14"><text:span text:style-name="T69"> </text:span></text:span><text:span text:style-name="CharStyle14"><text:span text:style-name="T134">ešte</text:span></text:span><text:span text:style-name="CharStyle14"><text:span text:style-name="T69"> </text:span></text:span><text:span text:style-name="CharStyle14"><text:span text:style-name="T134">ostaly.</text:span></text:span></text:p>
        <text:p text:style-name="P13"><text:span text:style-name="CharStyle14"><text:span text:style-name="T134">— Bodaj ho, ešte sa človeku aj na chrbát vyštverá! — hodil ktosi za ním poznámku, ale on si ju nevšimol, usiloval sa navyhadzovať čo najviac. Každý z nich sa usiloval, navzájom si trhali z rúk väčšie kúsky, — Ivko ženám, celý rozhorúčený </text:span></text:span><text:soft-page-break/><text:span text:style-name="CharStyle14"><text:span text:style-name="T134">vedomím, že musí priniesť domov ve</text:span></text:span><text:span text:style-name="CharStyle14"><text:span text:style-name="T40">ľ</text:span></text:span><text:span text:style-name="CharStyle14"><text:span text:style-name="T134">a, aby mu mať mala za čo dať praženicu, a ony jemu, rozohnené vedomím, že doma niet čo položiť do pece, a pritom vykrikovali na seba pre pažravosť a lakotu, </text:span></text:span><text:span text:style-name="CharStyle14"><text:span text:style-name="T69">— </text:span></text:span><text:span text:style-name="CharStyle14"><text:span text:style-name="T134">ženy medzi sebou a na Ivka a Ivko zasa na ne.</text:span></text:span></text:p>
        <text:p text:style-name="P13"><text:span text:style-name="CharStyle14"><text:span text:style-name="T134">O chví</text:span></text:span><text:span text:style-name="CharStyle14"><text:span text:style-name="T103">ľ</text:span></text:span><text:span text:style-name="CharStyle14"><text:span text:style-name="T134">u vošiel ešte hlbšie do vozíka a predchytával čo väčšie kúsky chamtavým ženským rukám, ale naraz ktosi, náhodou alebo zo zlomyseľnosti, schytil ho za nohu, potiahol, a</text:span></text:span><text:span text:style-name="CharStyle14"><text:span text:style-name="T69"> </text:span></text:span><text:span text:style-name="CharStyle14"><text:span text:style-name="T134">on pác! — tvárou do zamastených smetí. Zodvihol sa bystro ako strunka, zagánil okolo, ale keď všetci sbierali nervózne a náhlivo, i on sa znova pustil do roboty, aby mu všetko nerozchytali.</text:span></text:span></text:p>
        <text:p text:style-name="P13"><text:span text:style-name="CharStyle14"><text:span text:style-name="T134">Za chví</text:span></text:span><text:span text:style-name="CharStyle14"><text:span text:style-name="T103">ľ</text:span></text:span><text:span text:style-name="CharStyle14"><text:span text:style-name="T134">o</text:span></text:span><text:span text:style-name="CharStyle14"><text:span text:style-name="T69">č</text:span></text:span><text:span text:style-name="CharStyle14"><text:span text:style-name="T134">ku rozhabali všetko a mlčky začali napchávať vrecia, každý väčší kúsok dreva prezerajúc so šťastnou ú</text:span></text:span><text:span text:style-name="CharStyle14"><text:span text:style-name="T40">ľ</text:span></text:span><text:span text:style-name="CharStyle14"><text:span text:style-name="T134">ubou. Každý väčší kúsok akoby bol posvietil na nich teplým lúčom a zohrial na teplejšie ich city. Pri pohľade naň cítili radosť a akúsi vďačnosť za to, že sa dostal do ich rúk. Boli pri nich usmiati a plní šťastím, lebo oni bo</text:span></text:span><text:span text:style-name="CharStyle14"><text:span text:style-name="T103">li</text:span></text:span><text:span text:style-name="CharStyle14"><text:span text:style-name="T134"> ľudia v</text:span></text:span><text:span text:style-name="CharStyle14"><text:span text:style-name="T103">ď</text:span></text:span><text:span text:style-name="CharStyle14"><text:span text:style-name="T134">ační, nepochopiteľne úzkych pŕs, do ktorých sa nevmestilo veľké množstvo šťastných chvíľ, ktorí nekládli životu veľké nároky. Nežiadali od neho ani panských zábav, ktorými by boli skracovali zdĺhavosť času a akým sa oddávali ich majetnejší druhovia. Stačilo im takéto skromné potešenie, a rozlievali sa v hojnosti vďačných citov. Iba také ľahučké podmienky kládli životu, a možno, on pob</text:span></text:span><text:span text:style-name="CharStyle14"><text:span text:style-name="T40">a</text:span></text:span><text:span text:style-name="CharStyle14"><text:span text:style-name="T134">dal úzky horizont ich žiadostí, v ktorom netušili, čo všetko možno od neho pýtať, a práve preto bol k nim so dňa na deň skúpe</text:span></text:span><text:span text:style-name="CharStyle14"><text:span text:style-name="T69">jš</text:span></text:span><text:span text:style-name="CharStyle14"><text:span text:style-name="T134">í.</text:span></text:span></text:p>
        <text:p text:style-name="P13"><text:span text:style-name="CharStyle14"><text:span text:style-name="T134">Skúpejší, ale keď raz mamka sľúbila zapražené vajíčka, v úzučkom horizonte myšlienok zrodilo sa vedomie najvyššieho možného obdarúnka a tým nahradilo sa všetko. To potom už ani nebola radosť v prostom smysle slova, ale bola významná </text:span></text:span><text:soft-page-break/><text:span text:style-name="CharStyle14"><text:span text:style-name="T134">udalosť ich života, čo uspokojila i najvyššie túžby, aké boly v ich prsiach.</text:span></text:span></text:p>
        <text:p text:style-name="P13"><text:span text:style-name="CharStyle14"><text:span text:style-name="T69">V</text:span></text:span><text:span text:style-name="CharStyle14"><text:span text:style-name="T134"> takom čase už nenachodili možnosti vyjadriť svo</text:span></text:span><text:span text:style-name="CharStyle14"><text:span text:style-name="T69">ju</text:span></text:span><text:span text:style-name="CharStyle14"><text:span text:style-name="T134"> radosť navonok slovom alebo posunkom, boli príliš primitívni, s omedzenou zásobou slov; ale ona tým väčšmi prekypovala cez ich vnútro teplotou citu a mocnou neodolateľnou potrebou odvďačiť sa. Preto aj Ivko musel zápasiť so ženskými rukami o každý kúsok dreva, aby sa materi odvďačil za jej dobrotivosť. Usiloval sa, nakoľko sily stačily, a veril, že mať bude s ním spokojná.</text:span></text:span></text:p>
        <text:p text:style-name="P13"><text:span text:style-name="CharStyle14"><text:span text:style-name="T134">Pod naplnené ťažké vrecisko zohol šťúply chrbát, spustil si ho na plecia a šiel s ním domov, s dušou plnou chvíľkovej vyrovnanosti a sladkého očakávania odmeny. </text:span></text:span><text:span text:style-name="CharStyle14"><text:span text:style-name="T69">Ť</text:span></text:span><text:span text:style-name="CharStyle14"><text:span text:style-name="T134">archa ho</text:span></text:span><text:span text:style-name="CharStyle14"><text:span text:style-name="T69"> </text:span></text:span><text:span text:style-name="CharStyle14"><text:span text:style-name="T134">prikŕčala</text:span></text:span><text:span text:style-name="CharStyle14"><text:span text:style-name="T69"> </text:span></text:span><text:span text:style-name="CharStyle14"><text:span text:style-name="T134">k zemi, ale</text:span></text:span><text:span text:style-name="CharStyle14"><text:span text:style-name="T69"> </text:span></text:span><text:span text:style-name="CharStyle14"><text:span text:style-name="T134">Ivko nestačil na to mysleť. Drobným, podlamujúcim sa krôčikom preberal po úzkom chodníčku, pomedzi preorané polia k bráničke spoločného dvora. Pred očami mu poskakoval belavý kastrólik s vajíčkami, praženými na údenej slaninke; </text:span></text:span><text:span text:style-name="CharStyle14"><text:span text:style-name="T69">I</text:span></text:span><text:span text:style-name="CharStyle14"><text:span text:style-name="T134">vko sliedil za ním očami a chcel ho zachytiť. Cítil, ako mu</text:span></text:span><text:span text:style-name="CharStyle25"><text:span text:style-name="T134"> </text:span></text:span><text:span text:style-name="CharStyle14"><text:span text:style-name="T134">udiera do nosa vôňa, jemná a dráždivá, čo chytá človeka za srdce a dá pozabudnúť na všetko. A celý rozochvený od netrpelivosti rozoznával jasne vôňu praženičky. K praženičke mať dá kúsok chlebíka a lyžičku čo najmenšiu, aby sa z kastrólika chytro nemíňalo. Vždy si pýtal najmenšiu lyžičku, keď niekedy dostal takýto olovrant, a azda ani nemal takú ve</text:span></text:span><text:span text:style-name="CharStyle14"><text:span text:style-name="T40">ľ</text:span></text:span><text:span text:style-name="CharStyle14"><text:span text:style-name="T134">kú radosť z toho, že ho je, ako ho tešilo vedomie, že ho vidí v svojom majetku, taký nezvyčajný a zvláštny, a</text:span></text:span><text:span text:style-name="CharStyle14"><text:span text:style-name="T69"> </text:span></text:span><text:span text:style-name="CharStyle14"><text:span text:style-name="T134">že sa</text:span></text:span><text:span text:style-name="CharStyle14"><text:span text:style-name="T69"> </text:span></text:span><text:span text:style-name="CharStyle14"><text:span text:style-name="T134">mu tak pomaly míňa zpod ruky. To bývala hračka, od ktorej Ivko Hancík nepoznal krajšiu.</text:span></text:span></text:p>
        <text:p text:style-name="P24"><text:span text:style-name="CharStyle14"><text:span text:style-name="T134">Po nedlhej ceste chrbát sa mu skrčil od únavy. Prehol vrecisko cez šiju a pác! <text:s/>— tupo zaduňalo na zemi. Pomykal plecami, pozeral naň zaľúbeným okom a kochal sa z jeho plnosti, — ale preca, len keby nebolo také hrozne ťažk</text:span></text:span><text:span text:style-name="CharStyle14"><text:span text:style-name="T69">é</text:span></text:span><text:span text:style-name="CharStyle14"><text:span text:style-name="T134">! Akože ho dovlečie </text:span></text:span><text:soft-page-break/><text:span text:style-name="CharStyle14"><text:span text:style-name="T134">až domov?</text:span></text:span></text:p>
        <text:p text:style-name="P13"><text:span text:style-name="CharStyle14"><text:span text:style-name="T134">Takto mudrujúc, schytil vrecisko znova, oprel ho o parkan, prihol sa podeň a spustil si ho na plecia. Pomaly sa dvíhal, držiac sa rukami latiek plota, a vykročil, skrčený pod ťarchou. Ale už nemal ďaleko. Predrobčil po medzi k bráničke, odtiaľ práve vyzerala mať. Vrecisko shodil pred ňu na zem a vypäl sa ako hrdina. Prsia sa mu zdý</text:span></text:span><text:bookmark text:name="bookmark5"/><text:span text:style-name="CharStyle14"><text:span text:style-name="T134">mal</text:span></text:span><text:span text:style-name="CharStyle14"><text:span text:style-name="T40">y</text:span></text:span><text:span text:style-name="CharStyle14"><text:span text:style-name="T134">, rozbúrené únavou, ale boly plné sebavedomia a radosti z dokonaného diela.</text:span></text:span></text:p>
        <text:p text:style-name="P13"><text:span text:style-name="CharStyle14"><text:span text:style-name="T134">Mať vzala vrece pod pazuchu a Ivko, drobčiac popri nej, rozkladal rukami celý uveličený:</text:span></text:span></text:p>
        <text:p text:style-name="P13"><text:span text:style-name="CharStyle14"><text:span text:style-name="T134">— Ale to sú závistlivé stvory, mamka! Keď som si vychytil zpomedzi smetí väčší kúsok, to</text:span></text:span><text:span text:style-name="CharStyle14"><text:span text:style-name="T69"> </text:span></text:span><text:span text:style-name="CharStyle14"><text:span text:style-name="T134">odprava, to odľava chmatly za ním, a už som ani nevedel, kam</text:span></text:span><text:span text:style-name="CharStyle14"><text:span text:style-name="T69"> </text:span></text:span><text:span text:style-name="CharStyle14"><text:span text:style-name="T134">sa podel. I dva</text:span></text:span><text:span text:style-name="CharStyle14"><text:span text:style-name="T69">,</text:span></text:span><text:span text:style-name="CharStyle14"><text:span text:style-name="T134"> razy toľko by som</text:span></text:span><text:span text:style-name="CharStyle14"><text:span text:style-name="T69"> </text:span></text:span><text:span text:style-name="CharStyle14"><text:span text:style-name="T134">bol priniesol, ale vždy mi všetko pochaptaly z rúk.</text:span></text:span></text:p>
        <text:p text:style-name="P13"><text:span text:style-name="CharStyle14"><text:span text:style-name="T134">Pozeral na mať nadchnutý a zdalo sa mu, že ho počúva s veľkým záujmom. Oduševnilo ho to ešte viac, i neotáľal popustiť trochu uzdu fantázii.</text:span></text:span></text:p>
        <text:p text:style-name="P13"><text:span text:style-name="CharStyle14"><text:span text:style-name="T69">— </text:span></text:span><text:span text:style-name="CharStyle14"><text:span text:style-name="T42">Ž</text:span></text:span><text:span text:style-name="CharStyle14"><text:span text:style-name="T134">do</text:span></text:span><text:span text:style-name="CharStyle14"><text:span text:style-name="T105">b</text:span></text:span><text:span text:style-name="CharStyle14"><text:span text:style-name="T134">aly ma do chrbta, do bokov, — kde mohly. Ktorási potvora ma i z vozíka vytiahla za nohu, až som sa tak rozpleštil do zamastených smetí. Ale ja som si z toho nič nerobil, zvrieskol som a vyškriabal sa do vozíka znova.</text:span></text:span></text:p>
        <text:p text:style-name="P13"><text:span text:style-name="CharStyle14"><text:span text:style-name="T134">Mať pohádzala po ňom očami, potom sa bezcie</text:span></text:span><text:span text:style-name="CharStyle14"><text:span text:style-name="T42">ľ</text:span></text:span><text:span text:style-name="CharStyle14"><text:span text:style-name="T134">ne zahľadela do súsednej ovocnej záhrady a povedala mrzuto, akoby len pre seba:</text:span></text:span></text:p>
        <text:p text:style-name="P25"><text:span text:style-name="CharStyle14"><text:span text:style-name="T69">— </text:span></text:span><text:span text:style-name="CharStyle14"><text:span text:style-name="T134">Ve</text:span></text:span><text:span text:style-name="CharStyle14"><text:span text:style-name="T105">ď</text:span></text:span><text:span text:style-name="CharStyle14"><text:span text:style-name="T134"> vidím, ako si sa doriadil. Ani to dri</text:span></text:span><text:span text:style-name="CharStyle14"><text:span text:style-name="T69">ev</text:span></text:span><text:span text:style-name="CharStyle14"><text:span text:style-name="T134">ce nie je hodno za to. Nohavice, kabát... akože pôjdeš zajtra do školy? Iných šiat nemáš. — Ach, ve</text:span></text:span><text:span text:style-name="CharStyle14"><text:span text:style-name="T105">ď</text:span></text:span><text:span text:style-name="CharStyle14"><text:span text:style-name="T134"> sa len človek natrápi! Vždy viac škody ako osohu...</text:span></text:span></text:p>
        <text:p text:style-name="P13"><text:span text:style-name="CharStyle14"><text:span text:style-name="T134">Pozrel dohora na ňu a počúval ohromený. Pridrhnutý a utrápený tón v jej hlase </text:span></text:span><text:soft-page-break/><text:span text:style-name="CharStyle14"><text:span text:style-name="T134">odobral mu reč. Naraz sa zacítil, ako by mu ktosi od chrbta bol dal poza uši; zbadal, že jeho rozprávanie ju vôbec nezaujíma, ba že ju dráždi. Vycítil z jej reči, že má plnú dušu akejsi trpkosti a trápenia, a to ho znepokojilo veľmi, lebo ony boly vždy jeho najväčšími nepriateľmi, keď od nej niečo prosil. V takej nálade ho nemilosrdne odbila s každou prosbou.</text:span></text:span></text:p>
        <text:p text:style-name="P13"><text:span text:style-name="CharStyle14"><text:span text:style-name="T134">Úzkostliv</text:span></text:span><text:span text:style-name="CharStyle14"><text:span text:style-name="T42">e</text:span></text:span><text:span text:style-name="CharStyle14"><text:span text:style-name="T134"> hľadal iný, sľubnejší výraz v jej tvári, ale ona ostávala stŕpnutá, nehybná a odstrašujúca. Zam</text:span></text:span><text:span text:style-name="CharStyle14"><text:span text:style-name="T105">ĺ</text:span></text:span><text:span text:style-name="CharStyle14"><text:span text:style-name="T134">kol a v neistotách kráčal popri nej až do dvora. Ale keď mať hodila vrece do drevárne a vysypala z neho hŕbu dreva, pri pohľade na väčšie kúsky naraz zabudol na nohavice i na jej smútok a bežal za ňou do kuchyne. Pred očami vyskakoval mu zas kastrólik a z neho tuhá vôňa rasce akoby mu bola udierala do nosa mocnými, dráždivými vlnami. Rozihraly sa mu žilky, bol celý nervózny.</text:span></text:span></text:p>
        <text:p text:style-name="P13"><text:span text:style-name="CharStyle14"><text:span text:style-name="T134">— Mamka, a už si mi spravila, však? — pýtal sa roztúžený. </text:span></text:span><text:span text:style-name="CharStyle14"><text:span text:style-name="T69">—</text:span></text:span><text:span text:style-name="CharStyle14"><text:span text:style-name="T134"> Vajíčka? Som taký hladný!</text:span></text:span></text:p>
        <text:p text:style-name="P13"><text:span text:style-name="CharStyle14"><text:span text:style-name="T134">Prihovoril sa jej dosť bojazlivo, pritom uprene pozeral jej na tvár, či ju nepokriví hnev a nervozita.</text:span></text:span></text:p>
        <text:p text:style-name="P13"><text:span text:style-name="CharStyle14"><text:span text:style-name="T134">Obrátila sa mrzutá k sporáku, potom k nemu a znova k sporáku. Naraz sa pozrela na neho hnevno, ústa sa jej kŕčovite posťahovaly a zpoly plačlivo, zpoly hn</text:span></text:span><text:span text:style-name="CharStyle14"><text:span text:style-name="T69">ev</text:span></text:span><text:span text:style-name="CharStyle14"><text:span text:style-name="T134">no sa pustila do kriku:</text:span></text:span></text:p>
        <text:p text:style-name="P25"><text:span text:style-name="CharStyle14"><text:span text:style-name="T69">— </text:span></text:span><text:span text:style-name="CharStyle14"><text:span text:style-name="T134">Ale čože? </text:span></text:span><text:span text:style-name="CharStyle14"><text:span text:style-name="T69">Č</text:span></text:span><text:span text:style-name="CharStyle14"><text:span text:style-name="T134">ože zas chceš? Zkadeže ti ja naberem kadejakých nestatkov, či ja kradnem peniaze? A kapusta ti nebude dobrá? Len vajíčka! Hej, dobre jesť, nič nerobiť, — to je tvoje, však ja vie</text:span></text:span><text:span text:style-name="CharStyle14"><text:span text:style-name="T69">m</text:span></text:span><text:span text:style-name="CharStyle14"><text:span text:style-name="T134">...</text:span></text:span></text:p>
        <text:p text:style-name="P13"><text:span text:style-name="CharStyle14"><text:span text:style-name="T134">Plačlivo skrivenou tvárou urobila grimasu, čo bola zpoly bôľna, zpoly smiešna, a </text:span></text:span><text:soft-page-break/><text:span text:style-name="CharStyle14"><text:span text:style-name="T134">Ivko už vedel, čo ide byť teraz, a nečakal. Zachytil oboma rukami nohavice, čo mu stále padaly, a drobčil preč. Rozbehol sa skokmi za záhrady, do poľa, tuho, ako nohy stačily. Slzy mu pritom vyhŕkly z očú a prsia sa zatriasly uboleným vedomím krivdy, ako by ho boli v kole lámali. Ukrutný žiaľ mu sovrel hrdlo a stískal ako do klieští.</text:span></text:span></text:p>
        <text:p text:style-name="P13"><text:span text:style-name="CharStyle14"><text:span text:style-name="T134">Teraz už vedel, že mať ho oklamala, že mu len chcela narobiť chuti do roboty, a nič mu nespravila.</text:span></text:span></text:p>
        <text:p text:style-name="P13"><text:span text:style-name="CharStyle14"><text:span text:style-name="T134">Prebehol cez chodníček, od žiaľu a pocitu krivdy ledva naberajúc dych. Tam ob</text:span></text:span><text:span text:style-name="CharStyle14"><text:span text:style-name="T107">ď</text:span></text:span><text:span text:style-name="CharStyle14"><text:span text:style-name="T134">aleč zazrel v kopách opozdené žito, ktoré ešte vari nestačili spratať. Pribehol k nemu a sadol si na medzu s ťarchou zúfalstva na duši. Nesmierna ľútosť nad sebou bolo celé jeho myslenie. Zalievala mu rozum i srdce, strpčila celé žitie.</text:span></text:span></text:p>
        <text:p text:style-name="P13"><text:span text:style-name="CharStyle14"><text:span text:style-name="T134">V myšlienkach o ňom odtrhol niekoľko klasov, obtrhával </text:span></text:span><text:span text:style-name="CharStyle14"><text:span text:style-name="T69">ô</text:span></text:span><text:span text:style-name="CharStyle14"><text:span text:style-name="T134">stie — len tak, bez úmyslu, aby odohnal dlhú chvíľu. Ale potom pomaly mliaždil klasy v dlaniach, vyfukoval plevy a zrnká po jednom kládol do úst. A keď prehltol z nich niekoľko, uvedomil si bezfarebnosť ich chuti. Zdalo sa mu, že žuje zem, a clivé myšlienky porovnávaly ich bezfarebnú chuť s vonnou chuťou praženičky. Tak ľúto mu ešte azda nikdy nebolo v živote ako teraz, keď porovnával otrubovú chuť surového žita s chuťou rozváňajúcej praženice. Celý svet jeho myšlienok žil iba tomuto porovnaniu a ukrutne nespravedlivými sa mu zdali ľudia, s ktorými žil. Ľudia, ktorých úlohou bolo, zdalo sa mu, odopierať mu všetko, čo iným dávali v hojnosti. Teraz v ukrivdenosti a v spurnosti proti životu prichodilo mu na um, aký štedrý býval život k iným; iní mali hojnosť vecí, o ktorých on ani neslýchal, ktorých meno nikdy nevedel, akých oni doma nikdy nemali. Prečo? Nerozumel príčinu; zdalo sa mu iba, že je to neprajnosť </text:span></text:span><text:soft-page-break/><text:span text:style-name="CharStyle14"><text:span text:style-name="T134">jeho rodičov.</text:span></text:span></text:p>
        <text:p text:style-name="P13"><text:span text:style-name="CharStyle14"><text:span text:style-name="T134">Ivko Hancík dlho unúval myseľ takýmito myšlienkami, potom vstal a poberal sa chodníčkom popri vode — preč, preč od nízkej chalúpky, v ktorej vládne </text:span></text:span><text:span text:style-name="CharStyle14"><text:span text:style-name="T69">ne</text:span></text:span><text:span text:style-name="CharStyle14"><text:span text:style-name="T134">spravedlivosť a krivda a v ktorej jeho duša nenachodí uspokojenia. Preč od jeho mamky, o ktorej sa začal presviedčať, že mu odopiera na svete najviac vecí, ktorá ho nerada.</text:span></text:span></text:p>
        <text:p text:style-name="P13"><text:span text:style-name="CharStyle14"><text:span text:style-name="T134">Si</text:span></text:span><text:span text:style-name="CharStyle14"><text:span text:style-name="T69">š</text:span></text:span><text:span text:style-name="CharStyle14"><text:span text:style-name="T134">iel medzi vrbiny k Váhu; tam na lúčke zazrel chlapcov hrať sa o loptu. Niektorí z nich, keď ho zazreli, zastali v hre, popozerali na neho, na tvárach im zaihraly široké úsmevy. A so traja z nich skríkli sborom:</text:span></text:span></text:p>
        <text:p text:style-name="P13"><text:span text:style-name="CharStyle14"><text:span text:style-name="T69">— </text:span></text:span><text:span text:style-name="CharStyle14"><text:span text:style-name="T134">Otrhaný Indiá</text:span></text:span><text:span text:style-name="CharStyle14"><text:span text:style-name="T69">n</text:span></text:span><text:span text:style-name="CharStyle14"><text:span text:style-name="T134">!</text:span></text:span></text:p>
        <text:p text:style-name="P13"><text:span text:style-name="CharStyle14"><text:span text:style-name="T107">S</text:span></text:span><text:span text:style-name="CharStyle14"><text:span text:style-name="T134">trhol sa, zarazený ostal stáť neďaleko ihriska, pomýlený, ponížený touto prezývkou, potom sadol na kameň a hľadel na chlapcov, behajúcich po ihrisku. S bradou podopretou o kolená behal očami za loptou, predstavoval si roztúžený, ako by kopol, pobehol. Keď lopta niekedy priskočila až k nemu, mocne sa mu žiadalo vyskočiť, pobehn</text:span></text:span><text:span text:style-name="CharStyle14"><text:span text:style-name="T69">úť</text:span></text:span><text:span text:style-name="CharStyle14"><text:span text:style-name="T134"> </text:span></text:span><text:span text:style-name="CharStyle14"><text:span text:style-name="T44">z</text:span></text:span><text:span text:style-name="CharStyle14"><text:span text:style-name="T134">a ň</text:span></text:span><text:span text:style-name="CharStyle14"><text:span text:style-name="T44">ou</text:span></text:span><text:span text:style-name="CharStyle14"><text:span text:style-name="T134">, zmerať s chlapcami svoju obratnosť a radovať sa s nimi z hry, keď sa podarí dať gól, roztrúsiť medzi nimi clivé myšlienky. So dva razy vstal s úmyslom, že sa bude pýtať hrať, ale zakaždým si znova sadol. Neodvážil sa priblížiť k nim. Medzi nimi a</text:span></text:span><text:span text:style-name="CharStyle14"><text:span text:style-name="T69"> </text:span></text:span><text:span text:style-name="CharStyle14"><text:span text:style-name="T134">ním bol akýsi rozdiel, pre neho nepochopiteľný, pre ktorý mali p</text:span></text:span><text:span text:style-name="CharStyle14"><text:span text:style-name="T69">r</text:span></text:span><text:span text:style-name="CharStyle14"><text:span text:style-name="T134">ávo nadávať mu a ponižovať ho, a to ho odstrašilo.</text:span></text:span></text:p>
        <text:p text:style-name="P13"><text:span text:style-name="CharStyle14"><text:span text:style-name="T134">Dlho hľadel na nich so zvlhnutými očami od ľútost</text:span></text:span><text:span text:style-name="CharStyle14"><text:span text:style-name="T107">i</text:span></text:span><text:span text:style-name="CharStyle14"><text:span text:style-name="T134">, že sa nemôže hrať s nimi, že ho vytvárajú zo svojej spoločnosti nádavkami. Bolela ho jeho osamotenosť, jeho nikým nepovšimnutý život, jeho nepatrnosť. Och, keby bol vedel niečím ohromiť ich predstavy, spraviť niečo neobyčajného, čo by vzbudilo v nich záujem a trochu </text:span></text:span><text:soft-page-break/><text:span text:style-name="CharStyle14"><text:span text:style-name="T134">priateľstva k nemu! Koľko ráz už o tom rozmýšľal, a nebolo síl v</text:span></text:span><text:span text:style-name="CharStyle14"><text:span text:style-name="T69">y</text:span></text:span><text:span text:style-name="CharStyle14"><text:span text:style-name="T134">mys</text:span></text:span><text:span text:style-name="CharStyle14"><text:span text:style-name="T107">l</text:span></text:span><text:span text:style-name="CharStyle14"><text:span text:style-name="T134">eť také niečo. Nie, nebolo, ani elektrický strojček sa mu nepodarilo sostaviť, taký, ako sostavil Ferko </text:span></text:span><text:span text:style-name="CharStyle14"><text:span text:style-name="T107">Ľa</text:span></text:span><text:span text:style-name="CharStyle14"><text:span text:style-name="T134">vke, meštiankár, ktorému Ivko ukradol kyselinu a ktorý ho preto zbil. Doma ju má v slepom obl</text:span></text:span><text:span text:style-name="CharStyle14"><text:span text:style-name="T69">ô</text:span></text:span><text:span text:style-name="CharStyle14"><text:span text:style-name="T134">čku. Nepomohla mu ohromiť chlapcov, získať ich priateľstvo. A takto sa </text:span></text:span><text:span text:style-name="CharStyle14"><text:span text:style-name="T107">z </text:span></text:span><text:span text:style-name="CharStyle14"><text:span text:style-name="T134">neho len smejú a odháňajú ho.</text:span></text:span></text:p>
        <text:p text:style-name="P26"><text:span text:style-name="CharStyle14"><text:span text:style-name="T69">— </text:span></text:span><text:span text:style-name="CharStyle14"><text:span text:style-name="T134">Nechcú ma... — šepol si, rozmýšľajúc o tom, a zhlboka vzdychol.</text:span></text:span></text:p>
        <text:p text:style-name="P13"><text:span text:style-name="CharStyle14"><text:span text:style-name="T134">Po hodinke vstal a vykročil do vŕbových húštin. S hlboko sklonenou hlavou vykračoval medzi vrbinami, čo ho šľahaly konármi medzi oči, s páliacimi myšlienkami na urážky, ktoré musel vždy str— peť od chlapcov. Bolo toľko horúcich túžob v jeho nútri, neuskutočnených, odkopnutých — toľko túžob, čo vrel</text:span></text:span><text:span text:style-name="CharStyle14"><text:span text:style-name="T44">y</text:span></text:span><text:span text:style-name="CharStyle14"><text:span text:style-name="T134"> v ňom, dusily ho, mučily, a nikde nemohol uskutočniť z nich ani jednu. Nevedel pochopiť prečo, len čoraz viacej sa mu zdávalo, že na vine bolo to, že bol synom svojich rodičov. — Boly to ťažké myšlienky. Dlho blúdil s nimi po vŕbových húštinách a smútil nad sebou a roztrpčený rozmýšľal o tom, prečo práve u nich je všetkého taký nedostatok, pre ktorý ho vysmievajú, a obvinenie proti rodičom, že ho neo</text:span></text:span><text:span text:style-name="CharStyle14"><text:span text:style-name="T107">š</text:span></text:span><text:span text:style-name="CharStyle14"><text:span text:style-name="T134">atia riadnejšie, rozhorčene rástlo.</text:span></text:span></text:p>
        <text:p text:style-name="P13"><text:span text:style-name="CharStyle14"><text:span text:style-name="T134">Neskoro popoludní, ukonaný blúdením, vyšiel</text:span></text:span><text:span text:style-name="CharStyle32"><text:span text:style-name="T69"> </text:span></text:span><text:span text:style-name="CharStyle14"><text:span text:style-name="T134">na chodník, vedúci domov. Mať v robote už iste dávno zabudla, že ho chcela zbiť — myslel — pôjde domov čítať a p</text:span></text:span><text:span text:style-name="CharStyle14"><text:span text:style-name="T69">r</text:span></text:span><text:span text:style-name="CharStyle14"><text:span text:style-name="T134">i rozprávkach zabudnúť, že celý svet mu iba krivdí. — Ale keď vchádzal na ve</text:span></text:span><text:span text:style-name="CharStyle14"><text:span text:style-name="T44">ľ</text:span></text:span><text:span text:style-name="CharStyle14"><text:span text:style-name="T134">ký spoločný dvor, cez ktorý sa išlo do ich pitvora, z druhej bráničky vchádzali naň Krupene chlapci. S nimi sa najradšej kamarátil, lebo oni mu len zriedka nadávali. Potešil sa, keď ich teraz zazrel, od</text:span></text:span><text:span text:style-name="CharStyle14"><text:span text:style-name="T44">ľ</text:span></text:span><text:span text:style-name="CharStyle14"><text:span text:style-name="T134">ahlo mu na duši pri pohľade na nich.</text:span></text:span></text:p>
        <text:p text:style-name="P13"><text:span text:style-name="CharStyle14"><text:span text:style-name="T134">— Štefan! </text:span></text:span><text:span text:style-name="CharStyle14"><text:span text:style-name="T69">— z</text:span></text:span><text:span text:style-name="CharStyle14"><text:span text:style-name="T134">avolal na staršieho. — Kde ideš?</text:span></text:span></text:p>
        <text:p text:style-name="P13"><text:soft-page-break/><text:span text:style-name="CharStyle14"><text:span text:style-name="T134">Štefan i Julko zastali stred dvora.</text:span></text:span></text:p>
        <text:p text:style-name="P13"><text:span text:style-name="CharStyle14"><text:span text:style-name="T69">— </text:span></text:span><text:span text:style-name="CharStyle14"><text:span text:style-name="T134">Olovrantovať, — povedal Štefan.</text:span></text:span></text:p>
        <text:p text:style-name="P13"><text:span text:style-name="CharStyle14"><text:span text:style-name="T69">I</text:span></text:span><text:span text:style-name="CharStyle14"><text:span text:style-name="T134">vkovi Hancíkovi myšlienky sa zapálily clivotou pri tomto slove. Prišlo mu na um, ko</text:span></text:span><text:span text:style-name="CharStyle14"><text:span text:style-name="T44">ľ</text:span></text:span><text:span text:style-name="CharStyle14"><text:span text:style-name="T134">ko ráz bol u Krupeňov s chlapcami a ko</text:span></text:span><text:span text:style-name="CharStyle14"><text:span text:style-name="T107">ľ</text:span></text:span><text:span text:style-name="CharStyle14"><text:span text:style-name="T134">ko ráz, keď pomáhal Julkovi robiť úlohu a keď im dávali olovrant, i jemu sa ušiel okruch chleba s lekvárom a k tomu niekedy i hrnček kávy. Táto vábna predstava mu omámila myse</text:span></text:span><text:span text:style-name="CharStyle14"><text:span text:style-name="T44">ľ</text:span></text:span><text:span text:style-name="CharStyle14"><text:span text:style-name="T134">, zajala jeho túžby, i neodolal — premohla ho.</text:span></text:span></text:p>
        <text:p text:style-name="P13"><text:span text:style-name="CharStyle14"><text:span text:style-name="T69">— </text:span></text:span><text:span text:style-name="CharStyle14"><text:span text:style-name="T134">Idem aj ja s vami, — povedal a vykročil zarovno s nimi.</text:span></text:span></text:p>
        <text:p text:style-name="P13"><text:span text:style-name="CharStyle14"><text:span text:style-name="T134">Prišiel s nimi až na prah ich dverí, ale tam ho už smelosť opustila. Znepokojila ho myšlienka, prečo ta ide. Zastal zmätený pred prahom, pozeral to na Štefana, to na Julka, či ho niektorý z nich neposmelí, aby šiel </text:span></text:span><text:span text:style-name="CharStyle14"><text:span text:style-name="T107">ď</text:span></text:span><text:span text:style-name="CharStyle14"><text:span text:style-name="T134">alej. Štefan si očistil topánky, stisol k</text:span></text:span><text:span text:style-name="CharStyle14"><text:span text:style-name="T44">ľ</text:span></text:span><text:span text:style-name="CharStyle14"><text:span text:style-name="T134">učku dverí, ale boly zamknuté, preto musel búchať. Ivko bol tomu rád a za ten čas, kým Štefanova mať prišla otvoriť, tuho rozmýšľal, ako skryť pred ňou svoj úmysel.</text:span></text:span></text:p>
        <text:p text:style-name="P13"><text:span text:style-name="CharStyle14"><text:span text:style-name="T134">O chvíľu zaškripel kľúč v zámke a vo dverách sa ukázala chudorľavá vysoká ženská — Štefanova mať. Ivko sa jej pozdravil „Dobrý deň“, a keď pob</text:span></text:span><text:span text:style-name="CharStyle14"><text:span text:style-name="T44">a</text:span></text:span><text:span text:style-name="CharStyle14"><text:span text:style-name="T134">dal, že uprene hľadí na neho, znepokojil sa ešte viac, obrátil sa k Julkovi, ktorý chodil s ním do školy, a spýtal sa ho:</text:span></text:span></text:p>
        <text:p text:style-name="P13"><text:span text:style-name="CharStyle14"><text:span text:style-name="T134">— Ako si spravil úlohu z počtov? Vedel si vypočítať príklady?</text:span></text:span></text:p>
        <text:p text:style-name="P13"><text:span text:style-name="CharStyle14"><text:span text:style-name="T134">— No po</text:span></text:span><text:span text:style-name="CharStyle14"><text:span text:style-name="T107">ď</text:span></text:span><text:span text:style-name="CharStyle14"><text:span text:style-name="T134">, ukážem ti, — odpovedal Julko.</text:span></text:span></text:p>
        <text:p text:style-name="P13"><text:span text:style-name="CharStyle14"><text:span text:style-name="T134">Naradovaný, ale okúň</text:span></text:span><text:span text:style-name="CharStyle14"><text:span text:style-name="T69">av</text:span></text:span><text:span text:style-name="CharStyle14"><text:span text:style-name="T134">o vošiel za ním do kuchyne, zpod obŕv h</text:span></text:span><text:span text:style-name="CharStyle14"><text:span text:style-name="T107">ľ</text:span></text:span><text:span text:style-name="CharStyle14"><text:span text:style-name="T134">adiac na jeho mať, či sa nedurdí. Stal si do kúta, a čiapku krkvajúc v rukách, s tlčúcim srdcom čakal. Mať zatiahla Julka k izbovým dverám, do druhého kúta kuchyne, zohla sa k nemu.</text:span></text:span></text:p>
        <text:p text:style-name="P13"><text:soft-page-break/><text:span text:style-name="CharStyle14"><text:span text:style-name="T134">— Nevieš úlohu? — spýtala sa ho potichu, ale Ivko úzkostlivo str</text:span></text:span><text:span text:style-name="CharStyle14"><text:span text:style-name="T69">ie</text:span></text:span><text:span text:style-name="CharStyle14"><text:span text:style-name="T134">hol, zachytil jej slová a zachvel sa.</text:span></text:span></text:p>
        <text:p text:style-name="P13"><text:span text:style-name="CharStyle14"><text:span text:style-name="T134">— Ba hej, — odpovedal Julko.</text:span></text:span></text:p>
        <text:p text:style-name="P13"><text:span text:style-name="CharStyle14"><text:span text:style-name="T134">— No tak načo ho sem vyvolávaš?</text:span></text:span></text:p>
        <text:p text:style-name="P13"><text:span text:style-name="CharStyle14"><text:span text:style-name="T134">Ivka Hancíka šklblo pri týchto slovách, celý sa striasol do kl</text:span></text:span><text:span text:style-name="CharStyle14"><text:span text:style-name="T69">bô</text:span></text:span><text:span text:style-name="CharStyle14"><text:span text:style-name="T134">čka od strachu a nepríjemného pocitu očakávania, že ho idú vyh</text:span></text:span><text:span text:style-name="CharStyle14"><text:span text:style-name="T44">n</text:span></text:span><text:span text:style-name="CharStyle14"><text:span text:style-name="T134">ať. Srdce mu búchalo splašene, oči zatisol až ku krajom jamôk, lebo sa neodvážil pohnúť hlavou, a tak sa díval na Krupeňku a úzkostliv</text:span></text:span><text:span text:style-name="CharStyle14"><text:span text:style-name="T44">e</text:span></text:span><text:span text:style-name="CharStyle14"><text:span text:style-name="T134"> čakal na zvuk jej hlasu, ktorým mu povie, aby šiel domov.</text:span></text:span></text:p>
        <text:p text:style-name="P13"><text:span text:style-name="CharStyle14"><text:span text:style-name="T134">Ale Krupe</text:span></text:span><text:span text:style-name="CharStyle14"><text:span text:style-name="T69">ň</text:span></text:span><text:span text:style-name="CharStyle14"><text:span text:style-name="T134">ka mlčky vykladala na stôl všelijaké veci z kuchynskej skrine — chlieb, biely ako koláč, lekvárov so troje, med — a Ivkovi</text:span></text:span><text:span text:style-name="CharStyle14"><text:span text:style-name="T69"> </text:span></text:span><text:span text:style-name="CharStyle14"><text:span text:style-name="T134">sa slzy tisly do očú pri myšlienke, že ho teraz od toho odoženú. A</text:span></text:span><text:span text:style-name="CharStyle14"><text:span text:style-name="T69"> keď </text:span></text:span><text:span text:style-name="CharStyle14"><text:span text:style-name="T134">všetko pokládla na stôl, prikrytý čistučkým voskovaným plátnom, obrátila sa k Ivkov</text:span></text:span><text:span text:style-name="CharStyle14"><text:span text:style-name="T69">i</text:span></text:span><text:span text:style-name="CharStyle14"><text:span text:style-name="T134">:</text:span></text:span></text:p>
        <text:p text:style-name="P15"><text:span text:style-name="CharStyle14"><text:span text:style-name="T69">— </text:span></text:span><text:span text:style-name="CharStyle14"><text:span text:style-name="T134">Ivko, — povedala, — nože zabehni k vašej mame, či by mi nemala požičať koliesk</text:span></text:span><text:span text:style-name="CharStyle14"><text:span text:style-name="T69">o</text:span></text:span><text:span text:style-name="CharStyle14"><text:span text:style-name="T134"> na pirohy.</text:span></text:span></text:p>
        <text:p text:style-name="P13"><text:span text:style-name="CharStyle14"><text:span text:style-name="T134">Ke</text:span></text:span><text:span text:style-name="CharStyle14"><text:span text:style-name="T107">ď</text:span></text:span><text:span text:style-name="CharStyle14"><text:span text:style-name="T134"> I</text:span></text:span><text:span text:style-name="CharStyle14"><text:span text:style-name="T69">v</text:span></text:span><text:span text:style-name="CharStyle14"><text:span text:style-name="T134">ko začul jej hlas, zdrevenel od strachu, ale keď porozumel slová, do jeho myšlienok zvo</text:span></text:span><text:span text:style-name="CharStyle14"><text:span text:style-name="T44">ľ</text:span></text:span><text:span text:style-name="CharStyle14"><text:span text:style-name="T134">na sa vlievala teplá radosť, tvár sa mu rozťahovala do úsmevu, šť</text:span></text:span><text:span text:style-name="CharStyle14"><text:span text:style-name="T69">as</text:span></text:span><text:span text:style-name="CharStyle14"><text:span text:style-name="T134">tie mu zavalilo prsia, že jej môže niečím poslúžiť a že kúsok chleba s maslom dá mu potom v</text:span></text:span><text:span text:style-name="CharStyle14"><text:span text:style-name="T107">ď</text:span></text:span><text:span text:style-name="CharStyle14"><text:span text:style-name="T134">ačnejšie. Chytro položil čiapku na hlavu, vybehol z dverí a utekal domov, ako len vládal. Vyšklbol dvere na kuchyni a celý udychčaný zvolal na mater:</text:span></text:span></text:p>
        <text:p text:style-name="P27"><text:span text:style-name="CharStyle14"><text:span text:style-name="T69">— </text:span></text:span><text:span text:style-name="CharStyle14"><text:span text:style-name="T134">Mamka, pani Krupeňka ťa prosí, či by si jej</text:span></text:span><text:span text:style-name="CharStyle20"><text:span text:style-name="T134"> </text:span></text:span><text:span text:style-name="CharStyle14"><text:span text:style-name="T134">nepožičala koliesko na pirohy. Ale chytr</text:span></text:span><text:span text:style-name="CharStyle14"><text:span text:style-name="T69">o</text:span></text:span><text:span text:style-name="CharStyle14"><text:span text:style-name="T134">! — súril ju, trasúc sa od nedočkavosti, aby zasa čím skôr bol u Krupeňov, pri stole, na ktorý vábily poh</text:span></text:span><text:span text:style-name="CharStyle14"><text:span text:style-name="T69">ľ</text:span></text:span><text:span text:style-name="CharStyle14"><text:span text:style-name="T134">ad všelijaké veci.</text:span></text:span></text:p>
        <text:p text:style-name="P13"><text:span text:style-name="CharStyle14"><text:span text:style-name="T134">Ma</text:span></text:span><text:span text:style-name="CharStyle14"><text:span text:style-name="T69">t</text:span></text:span><text:span text:style-name="CharStyle14"><text:span text:style-name="T134"> s vysúkanými rukávmi miešala ozrutnou varechou v hrnci na v</text:span></text:span><text:span text:style-name="CharStyle14"><text:span text:style-name="T69">yv</text:span></text:span><text:span text:style-name="CharStyle14"><text:span text:style-name="T134">áranie </text:span></text:span><text:soft-page-break/><text:span text:style-name="CharStyle14"><text:span text:style-name="T134">bielizne, pozrela na neho z kúdolu pár a odvrkla hnevno:</text:span></text:span></text:p>
        <text:p text:style-name="P13"><text:span text:style-name="CharStyle14"><text:span text:style-name="T69">— </text:span></text:span><text:span text:style-name="CharStyle14"><text:span text:style-name="T134">Čo? </text:span></text:span><text:span text:style-name="CharStyle14"><text:span text:style-name="T69">K</text:span></text:span><text:span text:style-name="CharStyle14"><text:span text:style-name="T134">oliesko na pirohy? Potvora, kdeže sme my mali kedy koliesko na pirohy? Nech si len robí posmech</text:span></text:span><text:span text:style-name="CharStyle14"><text:span text:style-name="T69">y</text:span></text:span><text:span text:style-name="CharStyle14"><text:span text:style-name="T134">! Odíď v čerty!</text:span></text:span></text:p>
        <text:p text:style-name="P26"><text:span text:style-name="CharStyle14"><text:span text:style-name="T69">— </text:span></text:span><text:span text:style-name="CharStyle14"><text:span text:style-name="T134">Nemáme? </text:span></text:span><text:span text:style-name="CharStyle14"><text:span text:style-name="T69">— p</text:span></text:span><text:span text:style-name="CharStyle14"><text:span text:style-name="T134">ýtal sa Ivko smutný, zronený.</text:span></text:span></text:p>
        <text:p text:style-name="P13"><text:span text:style-name="CharStyle14"><text:span text:style-name="T134">Pozrel na mater meravo, ruky s čiapkou mu odvisly bezvládne k bokom.</text:span></text:span></text:p>
        <text:p text:style-name="P26"><text:span text:style-name="CharStyle14"><text:span text:style-name="T69">— </text:span></text:span><text:span text:style-name="CharStyle14"><text:span text:style-name="T134">Len odíď, odí</text:span></text:span><text:span text:style-name="CharStyle14"><text:span text:style-name="T107">ď</text:span></text:span><text:span text:style-name="CharStyle14"><text:span text:style-name="T134">!... Lebo...</text:span></text:span></text:p>
        <text:p text:style-name="P13"><text:span text:style-name="CharStyle14"><text:span text:style-name="T134">Zahnala sa na neho varechou a Ivko odskočil nabok rozhorčený, že mu ani neodpovie poriadn</text:span></text:span><text:span text:style-name="CharStyle14"><text:span text:style-name="T69">e</text:span></text:span><text:span text:style-name="CharStyle14"><text:span text:style-name="T134">; vyšiel do pitvora, privrel za sebou dvere a pomalým krokom prešiel po dvore. Od rozhorčenosti a smútku na chvíľu pozabudol na olovrant u Krupeňov; bolo mu ľúto, že nemohol ničím poslúžiť. Ale po chvíli mu prišiel na um chlieb s medom a s lekvárom, čo dostal u nich onehdy, keď Julk</text:span></text:span><text:span text:style-name="CharStyle14"><text:span text:style-name="T69">ov</text:span></text:span><text:span text:style-name="CharStyle14"><text:span text:style-name="T134">i pomáhal robiť úlohu, a teplá túžba objala mu prsia, stisla ich mocne, mocne, oči zvlhly od nej radosťou. Pohnala ho do behu. Rozbehol sa a o chvíľu už držal ruku na kľučke Krupene dverí. A keď ich otvoril, prvý jeho pohľad padol na stôl a ostal na ňom od prekvapenia ako prikutý. So </text:span></text:span><text:span text:style-name="CharStyle14"><text:span text:style-name="T69">st</text:span></text:span><text:span text:style-name="CharStyle14"><text:span text:style-name="T134">ola bolo už všetko odpratané. V prvej chvíli Ivko už nič nezbadal, len toľko, že na stole nič nie je a že chlapci sú preč. Zastal vo dverách, stŕpnutý od sklamania a clivého poníženia, nehýbal sa.</text:span></text:span></text:p>
        <text:p text:style-name="P26"><text:span text:style-name="CharStyle14"><text:span text:style-name="T69">— </text:span></text:span><text:span text:style-name="CharStyle14"><text:span text:style-name="T134">Veď zavr</text:span></text:span><text:span text:style-name="CharStyle14"><text:span text:style-name="T69">i</text:span></text:span><text:span text:style-name="CharStyle14"><text:span text:style-name="T134">! Chlapci už odišli, — povedala pani Krupeňka, a</text:span></text:span><text:span text:style-name="CharStyle14"><text:span text:style-name="T69">l</text:span></text:span><text:span text:style-name="CharStyle14"><text:span text:style-name="T134">e Ivko akoby ju nepočul.</text:span></text:span></text:p>
        <text:p text:style-name="P13"><text:span text:style-name="CharStyle14"><text:span text:style-name="T134">Ako tak hľadel na prázdny stôl a pripomínal si matkine slová, že koliesko, po ktoré ho pani Krupeňka poslala, oni nikdy nemali, v jeho hlave naraz svitlo, prečo ho poslala.</text:span></text:span></text:p>
        <text:p text:style-name="P13"><text:span text:style-name="CharStyle14"><text:span text:style-name="T134">„Nechcela dať,</text:span></text:span><text:span text:style-name="CharStyle14"><text:span text:style-name="T69">“</text:span></text:span><text:span text:style-name="CharStyle14"><text:span text:style-name="T134"> pošeply mu myšlienky.</text:span></text:span></text:p>
        <text:p text:style-name="P13"><text:soft-page-break/><text:span text:style-name="CharStyle14"><text:span text:style-name="T69">Ľ</text:span></text:span><text:span text:style-name="CharStyle14"><text:span text:style-name="T134">útosť mu kŕčovite stisla prsia a hrdlo. </text:span></text:span><text:span text:style-name="CharStyle14"><text:span text:style-name="T69">Ľ</text:span></text:span><text:span text:style-name="CharStyle14"><text:span text:style-name="T134">útosť nad jeho úbohosťou, ktorú každý odbíja. Ovesil hlboko hlavu a zdrvený ponížením zabudol sa i pozdraviť. Vyšiel s ovisnutými rukami, s čiapkou v ruke, bez pozdravenia. A keď prechádzal po Krupene dvore, slzy mu vyhŕkly z očú. Pritisol na tvár hrubú čiapku a tackavým krokom a ponížený odchádzal.</text:span></text:span></text:p>
        <text:p text:style-name="P13"><text:span text:style-name="CharStyle14"><text:span text:style-name="T134">A z tohto poníženia čudná myšlienka mu blysla hlavou:</text:span></text:span></text:p>
        <text:p text:style-name="P13"><text:span text:style-name="CharStyle14"><text:span text:style-name="T134">„Prečo, prečo sa len volám Hancík? Prečo nemám</text:span></text:span><text:span text:style-name="CharStyle14"><text:span text:style-name="T69"> </text:span></text:span><text:span text:style-name="CharStyle14"><text:span text:style-name="T134">iné meno, ku ktorému sa nepripína toľko hanby a posmechov všetkých známych, toľko odstrkovania?“</text:span></text:span></text:p>
        <text:p text:style-name="P13"><text:span text:style-name="CharStyle14"><text:span text:style-name="T134">Zdalo sa mu, že pre toto meno tu nikde niet pre neho miesta a že jeho otec a jeho mať mu krivdili, keď mu ho dali. A vtedy prvý raz začal jasne cítiť k týmto dvom </text:span></text:span><text:span text:style-name="CharStyle14"><text:span text:style-name="T44">ľ</text:span></text:span><text:span text:style-name="CharStyle14"><text:span text:style-name="T134">u</text:span></text:span><text:span text:style-name="CharStyle14"><text:span text:style-name="T107">ď</text:span></text:span><text:span text:style-name="CharStyle14"><text:span text:style-name="T134">om akúsi nelásku, začal veriť, že oni sú na vine, keď mu každý krivdí.</text:span></text:span></text:p>
        <text:p text:style-name="P13"><text:span text:style-name="CharStyle14"><text:span text:style-name="T134">S touto horkou myšlienkou o nich vyšiel na ulicu, odtia</text:span></text:span><text:span text:style-name="CharStyle14"><text:span text:style-name="T44">ľ</text:span></text:span><text:span text:style-name="CharStyle14"><text:span text:style-name="T134"> chcel ísť do vŕbových húštin k Váhu a tam sa vysmútiť, ale vtom továrenská siréna zahúkala päť a Ivkovi prišlo na um, že príde domov otec, bude pýtať jesť a pri ňom azda i jemu sa niečo ujde. Vrátil sa z pol cesty a medzi hustými radmi robotníkov, ktorí vychádzali z továrne, ponáh</text:span></text:span><text:span text:style-name="CharStyle14"><text:span text:style-name="T44">ľ</text:span></text:span><text:span text:style-name="CharStyle14"><text:span text:style-name="T134">al sa domov. A keď dochádzal k domu, na </text:span></text:span><text:span text:style-name="CharStyle14"><text:span text:style-name="T69">ľ</text:span></text:span><text:span text:style-name="CharStyle14"><text:span text:style-name="T134">avej strane cesty neda</text:span></text:span><text:span text:style-name="CharStyle14"><text:span text:style-name="T107">ľ</text:span></text:span><text:span text:style-name="CharStyle14"><text:span text:style-name="T134">eko drevenej bráničky zrazu zazrel robotníka, ktorý mal na chrbte velikánsky plakát. V tejto chvíli zabudol na všetko, čo sa mu dnes prihodilo, — toto lapajstvo mu naširoko roztiahlo tvár a rozosmialo oči.</text:span></text:span><text:span text:style-name="CharStyle14"><text:span text:style-name="T69"> </text:span></text:span><text:span text:style-name="CharStyle14"><text:span text:style-name="T134">Pobehol</text:span></text:span><text:span text:style-name="CharStyle14"><text:span text:style-name="T69"> </text:span></text:span><text:span text:style-name="CharStyle14"><text:span text:style-name="T134">za robotn</text:span></text:span><text:span text:style-name="CharStyle14"><text:span text:style-name="T69">ík</text:span></text:span><text:span text:style-name="CharStyle14"><text:span text:style-name="T134">om, ktorému zpoza ve</text:span></text:span><text:span text:style-name="CharStyle14"><text:span text:style-name="T44">ľ</text:span></text:span><text:span text:style-name="CharStyle14"><text:span text:style-name="T134">kého plakáta bolo vidno len nohy a hlavu, a keď bol celkom blízko pri ňom, prečítal slová na plakáte, napísané veľkými červenými písme</text:span></text:span><text:span text:style-name="CharStyle14"><text:span text:style-name="T69">na</text:span></text:span><text:span text:style-name="CharStyle14"><text:span text:style-name="T134">m</text:span></text:span><text:span text:style-name="CharStyle14"><text:span text:style-name="T69">i</text:span></text:span><text:span text:style-name="CharStyle14"><text:span text:style-name="T134">:</text:span></text:span></text:p>
        <text:p text:style-name="P13"><text:span text:style-name="CharStyle14"><text:span text:style-name="T134">„Otrhaný </text:span></text:span><text:span text:style-name="CharStyle14"><text:span text:style-name="T69">I</text:span></text:span><text:span text:style-name="CharStyle14"><text:span text:style-name="T134">ndián!“</text:span></text:span></text:p>
        <text:p text:style-name="P13"><text:span text:style-name="CharStyle14"><text:span text:style-name="T134">Úsmev s jeho tvári zmizol razom, ako pod šľahnutím bičom, — prekvapenie ho </text:span></text:span><text:soft-page-break/><text:span text:style-name="CharStyle14"><text:span text:style-name="T134">pľaslo po tvári; bola to jeho prezývka. Zastal a s trápnym nedorozumením pozeral na robotníka, čo kráčal rovno do ich bráničky. V bráničke, keď ju pritváral za sebou, obrátil sa a Ivko ohromený poznal v ňom svojho otca. Hej, bol to jeho otec, nádeník v trinástom oddelení štátnej továrne, a Ivko len teraz porozumel, prečo ho chlapci takto prezývajú: dospelí prezývali tak jeho otca, z ktorého si robili posmech, lebo celkom nič nedbal na seba, a chlapci pod</text:span></text:span><text:span text:style-name="CharStyle14"><text:span text:style-name="T44">ľa</text:span></text:span><text:span text:style-name="CharStyle14"><text:span text:style-name="T134"> neho pr</text:span></text:span><text:span text:style-name="CharStyle14"><text:span text:style-name="T69">ez</text:span></text:span><text:span text:style-name="CharStyle14"><text:span text:style-name="T134">ývali Iv</text:span></text:span><text:span text:style-name="CharStyle14"><text:span text:style-name="T69">ka</text:span></text:span><text:span text:style-name="CharStyle14"><text:span text:style-name="T134">. Zrazu zacítil ukrutný hnev proti otcovi, že musí i on trpeť za jeho nedbajstvo, potom ho pichla do pŕs a štiplavo zabolela myšlienka, akí sú doma všetci malí a biedni, — otec, mať, bratia, on, — všetci, všetci, čo majú také meno ako on.</text:span></text:span></text:p>
        <text:p text:style-name="P13"><text:span text:style-name="CharStyle14"><text:span text:style-name="T134">„Aký</text:span></text:span><text:span text:style-name="CharStyle14"><text:span text:style-name="T69"> </text:span></text:span><text:span text:style-name="CharStyle14"><text:span text:style-name="T134">to dom! Aký to dom!“ zaupel Ivko a vrátil sa zpred bráničky.</text:span></text:span></text:p>
        <text:p text:style-name="P13"><text:span text:style-name="CharStyle14"><text:span text:style-name="T134">Pred jeho očami sa mihali zavalití robotníci, ktorí išli za otcom, vysmievali sa z neho nahlas a šeptali si navzájom nenávidenú, hnusnú prezývku. Strhol sa, vysotil hlavu dohora, keď ktorýsi robotník zakričal za otcom, ktorý zmizol za uhlom domu:</text:span></text:span></text:p>
        <text:p text:style-name="P13"><text:span text:style-name="CharStyle14"><text:span text:style-name="T134">— Otrhaný </text:span></text:span><text:span text:style-name="CharStyle14"><text:span text:style-name="T69">I</text:span></text:span><text:span text:style-name="CharStyle14"><text:span text:style-name="T134">ndiáán!</text:span></text:span></text:p>
        <text:p text:style-name="P13"><text:span text:style-name="CharStyle14"><text:span text:style-name="T134">Nenávisť a pomstivosť zalomcovaly celým Ivkovým telom, celým jeho vedomím. Zlomený a bezmocný h</text:span></text:span><text:span text:style-name="CharStyle14"><text:span text:style-name="T107">ľ</text:span></text:span><text:span text:style-name="CharStyle14"><text:span text:style-name="T134">adel hodnú chvíľu na mihajúcich sa robotníkov, potom pobehol za tými, čo kričali na otca a za jeho chrbtom robili si z neho posmech. Dobehol ich, kráčal popri nich smelo a zachmúrený h</text:span></text:span><text:span text:style-name="CharStyle14"><text:span text:style-name="T44">ľ</text:span></text:span><text:span text:style-name="CharStyle14"><text:span text:style-name="T134">adel im do tvárí. Chcel si zapamätať tieto tváre; búchala ho do čela nenávisť k nim, a keď tak uprene h</text:span></text:span><text:span text:style-name="CharStyle14"><text:span text:style-name="T44">ľ</text:span></text:span><text:span text:style-name="CharStyle14"><text:span text:style-name="T134">adel na ne, pri každom kroku dva razy si opakoval v duchu, že raz, keď bude ve</text:span></text:span><text:span text:style-name="CharStyle14"><text:span text:style-name="T44">ľ</text:span></text:span><text:span text:style-name="CharStyle14"><text:span text:style-name="T134">ký, pomstí sa im — on, zato, že to bola i jeho prezývka a že pre ňu to</text:span></text:span><text:span text:style-name="CharStyle14"><text:span text:style-name="T69">ľ</text:span></text:span><text:span text:style-name="CharStyle14"><text:span text:style-name="T134">ko trpel.</text:span></text:span></text:p>
        <text:p text:style-name="P13"><text:span text:style-name="CharStyle14"><text:span text:style-name="T134">Odprevadil robotníkov až po most ponad železnicu. Pred prvým schodom zastal, ruky vopchal do vrecák a nenávistn</text:span></text:span><text:span text:style-name="CharStyle14"><text:span text:style-name="T44">e</text:span></text:span><text:span text:style-name="CharStyle14"><text:span text:style-name="T134"> pozeral za robotníkmi, ktorí si ho nevšímali a </text:span></text:span><text:soft-page-break/><text:span text:style-name="CharStyle14"><text:span text:style-name="T134">nevedeli, čo im sľubuje. Dlho tak h</text:span></text:span><text:span text:style-name="CharStyle14"><text:span text:style-name="T107">ľ</text:span></text:span><text:span text:style-name="CharStyle14"><text:span text:style-name="T134">adel za nimi, až kým nezmizli na druhom konci mosta, potom taký pobúrený proti svetu, s rukami vzdorovit</text:span></text:span><text:span text:style-name="CharStyle14"><text:span text:style-name="T44">e</text:span></text:span><text:span text:style-name="CharStyle14"><text:span text:style-name="T134"> zastrčenými do vrecák kráčal domov.</text:span></text:span></text:p>
        <text:p text:style-name="P13"><text:span text:style-name="CharStyle14"><text:span text:style-name="T134">Až na ulicu pred dom začul otcov krik. Otec bol</text:span></text:span><text:span text:style-name="CharStyle14"><text:span text:style-name="T69"> </text:span></text:span><text:span text:style-name="CharStyle14"><text:span text:style-name="T134">zasa zlý. Vždy býval zlý, ke</text:span></text:span><text:span text:style-name="CharStyle14"><text:span text:style-name="T107">ď </text:span></text:span><text:span text:style-name="CharStyle14"><text:span text:style-name="T69">p</text:span></text:span><text:span text:style-name="CharStyle14"><text:span text:style-name="T134">rišiel domov, sobliekol kabát a na chrbte našiel plakát</text:span></text:span><text:span text:style-name="CharStyle14"><text:span text:style-name="T69"> </text:span></text:span><text:span text:style-name="CharStyle14"><text:span text:style-name="T134">s ve</text:span></text:span><text:span text:style-name="CharStyle14"><text:span text:style-name="T107">ľ</text:span></text:span><text:span text:style-name="CharStyle14"><text:span text:style-name="T134">kými písmenami, s prezývkou alebo posmešnou poznámkou.</text:span></text:span></text:p>
        <text:p text:style-name="P13"><text:span text:style-name="CharStyle14"><text:span text:style-name="T134">Pomaličky, bo</text:span></text:span><text:span text:style-name="CharStyle14"><text:span text:style-name="T69">ja</text:span></text:span><text:span text:style-name="CharStyle14"><text:span text:style-name="T134">zlivo otváral kuchynské dvere a všmykol sa donútra. Otec i mať boli v izbe, vadili sa pre čosi, traja starší bratia sedeli v kuchyni pri zemiakových pagáčoch, ktoré mať napiekla. Keď Ivko privrel dvere, otec práve vošiel do kuchyne, zazrel ho.</text:span></text:span></text:p>
        <text:p text:style-name="P26"><text:span text:style-name="CharStyle14"><text:span text:style-name="T69">— </text:span></text:span><text:span text:style-name="CharStyle14"><text:span text:style-name="T134">A ty zas kade zháňaš, lapaj?! — okr</text:span></text:span><text:span text:style-name="CharStyle14"><text:span text:style-name="T69">ík</text:span></text:span><text:span text:style-name="CharStyle14"><text:span text:style-name="T134">ol ho, začiahol ťažkou dlaňou po hlave — len pre nič, lebo bol nahnevaný.</text:span></text:span><text:bookmark text:name="bookmark7"/></text:p>
        <text:p text:style-name="P13"><text:span text:style-name="CharStyle14"><text:span text:style-name="T134">Ivko sa prikrčil a ušiel do izby, sadol na zem k železnej piecke, v ktorej prvý raz tejto jesene kúrili, a horko sa žaloval v duchu na svoj osud. Otec, mať, ich dom, celý svet — všetko mu odpadlo od srdca a bolo cudzie, lebo nikde, zdalo sa mu, nenašiel trošku lásky. Och, žiadalo sa kamsi utiecť, kamsi ozrutne ďaleko utiecť, kde človek môže byť sám, — kamsi do nepriepustnej hory, kam nezablúdi zlý človek, čo zaviní svojmu bližnému utrpenie. Ale kam — kam ujsť?</text:span></text:span></text:p>
        <text:p text:style-name="P13"><text:span text:style-name="CharStyle14"><text:span text:style-name="T69">I</text:span></text:span><text:span text:style-name="CharStyle14"><text:span text:style-name="T134">vko Hancík bol taký hlúpy. Nevedel.</text:span></text:span></text:p>
        <text:p text:style-name="P13"><text:span text:style-name="CharStyle14"><text:span text:style-name="T134">Zaboril hlavu do dlaní a tíško trúchlil pre túto svoju nevedomosť.</text:span></text:span></text:p>
        <text:p text:style-name="P13"><text:span text:style-name="CharStyle14"><text:span text:style-name="T134">O chví</text:span></text:span><text:span text:style-name="CharStyle14"><text:span text:style-name="T107">ľ</text:span></text:span><text:span text:style-name="CharStyle14"><text:span text:style-name="T134">u mať mu priniesla do i</text:span></text:span><text:span text:style-name="CharStyle14"><text:span text:style-name="T69">zb</text:span></text:span><text:span text:style-name="CharStyle14"><text:span text:style-name="T134">y zemiakový pagáč, položila mu ho do lona. Vzal ho, i čiernu kávu, a hltavo jedol. Za chví</text:span></text:span><text:span text:style-name="CharStyle14"><text:span text:style-name="T107">ľ</text:span></text:span><text:span text:style-name="CharStyle14"><text:span text:style-name="T134">u bol s tým hotový. Vstal, vošiel do kuchyne a vrátil matke hrnček.</text:span></text:span></text:p>
        <text:p text:style-name="P13"><text:soft-page-break/><text:span text:style-name="CharStyle14"><text:span text:style-name="T134">— A cho</text:span></text:span><text:span text:style-name="CharStyle14"><text:span text:style-name="T107">ď</text:span></text:span><text:span text:style-name="CharStyle14"><text:span text:style-name="T134"> spať, otec je dnes zlý, — pošepla mu do ucha, odoberajúc od neho hrnček.</text:span></text:span></text:p>
        <text:p text:style-name="P13"><text:span text:style-name="CharStyle14"><text:span text:style-name="T134">Vrátil sa do izby, shodil so seba šaty a zahrabal sa do periny. Prižmúril zvlhnuté oči a pred nimi sa mu zjavilo ve</text:span></text:span><text:span text:style-name="CharStyle14"><text:span text:style-name="T44">ľ</text:span></text:span><text:span text:style-name="CharStyle14"><text:span text:style-name="T134">a smutných dní jeho života, ktoré prežil medzi chlapcami, tu doma medzi bratmi a rodičmi — a všade, všade, kde kročil a</text:span></text:span><text:span text:style-name="CharStyle14"><text:span text:style-name="T69"> </text:span></text:span><text:span text:style-name="CharStyle14"><text:span text:style-name="T134">kde boli </text:span></text:span><text:span text:style-name="CharStyle14"><text:span text:style-name="T69">ľ</text:span></text:span><text:span text:style-name="CharStyle14"><text:span text:style-name="T134">udia </text:span></text:span><text:span text:style-name="CharStyle14"><text:span text:style-name="T69">—</text:span></text:span><text:span text:style-name="CharStyle14"><text:span text:style-name="T134"> azda okrem školy. Všetky poníženia prebiehaly pred nimi znova a znova, vracaly sa do jeho myšlienok a do jeho citov a bolely ho znova ako vtedy, keď sa m</text:span></text:span><text:span text:style-name="CharStyle14"><text:span text:style-name="T44">u</text:span></text:span><text:span text:style-name="CharStyle14"><text:span text:style-name="T134"> prihodily.</text:span></text:span></text:p>
        <text:p text:style-name="P13"><text:span text:style-name="CharStyle14"><text:span text:style-name="T134">Dlho mu tak mučily myse</text:span></text:span><text:span text:style-name="CharStyle14"><text:span text:style-name="T44">ľ</text:span></text:span><text:span text:style-name="CharStyle14"><text:span text:style-name="T134">, až ju ukonanosť premohla a prehodila mu na</text:span></text:span><text:span text:style-name="CharStyle14"><text:span text:style-name="T69"> </text:span></text:span><text:span text:style-name="CharStyle14"><text:span text:style-name="T134">oči polodriemoty. V polosne mu zrazu prišlo na um, že si nespravil počtovú úlohu na zajtra. Chcel sa zodvihnúť, ísť ju robiť, ale hlava klesla nazad na podhlavnicu — zaspal.</text:span></text:span></text:p>
        <text:p text:style-name="P13"><text:span text:style-name="CharStyle14"><text:span text:style-name="T134">A ráno, keď ho mať budila, bolo už pol ôsmej, nebolo kedy robiť ju,</text:span></text:span><text:span text:style-name="CharStyle14"><text:span text:style-name="T69"> </text:span></text:span><text:span text:style-name="CharStyle14"><text:span text:style-name="T134">i hanbil sa</text:span></text:span><text:span text:style-name="CharStyle14"><text:span text:style-name="T69"> </text:span></text:span><text:span text:style-name="CharStyle14"><text:span text:style-name="T134">pred bratmi a matkou, lebo ešte sa mu nikdy nestalo, že by nebol mal spravenú úlohu večer. Naraňajkoval sa znepokojený, vzal knihy pod pazuchu a utrápený, neistým krokom kráčal do školy. Cítil sa</text:span></text:span><text:span text:style-name="CharStyle14"><text:span text:style-name="T69"> </text:span></text:span><text:span text:style-name="CharStyle14"><text:span text:style-name="T134">ve</text:span></text:span><text:span text:style-name="CharStyle14"><text:span text:style-name="T44">ľ</text:span></text:span><text:span text:style-name="CharStyle14"><text:span text:style-name="T134">mi hriešny a ustrašený si predstavoval v mysli chví</text:span></text:span><text:span text:style-name="CharStyle14"><text:span text:style-name="T107">ľ</text:span></text:span><text:span text:style-name="CharStyle14"><text:span text:style-name="T134">u, ke</text:span></text:span><text:span text:style-name="CharStyle14"><text:span text:style-name="T69">ď</text:span></text:span><text:span text:style-name="CharStyle14"><text:span text:style-name="T134"> učite</text:span></text:span><text:span text:style-name="CharStyle14"><text:span text:style-name="T44">ľ</text:span></text:span><text:span text:style-name="CharStyle14"><text:span text:style-name="T134">ka príde k jeho lavici a bude mu prezerať sošit. Úzkostlivý smútok sa ho zmocňoval tým väčšmi, čím bližšie bol pri škole, lebo toto bolo prvý raz, čo išiel do školy bez úlohy.</text:span></text:span></text:p>
        <text:p text:style-name="P13"><text:span text:style-name="CharStyle14"><text:span text:style-name="T134">„Čo len bude v škole? Ako</text:span></text:span><text:span text:style-name="CharStyle14"><text:span text:style-name="T69"> </text:span></text:span><text:span text:style-name="CharStyle14"><text:span text:style-name="T134">sa</text:span></text:span><text:span text:style-name="CharStyle14"><text:span text:style-name="T69"> </text:span></text:span><text:span text:style-name="CharStyle14"><text:span text:style-name="T134">to skončí?</text:span></text:span><text:span text:style-name="CharStyle14"><text:span text:style-name="T69">“</text:span></text:span><text:span text:style-name="CharStyle14"><text:span text:style-name="T134"> strachoval sa.</text:span></text:span></text:p>
        <text:p text:style-name="P13"><text:span text:style-name="CharStyle14"><text:span text:style-name="T134">Ivko Hancík rád</text:span></text:span><text:span text:style-name="CharStyle14"><text:span text:style-name="T69"> </text:span></text:span><text:span text:style-name="CharStyle14"><text:span text:style-name="T134">mal školu. Bolo to jediné miesto, kde sa mu chlapci nesmeli vysmievať, a teraz i ju si znepriatelí. Vedomie previnenia</text:span></text:span><text:span text:style-name="CharStyle14"><text:span text:style-name="T69"> </text:span></text:span><text:span text:style-name="CharStyle14"><text:span text:style-name="T134">ho strašilo mocnejšie a mocnejšie a do jeho predstáv vkradla sa</text:span></text:span><text:span text:style-name="CharStyle25"><text:span text:style-name="T134"> </text:span></text:span><text:span text:style-name="CharStyle14"><text:span text:style-name="T134">i bojazlivá myšlienka, aby školu obišiel a </text:span></text:span><text:soft-page-break/><text:span text:style-name="CharStyle14"><text:span text:style-name="T134">zajtra povedal, že bol chorý. Ale nevedel, ako sa to robí, a keď o tom chvíľu premýšľal, videl, že nemá odvahu spraviť to. Skrúšený, smutný pre budúcnosť, ktorá ho čakala, vošiel do školskej budovy, do svojej triedy, sadol do lavice, a kým ostatní skákali po laviciach a bili sa, on trpko premýšľal o svojom hriechu a bojazlivo čakal príchod učiteľky.</text:span></text:span></text:p>
        <text:p text:style-name="P13"><text:span text:style-name="CharStyle14"><text:span text:style-name="T134">Nesedel ani dve minúty, keď šťukla kľučka a vytrhla ho z dúm. Strhol sa, ostatní chytro poskákali na svoje miesta. Učiteľka vošla. So stisnutými zubmi pozeral na ňu zpoza chrbta spolužiaka, čo sedel pred ním, ľakal sa každého pohľadu, ktorý učiteľka hodila na triedu. Vyvolávala chlapcov od oka, podľa toho, ktorý jej prišiel na um, a Ivko sa len skrýval za súsedov chrbát, aby ho nezazrela. Ale potom vošla medzi lavice, začala prezerať sošity. Všetky Ivk</text:span></text:span><text:span text:style-name="CharStyle14"><text:span text:style-name="T69">ov</text:span></text:span><text:span text:style-name="CharStyle14"><text:span text:style-name="T134">e nádeje boly márne. Nezadržateľne blížila sa k nemu od chrbta, bola čoraz bližšie a bližši</text:span></text:span><text:span text:style-name="CharStyle14"><text:span text:style-name="T69">e</text:span></text:span><text:span text:style-name="CharStyle14"><text:span text:style-name="T134">...</text:span></text:span></text:p>
        <text:p text:style-name="P13"><text:span text:style-name="CharStyle14"><text:span text:style-name="T134">„Čo robiť? </text:span></text:span><text:span text:style-name="CharStyle14"><text:span text:style-name="T107">Č</text:span></text:span><text:span text:style-name="CharStyle14"><text:span text:style-name="T134">o robiť?“ spytoval sa</text:span></text:span><text:span text:style-name="CharStyle14"><text:span text:style-name="T69"> </text:span></text:span><text:span text:style-name="CharStyle14"><text:span text:style-name="T134">v duchu sám seba.</text:span></text:span></text:p>
        <text:p text:style-name="P13"><text:span text:style-name="CharStyle14"><text:span text:style-name="T134">Vtom mu položila ruku na plece, povedala miern</text:span></text:span><text:span text:style-name="CharStyle14"><text:span text:style-name="T69">e</text:span></text:span><text:span text:style-name="CharStyle14"><text:span text:style-name="T134">:</text:span></text:span></text:p>
        <text:p text:style-name="P13"><text:span text:style-name="CharStyle14"><text:span text:style-name="T134">— Sošit!</text:span></text:span></text:p>
        <text:p text:style-name="P13"><text:span text:style-name="CharStyle14"><text:span text:style-name="T134">Zachvel sa na celom tele a očervenel od hanby a strachu, čo teraz bude. Potom vstal, trasúcou sa rukou chytil sošit do prstov a podal jej ho. Nedíval sa na ňu, keď jej bo podával, neopovážil sa. Vzala mu</text:span></text:span><text:span text:style-name="CharStyle14"><text:span text:style-name="T69"> </text:span></text:span><text:span text:style-name="CharStyle14"><text:span text:style-name="T134">ho z ruky, poprehŕ</text:span></text:span><text:span text:style-name="CharStyle14"><text:span text:style-name="T107">ň</text:span></text:span><text:span text:style-name="CharStyle14"><text:span text:style-name="T134">ala sa v</text:span></text:span><text:span text:style-name="CharStyle14"><text:span text:style-name="T69"> </text:span></text:span><text:span text:style-name="CharStyle14"><text:span text:style-name="T134">ňom a potom zadivená sa pýtal</text:span></text:span><text:span text:style-name="CharStyle14"><text:span text:style-name="T69">a</text:span></text:span><text:span text:style-name="CharStyle14"><text:span text:style-name="T134">:</text:span></text:span></text:p>
        <text:p text:style-name="P13"><text:span text:style-name="CharStyle14"><text:span text:style-name="T134">— A kdeže máš dnešnú úlohu, </text:span></text:span><text:span text:style-name="CharStyle14"><text:span text:style-name="T69">I</text:span></text:span><text:span text:style-name="CharStyle14"><text:span text:style-name="T134">vk</text:span></text:span><text:span text:style-name="CharStyle14"><text:span text:style-name="T69">o</text:span></text:span><text:span text:style-name="CharStyle14"><text:span text:style-name="T134">?</text:span></text:span></text:p>
        <text:p text:style-name="P13"><text:span text:style-name="CharStyle14"><text:span text:style-name="T134">Ovesil hlavu, premožený strachom a vedomím viny.</text:span></text:span></text:p>
        <text:p text:style-name="P13"><text:span text:style-name="CharStyle14"><text:span text:style-name="T134">— Ja, ja... — zajachtal Ivko, ale v rozrušení nenachádzal viac slov.</text:span></text:span></text:p>
        <text:p text:style-name="P26"><text:span text:style-name="CharStyle14"><text:span text:style-name="T69">— </text:span></text:span><text:span text:style-name="CharStyle14"><text:span text:style-name="T134">Tak už aj ty si sa zdarebáčil? — zvolala učiteľka. </text:span></text:span><text:span text:style-name="CharStyle14"><text:span text:style-name="T69">— </text:span></text:span><text:span text:style-name="CharStyle14"><text:span text:style-name="T134">Sadni si! Popoludní o pol </text:span></text:span><text:soft-page-break/><text:span text:style-name="CharStyle14"><text:span text:style-name="T134">štvrtej prídeš sem, za trest budeš tu zavretý dve hodiny.</text:span></text:span></text:p>
        <text:p text:style-name="P13"><text:span text:style-name="CharStyle14"><text:span text:style-name="T134">Ivko sa zronený spustil do lavice, ľútosť mu rozpaľovala oči. I z tohto jediného miesta, ktoré mu bolo drahé, kde vynikal a kde sa ho nikto neopovažoval ponižovať, spravil si mučiareň. Cítil, že všetci chlapci pozerajú na neho výsmešne, pichajú ho zlomyseľnými pohľadmi. Neodvážil sa vrátiť im ich. Sedel s opustenou hlavou a ticho smútil za dňom, v ktorom si znepriatelil i tento jediný príjemný dom.</text:span></text:span></text:p>
        <text:p text:style-name="P13"><text:span text:style-name="CharStyle14"><text:span text:style-name="T134">Po vyučovaní ostal v triede, očistom prehľadával svoju lavicu, ako by v nej niečo hľadal, aby</text:span></text:span><text:span text:style-name="CharStyle25"><text:span text:style-name="T134"> </text:span></text:span><text:span text:style-name="CharStyle14"><text:span text:style-name="T134">mohol ísť posledný. Chlapci prechádzali popri ňom medzi lavicami, pichali do neho linonármi, škodoradostne syčali:</text:span></text:span></text:p>
        <text:p text:style-name="P13"><text:span text:style-name="CharStyle14"><text:span text:style-name="T69">— </text:span></text:span><text:span text:style-name="CharStyle14"><text:span text:style-name="T134">Indián zavretý ! </text:span></text:span><text:span text:style-name="CharStyle14"><text:span text:style-name="T69">— A</text:span></text:span><text:span text:style-name="CharStyle14"><text:span text:style-name="T134">le Ivko bo</text:span></text:span><text:span text:style-name="CharStyle14"><text:span text:style-name="T69">l</text:span></text:span><text:span text:style-name="CharStyle14"><text:span text:style-name="T134"> schovatý v lavici a mlčky trpel ich posmešky.</text:span></text:span></text:p>
        <text:p text:style-name="P13"><text:span text:style-name="CharStyle14"><text:span text:style-name="T134">Ke</text:span></text:span><text:span text:style-name="CharStyle14"><text:span text:style-name="T107">ď</text:span></text:span><text:span text:style-name="CharStyle14"><text:span text:style-name="T134"> už všetci boli von, vzal si knižky a pomaly kráčal domov. Rozmýš</text:span></text:span><text:span text:style-name="CharStyle14"><text:span text:style-name="T44">ľ</text:span></text:span><text:span text:style-name="CharStyle14"><text:span text:style-name="T134">al o tom, prečo ho učiteľka nezbila trstenicou</text:span></text:span><text:span text:style-name="CharStyle14"><text:span text:style-name="T69"> </text:span></text:span><text:span text:style-name="CharStyle14"><text:span text:style-name="T134">po prstoch, ako dávala ostatným, keď nemali úlohy, žiadal si,</text:span></text:span><text:span text:style-name="CharStyle14"><text:span text:style-name="T69"> </text:span></text:span><text:span text:style-name="CharStyle14"><text:span text:style-name="T134">aby ho radšej bola zbila, ako zavrela. — Bojazlivo vošiel do domu, pozrel na mať i na bratov, ako by chcel vyčítať z ich tvárí, či už o všetkom nevedia, potom sa prešmykol do izby a tam trpelivo čakal, kým ho mať zavolá jesť. A keď ho zavolala, hodil do úst niekoľko lyžiek polievky, vrátil sa do izby</text:span></text:span><text:span text:style-name="CharStyle14"><text:span text:style-name="T69">,</text:span></text:span><text:span text:style-name="CharStyle14"><text:span text:style-name="T134"> </text:span></text:span><text:span text:style-name="CharStyle14"><text:span text:style-name="T69">v</text:span></text:span><text:span text:style-name="CharStyle14"><text:span text:style-name="T134">strčil s</text:span></text:span><text:span text:style-name="CharStyle14"><text:span text:style-name="T69">o</text:span></text:span><text:span text:style-name="CharStyle14"><text:span text:style-name="T134">ši</text:span></text:span><text:span text:style-name="CharStyle14"><text:span text:style-name="T107">t</text:span></text:span><text:span text:style-name="CharStyle14"><text:span text:style-name="T134"> a pero pod kabát a vybehol hne</text:span></text:span><text:span text:style-name="CharStyle14"><text:span text:style-name="T107">ď</text:span></text:span><text:span text:style-name="CharStyle14"><text:span text:style-name="T134"> na dvor, aby ho nemohli nijako zamestnať a znemožniť mu ísť do školy. Stískajúc mocne pod kabátom sošit a pero, vykročil do ulíc, na námestie, postával pred výkladmi obchodov a každú pol hodinu pozeral na veľké vežové hodiny, kedy bude treba ísť.</text:span></text:span></text:p>
        <text:p text:style-name="P13"><text:span text:style-name="CharStyle14"><text:span text:style-name="T134">O štvrť na štyri vykročil ku škole. Placho, obzerajúc sa n</text:span></text:span><text:span text:style-name="CharStyle14"><text:span text:style-name="T107">a</text:span></text:span><text:span text:style-name="CharStyle14"><text:span text:style-name="T69"> </text:span></text:span><text:span text:style-name="CharStyle14"><text:span text:style-name="T134">v</text:span></text:span><text:span text:style-name="CharStyle14"><text:span text:style-name="T44">š</text:span></text:span><text:span text:style-name="CharStyle14"><text:span text:style-name="T134">e</text:span></text:span><text:span text:style-name="CharStyle14"><text:span text:style-name="T107">t</text:span></text:span><text:span text:style-name="CharStyle14"><text:span text:style-name="T134">ky st</text:span></text:span><text:span text:style-name="CharStyle14"><text:span text:style-name="T69">r</text:span></text:span><text:span text:style-name="CharStyle14"><text:span text:style-name="T134">any, vošiel na chodbu. V celej budove bolo neobyčajne ticho, nevyučovalo sa ani v jednej triede. Ivko ešte nikdy nevidel školu takúto. Bola ako cintorín, do ktorého ho idú pochovať. </text:span></text:span><text:soft-page-break/><text:span text:style-name="CharStyle14"><text:span text:style-name="T134">Stiesnenosťou a smútkom účinkovalo na neho jej ticho. Chodby boly m</text:span></text:span><text:span text:style-name="CharStyle14"><text:span text:style-name="T44">ĺ</text:span></text:span><text:span text:style-name="CharStyle14"><text:span text:style-name="T134">kve a nepriateľské, ani hláska od</text:span></text:span><text:span text:style-name="CharStyle14"><text:span text:style-name="T44">n</text:span></text:span><text:span text:style-name="CharStyle14"><text:span text:style-name="T134">ikia</text:span></text:span><text:span text:style-name="CharStyle14"><text:span text:style-name="T44">ľ</text:span></text:span><text:span text:style-name="CharStyle14"><text:span text:style-name="T134">.</text:span></text:span></text:p>
        <text:p text:style-name="P13"><text:span text:style-name="CharStyle14"><text:span text:style-name="T134">Prestrašený týmto neobyčajným mlčaním školy po prstoch zašiel pred piatu triedu, zastal pred dverami, napäto popočúval, a keď nič nebolo počuť znútra, chytil kľučku. Dvere boly zamknuté. Prišiel privčas.</text:span></text:span></text:p>
        <text:p text:style-name="P13"><text:span text:style-name="CharStyle14"><text:span text:style-name="T134">Podišiel k obloku, oprel sa oň lakťom a pozeral na začadené strechy domov.</text:span></text:span></text:p>
        <text:p text:style-name="P13"><text:span text:style-name="CharStyle14"><text:span text:style-name="T134">O štvrť hodiny začul za zákrutou chodby tiché kroky. Srdce mu mocnejšie zatĺklo, obzrel sa v tú stranu.</text:span></text:span></text:p>
        <text:p text:style-name="P13"><text:span text:style-name="CharStyle14"><text:span text:style-name="T134">Bola to učiteľka.</text:span></text:span></text:p>
        <text:p text:style-name="P13"><text:span text:style-name="CharStyle14"><text:span text:style-name="T134">Skrúšený, zúbožený, premožený vedomím svojho hriechu stál pri obloku a čakal ju, a keď bola blízko, sklopil oči a pozdravil sa. Prišla k nemu celkom blízko, priateľsky mu položila ruku na hlavu a mäkkým hlasom sa spýtala:</text:span></text:span></text:p>
        <text:p text:style-name="P26"><text:span text:style-name="CharStyle14"><text:span text:style-name="T69">— </text:span></text:span><text:span text:style-name="CharStyle14"><text:span text:style-name="T134">Tak si prišiel, ty fagan? Pôjdeme ku mne domov, nemám kedy tu s tebou sedeť. Po</text:span></text:span><text:span text:style-name="CharStyle14"><text:span text:style-name="T107">ď</text:span></text:span><text:span text:style-name="CharStyle14"><text:span text:style-name="T134">! — Písanku máš?</text:span></text:span></text:p>
        <text:p text:style-name="P13"><text:span text:style-name="CharStyle14"><text:span text:style-name="T69">— </text:span></text:span><text:span text:style-name="CharStyle14"><text:span text:style-name="T134">Mám, </text:span></text:span><text:span text:style-name="CharStyle14"><text:span text:style-name="T69">— o</text:span></text:span><text:span text:style-name="CharStyle14"><text:span text:style-name="T134">dpovedal Ivko ticho.</text:span></text:span></text:p>
        <text:p text:style-name="P13"><text:span text:style-name="CharStyle14"><text:span text:style-name="T134">Chytila ho za ruku a viedla domov. Bývala ne</text:span></text:span><text:span text:style-name="CharStyle14"><text:span text:style-name="T69">ď</text:span></text:span><text:span text:style-name="CharStyle14"><text:span text:style-name="T134">aleko školy v bielom domci na Priečnej ulici; okolo domca mala peknú záhradu a v nej plno kvetov a kríkových húštin. Pri vchode bola verandička zo všelijakých farebných skiel. Vábno ihrala všetkými farbami Ivkovým očiam, blinkala radostne, vyčarúvala úsmev na jeho tvár svojou radostnou farebnosťou.</text:span></text:span></text:p>
        <text:p text:style-name="P26"><text:span text:style-name="CharStyle14"><text:span text:style-name="T134">Vošli do maľovanej bráničky a na schodíky, vedúce do verandy. Učiteľka jemne za plece potisla </text:span></text:span><text:span text:style-name="CharStyle14"><text:span text:style-name="T69">I</text:span></text:span><text:span text:style-name="CharStyle14"><text:span text:style-name="T134">vka do dverí a tam ho nechala stáť. Chcela kamsi odísť, ale vtom odkiaľsi zo záhrady pribehol chlapec — prvoklasník mohol byť </text:span></text:span><text:span text:style-name="CharStyle14"><text:span text:style-name="T69">—</text:span></text:span><text:span text:style-name="CharStyle14"><text:span text:style-name="T134">, oblečený v </text:span></text:span><text:soft-page-break/><text:span text:style-name="CharStyle14"><text:span text:style-name="T134">pekných čiernych zamatových šatočkách, a pustil sa do radostného kriku.</text:span></text:span></text:p>
        <text:p text:style-name="P13"><text:span text:style-name="CharStyle14"><text:span text:style-name="T134">— Mamulienka, mamulienka!</text:span></text:span></text:p>
        <text:p text:style-name="P13"><text:span text:style-name="CharStyle14"><text:span text:style-name="T134">Dobehol k učiteľke, a keď sa k nemu zohla, zavesil sa jej na hrdlo a začal ju bozkávať.</text:span></text:span></text:p>
        <text:p text:style-name="P13"><text:span text:style-name="CharStyle14"><text:span text:style-name="T134">— Mamulienka, kde si bola tak dlho? — vypytoval sa jej zpomedzi bozkov.</text:span></text:span></text:p>
        <text:p text:style-name="P13"><text:span text:style-name="CharStyle14"><text:span text:style-name="T134">Vyjavený, prekvapený Ivko sa díval na mať a na syna, a nerozumel, čo robia. Zdalo sa mu hlúpe, že ch</text:span></text:span><text:span text:style-name="CharStyle14"><text:span text:style-name="T69">la</text:span></text:span><text:span text:style-name="CharStyle14"><text:span text:style-name="T134">pec sa tak </text:span></text:span><text:span text:style-name="CharStyle14"><text:span text:style-name="T69">ve</text:span></text:span><text:span text:style-name="CharStyle14"><text:span text:style-name="T134">šia na ňu, a čudoval sa, prečo ho učiteľka nepľasne po rukách ako Ivka jeho mať, keď bol niekedy samopašný a zo samopaše sa jej zavesil na plecia, zdrvené robotou.</text:span></text:span></text:p>
        <text:p text:style-name="P13"><text:span text:style-name="CharStyle14"><text:span text:style-name="T134">— Musela som ísť po tohto chlapca, Ďurík, — povedala učite</text:span></text:span><text:span text:style-name="CharStyle14"><text:span text:style-name="T107">ľ</text:span></text:span><text:span text:style-name="CharStyle14"><text:span text:style-name="T134">ka, vychytila synka do náručia a tuho ho bozkávala na obe líca.</text:span></text:span></text:p>
        <text:p text:style-name="P13"><text:span text:style-name="CharStyle14"><text:span text:style-name="T134">Ivkovi, ako tak hľadel na ňu, čo s ním robí, vhupla do mysli myšlienka, že je taká samopašná ako chlapci, keď sa krbálajú po trávniku abo dolu vŕškom, a usmial sa v duchu, aké je to smiešne od nej, vyrastenej. Ale vtom si uvedomil, že je to jeho učite</text:span></text:span><text:span text:style-name="CharStyle14"><text:span text:style-name="T107">ľ</text:span></text:span><text:span text:style-name="CharStyle14"><text:span text:style-name="T134">ka, o ktorej sa nepatrí takto smýšľať. Krv mu udrela do tvári a znepokojený sa začal oháňať pred touto myšlienkou, aby nevybuchol v hlasný smiech.</text:span></text:span></text:p>
        <text:p text:style-name="P26"><text:span text:style-name="CharStyle14"><text:span text:style-name="T69">— </text:span></text:span><text:span text:style-name="CharStyle14"><text:span text:style-name="T134">No, </text:span></text:span><text:span text:style-name="CharStyle14"><text:span text:style-name="T107">Ď</text:span></text:span><text:span text:style-name="CharStyle14"><text:span text:style-name="T134">urík, teraz ma už nechaj, — povedala napokon synovi, položila ho na zem, potisla k Ivkovi, k školskej lavici, ktorú mali v kúte verandy.</text:span></text:span></text:p>
        <text:p text:style-name="P13"><text:span text:style-name="CharStyle14"><text:span text:style-name="T69">—</text:span></text:span><text:span text:style-name="CharStyle14"><text:span text:style-name="T134"> Sadnite si a tu si robte úlohy, — povedala.</text:span></text:span></text:p>
        <text:p text:style-name="P26"><text:span text:style-name="CharStyle14"><text:span text:style-name="T69">— </text:span></text:span><text:span text:style-name="CharStyle14"><text:span text:style-name="T134">On je zavretý, mamička? </text:span></text:span><text:span text:style-name="CharStyle14"><text:span text:style-name="T69">— p</text:span></text:span><text:span text:style-name="CharStyle14"><text:span text:style-name="T134">ýtal sa Ďur</text:span></text:span><text:span text:style-name="CharStyle14"><text:span text:style-name="T69">ko </text:span></text:span><text:span text:style-name="CharStyle14"><text:span text:style-name="T134">zvedavo, ale učite</text:span></text:span><text:span text:style-name="CharStyle14"><text:span text:style-name="T107">ľ</text:span></text:span><text:span text:style-name="CharStyle14"><text:span text:style-name="T134">ka položila prst na ústa a druhým mu pohrozila, aby čušal.</text:span></text:span></text:p>
        <text:p text:style-name="P13"><text:span text:style-name="CharStyle14"><text:span text:style-name="T134">Ivko sa cítil urazený touto otázkou, začervenel sa od hanby, ale neodvážil sa zagániť na učiteľkinho syna, len naraz zacítil proti nemu nev</text:span></text:span><text:span text:style-name="CharStyle14"><text:span text:style-name="T44">o</text:span></text:span><text:span text:style-name="CharStyle14"><text:span text:style-name="T134">ľu. Hneval sa na neho </text:span></text:span><text:soft-page-break/><text:span text:style-name="CharStyle14"><text:span text:style-name="T134">pre tú otázku, ale zaťal zuby, usadil sa v lavici vedľa neho, namočil pero a pomaly, pozorne začal písať číslice.</text:span></text:span></text:p>
        <text:p text:style-name="P13"><text:span text:style-name="CharStyle14"><text:span text:style-name="T134">U</text:span></text:span><text:span text:style-name="CharStyle14"><text:span text:style-name="T69">č</text:span></text:span><text:span text:style-name="CharStyle14"><text:span text:style-name="T134">ite</text:span></text:span><text:span text:style-name="CharStyle14"><text:span text:style-name="T44">ľ</text:span></text:span><text:span text:style-name="CharStyle14"><text:span text:style-name="T134">ka odišla a Ivko písal usilovne a nevšímal si svojho suseda.</text:span></text:span></text:p>
        <text:p text:style-name="P13"><text:span text:style-name="CharStyle14"><text:span text:style-name="T134">Po pol hodinke, keď mu už nechýbalo ve</text:span></text:span><text:span text:style-name="CharStyle14"><text:span text:style-name="T44">ľ</text:span></text:span><text:span text:style-name="CharStyle14"><text:span text:style-name="T134">a do konca úlohy, začul kroky na chodbičke za sklenenými dverami verandy. Zdvihol oči a zháčil sa od prekvapenia. Zazrel učite</text:span></text:span><text:span text:style-name="CharStyle14"><text:span text:style-name="T69">ľ</text:span></text:span><text:span text:style-name="CharStyle14"><text:span text:style-name="T134">ku, ktorá niesla ve</text:span></text:span><text:span text:style-name="CharStyle14"><text:span text:style-name="T44">ľ</text:span></text:span><text:span text:style-name="CharStyle14"><text:span text:style-name="T134">kú tácňu — na nej dve šálky kávy a všelijaké pečivá. Ako magnet pritiahly tieto veci jeho</text:span></text:span><text:span text:style-name="CharStyle14"><text:span text:style-name="T69"> </text:span></text:span><text:span text:style-name="CharStyle14"><text:span text:style-name="T134">poh</text:span></text:span><text:span text:style-name="CharStyle14"><text:span text:style-name="T44">ľ</text:span></text:span><text:span text:style-name="CharStyle14"><text:span text:style-name="T134">ad.</text:span></text:span><text:span text:style-name="CharStyle14"><text:span text:style-name="T69"> </text:span></text:span><text:span text:style-name="CharStyle14"><text:span text:style-name="T134">Oči mu zvlhly od túžby po nich, pery sa mu zachvely.</text:span></text:span></text:p>
        <text:p text:style-name="P13"><text:span text:style-name="CharStyle14"><text:span text:style-name="T134">„Komu to len nesie?“ pýtal sa v duchu sám seba a myšlienka sa mu chvela roztúžením, keď videl, že učite</text:span></text:span><text:span text:style-name="CharStyle14"><text:span text:style-name="T107">ľ</text:span></text:span><text:span text:style-name="CharStyle14"><text:span text:style-name="T134">ka kráča k nim.</text:span></text:span></text:p>
        <text:p text:style-name="P13"><text:span text:style-name="CharStyle14"><text:span text:style-name="T134">Tácňu položila na lykový stolík vedia nich a tvár i oči sa jej pritom mäkko smialy.</text:span></text:span></text:p>
        <text:p text:style-name="P13"><text:span text:style-name="CharStyle14"><text:span text:style-name="T134">— No, teraz prestaňte na chví</text:span></text:span><text:span text:style-name="CharStyle14"><text:span text:style-name="T107">ľ</text:span></text:span><text:span text:style-name="CharStyle14"><text:span text:style-name="T134">u, detičky, budete jes</text:span></text:span><text:span text:style-name="CharStyle14"><text:span text:style-name="T107">ť</text:span></text:span><text:span text:style-name="CharStyle14"><text:span text:style-name="T134"> — povedala.</text:span></text:span></text:p>
        <text:p text:style-name="P13"><text:span text:style-name="CharStyle14"><text:span text:style-name="T134">Ďurko vyskočil, zas ju objal okolo hrdla a bozkával ju. Ivko teraz nemal kedy spytovať sa, prečo to robí; poh</text:span></text:span><text:span text:style-name="CharStyle14"><text:span text:style-name="T44">ľ</text:span></text:span><text:span text:style-name="CharStyle14"><text:span text:style-name="T134">ad mu vlhol od rozrušenia čoraz viac, pozeral na jemné pečivá, a nemohol veriť, že jej slová sa vzťahujú i na neho. Neistota mu pálila túžbu, trápna myšlienka, že to idú jesť oni dvaja, učite</text:span></text:span><text:span text:style-name="CharStyle14"><text:span text:style-name="T44">ľ</text:span></text:span><text:span text:style-name="CharStyle14"><text:span text:style-name="T134">ka a Ďurko, </text:span></text:span><text:span text:style-name="CharStyle14"><text:span text:style-name="T69">r</text:span></text:span><text:span text:style-name="CharStyle14"><text:span text:style-name="T134">obila ho smutným. Pero mu ostalo väzeť medzi prstami, priložené na papier, triaslo sa a tak h</text:span></text:span><text:span text:style-name="CharStyle14"><text:span text:style-name="T44">ľ</text:span></text:span><text:span text:style-name="CharStyle14"><text:span text:style-name="T134">adel na </text:span></text:span><text:span text:style-name="CharStyle14"><text:span text:style-name="T107">Ď</text:span></text:span><text:span text:style-name="CharStyle14"><text:span text:style-name="T134">urka, ktorý si sadol za lykový st</text:span></text:span><text:span text:style-name="CharStyle14"><text:span text:style-name="T69">ô</text:span></text:span><text:span text:style-name="CharStyle14"><text:span text:style-name="T134">l na lykovú stoličku, vzal s</text:span></text:span><text:span text:style-name="CharStyle14"><text:span text:style-name="T69">i</text:span></text:span><text:span text:style-name="CharStyle14"><text:span text:style-name="T134"> </text:span></text:span><text:span text:style-name="CharStyle14"><text:span text:style-name="T107">š</text:span></text:span><text:span text:style-name="CharStyle14"><text:span text:style-name="T134">álku kávy, pečivo a zahryzol doň. Úzkosť mu stískala srdce, čakal, že teraz si prisadne ona k druh</text:span></text:span><text:span text:style-name="CharStyle14"><text:span text:style-name="T69">ej</text:span></text:span><text:span text:style-name="CharStyle14"><text:span text:style-name="T134"> šálke, že tá druhá naozaj nie je pre neho, ale vtom učite</text:span></text:span><text:span text:style-name="CharStyle14"><text:span text:style-name="T107">ľ</text:span></text:span><text:span text:style-name="CharStyle14"><text:span text:style-name="T134">ka chytila druhú šálku do prstov, potisla ju na druhý kraj stolíka a povedala:</text:span></text:span></text:p>
        <text:p text:style-name="P13"><text:span text:style-name="CharStyle14"><text:span text:style-name="T134">— No jedz, </text:span></text:span><text:span text:style-name="CharStyle14"><text:span text:style-name="T69">I</text:span></text:span><text:span text:style-name="CharStyle14"><text:span text:style-name="T134">vko, neboj sa, — a podávala mu kúsok pečiva.</text:span></text:span></text:p>
        <text:p text:style-name="P13"><text:span text:style-name="CharStyle14"><text:span text:style-name="T134">Pozrel na ňu pohľadom, na ktorý možno ešte i dnes sa pamätá. Bol plný </text:span></text:span><text:soft-page-break/><text:span text:style-name="CharStyle14"><text:span text:style-name="T134">prekypujúcej vďačnosti a lásky k nej. Pomaly sa zodvihol a sadol za lykový stolík. Trasľavou rukou chytil šálku za úško, druhou pečivo, a chlipkajúc kávu, blysla mu hlavou myšlien</text:span></text:span><text:span text:style-name="CharStyle14"><text:span text:style-name="T69">ka</text:span></text:span><text:span text:style-name="CharStyle14"><text:span text:style-name="T134">, kedy ju ostatný raz pil a</text:span></text:span><text:span text:style-name="CharStyle14"><text:span text:style-name="T69"> </text:span></text:span><text:span text:style-name="CharStyle14"><text:span text:style-name="T134">aká dobrá je táto učiteľka, keď mu ju dala, aká skúpa jeho mať, ktorá ho vždy vybila, keď si ju pýtal. </text:span></text:span><text:span text:style-name="CharStyle14"><text:span text:style-name="T69">T</text:span></text:span><text:span text:style-name="CharStyle14"><text:span text:style-name="T134">ajomná, sladká dobrota ho oviala z učiteľkinej osoby a prišlo mu ľúto, že jeho mať nie je taká. Mysliac na učiteľku teplými myšlienkami, dop</text:span></text:span><text:span text:style-name="CharStyle14"><text:span text:style-name="T69">íja</text:span></text:span><text:span text:style-name="CharStyle14"><text:span text:style-name="T134">l posledný g</text:span></text:span><text:span text:style-name="CharStyle14"><text:span text:style-name="T69">lg </text:span></text:span><text:span text:style-name="CharStyle14"><text:span text:style-name="T134">a hodil do úst posledný kúsok pečiva, potom bokom zazrel n</text:span></text:span><text:span text:style-name="CharStyle14"><text:span text:style-name="T69">a Ď</text:span></text:span><text:span text:style-name="CharStyle14"><text:span text:style-name="T134">urka, ktorý mal vypitú kávu do pol šálky. Obzeral ho so všetkých strán, </text:span></text:span><text:span text:style-name="CharStyle14"><text:span text:style-name="T69">j</text:span></text:span><text:span text:style-name="CharStyle14"><text:span text:style-name="T134">eho hladké čistučké šatočky, vysmiatu tvár, šťastné oči. Ukrutne mu závidel, že má takú mať, a cítil sa ukrivdený, že on ju nemá. A keď nazrel do jeho šálky, vytreštil oči, lebo Ďurko ešte chlipol z nej, vypitej dopoly, a teraz svra</text:span></text:span><text:span text:style-name="CharStyle14"><text:span text:style-name="T107">š</text:span></text:span><text:span text:style-name="CharStyle14"><text:span text:style-name="T134">til tvár, odtisol šálku nabok a povedal:</text:span></text:span></text:p>
        <text:p text:style-name="P13"><text:span text:style-name="CharStyle14"><text:span text:style-name="T134">— Nie je dobrá.</text:span></text:span></text:p>
        <text:p text:style-name="P13"><text:span text:style-name="CharStyle14"><text:span text:style-name="T134">Ivko, ohromený, chcel zvolať na neho, že je somár; len v poslednej chvíli sa spamätal a zadržal slová na jazyku, ale </text:span></text:span><text:span text:style-name="CharStyle14"><text:span text:style-name="T107">Ď</text:span></text:span><text:span text:style-name="CharStyle14"><text:span text:style-name="T134">urko razom klesol v jeho predstavách na hlupáčika.</text:span></text:span></text:p>
        <text:p text:style-name="P13"><text:span text:style-name="CharStyle14"><text:span text:style-name="T134">Prichádzala učiteľka, preto chytro presadol do lavice, v ktorej písali; chcel sa dať do písania, ale učiteľka ho vyrušila otázkou:</text:span></text:span></text:p>
        <text:p text:style-name="P13"><text:span text:style-name="CharStyle14"><text:span text:style-name="T134">— Bolo dobré, Ivko? — a položila mu ruku na hlavu.</text:span></text:span></text:p>
        <text:p text:style-name="P13"><text:span text:style-name="CharStyle14"><text:span text:style-name="T134">— </text:span></text:span><text:span text:style-name="CharStyle14"><text:span text:style-name="T107">Á</text:span></text:span><text:span text:style-name="CharStyle14"><text:span text:style-name="T69">n</text:span></text:span><text:span text:style-name="CharStyle14"><text:span text:style-name="T134">o, pekne ďakujem, — odpovedal Ivko a písal číslicu.</text:span></text:span></text:p>
        <text:p text:style-name="P13"><text:span text:style-name="CharStyle14"><text:span text:style-name="T134">Ale keď sa teraz pozrel na list písanky, zazrel na ňom hodný kruh čiernych bodov. Hľadel na ne za chvíľu, nerozumel, kde sa tam vzaly. Potom mu svitlo v hlave, že to akiste vtedy sa stalo, keď pozeral na učiteľku, prichádzajúcu k nim s tácňou, a keď sa mu tak ruka triasla od rozrušenia.</text:span></text:span></text:p>
        <text:p text:style-name="P13"><text:soft-page-break/><text:span text:style-name="CharStyle14"><text:span text:style-name="T134">Smutne sa usmial na tie body a len teraz si uvedomil, ako ho rozochvel pohľad na bielu kávu. To </text:span></text:span><text:span text:style-name="CharStyle14"><text:span text:style-name="T107">Ď</text:span></text:span><text:span text:style-name="CharStyle14"><text:span text:style-name="T134">urka akiste nie tak.</text:span></text:span></text:p>
        <text:p text:style-name="P13"><text:span text:style-name="CharStyle14"><text:span text:style-name="T134">Písali ešte so štvrť hodiny, potom </text:span></text:span><text:span text:style-name="CharStyle14"><text:span text:style-name="T107">Ď</text:span></text:span><text:span text:style-name="CharStyle14"><text:span text:style-name="T134">urko zavrel sošit, vyskočil a povedal:</text:span></text:span></text:p>
        <text:p text:style-name="P13"><text:span text:style-name="CharStyle14"><text:span text:style-name="T134">— Mamička, mamička! Ja som už hotový.</text:span></text:span></text:p>
        <text:p text:style-name="P13"><text:span text:style-name="CharStyle14"><text:span text:style-name="T134">Učiteľka zas prišla.</text:span></text:span></text:p>
        <text:p text:style-name="P13"><text:span text:style-name="CharStyle14"><text:span text:style-name="T134">— Dobre, </text:span></text:span><text:span text:style-name="CharStyle14"><text:span text:style-name="T107">Ď</text:span></text:span><text:span text:style-name="CharStyle14"><text:span text:style-name="T134">urík, teraz sa chod baviť do záhrady, — odpovedala, zas ho vychytila do náručia, bozkávala na líca a v náručí ho vyniesla na dvor.</text:span></text:span></text:p>
        <text:p text:style-name="P13"><text:span text:style-name="CharStyle14"><text:span text:style-name="T134">Ivko nijako nevedel porozumeť, prečo to robí; zdalo sa mu to zas smiešne a chlapčenské od takej ve</text:span></text:span><text:span text:style-name="CharStyle14"><text:span text:style-name="T69">ľ</text:span></text:span><text:span text:style-name="CharStyle14"><text:span text:style-name="T134">kej osoby. Musel sa veľmi zdržiavať, aby nevybuchol v smiech.</text:span></text:span></text:p>
        <text:p text:style-name="P13"><text:span text:style-name="CharStyle14"><text:span text:style-name="T134">Ke</text:span></text:span><text:span text:style-name="CharStyle14"><text:span text:style-name="T107">ď</text:span></text:span><text:span text:style-name="CharStyle14"><text:span text:style-name="T134"> vyprevadila Durka do záhrady, vrátila sa k nemu.</text:span></text:span></text:p>
        <text:p text:style-name="P13"><text:span text:style-name="CharStyle14"><text:span text:style-name="T134">— No, Ivko, môžeš ísť už aj ty domov, ale nabudúce mi bu</text:span></text:span><text:span text:style-name="CharStyle14"><text:span text:style-name="T107">ď</text:span></text:span><text:span text:style-name="CharStyle14"><text:span text:style-name="T134"> poriadny, </text:span></text:span><text:span text:style-name="CharStyle14"><text:span text:style-name="T69">—</text:span></text:span><text:span text:style-name="CharStyle14"><text:span text:style-name="T134"> povedala mu.</text:span></text:span></text:p>
        <text:p text:style-name="P13"><text:span text:style-name="CharStyle14"><text:span text:style-name="T134">Ivko vzal svoje veci a zahanbený jej výčitk</text:span></text:span><text:span text:style-name="CharStyle14"><text:span text:style-name="T69">ou </text:span></text:span><text:span text:style-name="CharStyle14"><text:span text:style-name="T134">odchádzal. S ulice so desať ráz sa obzrel na biely dom a maľovanú zelenú bráničku a zasypával jeho obyvateľku v</text:span></text:span><text:span text:style-name="CharStyle14"><text:span text:style-name="T69">ď</text:span></text:span><text:span text:style-name="CharStyle14"><text:span text:style-name="T134">ačnosťou za jej dobrotu. Jeho myšlienky čoraz mocnejšie premáhalo horúce želanie, aby aj on mal takúto mať, žičlivú a dobrotivú, vždy usmiatu, taký oblek, ako mal Ďurko, aby ho chlapci nevysmievali. Och, ako túžil byť jej synom, volať sa jej menom, aby mohol každý deň prichádzať do bieleho domu na Priečnej ulici, do verandičky z farebných blinkajúcich skiel a tam jedávať kávu a neznáme dobré pečivá! A keď prichádzal do továrenskej štvrti, keď zďaleka zazrel svoj dom, obrýpaný na všetkých uhloch, so surovými tehlami, vyzerajúcimi zpod kožovky, s vysokánskou strechou, čo sa zdala začínať hneď pri základoch, pochytil ho smútok </text:span></text:span><text:soft-page-break/><text:span text:style-name="CharStyle14"><text:span text:style-name="T134">a ľútosť, že sa zas musel sem vrátiť, že jeho domov nie je niekde za maľovanou bráničkou, ako je učiteľkina, a v bielom peknom domci, ako je učiteľkin, — s verandičkou, v ktorej by jedával bielu kávu s </text:span></text:span><text:span text:style-name="CharStyle14"><text:span text:style-name="T69">ne</text:span></text:span><text:span text:style-name="CharStyle14"><text:span text:style-name="T134">známymi pečivami. Ale kde bol tento jeho druhý domov? — Pán Boh vedel, nik mu ho nechcel ukázať.</text:span></text:span></text:p>
        <text:p text:style-name="P13"><text:span text:style-name="CharStyle14"><text:span text:style-name="T134">Roztúžený po ňom vošiel do kuchyne, kde mať prala. Prešmykol sa do izby, písanku i pero chytro vstrčil do kapsy, potom si sadol k obloku a tuho rozmýšľal o učiteľke. Priezračný pavučinový podvečer mu maľoval pred očami jej dobrú tvár, lisnúcu sa tácňu, na ktorej im niesla olovrant, jej okrúhle prsty, ktorými vzala pečivo a podala mu. Sladké odpútanie od všetkých žiaľov jeho minulosti vyvolala v ňom táto predstava, od všetkého, čo mu zaviňovalo smútok, — od chlapcov, ktorí ho prezývali, od jeho mamky, otca, bratov, ktorí ho neľúbili, a bol by ju vyvolával pred svojím duševným zrakom znova a znova, ale o chvíľu vošla do izby mať a zavolala na neho:</text:span></text:span></text:p>
        <text:p text:style-name="P13"><text:span text:style-name="CharStyle14"><text:span text:style-name="T134">— </text:span></text:span><text:span text:style-name="CharStyle14"><text:span text:style-name="T107">Č</text:span></text:span><text:span text:style-name="CharStyle14"><text:span text:style-name="T134">o tu kvačíš? Cho</text:span></text:span><text:span text:style-name="CharStyle14"><text:span text:style-name="T107">ď</text:span></text:span><text:span text:style-name="CharStyle14"><text:span text:style-name="T134"> dreva narúbať, nemám čo priložiť do pece.</text:span></text:span></text:p>
        <text:p text:style-name="P13"><text:span text:style-name="CharStyle14"><text:span text:style-name="T134">Usmiata biela predstava učiteľky razom mu zmizla zpred očú, zjavila sa mu doštená dreváreň za oblokom, pri nej široký dvor. Ivko vzal sekerku z kúta izby, vyšiel do drevárne a rúbal drevo, ale i pri tejto robote myslel na učiteľku, ktorú, cítil to</text:span></text:span><text:span text:style-name="CharStyle14"><text:span text:style-name="T69">, </text:span></text:span><text:span text:style-name="CharStyle14"><text:span text:style-name="T134">začínal ľúbiť a ktorú chcel mať za matku. Chvíľami ruka so sekerkou ovisla mu k boku, zahľadel sa bezcieľne na obl</text:span></text:span><text:span text:style-name="CharStyle14"><text:span text:style-name="T69">ô</text:span></text:span><text:span text:style-name="CharStyle14"><text:span text:style-name="T134">čik drevárne a pred jeho očami znova a znova zjavovala sa učiteľka s bielou zásterkou, nesúca šálky kávy, potom dvíhajúca do náručia svojho synka a horúco ho bozkávajúca. A</text:span></text:span><text:span text:style-name="CharStyle14"><text:span text:style-name="T69"> </text:span></text:span><text:span text:style-name="CharStyle14"><text:span text:style-name="T134">na podiv, zrazu, ako tak hľadel na ňu duševným zrakom, pritískajúcu pery na bledú </text:span></text:span><text:span text:style-name="CharStyle14"><text:span text:style-name="T107">Ď</text:span></text:span><text:span text:style-name="CharStyle14"><text:span text:style-name="T134">urkovu tvár, toto jej samopašné chlapčenské vyčíňanie stratilo v jeho očiach svoju smiešnosť. Predstavil sa v jej </text:span></text:span><text:soft-page-break/><text:span text:style-name="CharStyle14"><text:span text:style-name="T134">náručí, ako ho dvíha k svojej tvári a bozkáva, a zazdalo sa mu odrazu, že by to bolo pekné. V celej jeho rodine nikdy nikto sa nebozkával, nikdy to nevidel ani u súsedov, a preto prvý raz učiteľku v duchu vysmial, ale teraz príjemné, láskavé teplo zohrialo jeho predstavy, keď sa videl v jej náručí.</text:span></text:span></text:p>
        <text:p text:style-name="P13"><text:span text:style-name="CharStyle14"><text:span text:style-name="T134">Od nej by bolo všetko pekné, i toto, — dumal Ivko.</text:span></text:span></text:p>
        <text:p text:style-name="P13"><text:span text:style-name="CharStyle14"><text:span text:style-name="T134">Dlho hľadel na malilinký oblôčik drevárne, za ktorým videl učiteľku a seba v jej dome, potom zpoza drevárne začul kroky, ktoré ho vyrušily z dúm. Vyšiel na hŕbu dreva, aby bol bližšie k obl</text:span></text:span><text:span text:style-name="CharStyle14"><text:span text:style-name="T69">ô</text:span></text:span><text:span text:style-name="CharStyle14"><text:span text:style-name="T134">čiku, a pozrel, kto to chodí poza dreváreň. Udivilo ho, keď tam zazrel otca, ako sa opiera o vytŕčajúcu dosku v priechode medzi ich a súsedovie drevárňou. Sem do priechodu i oni chlapci sa chodievali skrývať, keď chceli spraviť niečo v skryte. Bol zvedavý, čo tam otec chce, preto pritisol líce na obločné sklo a čušky hľadel. O chví</text:span></text:span><text:span text:style-name="CharStyle14"><text:span text:style-name="T107">ľ</text:span></text:span><text:span text:style-name="CharStyle14"><text:span text:style-name="T134">u otec vytiahol z pravého vrecka hodný kus klobásy, z ľavého chlieb a jedol. Ivk</text:span></text:span><text:span text:style-name="CharStyle14"><text:span text:style-name="T69">ov</text:span></text:span><text:span text:style-name="CharStyle14"><text:span text:style-name="T134">i sa sliny sbehly v ústach pri tomto pohľade, celkom horké a zlé. Spustil sa s hŕby dreva a rozľútený zaťal do kláta. Otec, mať, celý dom s jeho boľačkami sa mu stávali čoraz cudze</text:span></text:span><text:span text:style-name="CharStyle14"><text:span text:style-name="T69">jš</text:span></text:span><text:span text:style-name="CharStyle14"><text:span text:style-name="T134">í a čoraz mocnejšie sa mu žiadalo veriť, že tu nie je jeho domov, ale kdesi inde, v žičlivejšej chalupe, len mu ju nemá kto ukázať. Keď mu tak ľútosť zožierala myšlienky nad tým, že všetci ho odbíjajú a krivdia mu, tým mocnejšie sa tisla do jeho predstáv učiteľka a túžba byť jej synom, bývať v bielučkom jej dome s maľovanou bráničkou a cítiť pri sebe vždy jej dobrotivosť.</text:span></text:span></text:p>
        <text:p text:style-name="P13"><text:span text:style-name="CharStyle14"><text:span text:style-name="T134">Rozpálený touto túžbou vzal do náručia hŕbku dreva, zaniesol do kuchyne a cudzím pohľadom pozrel na svoju mať, ktorá stála pri ozrutnom koryte a prala. Každý deň takto prala pre cudzích ľudí, lebo z otcovho zárobku nebolo možno vyžiť. </text:span></text:span><text:soft-page-break/><text:span text:style-name="CharStyle14"><text:span text:style-name="T134">Ivko sa zahľadel na jej ruky, biele od horúcej</text:span></text:span><text:span text:style-name="CharStyle25"><text:span text:style-name="T134"> </text:span></text:span><text:span text:style-name="CharStyle14"><text:span text:style-name="T134">vody, na bielu tvár, uvarenú parami, a chcelo sa mu povedať, že ona nie je jeho mať, keď mu </text:span></text:span><text:span text:style-name="CharStyle14"><text:span text:style-name="T69">n</text:span></text:span><text:span text:style-name="CharStyle14"><text:span text:style-name="T134">epreukazuje lásku ako učiteľka svojmu </text:span></text:span><text:span text:style-name="CharStyle14"><text:span text:style-name="T107">Ď</text:span></text:span><text:span text:style-name="CharStyle14"><text:span text:style-name="T134">urkovi. Ale neodvážil sa vysloviť túto myšlienku. Prešiel popri koryte, pozerajúc na mať bokom, vyšiel na dvor a do vrbín k Váhu a tam dumal o tom, prečo musel prísť do tohto domu, kde je pre neho tak málo žičlivosti a lásky.</text:span></text:span><text:span text:style-name="CharStyle14"><text:span text:style-name="T69">—A</text:span></text:span><text:span text:style-name="CharStyle14"><text:span text:style-name="T134">kiste aj ona, myslel o materi, v skryte robí ako otec, a im dáva na stôl ostatky. Táto trpká výčitka tisla sa mu medzi pery, len komu ju povedať, komu? Rozhorčený a bezradný v svojej slabosti túlal sa po vŕbových húštinách do večera. A večer, keď ho už zima začala drviť, vrátil sa domov. Všetci už sedeli pri večeri, pri česnakovej polievke. I jeho tanier bol na stole, ale prázdny. Mať, keď ho zazrela vo dverách, naliala doňho polievky a </text:span></text:span><text:span text:style-name="CharStyle14"><text:span text:style-name="T69">I</text:span></text:span><text:span text:style-name="CharStyle14"><text:span text:style-name="T134">vko, zazerajúc na všetkých, sadol si k nej a pomaly chlípal. Položil do úst so tri lyžice, potom otec vstal, poutieral si ústa opakom dlane a povedal:</text:span></text:span></text:p>
        <text:p text:style-name="P13"><text:span text:style-name="CharStyle14"><text:span text:style-name="T134">— Akási je dnes nedobrá.</text:span></text:span></text:p>
        <text:p text:style-name="P13"><text:span text:style-name="CharStyle14"><text:span text:style-name="T134">Odtisol tanier od seba. Ivkov poh</text:span></text:span><text:span text:style-name="CharStyle14"><text:span text:style-name="T69">ľ</text:span></text:span><text:span text:style-name="CharStyle14"><text:span text:style-name="T134">ad zastal na jeho ruke, čo odtískala tanier, dych zadržal od rozč</text:span></text:span><text:span text:style-name="CharStyle14"><text:span text:style-name="T44">u</text:span></text:span><text:span text:style-name="CharStyle14"><text:span text:style-name="T134">lenia, lebo chcelo sa mu zvolať, že vie, prečo mu je dnes nedobrá. So dve minúty tak sedel nehybn</text:span></text:span><text:span text:style-name="CharStyle14"><text:span text:style-name="T44">e</text:span></text:span><text:span text:style-name="CharStyle14"><text:span text:style-name="T134"> a za tie dve minúty dvacať ráz mu chcel hodiť do tvári výčitku, že vie, prečo mu je dnes nedobrá, ale nemal, nemal to</text:span></text:span><text:span text:style-name="CharStyle14"><text:span text:style-name="T44">ľ</text:span></text:span><text:span text:style-name="CharStyle14"><text:span text:style-name="T134">ko smelosti. Napokon spustil lyžicu do taniera, až zazvonila. Všetci sa poobzerali na neho a </text:span></text:span><text:span text:style-name="CharStyle14"><text:span text:style-name="T69">I</text:span></text:span><text:span text:style-name="CharStyle14"><text:span text:style-name="T134">vko znova vzal lyžicu do ruky a odovzdane jedol.</text:span></text:span></text:p>
        <text:p text:style-name="P4"><text:span text:style-name="CharStyle35"><text:span text:style-name="T134"/></text:span></text:p>
        <text:p text:style-name="P10"><text:span text:style-name="CharStyle35"><text:span text:style-name="T134">2.</text:span></text:span></text:p>
        <text:p text:style-name="P6"><text:span text:style-name="CharStyle14"><text:span text:style-name="T134">M</text:span></text:span><text:span text:style-name="CharStyle14"><text:span text:style-name="T107">ĺ</text:span></text:span><text:span text:style-name="CharStyle14"><text:span text:style-name="T134">kve, roztúžené rána vstávaly s Ivkom od tohto dňa a chodievaly s ním do školy. </text:span></text:span><text:soft-page-break/><text:span text:style-name="CharStyle14"><text:span text:style-name="T134">Chlapci v škole sa mu každý deň vysmievali, že aj on už bol zavretý, ale Ivko im neodpovedal na zlomyseľné poznámky. Polo prižmúrenými očami hľadieval na učite</text:span></text:span><text:span text:style-name="CharStyle14"><text:span text:style-name="T69">ľ</text:span></text:span><text:span text:style-name="CharStyle14"><text:span text:style-name="T134">ku so dva týždne. Sedávala, ako obyčajne, za stolom na p</text:span></text:span><text:span text:style-name="CharStyle14"><text:span text:style-name="T44">o</text:span></text:span><text:span text:style-name="CharStyle14"><text:span text:style-name="T134">diu, trstenicou si klopkávala pravou rukou na ľavú dlaň, ale Ivkovi sa trstenica vždy rozmazala pred očami a videl učiteľku v bielej zásterke ako sneh, s mäkkým úsmevom na tvári</text:span></text:span><text:span text:style-name="CharStyle30"><text:span text:style-name="T69">,</text:span></text:span><text:span text:style-name="CharStyle14"><text:span text:style-name="T134"> ako prichodí k nemu s veľkou tácňou, potíska k nemu šálku kávy a podáva mu dobrušké pečivo, o ktorom ani netušil, ako sa volá. Nedával už pozor, o čom sa v škole vraví, a keď ho raz učiteľka vyvolala z lavice, strhol sa, vyskočil, čosi vybľabotal, ale odpovedať nevedel. Poobzeral sa prestrašený, keď začul so všetkých strán smiech,</text:span></text:span><text:span text:style-name="CharStyle25"><text:span text:style-name="T134"> </text:span></text:span><text:span text:style-name="CharStyle14"><text:span text:style-name="T134">a keď učiteľka kývla rukou, aby si sadol, do krvi zahanbený sa spustil na lavicu. Bolo to prvý raz, čo nevedel odpovedať. Ani si jasne neuvedomoval, čo sa stalo, ale keď po vyučovaní vychádzal z triedy, chlapci ho na chodbe ždobali do rebár a syčali mu so všetkých strán do ušú:</text:span></text:span></text:p>
        <text:p text:style-name="P13"><text:span text:style-name="CharStyle14"><text:span text:style-name="T134">— Otrhaný Indián! Pätorka! Hr, hr, ako sud...</text:span></text:span></text:p>
        <text:p text:style-name="P13"><text:span text:style-name="CharStyle14"><text:span text:style-name="T134">Ivko zasekol zuby, lebo od zúfalstva a </text:span></text:span><text:span text:style-name="CharStyle14"><text:span text:style-name="T44">ľ</text:span></text:span><text:span text:style-name="CharStyle14"><text:span text:style-name="T134">útosti slzy sa mu tisly do očú, rozbehol sa do skupiny chlapcov, tisnúcich sa do východu, prebil sa medzi nimi lakťami, vybehol na ulicu a utekal domov.</text:span></text:span></text:p>
        <text:p text:style-name="P13"><text:span text:style-name="CharStyle14"><text:span text:style-name="T134">O niekoľko dní žiaci dostali domácu úlohu z písania. Ke</text:span></text:span><text:span text:style-name="CharStyle14"><text:span text:style-name="T109">ď</text:span></text:span><text:span text:style-name="CharStyle14"><text:span text:style-name="T134"> Ivko toho podvečera prišiel domov z mesta, kde bol nakupovať, vošiel do izby s úmyslom, že si napíše úlohu tak pozorne ako nikdy. Z poličky v slepom obloku vzal atrament, usalašil sa pohodlne pri stole, napísal doprostred strany p</text:span></text:span><text:span text:style-name="CharStyle14"><text:span text:style-name="T69">ís</text:span></text:span><text:span text:style-name="CharStyle14"><text:span text:style-name="T134">anky: „Domáca úloha.“ A potom, skladajúc v hlave vety, čo mali na úlohu, vyzrel oblokom. </text:span></text:span><text:span text:style-name="CharStyle14"><text:span text:style-name="T69">Je</text:span></text:span><text:span text:style-name="CharStyle14"><text:span text:style-name="T134">ho pohľad sa zachytil na vrcholoch bielych vŕb pri Váhu, pobehal po ich strieborných listoch, a naraz pred ním </text:span></text:span><text:soft-page-break/><text:span text:style-name="CharStyle14"><text:span text:style-name="T134">zjavila sa učiteľka v bielej zásterke ako tie listy, s veľkou tácňou pred sebou — na nej plno pečiva. Široký úsmev roztiahol Ivkovi ústa, ke</text:span></text:span><text:span text:style-name="CharStyle14"><text:span text:style-name="T109">ď</text:span></text:span><text:span text:style-name="CharStyle14"><text:span text:style-name="T134"> spomínal na jeho chuť, a veľká, zavaľujúca sa túžba vyplnila jeho myšlienky: ešte raz byť u nej a dostať tak kávu s pečivom. Oči sa mu zarosily od krásnej predstavy tejto chvíl</text:span></text:span><text:span text:style-name="CharStyle14"><text:span text:style-name="T69">e</text:span></text:span><text:span text:style-name="CharStyle14"><text:span text:style-name="T134">; pomaly ich privieral, potom položil čelo na lakeť a tuho rozmýšľal: „Či to spraviť? Spraviť?“</text:span></text:span></text:p>
        <text:p text:style-name="P13"><text:span text:style-name="CharStyle14"><text:span text:style-name="T134">Srdce mu tĺklo čoraz mocnejšie od vedomia hriechu, ale jeho túžba bola silná, nechcela sa dať odohnať. Boril sa proti nej s celou silou, dlho, potom zodvihol hlavu, trasľavou rukou vzal pero, napísal dve vety. A zas prestal. „Spraviť? Či to spraviť...“ spytovala sa ho stále akási druhá jeho vôľa, naraz položil pero a pozorne vytrhol zo sošitu list, na ktorý začal písať úlohu. Atrament položil nazad do poličky a vybehol na lúky — zabudnúť, že si nespravil úlohu.</text:span></text:span></text:p>
        <text:p text:style-name="P13"><text:span text:style-name="CharStyle14"><text:span text:style-name="T134">Prišiel domov iba večer, ani nevečeral, šiel tak spať. Myšlienka na prečin ho ukrutne hrýzla, nemohol spať. Už si líhali aj starší bratia, aj rodičia, ozvalo sa otcovo chrápanie, ale Ivko ešte stále ležal horeznačky, rozochvený na celom tele, s úzkostlivými predstavami, čo bude zajtra v škole. Hodiny lenivými údermi odbíjaly jedenásť, pol dvanástej, a on ešte stále hľadel na čiernu povalinu a ustrachovaný myslel na zajtrajšok. Bál sa ho. Ke</text:span></text:span><text:span text:style-name="CharStyle14"><text:span text:style-name="T109">ď</text:span></text:span><text:span text:style-name="CharStyle25"><text:span text:style-name="T109"> </text:span></text:span><text:span text:style-name="CharStyle14"><text:span text:style-name="T134">odbí</text:span></text:span><text:span text:style-name="CharStyle14"><text:span text:style-name="T69">j</text:span></text:span><text:span text:style-name="CharStyle14"><text:span text:style-name="T134">a</text:span></text:span><text:span text:style-name="CharStyle14"><text:span text:style-name="T46">l</text:span></text:span><text:span text:style-name="CharStyle14"><text:span text:style-name="T134">y dvanásť, odhodlal sa zajtra ráno vstať včas a napísať si úlohu. Sto ráz si opakoval chvejúcimi sa peram</text:span></text:span><text:span text:style-name="CharStyle14"><text:span text:style-name="T69">i</text:span></text:span><text:span text:style-name="CharStyle14"><text:span text:style-name="T134">:</text:span></text:span></text:p>
        <text:p text:style-name="P13"><text:span text:style-name="CharStyle14"><text:span text:style-name="T134">— Včas stanem, včas stanem, — a tak sa trochu uspokojil a za</text:span></text:span><text:span text:style-name="CharStyle14"><text:span text:style-name="T69">s</text:span></text:span><text:span text:style-name="CharStyle14"><text:span text:style-name="T134">pal.</text:span></text:span></text:p>
        <text:p text:style-name="P13"><text:span text:style-name="CharStyle14"><text:span text:style-name="T134">Ale ráno sa nezobudil. Dlhé bdenie večer ho ukonalo. Mať bola navyknutá, že vstával do školy sám, iba keď videla, že je ve</text:span></text:span><text:span text:style-name="CharStyle14"><text:span text:style-name="T46">ľ</text:span></text:span><text:span text:style-name="CharStyle14"><text:span text:style-name="T134">a hodín a Ivko sa nezobúdza, prišla ho zobudiť. Vyskočil, keď ho chytila za plece, pozrel na hodiny a stŕpol: bolo pol ôsmej aj päť minút. Ani pomyslenia na to, aby teraz robil úlohu! Trasúci sa, zdrvený touto </text:span></text:span><text:soft-page-break/><text:span text:style-name="CharStyle14"><text:span text:style-name="T134">myšlienkou stiahol hlavu medzi plecia a zakrýval pred matkou svoje rozrušenie, keď sa obliekal. Preľaknutý predstavami zjedol rascovú polievku, schytil knižky a vybehol na dvor. Poobzeral sa, či nikto na ne</text:span></text:span><text:span text:style-name="CharStyle14"><text:span text:style-name="T69">h</text:span></text:span><text:span text:style-name="CharStyle14"><text:span text:style-name="T134">o nehladí, chytil sa za líce a zastonal </text:span></text:span><text:span text:style-name="CharStyle14"><text:span text:style-name="T46">u</text:span></text:span><text:span text:style-name="CharStyle14"><text:span text:style-name="T134">penlivo.</text:span></text:span></text:p>
        <text:p text:style-name="P13"><text:span text:style-name="CharStyle14"><text:span text:style-name="T69">— </text:span></text:span><text:span text:style-name="CharStyle14"><text:span text:style-name="T46">Č</text:span></text:span><text:span text:style-name="CharStyle14"><text:span text:style-name="T134">o to len teraz bude? Čo to bude?</text:span></text:span></text:p>
        <text:p text:style-name="P13"><text:span text:style-name="CharStyle14"><text:span text:style-name="T134">Pomaličky, s kroka na krok kráčal do školy. Strach a pocit viny ho zavalily tak, že celkom zabudol, že sa mu treba ponáhľať, ak chce d</text:span></text:span><text:span text:style-name="CharStyle14"><text:span text:style-name="T46">o</text:span></text:span><text:span text:style-name="CharStyle14"><text:span text:style-name="T134">jsť v ostatnej chvíli. Začala ho zas znepokojovať myšlienka, aby nešiel do školy, že si tak usporí hanbu a nestratí učiteľkinu priazeň, ale Ivko ešte ani hodinu nevystal zo školy, ani pre chorobu ani pre nič iného, nuž neodvažoval sa to spraviť t</text:span></text:span><text:span text:style-name="CharStyle14"><text:span text:style-name="T69">e</text:span></text:span><text:span text:style-name="CharStyle14"><text:span text:style-name="T134">raz úmyselne.</text:span></text:span></text:p>
        <text:p text:style-name="P13"><text:span text:style-name="CharStyle14"><text:span text:style-name="T134">Po dlhej chvíli pozrel na vežové hodiny: bolo osem a desať minút. Strhol sa ako zo sna, pustil sa do behu. Vbehol do školy celý udychčaný, po prstoch prešiel po tichej chodbe k piatej triede. Pri dverách triedy zastal, popočúval. Znútra bolo počuť učiteľkin hlas. Nevedel, čo teraz počať. </text:span></text:span><text:span text:style-name="CharStyle14"><text:span text:style-name="T46">Í</text:span></text:span><text:span text:style-name="CharStyle14"><text:span text:style-name="T134">sť? Nejsť? Neopovážil sa stisnúť kľučku, len stál, stál bezradný, potom odišiel odo dverí — hlavou mu blysla myšlienka: Ujsť!</text:span></text:span></text:p>
        <text:p text:style-name="P13"><text:span text:style-name="CharStyle14"><text:span text:style-name="T134">Kročil po chodbe desať krokov, vtom so schodov, čo viedly na poschodie, začul kroky. Mráz mu prebehol po chrbte, zdupnel na mieste. Ostal stáť ako socha a prestrašený čakal človeka, čo schádzal po schodoch. O chvíľu ho zazrel: správca. Ivkovi zastavilo dych od laku, chytro sa obrátil, pobehol nazad k dverám svojej triedy a vrútil sa donútra.</text:span></text:span></text:p>
        <text:p text:style-name="P13"><text:span text:style-name="CharStyle14"><text:span text:style-name="T134">Učite</text:span></text:span><text:span text:style-name="CharStyle14"><text:span text:style-name="T109">ľ</text:span></text:span><text:span text:style-name="CharStyle14"><text:span text:style-name="T134">ka, ktorá čosi rozprávala, prerušila sa v reči a hľadela na neho prekvapená, a ke</text:span></text:span><text:span text:style-name="CharStyle14"><text:span text:style-name="T69">ď</text:span></text:span><text:span text:style-name="CharStyle14"><text:span text:style-name="T134"> zastal vo dverách ukonaný strachom a nehýbal sa, zavolala na neho:</text:span></text:span></text:p>
        <text:p text:style-name="P13"><text:span text:style-name="CharStyle14"><text:span text:style-name="T69">— </text:span></text:span><text:span text:style-name="CharStyle14"><text:span text:style-name="T134">Sem po</text:span></text:span><text:span text:style-name="CharStyle14"><text:span text:style-name="T109">ď</text:span></text:span><text:span text:style-name="CharStyle14"><text:span text:style-name="T134">!</text:span></text:span></text:p>
        <text:p text:style-name="P13"><text:span text:style-name="CharStyle14"><text:span text:style-name="T134">Váhavým krokom pokročil k p</text:span></text:span><text:span text:style-name="CharStyle14"><text:span text:style-name="T46">o</text:span></text:span><text:span text:style-name="CharStyle14"><text:span text:style-name="T134">diu, zastal, poklonil sa.</text:span></text:span></text:p>
        <text:p text:style-name="P13"><text:soft-page-break/><text:span text:style-name="CharStyle14"><text:span text:style-name="T134">— </text:span></text:span><text:span text:style-name="CharStyle14"><text:span text:style-name="T69">Č</text:span></text:span><text:span text:style-name="CharStyle14"><text:span text:style-name="T134">ože tak pozde? — pýtala sa učiteľka, ale Ivko od strachu naraz osprostel ako drevo, ani za široký svet mu nechcela prísť na um obstojná výhovorka.</text:span></text:span></text:p>
        <text:p text:style-name="P28"><text:span text:style-name="CharStyle14"><text:span text:style-name="T134">— No, nevieš odpovedať? — naliehala učite</text:span></text:span><text:span text:style-name="CharStyle14"><text:span text:style-name="T109">ľ</text:span></text:span><text:span text:style-name="CharStyle14"><text:span text:style-name="T134">ka a Ivko v zúfalstve vybľabotal:</text:span></text:span></text:p>
        <text:p text:style-name="P13"><text:span text:style-name="CharStyle14"><text:span text:style-name="T134">— Zaspal som.</text:span></text:span></text:p>
        <text:p text:style-name="P13"><text:span text:style-name="CharStyle14"><text:span text:style-name="T134">—</text:span></text:span><text:span text:style-name="CharStyle14"><text:span text:style-name="T69"> </text:span></text:span><text:span text:style-name="CharStyle14"><text:span text:style-name="T134">Tak? — pokývala hlavou. — Teraz si sadni, na konci hodiny ti dám trest.</text:span></text:span></text:p>
        <text:p text:style-name="P13"><text:span text:style-name="CharStyle14"><text:span text:style-name="T134">Ukázala trstenicou, aby šiel na miesto, ale Ivko sa nehýbal. Mal prikázané odtedy, čo jej nespravil úlohu, vždy ráno priniesť jej svoj sošit. Chcel to spraviť aj teraz, ale nemal odvahy.</text:span></text:span></text:p>
        <text:p text:style-name="P13"><text:span text:style-name="CharStyle14"><text:span text:style-name="T134">— No, </text:span></text:span><text:span text:style-name="CharStyle14"><text:span text:style-name="T69">č</text:span></text:span><text:span text:style-name="CharStyle14"><text:span text:style-name="T134">ože nejdeš? — pýtala sa udivená a Ivko stisol päste, posbieral všetku odvahu a priznal sa ticho, aby ho počula len on</text:span></text:span><text:span text:style-name="CharStyle14"><text:span text:style-name="T69">a</text:span></text:span><text:span text:style-name="CharStyle14"><text:span text:style-name="T134">:</text:span></text:span></text:p>
        <text:p text:style-name="P13"><text:span text:style-name="CharStyle14"><text:span text:style-name="T134">— Pani učite</text:span></text:span><text:span text:style-name="CharStyle14"><text:span text:style-name="T109">ľ</text:span></text:span><text:span text:style-name="CharStyle14"><text:span text:style-name="T134">ka, prosím, nemám dnes úloh</text:span></text:span><text:span text:style-name="CharStyle14"><text:span text:style-name="T69">u</text:span></text:span><text:span text:style-name="CharStyle14"><text:span text:style-name="T134">...</text:span></text:span></text:p>
        <text:p text:style-name="P13"><text:span text:style-name="CharStyle14"><text:span text:style-name="T134">— Tak! Neskoro si prišiel, úlohu nemáš, — povedala nahlas, aby to počula celá trieda. — Ivko, Ivko, ty sa stávaš nedbajom. Prečo nemáš úlohu?</text:span></text:span></text:p>
        <text:p text:style-name="P13"><text:span text:style-name="CharStyle14"><text:span text:style-name="T134">— Musel som pomáha</text:span></text:span><text:span text:style-name="CharStyle14"><text:span text:style-name="T69">ť</text:span></text:span><text:span text:style-name="CharStyle14"><text:span text:style-name="T134">...</text:span></text:span><text:span text:style-name="CharStyle14"><text:span text:style-name="T69"> </text:span></text:span><text:span text:style-name="CharStyle14"><text:span text:style-name="T134">— povedal, h</text:span></text:span><text:span text:style-name="CharStyle14"><text:span text:style-name="T109">ľ</text:span></text:span><text:span text:style-name="CharStyle14"><text:span text:style-name="T134">adiac do zeme.</text:span></text:span></text:p>
        <text:p text:style-name="P13"><text:span text:style-name="CharStyle14"><text:span text:style-name="T134">— Pozri sa mi do očú!</text:span></text:span></text:p>
        <text:p text:style-name="P13"><text:span text:style-name="CharStyle14"><text:span text:style-name="T134">Neodvážil sa, bol nepokojný, oči mu lietaly po stene, po p</text:span></text:span><text:span text:style-name="CharStyle14"><text:span text:style-name="T46">o</text:span></text:span><text:span text:style-name="CharStyle14"><text:span text:style-name="T134">diu, po tabuli, len na učite</text:span></text:span><text:span text:style-name="CharStyle14"><text:span text:style-name="T109">ľ</text:span></text:span><text:span text:style-name="CharStyle14"><text:span text:style-name="T134">ke </text:span></text:span><text:span text:style-name="CharStyle14"><text:span text:style-name="T69">ne</text:span></text:span><text:span text:style-name="CharStyle14"><text:span text:style-name="T134">zastaly.</text:span></text:span></text:p>
        <text:p text:style-name="P13"><text:span text:style-name="CharStyle14"><text:span text:style-name="T134">— Cigániš! Sadni! Popoludní o štvrtej budeš po škole. Prídeš ku mne na byt. Rozumel si?</text:span></text:span></text:p>
        <text:p text:style-name="P13"><text:span text:style-name="CharStyle14"><text:span text:style-name="T134">Prikývol hlavou a šiel do svojej lavice. Keď si sadol, jeho súsed, čo sedel za ním, ždobol ho päsťou do chrbta, až Ivko zubmi klepol, a zasyča</text:span></text:span><text:span text:style-name="CharStyle14"><text:span text:style-name="T69">l</text:span></text:span><text:span text:style-name="CharStyle14"><text:span text:style-name="T134">:</text:span></text:span></text:p>
        <text:p text:style-name="P13"><text:span text:style-name="CharStyle14"><text:span text:style-name="T134">— Otrhaný Indiá</text:span></text:span><text:span text:style-name="CharStyle14"><text:span text:style-name="T69">n</text:span></text:span><text:span text:style-name="CharStyle14"><text:span text:style-name="T134">! Po škole, heh</text:span></text:span><text:span text:style-name="CharStyle14"><text:span text:style-name="T69">e</text:span></text:span><text:span text:style-name="CharStyle14"><text:span text:style-name="T134">!</text:span></text:span></text:p>
        <text:p text:style-name="P13"><text:span text:style-name="CharStyle14"><text:span text:style-name="T134">Ale Ivko tak mocne cítil svoju vinu, že sa neopovážil ani obzreť na neho, nie </text:span></text:span><text:soft-page-break/><text:span text:style-name="CharStyle14"><text:span text:style-name="T134">oznámiť ho učiteľke.</text:span></text:span></text:p>
        <text:p text:style-name="P13"><text:span text:style-name="CharStyle14"><text:span text:style-name="T134">V hodine strach mu pomaly poprechodil, ale horel od hanby a poníženia, neopovážil sa zdvihnúť hlavu, aby sa nestretol s pohľadom niektorého spolužiaka. Premožený vedomím, že bol ponížený pred celou triedou, že celá trieda už stratila rešpekt pred ním, v duchu složil svätý sľub, že to už nikdy nespraví — za nič na svete, že už nikdy nedá učite</text:span></text:span><text:span text:style-name="CharStyle14"><text:span text:style-name="T109">ľ</text:span></text:span><text:span text:style-name="CharStyle14"><text:span text:style-name="T134">ke príčinu, aby ho takto ponížila. A toto odhodlanie mu trochu vrátilo sebavedomie. Zodvihol hlavu a začal pozorovať na vyučovanie. Uprene hľadel na učiteľkinu jemnú tvár, na jej pravú ruku, ktorú vtedy, keď bol u nej, s takou láskou mu položila na hlavu. A keď tak h</text:span></text:span><text:span text:style-name="CharStyle14"><text:span text:style-name="T69">ľ</text:span></text:span><text:span text:style-name="CharStyle14"><text:span text:style-name="T134">adel na ňu a videl, že sa díva i</text:span></text:span><text:span text:style-name="CharStyle14"><text:span text:style-name="T109">n</text:span></text:span><text:span text:style-name="CharStyle14"><text:span text:style-name="T134">de, že ani raz nezablúdi pohľadom do jeho lavice, ako mávala vo zvyku kedysi, ľútosť mu stisla srdce, že si ju znepriatelil.</text:span></text:span></text:p>
        <text:p text:style-name="P13"><text:span text:style-name="CharStyle14"><text:span text:style-name="T134">„Už nikdy, nikdy,“ opakoval si v duchu svoj sľub, „odteraz budem zas taký dobrý žiačik, ako som býval dosia</text:span></text:span><text:span text:style-name="CharStyle14"><text:span text:style-name="T109">ľ</text:span></text:span><text:span text:style-name="CharStyle14"><text:span text:style-name="T134">, aby sa mi vrátila jej dôvera, aby ma zas vyvolávala a mala ma rada.“</text:span></text:span></text:p>
        <text:p text:style-name="P13"><text:span text:style-name="CharStyle14"><text:span text:style-name="T134">Po vyučovaní nešiel domov. Matka mu bola pripomenula, keď ráno odchádzal do školy, aby sa na obed ponáhľal, že bude treba staršiemu bratovi Michalovi pomôcť drevo píliť. Ale keby teraz Ivko šiel domov, sotva by sa oslobodil do večera. Nemohol by prísť o štvrtej, ako učiteľka rozkázala, nepustili by ho, keď vedia, že popoludní nie je vyučovanie. A prezradiť, že je zavretý? To sa hanbil. I rozhodol sa oželeť obed. Išiel do mesta, so stisnutým žalúdkom, bez cieľa chodil po uliciach, potom zašiel na futbalové ihrisko, kde futbalisti mali tréning. Sadol si na roh ihriska, knižky položil na kolená, bradu oprel do dlaní a sledoval hru. Občas vyskočil, pobehol na miesto, odkiaľ bolo vidno na vežové hodiny, potom sa vrátil a díval sa </text:span></text:span><text:soft-page-break/><text:span text:style-name="CharStyle14"><text:span text:style-name="T134">zas na hru.</text:span></text:span></text:p>
        <text:p text:style-name="P13"><text:span text:style-name="CharStyle14"><text:span text:style-name="T134">Ke</text:span></text:span><text:span text:style-name="CharStyle14"><text:span text:style-name="T109">ď</text:span></text:span><text:span text:style-name="CharStyle14"><text:span text:style-name="T134"> bolo pol štvrtej, vykročil.</text:span></text:span></text:p>
        <text:p text:style-name="P13"><text:span text:style-name="CharStyle14"><text:span text:style-name="T134">Bol prekrásny jesenný deň. Slnko hrialo ako v lete a lahodný vetrík ovieval Ivkovu tvár. Ivko hľadel dohora nad vežu, na jasné nebo a opakoval si neprestajne:</text:span></text:span></text:p>
        <text:p text:style-name="P13"><text:span text:style-name="CharStyle14"><text:span text:style-name="T69">—</text:span></text:span><text:span text:style-name="CharStyle14"><text:span text:style-name="T134"> Ach, aký som hladný, aký som hladný...</text:span></text:span></text:p>
        <text:p text:style-name="P13"><text:span text:style-name="CharStyle14"><text:span text:style-name="T134">Pomaličky kráčal ulicami a dumal o tom, či učiteľka sa hnevá na neho tak veľmi, že mu dnes ani kávu nedá. Hlboko, ľútostivo vzdychol pri pomyslení, že ho takto potresce.</text:span></text:span></text:p>
        <text:p text:style-name="P13"><text:span text:style-name="CharStyle14"><text:span text:style-name="T134">Ke</text:span></text:span><text:span text:style-name="CharStyle14"><text:span text:style-name="T109">ď</text:span></text:span><text:span text:style-name="CharStyle14"><text:span text:style-name="T134"> vkročil do uličky, kde bývala, a blížil sa k jej domcu viac a viac, čoraz mocnejšie ho schytával strach pred ňou, pred jej zachmúrenou tvár</text:span></text:span><text:span text:style-name="CharStyle14"><text:span text:style-name="T69">o</text:span></text:span><text:span text:style-name="CharStyle14"><text:span text:style-name="T134">u a dobrými očami, do ktorých</text:span></text:span><text:span text:style-name="CharStyle14"><text:span text:style-name="T69"> </text:span></text:span><text:span text:style-name="CharStyle14"><text:span text:style-name="T134">pozreť nebude mať smelosti. Kráčal čoraz pomalšie, okúň</text:span></text:span><text:span text:style-name="CharStyle14"><text:span text:style-name="T69">av</text:span></text:span><text:span text:style-name="CharStyle14"><text:span text:style-name="T134">ejšie, ale domec bol už blízko, nuž jednako o chvíľu stál pri jeho maľovanej bráničke. Zastal v jej tôni, položil ruku na kľučku, ale neodvážil sa stisnúť ju. Dlhú chvíľu tak stál pri nej s ťažkým vedomím, že jej to nemal spraviť. Naraz sa strhol od </text:span></text:span><text:span text:style-name="CharStyle14"><text:span text:style-name="T109">ľ</text:span></text:span><text:span text:style-name="CharStyle14"><text:span text:style-name="T134">aku, lebo odkiaľsi zblízka sa ozval známy, milušký hlas jeho učiteľky:</text:span></text:span></text:p>
        <text:p text:style-name="P13"><text:span text:style-name="CharStyle14"><text:span text:style-name="T134">— Kto je tam? Len pod </text:span></text:span><text:span text:style-name="CharStyle14"><text:span text:style-name="T109">ď</text:span></text:span><text:span text:style-name="CharStyle14"><text:span text:style-name="T134">alej!</text:span></text:span></text:p>
        <text:p text:style-name="P13"><text:span text:style-name="CharStyle14"><text:span text:style-name="T134">Krv mu udrela do tvári od prekvapenia a zahanbenia, že ho tak prichytila. Splašený sa poobzeral na všetky strany </text:span></text:span><text:span text:style-name="CharStyle14"><text:span text:style-name="T69">a</text:span></text:span><text:span text:style-name="CharStyle14"><text:span text:style-name="T134"> cez drôtený plotík zazre</text:span></text:span><text:span text:style-name="CharStyle14"><text:span text:style-name="T109">l </text:span></text:span><text:span text:style-name="CharStyle14"><text:span text:style-name="T134">v záhrade učite</text:span></text:span><text:span text:style-name="CharStyle14"><text:span text:style-name="T46">ľ</text:span></text:span><text:span text:style-name="CharStyle14"><text:span text:style-name="T134">ku. Sedela na lavičke na výslní, v lone jej ležal Ďurko a kolembal sa. Ivko otvoril </text:span></text:span><text:span text:style-name="CharStyle14"><text:span text:style-name="T69">b</text:span></text:span><text:span text:style-name="CharStyle14"><text:span text:style-name="T134">ráničku, potichu</text:span></text:span><text:span text:style-name="CharStyle14"><text:span text:style-name="T69">č</text:span></text:span><text:span text:style-name="CharStyle14"><text:span text:style-name="T134">ky ju zas privrel, aby ani trošičku nebuchla, a pomalým, hanebliv</text:span></text:span><text:span text:style-name="CharStyle14"><text:span text:style-name="T69">ý</text:span></text:span><text:span text:style-name="CharStyle14"><text:span text:style-name="T134">m krokom kráčal po vysypanom chodníčku k učite</text:span></text:span><text:span text:style-name="CharStyle14"><text:span text:style-name="T46">ľ</text:span></text:span><text:span text:style-name="CharStyle14"><text:span text:style-name="T134">ke. Cítil, že hladí na neho, ako sa k nej blížil, ale on jej nepozeral do očú. Uprene h</text:span></text:span><text:span text:style-name="CharStyle14"><text:span text:style-name="T46">ľ</text:span></text:span><text:span text:style-name="CharStyle14"><text:span text:style-name="T134">adel na jej lono, v ktorom ležal Ďurko a hojdal sa, na jej hladkú ruku, ktorú mala pod jeho šijou a ktorou </text:span></text:span><text:soft-page-break/><text:span text:style-name="CharStyle14"><text:span text:style-name="T134">ho držala pod </text:span></text:span><text:span text:style-name="CharStyle14"><text:span text:style-name="T46">b</text:span></text:span><text:span text:style-name="CharStyle14"><text:span text:style-name="T134">riadkou. Bolo mu nepochopite</text:span></text:span><text:span text:style-name="CharStyle14"><text:span text:style-name="T109">ľ</text:span></text:span><text:span text:style-name="CharStyle14"><text:span text:style-name="T69">né</text:span></text:span><text:span text:style-name="CharStyle14"><text:span text:style-name="T134">, prečo ho tak drží v lone, mazná sa s ním, ale zdalo sa mu, keď videl jeho usmiate oči, šťastný úsmev, že mu je tam ve</text:span></text:span><text:span text:style-name="CharStyle14"><text:span text:style-name="T46">ľ</text:span></text:span><text:span text:style-name="CharStyle14"><text:span text:style-name="T134">mi dobre, a závidel mu. So smutnou závisťou hladiac na ruku, ovinutú okolo jeho šije, prišiel až na dva kroky pred učite</text:span></text:span><text:span text:style-name="CharStyle14"><text:span text:style-name="T109">ľ</text:span></text:span><text:span text:style-name="CharStyle14"><text:span text:style-name="T134">ku. Tam zastal ako hriešnik, ktorý oddane čaká na svoje odsúdenie. Stál, pomaličky, po drobnom kúsku dvíhal oči, chcel sa pozreť na ňu, ale keď zodvihol oči až do výšky jej hlavy, stretol sa s jej poh</text:span></text:span><text:span text:style-name="CharStyle14"><text:span text:style-name="T46">ľ</text:span></text:span><text:span text:style-name="CharStyle14"><text:span text:style-name="T134">adom. Nervózne chytro pozrel do zeme, lebo sa mu zdalo, že učite</text:span></text:span><text:span text:style-name="CharStyle14"><text:span text:style-name="T46">ľ</text:span></text:span><text:span text:style-name="CharStyle14"><text:span text:style-name="T134">ka vidí všetky jeho myšlienky, keď sa tak pozerá na neho.</text:span></text:span></text:p>
        <text:p text:style-name="P28"><text:span text:style-name="CharStyle14"><text:span text:style-name="T134">— Bojíš sa, však? — pýtala sa po chvíli; Ivko mlčal, za široký svet by nebol preriekol slovko. — No po</text:span></text:span><text:span text:style-name="CharStyle14"><text:span text:style-name="T109">ď</text:span></text:span><text:span text:style-name="CharStyle14"><text:span text:style-name="T134"> sem bližšie, — doložila, chytila ho za ruku a pritiahla k sebe. — Však sa bojíš? No povedz! Ve</text:span></text:span><text:span text:style-name="CharStyle14"><text:span text:style-name="T109">ď</text:span></text:span><text:span text:style-name="CharStyle14"><text:span text:style-name="T134"> poved</text:span></text:span><text:span text:style-name="CharStyle14"><text:span text:style-name="T69">z</text:span></text:span><text:span text:style-name="CharStyle14"><text:span text:style-name="T134">! — </text:span></text:span><text:span text:style-name="CharStyle14"><text:span text:style-name="T69">o</text:span></text:span><text:span text:style-name="CharStyle14"><text:span text:style-name="T134">pakovala, keď neodpovedal na otázku.</text:span></text:span></text:p>
        <text:p text:style-name="P13"><text:span text:style-name="CharStyle14"><text:span text:style-name="T134">— </text:span></text:span><text:span text:style-name="CharStyle14"><text:span text:style-name="T109">Ď</text:span></text:span><text:span text:style-name="CharStyle14"><text:span text:style-name="T134">urík, — vravela potom, — chod si prichystať písanku, budete zas spolu písať.</text:span></text:span></text:p>
        <text:p text:style-name="P13"><text:span text:style-name="CharStyle14"><text:span text:style-name="T134">Ďurko ju obidvoma rukami objal okolo hrdla, pritiahol k sebe jej tvár a bozkal ju. Potom vyskočil a povedal:</text:span></text:span></text:p>
        <text:p text:style-name="P13"><text:span text:style-name="CharStyle14"><text:span text:style-name="T134">— Už idem, mamička.</text:span></text:span></text:p>
        <text:p text:style-name="P13"><text:span text:style-name="CharStyle14"><text:span text:style-name="T109">Ď</text:span></text:span><text:span text:style-name="CharStyle14"><text:span text:style-name="T134">urík odbehol. Ostali sami Ivko a učite</text:span></text:span><text:span text:style-name="CharStyle14"><text:span text:style-name="T46">ľ</text:span></text:span><text:span text:style-name="CharStyle14"><text:span text:style-name="T134">ka a Ivko jej bol nesmierne v</text:span></text:span><text:span text:style-name="CharStyle14"><text:span text:style-name="T69">ď</text:span></text:span><text:span text:style-name="CharStyle14"><text:span text:style-name="T134">ačný za to, že Ďurka poslala preč, nedovolila mu byť svedkom jeho poníženia. Chytila ho teraz i za druhú ruku a pýtala sa znova:</text:span></text:span></text:p>
        <text:p text:style-name="P13"><text:span text:style-name="CharStyle14"><text:span text:style-name="T134">— No povedz, však sa bojíš?</text:span></text:span></text:p>
        <text:p text:style-name="P13"><text:span text:style-name="CharStyle14"><text:span text:style-name="T46">K</text:span></text:span><text:span text:style-name="CharStyle14"><text:span text:style-name="T134">e</text:span></text:span><text:span text:style-name="CharStyle14"><text:span text:style-name="T109">ď</text:span></text:span><text:span text:style-name="CharStyle14"><text:span text:style-name="T134"> bola s ním len ona, cítil sa tak príjemne vo</text:span></text:span><text:span text:style-name="CharStyle14"><text:span text:style-name="T46">ľ</text:span></text:span><text:span text:style-name="CharStyle14"><text:span text:style-name="T134">ne i s vedomím viny na duši, bol odvážnejší a </text:span></text:span><text:span text:style-name="CharStyle14"><text:span text:style-name="T46">ľ</text:span></text:span><text:span text:style-name="CharStyle14"><text:span text:style-name="T134">ahšie znášal i vyhrešenia. Prikývol hlavou na znak odpovede, ale nevládal zadržať dve slzy. Zacítil ich naraz stekať po tvári a rukávom si ich sotrel s </text:span></text:span><text:soft-page-break/><text:span text:style-name="CharStyle14"><text:span text:style-name="T134">líc.</text:span></text:span></text:p>
        <text:p text:style-name="P13"><text:span text:style-name="CharStyle14"><text:span text:style-name="T134">— Vidíš, vidíš, Ivko, kto nehovorí pravdu, musí sa báť. Teraz povedz pekne; prečo si si nespravil úlohu, lebo ja viem, že si mi ráno cigánil.</text:span></text:span></text:p>
        <text:p text:style-name="P13"><text:span text:style-name="CharStyle14"><text:span text:style-name="T134">Smutne a bezradne jej pozrel do očú a bol presvedčený</text:span></text:span><text:span text:style-name="CharStyle14"><text:span text:style-name="T69">,</text:span></text:span><text:span text:style-name="CharStyle14"><text:span text:style-name="T134"> že mu vidí na dno duše, že o všetkom vie, len jej mal za zlé, prečo ho tým mučí. Nemal sily prezradiť jej to vlastnými ústami. Očami, zaliatymi slzami, dlho h</text:span></text:span><text:span text:style-name="CharStyle14"><text:span text:style-name="T46">ľ</text:span></text:span><text:span text:style-name="CharStyle14"><text:span text:style-name="T134">adel na ňu, triasol sa od trpkého vedomia, aj bol by chcel povedať všetko, ako bolo, ale hanba mu nedala hovoriť.</text:span></text:span></text:p>
        <text:p text:style-name="P13"><text:span text:style-name="CharStyle14"><text:span text:style-name="T69">— </text:span></text:span><text:span text:style-name="CharStyle14"><text:span text:style-name="T134">Neplač, Ivko, nič ti nespravím, len pekne povedz pani učite</text:span></text:span><text:span text:style-name="CharStyle14"><text:span text:style-name="T46">ľ</text:span></text:span><text:span text:style-name="CharStyle14"><text:span text:style-name="T134">ke, prečo si si nespravil úlohu, — utišovala ho mäkkým hlasom. — </text:span></text:span><text:span text:style-name="CharStyle14"><text:span text:style-name="T69">P</text:span></text:span><text:span text:style-name="CharStyle14"><text:span text:style-name="T134">ekne povedz pani učite</text:span></text:span><text:span text:style-name="CharStyle14"><text:span text:style-name="T46">ľ</text:span></text:span><text:span text:style-name="CharStyle14"><text:span text:style-name="T134">ke!</text:span></text:span></text:p>
        <text:p text:style-name="P13"><text:span text:style-name="CharStyle14"><text:span text:style-name="T134">Ivko si rukami zakryl tvár a zavrtel záporne hlavou.</text:span></text:span></text:p>
        <text:p text:style-name="P28"><text:span text:style-name="CharStyle14"><text:span text:style-name="T134">— Nepovieš?</text:span></text:span></text:p>
        <text:p text:style-name="P13"><text:span text:style-name="CharStyle14"><text:span text:style-name="T134">— Nemôže</text:span></text:span><text:span text:style-name="CharStyle14"><text:span text:style-name="T69">m</text:span></text:span><text:span text:style-name="CharStyle14"><text:span text:style-name="T134">... pani učite</text:span></text:span><text:span text:style-name="CharStyle14"><text:span text:style-name="T46">ľ</text:span></text:span><text:span text:style-name="CharStyle14"><text:span text:style-name="T134">ka, — vyjachtal zpomedzi s</text:span></text:span><text:span text:style-name="CharStyle14"><text:span text:style-name="T109">ĺ</text:span></text:span><text:span text:style-name="CharStyle14"><text:span text:style-name="T134">z, ale jej zvedavosť sa tým len zvýšila.</text:span></text:span></text:p>
        <text:p text:style-name="P13"><text:span text:style-name="CharStyle14"><text:span text:style-name="T134">— Ivko, dostaneš dobrú bielu kávičku a pečivo, ak mi povieš, a budem ťa mať zas tak rada v škole ako predtým. Povedz!</text:span></text:span></text:p>
        <text:p text:style-name="P13"><text:span text:style-name="CharStyle14"><text:span text:style-name="T134">Dlho sa ešte nemohol zmôcť na slovo, ale keď učite</text:span></text:span><text:span text:style-name="CharStyle14"><text:span text:style-name="T109">ľ</text:span></text:span><text:span text:style-name="CharStyle14"><text:span text:style-name="T134">ka neprestajne takto naliehala na neho, skrúšene sa prizna</text:span></text:span><text:span text:style-name="CharStyle14"><text:span text:style-name="T69">l</text:span></text:span><text:span text:style-name="CharStyle14"><text:span text:style-name="T134">:</text:span></text:span></text:p>
        <text:p text:style-name="P13"><text:span text:style-name="CharStyle14"><text:span text:style-name="T134">— Chcel som dostať u vás kávu, </text:span></text:span><text:span text:style-name="CharStyle14"><text:span text:style-name="T69">p</text:span></text:span><text:span text:style-name="CharStyle14"><text:span text:style-name="T134">ani učite</text:span></text:span><text:span text:style-name="CharStyle14"><text:span text:style-name="T109">ľ</text:span></text:span><text:span text:style-name="CharStyle14"><text:span text:style-name="T134">ka... keď ma necháte po škole a zavoláte k sebe...</text:span></text:span></text:p>
        <text:p text:style-name="P13"><text:span text:style-name="CharStyle14"><text:span text:style-name="T134">Ako to povedal, spoliehajúc sa na jej s</text:span></text:span><text:span text:style-name="CharStyle14"><text:span text:style-name="T46">ľ</text:span></text:span><text:span text:style-name="CharStyle14"><text:span text:style-name="T134">ub, že mu všetko odpustí, pozrel jej smelšie do očú a zazrel jej ohromenú tvár. Učite</text:span></text:span><text:span text:style-name="CharStyle14"><text:span text:style-name="T109">ľ</text:span></text:span><text:span text:style-name="CharStyle14"><text:span text:style-name="T134">ka hľadela na neho celá vyjavená, naraz nemala pre neho slova. Ivko sa znepokojil, z</text:span></text:span><text:span text:style-name="CharStyle14"><text:span text:style-name="T46">ľ</text:span></text:span><text:span text:style-name="CharStyle14"><text:span text:style-name="T134">akol </text:span></text:span><text:span text:style-name="CharStyle14"><text:span text:style-name="T109">s</text:span></text:span><text:span text:style-name="CharStyle14"><text:span text:style-name="T134">a, že všetko pokazil, že učite</text:span></text:span><text:span text:style-name="CharStyle14"><text:span text:style-name="T69">ľ</text:span></text:span><text:span text:style-name="CharStyle14"><text:span text:style-name="T134">ka azda nevedela o pra</text:span></text:span><text:span text:style-name="CharStyle14"><text:span text:style-name="T69">ve</text:span></text:span><text:span text:style-name="CharStyle14"><text:span text:style-name="T134">j príčine, že jej to nemal prezradiť. A znova ho </text:span></text:span><text:soft-page-break/><text:span text:style-name="CharStyle14"><text:span text:style-name="T134">pochytil ľútostivý plač. Chcelo sa mu ujsť pred touto strašnou hanbou, ktorú nemusel mať, ujsť kdesi veľmi ďaleko, kde by ho nikdy viac neu</text:span></text:span><text:span text:style-name="CharStyle14"><text:span text:style-name="T69">vi</text:span></text:span><text:span text:style-name="CharStyle14"><text:span text:style-name="T134">dela ani učiteľka, ani jeho rodičia, ani spolužiaci, ani celé toto mesto, — ale učite</text:span></text:span><text:span text:style-name="CharStyle14"><text:span text:style-name="T109">ľ</text:span></text:span><text:span text:style-name="CharStyle14"><text:span text:style-name="T134">ka po hodnej chvíli mu stisla ruky, pritiahla ho k sebe celkom blízko, oprela mu hlavu o svoje prsia a mäkkou, okrúhlastou dlaňou mu začala hladkať vlasy. Pod týmto dotykom Ivkov strach pomaly prechádzal, cez jeho ľútosť pomaly sa prebíjal lúčik nádeje, že učite</text:span></text:span><text:span text:style-name="CharStyle14"><text:span text:style-name="T109">ľ</text:span></text:span><text:span text:style-name="CharStyle14"><text:span text:style-name="T134">ka sa azda preca len nehnevá. A keď mu potom zodvihla k sebe tvár a povedala ticho „No, buď ticho, pôjdeme písať</text:span></text:span><text:span text:style-name="CharStyle14"><text:span text:style-name="T69">“</text:span></text:span><text:span text:style-name="CharStyle14"><text:span text:style-name="T134">, Ivko rozradostený vycítil z jej hlasu, že sa naozaj nehnevá, a naraz ozrutné šťastie mu zaľahlo na prsia. Strach prudko uchodil z jeho mysli, odvážil sa i pozreť na učiteľku. Hľadela na neho s láskavým smutným úsmevom, hladkala ho po líci a jemu príjemný pocit uspokojenia tak zalial myšlienky, že čakal, že ho bozká, ako robievala svojmu Ďurkovi. Ale nespravila to. Jemne ho odtisla od seba</text:span></text:span><text:span text:style-name="CharStyle25"><text:span text:style-name="T134"> </text:span></text:span><text:span text:style-name="CharStyle14"><text:span text:style-name="T134">a on sklamaný hľadel na ňu, ako vstáva, a po chvíli zbadal v jej očiach slzy.</text:span></text:span></text:p>
        <text:p text:style-name="P13"><text:span text:style-name="CharStyle14"><text:span text:style-name="T134">— Po</text:span></text:span><text:span text:style-name="CharStyle14"><text:span text:style-name="T111">ď</text:span></text:span><text:span text:style-name="CharStyle14"><text:span text:style-name="T134">, — povedala, chytila ho za ruku a viedla do verandy.</text:span></text:span></text:p>
        <text:p text:style-name="P13"><text:span text:style-name="CharStyle14"><text:span text:style-name="T134">Lavicou držal sa jej ruky, pravicou stískal pod kabátom písanku a pero a kráčal ved</text:span></text:span><text:span text:style-name="CharStyle14"><text:span text:style-name="T111">ľ</text:span></text:span><text:span text:style-name="CharStyle14"><text:span text:style-name="T134">a nej šťastný ako nikdy v živote, ožiarený jej očami, ktoré videl plakať a ktoré mu boly také milé. Vyvolával si ich v predstave zaslzené, ako ich pred chví</text:span></text:span><text:span text:style-name="CharStyle14"><text:span text:style-name="T111">ľ</text:span></text:span><text:span text:style-name="CharStyle14"><text:span text:style-name="T134">ou zazrel, a obšťastňoval sa myšlienkou, že tie slzy vyronila za neho.</text:span></text:span></text:p>
        <text:p text:style-name="P13"><text:span text:style-name="CharStyle14"><text:span text:style-name="T134">Voviedla ho do verandy, kde Ďurko chystal </text:span></text:span><text:span text:style-name="CharStyle14"><text:span text:style-name="T48">n</text:span></text:span><text:span text:style-name="CharStyle14"><text:span text:style-name="T134">a školskú lavicu atrament.</text:span></text:span></text:p>
        <text:p text:style-name="P13"><text:span text:style-name="CharStyle14"><text:span text:style-name="T134">— No, detičky, teraz si robte úlohy a ja vám pô</text:span></text:span><text:span text:style-name="CharStyle14"><text:span text:style-name="T69">jd</text:span></text:span><text:span text:style-name="CharStyle14"><text:span text:style-name="T134">em spraviť kávičky, — </text:span></text:span><text:span text:style-name="CharStyle14"><text:span text:style-name="T69">p</text:span></text:span><text:span text:style-name="CharStyle14"><text:span text:style-name="T134">ovedala učiteľka, </text:span></text:span><text:span text:style-name="CharStyle14"><text:span text:style-name="T69">u</text:span></text:span><text:span text:style-name="CharStyle14"><text:span text:style-name="T134">pravila im veci na lavici a odišla do kuchyne.</text:span></text:span></text:p>
        <text:p text:style-name="P13"><text:span text:style-name="CharStyle14"><text:span text:style-name="T134">Ivko pozeral za ňou očami, zarosenými šťastím, myšlienkami hladkal jej šaty, </text:span></text:span><text:soft-page-break/><text:span text:style-name="CharStyle14"><text:span text:style-name="T134">sledoval jej kroky až na koniec chodbičky, kde bola kuchyňa a kde zmizla vo dverách. Iba potom omočil pero do atramentu a s obrazom jej mäkkej tvári, vyčarovaným na liste písanky, z</text:span></text:span><text:span text:style-name="CharStyle14"><text:span text:style-name="T69">a</text:span></text:span><text:span text:style-name="CharStyle14"><text:span text:style-name="T134">čal písať. Písal po nej, po jej mäkkých črtách, hľadal na papieri jej oči a v nich slzy, ktoré — veril — vyronila pre neho.</text:span></text:span></text:p>
        <text:p text:style-name="P13"><text:span text:style-name="CharStyle14"><text:span text:style-name="T134">A keď potom o pol hodiny vrzly dvere na kuchyni. </text:span></text:span><text:span text:style-name="CharStyle14"><text:span text:style-name="T69">I</text:span></text:span><text:span text:style-name="CharStyle14"><text:span text:style-name="T134">vko bystro zodvihol hlavu a v</text:span></text:span><text:span text:style-name="CharStyle14"><text:span text:style-name="T111">ď</text:span></text:span><text:span text:style-name="CharStyle14"><text:span text:style-name="T134">ačným, teplým okom hľadel na blížiacu sa učiteľku, ktorá mala na sebe peknuškú čipkovanú bielu zásterku a prichádzala k chlapcom s tácňou v rukách. Na tácni boly dve šálky a pečivá ako onehdy.</text:span></text:span></text:p>
        <text:p text:style-name="P13"><text:span text:style-name="CharStyle14"><text:span text:style-name="T134">Ivko uprene pozrel na jej tvár, na jej oči, ale nebolo v nich už sĺz, iba dobrotivý, vlhký ligot ostal n</text:span></text:span><text:span text:style-name="CharStyle14"><text:span text:style-name="T69">a</text:span></text:span><text:span text:style-name="CharStyle14"><text:span text:style-name="T134"> nich.</text:span></text:span></text:p>
        <text:p text:style-name="P29"><text:span text:style-name="CharStyle14"><text:span text:style-name="T134">— Detičky, tu máte olovrant, — povedala, kladúc tácňu na lykový stolík. — Presadnite si.</text:span></text:span></text:p>
        <text:p text:style-name="P13"><text:span text:style-name="CharStyle14"><text:span text:style-name="T134">Presadli a učiteľka potisla k Ivkovi jednu šálku, podala mu pečivo. Ivkovi sa ukrutne chcelo jesť, ale premáhal sa, aby sa nepustil do kávy príliš hltavo, no nedarilo sa mu to veľmi. Ďurko by nebol ani do tricať napočítal, a Ivko bol s kávou hotový. Keď pozrel na Ďu</text:span></text:span><text:span text:style-name="CharStyle14"><text:span text:style-name="T48">r</text:span></text:span><text:span text:style-name="CharStyle14"><text:span text:style-name="T134">k</text:span></text:span><text:span text:style-name="CharStyle14"><text:span text:style-name="T111">a</text:span></text:span><text:span text:style-name="CharStyle14"><text:span text:style-name="T134">,</text:span></text:span><text:span text:style-name="CharStyle14"><text:span text:style-name="T69"> </text:span></text:span><text:span text:style-name="CharStyle14"><text:span text:style-name="T134">Ďurko ešte len obhrýzal pečivo a zadumaný pozeral na neho, ako hltavo je. Ivko sa zahanbil, keď mu vhuplo do mysli, že Ďur</text:span></text:span><text:span text:style-name="CharStyle14"><text:span text:style-name="T69">ík</text:span></text:span><text:span text:style-name="CharStyle14"><text:span text:style-name="T134"> za celý čas takto hľadel na neho; v pomykove sa ho spýtal:</text:span></text:span></text:p>
        <text:p text:style-name="P13"><text:span text:style-name="CharStyle14"><text:span text:style-name="T134">— Čo neješ? — T</text:span></text:span><text:span text:style-name="CharStyle14"><text:span text:style-name="T69">a</text:span></text:span><text:span text:style-name="CharStyle14"><text:span text:style-name="T134">ká</text:span></text:span><text:span text:style-name="CharStyle14"><text:span text:style-name="T69"> </text:span></text:span><text:span text:style-name="CharStyle14"><text:span text:style-name="T48">j</text:span></text:span><text:span text:style-name="CharStyle14"><text:span text:style-name="T134">e dobrá!</text:span></text:span></text:p>
        <text:p text:style-name="P13"><text:span text:style-name="CharStyle14"><text:span text:style-name="T134">— Ozaj? — povedal </text:span></text:span><text:span text:style-name="CharStyle14"><text:span text:style-name="T48">Ď</text:span></text:span><text:span text:style-name="CharStyle14"><text:span text:style-name="T134">urík a pustil sa aj on do nej.</text:span></text:span></text:p>
        <text:p text:style-name="P13"><text:span text:style-name="CharStyle14"><text:span text:style-name="T134">Odrazu mu prišla taká chuť, že o chvíľu aj on bol s ňou hotový. Učiteľka, ktorá za ten čas prezerala akési časopisy, usmiala sa a pohladila ho po hlave.</text:span></text:span></text:p>
        <text:p text:style-name="P13"><text:span text:style-name="CharStyle14"><text:span text:style-name="T69">—</text:span></text:span><text:span text:style-name="CharStyle14"><text:span text:style-name="T134"> Vidíš, Ďurík, takto máš vždy pojesť. A teraz, chlapci, dokončte si úlohy, </text:span></text:span><text:soft-page-break/><text:span text:style-name="CharStyle14"><text:span text:style-name="T134">pôjdeme sa</text:span></text:span><text:span text:style-name="CharStyle14"><text:span text:style-name="T69"> </text:span></text:span><text:span text:style-name="CharStyle14"><text:span text:style-name="T134">prejsť do lesa.</text:span></text:span></text:p>
        <text:p text:style-name="P13"><text:span text:style-name="CharStyle14"><text:span text:style-name="T134">Ďurko vykríkol od radosti. Ivko so žiarivou vďačnosťou pozrel na ňu a presadol do lavice. Kým sa ona preobliekla, chlapci </text:span></text:span><text:span text:style-name="CharStyle14"><text:span text:style-name="T111">b</text:span></text:span><text:span text:style-name="CharStyle14"><text:span text:style-name="T134">oli s úlohami hotoví. Prišla do verandy oblečená do čierneho kost</text:span></text:span><text:span text:style-name="CharStyle14"><text:span text:style-name="T48">y</text:span></text:span><text:span text:style-name="CharStyle14"><text:span text:style-name="T134">mu, klobúčik si niesla v ruke a na dvore ho dala niesť </text:span></text:span><text:span text:style-name="CharStyle14"><text:span text:style-name="T111">Ď</text:span></text:span><text:span text:style-name="CharStyle14"><text:span text:style-name="T134">urkovi. Chytila chlapcov okolo hrdiel a tak vykročili na slnečnú ulicu a popri rieke do lesa. Ivko bol blažený v takejto blízkosti pri nej a ve</text:span></text:span><text:span text:style-name="CharStyle14"><text:span text:style-name="T111">ľ</text:span></text:span><text:span text:style-name="CharStyle14"><text:span text:style-name="T134">ká, radostná túžba ho pochytila položiť dlaň na jej ruku, ktorú mala na jeho pleci, tak ihravo, ako videl od Ďurka. Dlho, do pol cesty rozmýšľal, či to smie spraviť. Nieko</text:span></text:span><text:span text:style-name="CharStyle14"><text:span text:style-name="T69">ľ</text:span></text:span><text:span text:style-name="CharStyle14"><text:span text:style-name="T134">ko ráz položil lavicu na svoje prsia, celkom blízko k jej prstom, až zacítil navrch dlane teplo, ktoré z nich vychádzalo, ale vyššie sa neodvážil zdvihnúť ju. Clivá nerozhodnosť stisla mu srdc</text:span></text:span><text:span text:style-name="CharStyle14"><text:span text:style-name="T69">e</text:span></text:span><text:span text:style-name="CharStyle14"><text:span text:style-name="T134">; pozrel na </text:span></text:span><text:span text:style-name="CharStyle14"><text:span text:style-name="T111">Ď</text:span></text:span><text:span text:style-name="CharStyle14"><text:span text:style-name="T134">urka, ktorého držala takisto ako jeho, zazrel na jeho ruke učiteľkin klobúčik a prišlo mu ľúto, že ho nedala niesť jemu. Bol by ho pritisol na líce a tak niesol s vedomím, že je jej. Ďurko ho krútil na stisnutej pästi, ani sa nedíval naň. Klobúčik sa nadhadzoval na jeho pästi, poskakoval a Ivkovi sa ruka načahovala za ním, len sa bál chytiť ho.</text:span></text:span></text:p>
        <text:p text:style-name="P13"><text:span text:style-name="CharStyle14"><text:span text:style-name="T134">Och, ako túžil vziať mu ho!</text:span></text:span></text:p>
        <text:p text:style-name="P13"><text:span text:style-name="CharStyle14"><text:span text:style-name="T134">A nemohol, keď Ďurík bol jej syn.</text:span></text:span></text:p>
        <text:p text:style-name="P13"><text:span text:style-name="CharStyle14"><text:span text:style-name="T134">Vyšli na kopec do brezového hája, sadli si tam na pokrývku, potom naháňali motý</text:span></text:span><text:span text:style-name="CharStyle14"><text:span text:style-name="T48">ľ</text:span></text:span><text:span text:style-name="CharStyle14"><text:span text:style-name="T134">ov. Učitelka sa bavila s nimi ako chlapec a potom obidvaja si sadli k nej s dvoch strán a rozprávali sa. A podvečer, keď sa začalo chladiť, pobrali sa domov. Rozradostení, oviati čerstvým povetrím prišli pred maľovanú bráničku. Tam učite</text:span></text:span><text:span text:style-name="CharStyle14"><text:span text:style-name="T111">ľ</text:span></text:span><text:span text:style-name="CharStyle14"><text:span text:style-name="T134">ka zastala, popozerala na Ivka prívetivo.</text:span></text:span></text:p>
        <text:p text:style-name="P13"><text:span text:style-name="CharStyle14"><text:span text:style-name="T134">— No, Ivko, teraz cho</text:span></text:span><text:span text:style-name="CharStyle14"><text:span text:style-name="T111">ď</text:span></text:span><text:span text:style-name="CharStyle14"><text:span text:style-name="T134"> pekne domov a zajtra zas prí</text:span></text:span><text:span text:style-name="CharStyle14"><text:span text:style-name="T111">ď</text:span></text:span><text:span text:style-name="CharStyle14"><text:span text:style-name="T134"> k nám robiť si s Ďuríkom </text:span></text:span><text:soft-page-break/><text:span text:style-name="CharStyle14"><text:span text:style-name="T134">úlohu, — povedala a vošla do bráničky.</text:span></text:span></text:p>
        <text:p text:style-name="P13"><text:span text:style-name="CharStyle14"><text:span text:style-name="T134">Ivko sa pozdravil, podišiel dva kroky, ale potom ostal stáť na ulici, pozeral za ňou ako verný psík a od ve</text:span></text:span><text:span text:style-name="CharStyle14"><text:span text:style-name="T48">ľ</text:span></text:span><text:span text:style-name="CharStyle14"><text:span text:style-name="T134">kej v</text:span></text:span><text:span text:style-name="CharStyle14"><text:span text:style-name="T111">ď</text:span></text:span><text:span text:style-name="CharStyle14"><text:span text:style-name="T134">ačnosti k nej nevládal sa pohnúť. Díval sa na ňu, i na </text:span></text:span><text:span text:style-name="CharStyle14"><text:span text:style-name="T111">Ď</text:span></text:span><text:span text:style-name="CharStyle14"><text:span text:style-name="T134">urka, ako krúti na pästi jej klobúčik, a </text:span></text:span><text:span text:style-name="CharStyle14"><text:span text:style-name="T48">ľ</text:span></text:span><text:span text:style-name="CharStyle14"><text:span text:style-name="T134">ut</text:span></text:span><text:span text:style-name="CharStyle14"><text:span text:style-name="T69">ov</text:span></text:span><text:span text:style-name="CharStyle14"><text:span text:style-name="T134">al, že za celý čas sa ho nemohol ani dotknúť.</text:span></text:span></text:p>
        <text:p text:style-name="P13"><text:span text:style-name="CharStyle14"><text:span text:style-name="T134">A keď mať i syn vykročili na schody verandy, učite</text:span></text:span><text:span text:style-name="CharStyle14"><text:span text:style-name="T48">ľ</text:span></text:span><text:span text:style-name="CharStyle14"><text:span text:style-name="T134">ka sa obrátila, zazrela ho tam stáť</text:span></text:span><text:span text:style-name="CharStyle14"><text:span text:style-name="T69"> </text:span></text:span><text:span text:style-name="CharStyle14"><text:span text:style-name="T134">a zavolala:</text:span></text:span></text:p>
        <text:p text:style-name="P13"><text:span text:style-name="CharStyle14"><text:span text:style-name="T134">— S Bohom, Ivk</text:span></text:span><text:span text:style-name="CharStyle14"><text:span text:style-name="T69">o</text:span></text:span><text:span text:style-name="CharStyle14"><text:span text:style-name="T134">!</text:span></text:span></text:p>
        <text:p text:style-name="P13"><text:span text:style-name="CharStyle14"><text:span text:style-name="T134">Strhol sa, zahanbenie mu rozpálilo tvár. Vhuplo mu do mysli, že je to akiste hlúpe a nepatrí sa, keď tu tak stojí a h</text:span></text:span><text:span text:style-name="CharStyle14"><text:span text:style-name="T111">ľ</text:span></text:span><text:span text:style-name="CharStyle14"><text:span text:style-name="T134">adí za ňou, ako by ešte čakal, že ho zavolá dnu a dá mu kávy. Prudko sa odvrátil a pustil sa do behu. Bežal domov, vo vedomí s ťarchou veľkého šťastia, ktoré zažil dnes popoludní. Omamujúca mohutná v</text:span></text:span><text:span text:style-name="CharStyle14"><text:span text:style-name="T111">ď</text:span></text:span><text:span text:style-name="CharStyle14"><text:span text:style-name="T134">ačnosť mu zavalila myšlienky tak mocne, že sa mu až slzy tisly do očú. — Och, život bol</text:span></text:span><text:span text:style-name="CharStyle14"><text:span text:style-name="T69"> </text:span></text:span><text:span text:style-name="CharStyle14"><text:span text:style-name="T134">taký sladký s týmto vedomím! Keď tak bežiačky spomínal na podrobnosti tohto popoludnia, na slová, úsmevy, pohladkania učiteľky, na jej ruku, ktorú mala za celý čas na jeho pleci, keď išli ta i nazad, zdalo sa mu, že v ozrutnom svete nežičlivosti, ktorý ho obklopoval, preca sa mu odplatilo žiť. Och, nikdy, nikdy netušil, že má takú ukrutne veľkú lásku k životu, — veľkú, veľkú lásku ako teraz, keď bežiačky spomínal na svoju učiteľku a na popoludnie, čo prežil v jej tesnej blízkosti. Nikdy netušil, že možno niekoho takto ľúbiť, ako teraz on ľúbil svoju učiteľku. </text:span></text:span><text:span text:style-name="CharStyle14"><text:span text:style-name="T111">Ž</text:span></text:span><text:span text:style-name="CharStyle14"><text:span text:style-name="T134">e možno tak veľmi túžiť, aby mu položila ruku na hlavu. Hej, mal ju rád a jeho myšlienky boly velikánska úzkostlivá túžba, aby ho volávala k sebe každý deň, aby mu položila tak ruku</text:span></text:span><text:span text:style-name="CharStyle14"><text:span text:style-name="T69"> </text:span></text:span><text:span text:style-name="CharStyle14"><text:span text:style-name="T134">na plece i zajtra, i pozajtre, i každý budúci deň.</text:span></text:span></text:p>
        <text:p text:style-name="P13"><text:soft-page-break/><text:span text:style-name="CharStyle14"><text:span text:style-name="T134">Tak veľmi túžil Ivko Hanc</text:span></text:span><text:span text:style-name="CharStyle14"><text:span text:style-name="T69">ík</text:span></text:span><text:span text:style-name="CharStyle14"><text:span text:style-name="T134">.</text:span></text:span></text:p>
        <text:p text:style-name="P13"><text:span text:style-name="CharStyle14"><text:span text:style-name="T134">Bežal až po železničný most. Tam stíšil, blízkosť továrenskej štvrti schladila trochu jeho ro</text:span></text:span><text:span text:style-name="CharStyle14"><text:span text:style-name="T111">z</text:span></text:span><text:span text:style-name="CharStyle14"><text:span text:style-name="T134">túženie. Pomalšie a pomalšie vykračoval po ulici, na ktorej bývali jeho rodičia, a keď prišiel do svojho dvora, na uhle domu zastal a oprel sa</text:span></text:span><text:span text:style-name="CharStyle14"><text:span text:style-name="T69"> </text:span></text:span><text:span text:style-name="CharStyle14"><text:span text:style-name="T134">o</text:span></text:span><text:span text:style-name="CharStyle14"><text:span text:style-name="T69"> </text:span></text:span><text:span text:style-name="CharStyle14"><text:span text:style-name="T134">múr. Smutné vedomie, že je doma, odohnalo od neho</text:span></text:span><text:span text:style-name="CharStyle14"><text:span text:style-name="T69"> </text:span></text:span><text:span text:style-name="CharStyle14"><text:span text:style-name="T134">na chví</text:span></text:span><text:span text:style-name="CharStyle14"><text:span text:style-name="T48">ľ</text:span></text:span><text:span text:style-name="CharStyle14"><text:span text:style-name="T134">u obraz učiteľky i jeho veľké šťastie. Stál zronený pri uhle domu, pozeral na nízke chalupy, na obrýpan</text:span></text:span><text:span text:style-name="CharStyle14"><text:span text:style-name="T69">é</text:span></text:span><text:span text:style-name="CharStyle14"><text:span text:style-name="T134"> steny, vytŕčajúce sa surové tehly. — Tichý chladivý večer sa spúšťal na dvor; tam za strechami zachmúrily sa v ňom hory tmou.</text:span></text:span></text:p>
        <text:p text:style-name="P13"><text:span text:style-name="CharStyle14"><text:span text:style-name="T134">Zrazu bolo počuť kroky na dvore. Za uhlom sa zjavil Ivkov najstarší brat Ondrej. Keď zazrel Ivka takého zadumaného, opretého o múr domu, začudoval sa.</text:span></text:span></text:p>
        <text:p text:style-name="P13"><text:span text:style-name="CharStyle14"><text:span text:style-name="T134">— Čože ti je? Čo nejdeš domov? Aj tak dostaneš, neboj sa. Kade si zháňal celé popoludnie? Čo si neprišiel Michalovi pomáhať?</text:span></text:span></text:p>
        <text:p text:style-name="P13"><text:span text:style-name="CharStyle14"><text:span text:style-name="T134">Ivko neodpovedal. Nemal mu čo po takých chvíľach, ako prežil, brat mu bol stelesnením celkom iného života. Pokročil poved</text:span></text:span><text:span text:style-name="CharStyle14"><text:span text:style-name="T111">ľ</text:span></text:span><text:span text:style-name="CharStyle14"><text:span text:style-name="T134">a neho do pitvora, pomaly otvoril dvere kuchyne a vošiel. Matka práve zapaľovala petrolejovú lampku, otec stál pri umývači, naberal z pohára vodu do úst, potom ju vypúšťal do dlaní a tak sa umýval.</text:span></text:span></text:p>
        <text:p text:style-name="P13"><text:span text:style-name="CharStyle14"><text:span text:style-name="T134">— Dobrý večer, — povedal Ivko ticho.</text:span></text:span></text:p>
        <text:p text:style-name="P13"><text:span text:style-name="CharStyle14"><text:span text:style-name="T134">Otec i mať sa obzreli na neho; otec povedal: — Á, lapaj, a ty kade zháňaš? Nevedel si, čo máš robiť?</text:span></text:span></text:p>
        <text:p text:style-name="P13"><text:span text:style-name="CharStyle14"><text:span text:style-name="T134">Chytil Ivka mokrou dlaňou za ucho, druhou, tiež mokrou, dal mu zaucho, ale Ivko ani nemukol. Keď ho tak držal za ucho mokrými chladnými prstami, pred jeho oči, nevedel prečo, stal si jeho druhý domov, učiteľkin biely dom na Priečnej ulici, učiteľkina veranda so školskou lavicou a s lykovým stolíkom; a pocit veľkej túžby </text:span></text:span><text:soft-page-break/><text:span text:style-name="CharStyle14"><text:span text:style-name="T134">rozlial sa mu po myšlienkach a v nej ani nezbadal, že ho bijú. Otec, začudovaný, že neplače, odstrčil ho od seba; Ivko vošiel do pološera izby, utrel si rukávom mokré líce, na ktoré dostal zaucho, stal si pred oblok, a hladiac cezeň na čierne hory, hladkal si ho roztúžený a šeptal:</text:span></text:span></text:p>
        <text:p text:style-name="P29"><text:span text:style-name="CharStyle14"><text:span text:style-name="T134">— Zato nič, zato nič... zajtra pôjdem... volala ma... zas k nej...</text:span></text:span></text:p>
        <text:p text:style-name="P13"><text:span text:style-name="CharStyle14"><text:span text:style-name="T134">Teplé slzy mu zalialy oči, ale len preto, že ho premohlo horúce roztúženie, aby učite</text:span></text:span><text:span text:style-name="CharStyle14"><text:span text:style-name="T111">ľ</text:span></text:span><text:span text:style-name="CharStyle14"><text:span text:style-name="T134">ka stála tu pri ňom a videla, čo sa mu stalo, aby ho pohladkala po vlasoch ako tam v jej záhrade a utišovala ho. Och, ako veľmi túžil po pohladkaní jej ruky! Desať, dvacať takýchto bitiek bol by vydržal, keby mu povedali, že len potom môže prísť k ne</text:span></text:span><text:span text:style-name="CharStyle14"><text:span text:style-name="T69">j</text:span></text:span><text:span text:style-name="CharStyle14"><text:span text:style-name="T134">. Bol taký sprostu</text:span></text:span><text:span text:style-name="CharStyle14"><text:span text:style-name="T69">č</text:span></text:span><text:span text:style-name="CharStyle14"><text:span text:style-name="T134">ký ten Ivko Hancí</text:span></text:span><text:span text:style-name="CharStyle14"><text:span text:style-name="T69">k</text:span></text:span><text:span text:style-name="CharStyle14"><text:span text:style-name="T134">! Nevedel, že mocnú túžbu po učiteľke, čo opanúvala celé jeho vedomie, </text:span></text:span><text:span text:style-name="CharStyle14"><text:span text:style-name="T48">ľ</text:span></text:span><text:span text:style-name="CharStyle14"><text:span text:style-name="T134">udia nazývajú láskou, že na ňu má každý právo a že svet ju jednako toľkým odopiera. Nevedel to,</text:span></text:span><text:span text:style-name="CharStyle14"><text:span text:style-name="T69"> </text:span></text:span><text:span text:style-name="CharStyle14"><text:span text:style-name="T134">iba cítil ukrutne veľkú vďačnosť k nej za jedno pohladkanie, ktoré mu dosia</text:span></text:span><text:span text:style-name="CharStyle14"><text:span text:style-name="T111">ľ</text:span></text:span><text:span text:style-name="CharStyle14"><text:span text:style-name="T134"> nikto nedal. Smiala sa a zamieňavo plakala s ním táto v</text:span></text:span><text:span text:style-name="CharStyle14"><text:span text:style-name="T111">ď</text:span></text:span><text:span text:style-name="CharStyle14"><text:span text:style-name="T134">ačnosť, a keď si líhal do postele, ona mu pritvárala oči.</text:span></text:span></text:p>
        <text:p text:style-name="P4"><text:span text:style-name="CharStyle35"><text:span text:style-name="T134"/></text:span></text:p>
        <text:p text:style-name="P10"><text:span text:style-name="CharStyle35"><text:span text:style-name="T134">3.</text:span></text:span></text:p>
        <text:p text:style-name="P6"><text:span text:style-name="CharStyle14"><text:span text:style-name="T134"/></text:span></text:p>
        <text:p text:style-name="P11"><text:span text:style-name="CharStyle14"><text:span text:style-name="T134">Obyčajne, ke</text:span></text:span><text:span text:style-name="CharStyle14"><text:span text:style-name="T69">ď</text:span></text:span><text:span text:style-name="CharStyle14"><text:span text:style-name="T134"> Ivko ráno vstával,</text:span></text:span><text:span text:style-name="CharStyle14"><text:span text:style-name="T69"> </text:span></text:span><text:span text:style-name="CharStyle14"><text:span text:style-name="T134">dumával o tom, čo trpkého sa mu prihodilo predošlého dňa; dumával o svojej mamke, o svojom živote, v ktorom mu odopierali všetko, čo vídal u iných a čo opanúvalo jeho fantáziu. Ale dnes, keď si obliekol nohavice, dávno nebolo stôp v jeho pamäti po tom, že včera dostal. Bolo ešte len pol siedmej, keď vstal, — času mnoho. Sadol si ku knižke a opakoval dnešné úlohy, lebo umienil si, že už nikdy nedá učiteľke príležitosť, aby ho zahanbila pred celou </text:span></text:span><text:soft-page-break/><text:span text:style-name="CharStyle14"><text:span text:style-name="T134">triedou preto, že niečo nevie. Čítal z učebnice dnešné úlohy a v mysli si maľoval obraz, ako ho dnes učiteľka vyvolá, ako bude vedeť odpovedať na všetky jej otázky a ako sa mu zas bude vracať jej dôvera. Občas pozrel na staré kuchynské hodiny a zas čítal.</text:span></text:span></text:p>
        <text:p text:style-name="P13"><text:span text:style-name="CharStyle14"><text:span text:style-name="T134">Mať, ktorá chystala otcovi raňajky, prechádzala poved</text:span></text:span><text:span text:style-name="CharStyle14"><text:span text:style-name="T111">ľ</text:span></text:span><text:span text:style-name="CharStyle14"><text:span text:style-name="T134">a neho do kuchynskej skrine to po soľ, to po česnak do polievky, zakaždým v náhlivosti sa potkla o stolček, na ktorom Ivko sedel, a hnevno zamrmlala:</text:span></text:span></text:p>
        <text:p text:style-name="P13"><text:span text:style-name="CharStyle14"><text:span text:style-name="T134">— Čo to ešte neleží!</text:span></text:span></text:p>
        <text:p text:style-name="P13"><text:span text:style-name="CharStyle14"><text:span text:style-name="T134">Ke</text:span></text:span><text:span text:style-name="CharStyle14"><text:span text:style-name="T111">ď</text:span></text:span><text:span text:style-name="CharStyle14"><text:span text:style-name="T134"> sa rozbrieždilo, Ivko vyšiel na dvor k drevárňam. Tam pri usilovnom učení zabudol i na hodiny, až naraz ho vyrušil matkin hlas:</text:span></text:span></text:p>
        <text:p text:style-name="P13"><text:span text:style-name="CharStyle14"><text:span text:style-name="T134">— Ivan, kdeže si tak dlho? Ve</text:span></text:span><text:span text:style-name="CharStyle14"><text:span text:style-name="T111">ď</text:span></text:span><text:span text:style-name="CharStyle14"><text:span text:style-name="T134"> je už tri štvrte na osem!</text:span></text:span></text:p>
        <text:p text:style-name="P13"><text:span text:style-name="CharStyle14"><text:span text:style-name="T134">Ivkom šklblo, vbehol naplašený do kuchyne, pozrel na hodiny: bolo naozaj tri štvrte na osem.</text:span></text:span></text:p>
        <text:p text:style-name="P13"><text:span text:style-name="CharStyle14"><text:span text:style-name="T134">— Prečo si ma nezavolala skôr? — vyčitoval matke, skladajúc si knihy a písanky na kôpku.</text:span></text:span></text:p>
        <text:p text:style-name="P13"><text:span text:style-name="CharStyle14"><text:span text:style-name="T134">— A či ja</text:span></text:span><text:span text:style-name="CharStyle14"><text:span text:style-name="T69"> </text:span></text:span><text:span text:style-name="CharStyle14"><text:span text:style-name="T134">mám</text:span></text:span><text:span text:style-name="CharStyle14"><text:span text:style-name="T69"> </text:span></text:span><text:span text:style-name="CharStyle14"><text:span text:style-name="T134">kedy mysleť</text:span></text:span><text:span text:style-name="CharStyle14"><text:span text:style-name="T69"> </text:span></text:span><text:span text:style-name="CharStyle14"><text:span text:style-name="T134">na teba, či čo? Ja perem. Tam máš raňajky, — hodila rukou na sporák.</text:span></text:span></text:p>
        <text:p text:style-name="P13"><text:span text:style-name="CharStyle14"><text:span text:style-name="T134">Ivkovi bolo clivo. Pozrel zrazu na hodiny i na raňajky, — mal veľkú chuť na polievku, ale keď si uvedomil, že by potom prišiel neskoro do školy a že učiteľka by zas mala príčinu hnevať sa na neho, schytil knihy a vybehol z kuchyne.</text:span></text:span></text:p>
        <text:p text:style-name="P13"><text:span text:style-name="CharStyle14"><text:span text:style-name="T134">V pitvore zachytil matkin hlas:</text:span></text:span></text:p>
        <text:p text:style-name="P13"><text:span text:style-name="CharStyle14"><text:span text:style-name="T134">— Čože je to s tebou? A jes</text:span></text:span><text:span text:style-name="CharStyle14"><text:span text:style-name="T48">ť</text:span></text:span><text:span text:style-name="CharStyle14"><text:span text:style-name="T134"> nebudeš?</text:span></text:span></text:p>
        <text:p text:style-name="P13"><text:span text:style-name="CharStyle14"><text:span text:style-name="T134">Ale on neodpovedal, vybehol na dvor a bežal do školy. Udychčaný dobehol k </text:span></text:span><text:soft-page-break/><text:span text:style-name="CharStyle14"><text:span text:style-name="T134">školskej budove, vbehol na chodbu. Zo všetkých tried bolo počuť krik, — teda vyučovanie sa ešte nezačalo. Vydýchol u</text:span></text:span><text:span text:style-name="CharStyle14"><text:span text:style-name="T48">ľ</text:span></text:span><text:span text:style-name="CharStyle14"><text:span text:style-name="T134">ahčene a vošiel do svojej triedy. Trieda naraz utíchla, keď stisol k</text:span></text:span><text:span text:style-name="CharStyle14"><text:span text:style-name="T48">ľ</text:span></text:span><text:span text:style-name="CharStyle14"><text:span text:style-name="T134">učku, ale keď chlapci zazreli vo dverách Ivka, zakričali:</text:span></text:span></text:p>
        <text:p text:style-name="P13"><text:span text:style-name="CharStyle14"><text:span text:style-name="T134">— Indián! — a znova sa začali biť.</text:span></text:span></text:p>
        <text:p text:style-name="P13"><text:span text:style-name="CharStyle14"><text:span text:style-name="T134">A Ivko, celý blažený myšlienkou, že došiel včas, nevšímal si nič; so širokým úsmevom na tvári si sadol do lavice, oči uprel na dvere a s tlkotajúcim</text:span></text:span><text:span text:style-name="CharStyle14"><text:span text:style-name="T69"> </text:span></text:span><text:span text:style-name="CharStyle14"><text:span text:style-name="T134">srdcom čakal, kedy učite</text:span></text:span><text:span text:style-name="CharStyle14"><text:span text:style-name="T111">ľ</text:span></text:span><text:span text:style-name="CharStyle14"><text:span text:style-name="T134">ka vojde do triedy.</text:span></text:span></text:p>
        <text:p text:style-name="P13"><text:span text:style-name="CharStyle14"><text:span text:style-name="T134">O chví</text:span></text:span><text:span text:style-name="CharStyle14"><text:span text:style-name="T48">ľ</text:span></text:span><text:span text:style-name="CharStyle14"><text:span text:style-name="T134">u chlapci, čo sedeli v laviciach pri dverách, dali znak, že po chodbe ktosi ide. Všetko stíchlo tak, že žiaci začuli klopkanie opätkov na chodbe. Učite</text:span></text:span><text:span text:style-name="CharStyle14"><text:span text:style-name="T111">ľ</text:span></text:span><text:span text:style-name="CharStyle14"><text:span text:style-name="T134">ka otvorila dvere. </text:span></text:span><text:span text:style-name="CharStyle14"><text:span text:style-name="T69">Ž</text:span></text:span><text:span text:style-name="CharStyle14"><text:span text:style-name="T134">iariaci pohľad Ivkov oprel sa na jej šaty, tie isté, čo mala včera na prechádzke. Sledoval ju k stolu, a keď si sadla, vzal svoj sošit a šiel jej ukázať úlohu, ako mal príkaz. Pekne otvorený na mieste, kde bola dnešná úloha, podal jej ho so šťastným vedomím, že dnes ho nebude mať prečo vyhrešiť. A za ten čas, čo prezerala jeho úlohu, h</text:span></text:span><text:span text:style-name="CharStyle14"><text:span text:style-name="T111">ľ</text:span></text:span><text:span text:style-name="CharStyle14"><text:span text:style-name="T134">adel na ňu</text:span></text:span><text:span text:style-name="CharStyle14"><text:span text:style-name="T69"> </text:span></text:span><text:span text:style-name="CharStyle14"><text:span text:style-name="T134">s nemou láskou, na hladké črty jej tvári, prezrádzajúce spokojnosť s ním. Ale dnes bola akási prísna. Bez úsmevu mu vrátila sošit a povedala:</text:span></text:span></text:p>
        <text:p text:style-name="P13"><text:span text:style-name="CharStyle14"><text:span text:style-name="T134">— Sadni.</text:span></text:span></text:p>
        <text:p text:style-name="P13"><text:span text:style-name="CharStyle14"><text:span text:style-name="T134">Ivko pozrel na ňu sklamaný, v neistotách, či preca ešte neostalo v nej čosi z jej hnevu na neho. Znepokojený vrátil sa do lavice, nespustil s nej pohľad ani na chví</text:span></text:span><text:span text:style-name="CharStyle14"><text:span text:style-name="T111">ľ</text:span></text:span><text:span text:style-name="CharStyle14"><text:span text:style-name="T134">u. Hľadal včerajšiu slzu v jej očiach a včerajší úsmev na jej tvári. Ale ona bola chladná. Clivý pocit neistoty, či sa preca len ešte nehnevá, rástol s minúty na minútu. Ivko túžobne čakal už iba na to, kedy ho vyvolá, aby ju mohol smieriť dobrou odpove</text:span></text:span><text:span text:style-name="CharStyle14"><text:span text:style-name="T69">ď</text:span></text:span><text:span text:style-name="CharStyle14"><text:span text:style-name="T134">ou.</text:span></text:span></text:p>
        <text:p text:style-name="P13"><text:span text:style-name="CharStyle14"><text:span text:style-name="T134">Po chvíli začala skúšať veľkú násobilku. Vstala zpoza stola, s trstenicou v ruke </text:span></text:span><text:soft-page-break/><text:span text:style-name="CharStyle14"><text:span text:style-name="T134">vošla medzi lavice a skúšala radradom, ukazovala na chlapcov trstenicou. Keď Ivko so tri razy dobre odpovedal na otázku, na ktorú iní odpovedali zle, učite</text:span></text:span><text:span text:style-name="CharStyle14"><text:span text:style-name="T111">ľ</text:span></text:span><text:span text:style-name="CharStyle14"><text:span text:style-name="T134">ka prišla k jeho lavici, oprela sa o ňu ľavou rukou a tak skúšala. Ivko sa cítil tým vyznamenaný, smierený s ňou, lebo takto prichádzala k jeho lavici len v časoch, keď býval najlepším žiakom v triede. S príjemným vedomím uspokojenia h</text:span></text:span><text:span text:style-name="CharStyle14"><text:span text:style-name="T111">ľ</text:span></text:span><text:span text:style-name="CharStyle14"><text:span text:style-name="T134">adel jej na ruku, ktorou sa opierala o lavicu. Prišlo mu na um, ako mu ju včera ovinula okolo šije, hladkala ho</text:span></text:span><text:span text:style-name="CharStyle25"><text:span text:style-name="T134"> </text:span></text:span><text:span text:style-name="CharStyle14"><text:span text:style-name="T134">ňou po vlasoch, i zatúžil dotknúť sa jej. Keď hľadela na druhú stranu triedy, položil i on ruku na lavicu k jej, pomaly ju priťahoval po lavici až ku končekom jej bielych prstov a cítil sladké bojazlivé chvenie svojich myšlienok a bol šťastný, že môže byť pri nej zas tak blízko. Pohrával sa v myšlienkach s jej blízkou prítomnosťou, až kým nezazvonilo. Potom podišla k stolu. Všetci vstali na pozdrav a Ivko roztúženými očami h</text:span></text:span><text:span text:style-name="CharStyle14"><text:span text:style-name="T48">ľ</text:span></text:span><text:span text:style-name="CharStyle14"><text:span text:style-name="T134">adel na ňu a s tlčúcim srdcom čakal, či ho nezavolá priniesť písanky. Včera povedala, že budú dnes písať úlohu. Och, tak mocne sa mu žiadalo poslúžiť jej niečím, preukázať jej niečím svoju bezhraničnú v</text:span></text:span><text:span text:style-name="CharStyle14"><text:span text:style-name="T69">ď</text:span></text:span><text:span text:style-name="CharStyle14"><text:span text:style-name="T134">ačnosť, ale učite</text:span></text:span><text:span text:style-name="CharStyle14"><text:span text:style-name="T111">ľ</text:span></text:span><text:span text:style-name="CharStyle14"><text:span text:style-name="T134">ka pokročila k dverám, a ani si ho nevšimla. Osmutnel, keď chytila k</text:span></text:span><text:span text:style-name="CharStyle14"><text:span text:style-name="T111">ľ</text:span></text:span><text:span text:style-name="CharStyle14"><text:span text:style-name="T134">učku, otupná clivota mu zaliala myšlienky.</text:span></text:span></text:p>
        <text:p text:style-name="P13"><text:span text:style-name="CharStyle14"><text:span text:style-name="T134">„Nechce odo mňa, iného si zavolá...“ povedal si v duchu a stál ako stĺp a rezignovane a tupo h</text:span></text:span><text:span text:style-name="CharStyle14"><text:span text:style-name="T111">ľ</text:span></text:span><text:span text:style-name="CharStyle14"><text:span text:style-name="T134">adel na dvere, za ktorými zmizla.</text:span></text:span></text:p>
        <text:p text:style-name="P13"><text:span text:style-name="CharStyle14"><text:span text:style-name="T134">Ostatní žiaci sedeli alebo robili hurhaj, on ešte stál a pozeral sklamaný na dvere triedy a čakal, že učite</text:span></text:span><text:span text:style-name="CharStyle14"><text:span text:style-name="T111">ľ</text:span></text:span><text:span text:style-name="CharStyle14"><text:span text:style-name="T134">ka ich ešte otvorí, že jej príde na um on a dodatočne ho zavolá. Ale nezavolala, a Ivko, nenávidiaci, žiarliaci ukrutne v duchu na toho, koho si zavolala miesto neho priniesť písanky, stál opretý o lavicu až do zvonenia. Chví</text:span></text:span><text:span text:style-name="CharStyle14"><text:span text:style-name="T48">ľ</text:span></text:span><text:span text:style-name="CharStyle14"><text:span text:style-name="T134">u po zvonení učite</text:span></text:span><text:span text:style-name="CharStyle14"><text:span text:style-name="T48">ľ</text:span></text:span><text:span text:style-name="CharStyle14"><text:span text:style-name="T134">ka vošla — pozrel na ňu a zadivený zazrel jej pod pazuchou písanky. </text:span></text:span><text:soft-page-break/><text:span text:style-name="CharStyle14"><text:span text:style-name="T134">Sama ich priniesla! So srdca sa mu odvalil kameň ako hora ťažký. „Nikoho nevolala miesto mňa,“ uvedomoval si a bol šťastný týmto vedomím. Podala mu z nich polovičku, aby ich rozdal žiakom, druhú polovičku jeho súsed</text:span></text:span><text:span text:style-name="CharStyle14"><text:span text:style-name="T69">ov</text:span></text:span><text:span text:style-name="CharStyle14"><text:span text:style-name="T134">i.</text:span></text:span></text:p>
        <text:p text:style-name="P13"><text:span text:style-name="CharStyle14"><text:span text:style-name="T134">Potom písali úlohu pod</text:span></text:span><text:span text:style-name="CharStyle14"><text:span text:style-name="T48">ľa</text:span></text:span><text:span text:style-name="CharStyle14"><text:span text:style-name="T134"> diktátu a Ivko zakaždým, keď mal vetu napísanú, pozrel na učite</text:span></text:span><text:span text:style-name="CharStyle14"><text:span text:style-name="T48">ľ</text:span></text:span><text:span text:style-name="CharStyle14"><text:span text:style-name="T134">ku s ťažkou otázkou na mysli: či ho dnes zavolá k sebe? Sám, bez volania by sa nebol odvážil prísť, hoci mu to dovolila.</text:span></text:span></text:p>
        <text:p text:style-name="P13"><text:span text:style-name="CharStyle14"><text:span text:style-name="T134">Ke</text:span></text:span><text:span text:style-name="CharStyle14"><text:span text:style-name="T111">ď</text:span></text:span><text:span text:style-name="CharStyle14"><text:span text:style-name="T134"> zazvonilo, kázala posbierať písanky. Posbierali ich, položili na jej stôl. Odišla, a písanky nechala tam. Ivko darmo čakal a striehol, kedy mu kývne, aby ich priniesol za ňou. V neistotách čakal poslednú hodinu. Prišla. Mali vlastivedu. S napätou pozornosťou pozeral na mapu Republiky, ale iné myšlienky sa mu hrnuly do hlavy, ako bola dnešná úloha, znepokojovaly ho. Bránil sa im z celej sily, ale občas ho premohly, zavalily celé jeho vedomie. Smutne vzdychal:</text:span></text:span></text:p>
        <text:p text:style-name="P13"><text:span text:style-name="CharStyle14"><text:span text:style-name="T134">„Och, ak mi nepovie! nezavolá!“</text:span></text:span></text:p>
        <text:p text:style-name="P13"><text:span text:style-name="CharStyle14"><text:span text:style-name="T134">Striasol sa od clivoty a chytro pozrel na uč</text:span></text:span><text:span text:style-name="CharStyle14"><text:span text:style-name="T111">i</text:span></text:span><text:span text:style-name="CharStyle14"><text:span text:style-name="T134">te</text:span></text:span><text:span text:style-name="CharStyle14"><text:span text:style-name="T69">ľk</text:span></text:span><text:span text:style-name="CharStyle14"><text:span text:style-name="T134">u a na mapu, aby mu neušlo, o čom sa hovorí</text:span></text:span><text:span text:style-name="CharStyle14"><text:span text:style-name="T69">. </text:span></text:span><text:span text:style-name="CharStyle14"><text:span text:style-name="T134">Bolo to tiché, veľké trápenie v tieto posledné chvíle, a keď sa zas ozval zvonec, Ivko vytrešten</text:span></text:span><text:span text:style-name="CharStyle14"><text:span text:style-name="T111">ý</text:span></text:span><text:span text:style-name="CharStyle14"><text:span text:style-name="T134">mi očami hľadel na učiteľku, ktorá ešte sedela za stolom a zapisovala čosi do triednej knihy. Zavaľovala ho strašná myšlienka, že na neho zabudla, </text:span></text:span><text:span text:style-name="CharStyle14"><text:span text:style-name="T111">ž</text:span></text:span><text:span text:style-name="CharStyle14"><text:span text:style-name="T134">e je po všetkom. Triasol sa, keď zatvárala triednu knihu, strach mu stískal srdce, že ledva dýchal.</text:span></text:span></text:p>
        <text:p text:style-name="P13"><text:span text:style-name="CharStyle14"><text:span text:style-name="T134">„Nie, nezavolá,</text:span></text:span><text:span text:style-name="CharStyle14"><text:span text:style-name="T69">“</text:span></text:span><text:span text:style-name="CharStyle14"><text:span text:style-name="T134"> opakoval si v duchu už po desiaty raz, sklesnuto, odovzdane, — ale učiteľka vtom vyvolala jeho meno.</text:span></text:span></text:p>
        <text:p text:style-name="P13"><text:span text:style-name="CharStyle14"><text:span text:style-name="T134">Vyskočil z lavice a rútil sa k stolu, hoci nevedel, prečo ho volá. Len pri stole sa zháčil, keď zbadal jej udivený pohľad, ktorým pozerala na neho. Zahanbil sa, sklonil </text:span></text:span><text:soft-page-break/><text:span text:style-name="CharStyle14"><text:span text:style-name="T134">hlavu a ona urovnala písanky a podala mu ich.</text:span></text:span></text:p>
        <text:p text:style-name="P29"><text:span text:style-name="CharStyle14"><text:span text:style-name="T134">— Toto mi vezmeš, pôjdeš so mnou domov.</text:span></text:span></text:p>
        <text:p text:style-name="P13"><text:span text:style-name="CharStyle14"><text:span text:style-name="T134">Trasúce sa ruky vystrel k nej, a dýchajúc šťastím a v</text:span></text:span><text:span text:style-name="CharStyle14"><text:span text:style-name="T69">ď</text:span></text:span><text:span text:style-name="CharStyle14"><text:span text:style-name="T134">ačnosťou, vzal ich od nej, obidvoma rukami pritisol na prsia a zaniesol na svoju lavicu.</text:span></text:span></text:p>
        <text:p text:style-name="P13"><text:span text:style-name="CharStyle14"><text:span text:style-name="T134">A čože ho bolo teraz do všetkého! Všetky jeho neistoty sa rozfúkly ako páperie a myšlienky oľahkavely. Urovnal si knihy, vzal ich pod jednu pazuchu, pod druhú pozorne vopchal písanky a šiel pred sborovňu čakať učiteľku. Vedel, že tam ju</text:span></text:span><text:span text:style-name="CharStyle20"><text:span text:style-name="T134"> </text:span></text:span><text:span text:style-name="CharStyle14"><text:span text:style-name="T134">má čakať, vždy tak robieval v časoch, keď bol v jej priazni. — Nečakal dlho. O chvíľu vyšla oblečená, a keď ho zazrela, usmiala sa.</text:span></text:span></text:p>
        <text:p text:style-name="P13"><text:span text:style-name="CharStyle14"><text:span text:style-name="T134">— No poďme, — povedala.</text:span></text:span></text:p>
        <text:p text:style-name="P13"><text:span text:style-name="CharStyle14"><text:span text:style-name="T134">Cupkavým drobným krôčikom</text:span></text:span><text:span text:style-name="CharStyle14"><text:span text:style-name="T69"> </text:span></text:span><text:span text:style-name="CharStyle14"><text:span text:style-name="T134">bežkal</text:span></text:span><text:span text:style-name="CharStyle14"><text:span text:style-name="T69"> </text:span></text:span><text:span text:style-name="CharStyle14"><text:span text:style-name="T134">popri</text:span></text:span><text:span text:style-name="CharStyle14"><text:span text:style-name="T69"> </text:span></text:span><text:span text:style-name="CharStyle14"><text:span text:style-name="T134">ne</text:span></text:span><text:span text:style-name="CharStyle14"><text:span text:style-name="T111">j,</text:span></text:span><text:span text:style-name="CharStyle14"><text:span text:style-name="T69"> </text:span></text:span><text:span text:style-name="CharStyle14"><text:span text:style-name="T134">pred ním, za ním, okolo neho veľké jeho šťas</text:span></text:span><text:span text:style-name="CharStyle14"><text:span text:style-name="T69">t</text:span></text:span><text:span text:style-name="CharStyle14"><text:span text:style-name="T134">ie. Občas zodvihol hlavu, pozrel na učiteľk</text:span></text:span><text:span text:style-name="CharStyle14"><text:span text:style-name="T69">u, </text:span></text:span><text:span text:style-name="CharStyle14"><text:span text:style-name="T48">c</text:span></text:span><text:span text:style-name="CharStyle14"><text:span text:style-name="T134">hcel videť jej tvár a v nej jej dobrotu, ktorá ro</text:span></text:span><text:span text:style-name="CharStyle14"><text:span text:style-name="T48">bil</text:span></text:span><text:span text:style-name="CharStyle14"><text:span text:style-name="T134">a z nej jeho druhú mať. Od istého času často </text:span></text:span><text:span text:style-name="CharStyle14"><text:span text:style-name="T69">p</text:span></text:span><text:span text:style-name="CharStyle14"><text:span text:style-name="T134">ýtal sám seba, keď hľadieval na ňu, prečo on</text:span></text:span><text:span text:style-name="CharStyle14"><text:span text:style-name="T48">a </text:span></text:span><text:span text:style-name="CharStyle14"><text:span text:style-name="T134">nie je jeho mať, a keď kráčal popri nej takto </text:span></text:span><text:span text:style-name="CharStyle14"><text:span text:style-name="T48">bl</text:span></text:span><text:span text:style-name="CharStyle14"><text:span text:style-name="T134">ízko, keď mu </text:span></text:span><text:span text:style-name="CharStyle14"><text:span text:style-name="T111">niekedy položila ruku na hlavu, zdalo sa mu prekrásnou pravdou, že ona je vlastne jeho mať.</text:span></text:span></text:p>
        <text:p text:style-name="P5"><text:span text:style-name="CharStyle35"><text:span text:style-name="T48">Zpoza zákruty uličky vyzrela zelená bránička učiteľkinho domu, Ivko natiahol krk a usmial sa jej ako komusi, čo mu prichádzal naproti. Vošli do záhradky a do domu. Učiteľka ho zaviedla do jedálne, kde mala pripravený obed. Ďurka ešte nebolo doma, mal vyučovanie do jednej. Zavolala na slúžku, kázala jej priniesť ešte jeden tanier a potom s úsmevom na tvári usadila Ivka naproti sebe za stôl. Prekvapený sa poddal jej rukám, ktoré ho usadzovaly na stoličku. Slúžka priniesla polievku a učiteľka mu nabrala do taniera. S blaženým pocitom vďačnosti sledoval jej ruku</text:span></text:span><text:span text:style-name="CharStyle14"><text:span text:style-name="T134">, keď </text:span></text:span><text:soft-page-break/><text:span text:style-name="CharStyle14"><text:span text:style-name="T134">mu nalievala polievku alebo kládla na tanier mäso, zeleninu.</text:span></text:span></text:p>
        <text:p text:style-name="P13"><text:span text:style-name="CharStyle14"><text:span text:style-name="T134">Najedli sa, potom išli na prechádzku do sádku a vrátili sa do školy na popoludňajšie vyučovanie. A po vyučovaní o štvrtej ho zas zavolala, pôjde sa vraj učiť s </text:span></text:span><text:span text:style-name="CharStyle14"><text:span text:style-name="T111">Ď</text:span></text:span><text:span text:style-name="CharStyle14"><text:span text:style-name="T134">urkom a úlohy robiť.</text:span></text:span></text:p>
        <text:p text:style-name="P13"><text:span text:style-name="CharStyle14"><text:span text:style-name="T134">Ke</text:span></text:span><text:span text:style-name="CharStyle14"><text:span text:style-name="T111">ď</text:span></text:span><text:span text:style-name="CharStyle14"><text:span text:style-name="T134"> dochádzali k bráničke, vybehol z nej Ďurko, bežal im naproti, hodil sa matke do náručia a bozkával ju. Ivko stál pri nich závistlivý a bolo mu čudné, že také veci robia i na ulici, nedbajú, že to môže byť </text:span></text:span><text:span text:style-name="CharStyle14"><text:span text:style-name="T111">ľ</text:span></text:span><text:span text:style-name="CharStyle14"><text:span text:style-name="T69">u</text:span></text:span><text:span text:style-name="CharStyle14"><text:span text:style-name="T48">ď</text:span></text:span><text:span text:style-name="CharStyle14"><text:span text:style-name="T134">om smiešne. Namrzený, s odporom a hnevom pozeral na Ďurka, ako jej visí na šiji, ale opravdivá, mučivá žiarlivosť sa ho zmocnila iba potom, keď ju pustil a keď učite</text:span></text:span><text:span text:style-name="CharStyle14"><text:span text:style-name="T111">ľ</text:span></text:span><text:span text:style-name="CharStyle14"><text:span text:style-name="T134">ka, živo sa s ním shovárajúc, držala ho jednou rukou za plece, druhou dlaňou pod </text:span></text:span><text:span text:style-name="CharStyle14"><text:span text:style-name="T48">b</text:span></text:span><text:span text:style-name="CharStyle14"><text:span text:style-name="T134">riadkou, a</text:span></text:span><text:span text:style-name="CharStyle14"><text:span text:style-name="T69"> </text:span></text:span><text:span text:style-name="CharStyle14"><text:span text:style-name="T134">Ivka nechala ísť ved</text:span></text:span><text:span text:style-name="CharStyle14"><text:span text:style-name="T48">ľ</text:span></text:span><text:span text:style-name="CharStyle14"><text:span text:style-name="T134">a seba n</text:span></text:span><text:span text:style-name="CharStyle14"><text:span text:style-name="T69">ep</text:span></text:span><text:span text:style-name="CharStyle14"><text:span text:style-name="T134">ovšimnutého, zabudnutého, chrbtom obrátená k nemu, takže sa darmo namáhal zazreť úsmev na jej tvári. Och, aká krutá bola v týchto chví</text:span></text:span><text:span text:style-name="CharStyle14"><text:span text:style-name="T113">ľ</text:span></text:span><text:span text:style-name="CharStyle14"><text:span text:style-name="T134">ach </text:span></text:span><text:span text:style-name="CharStyle14"><text:span text:style-name="T69">I</text:span></text:span><text:span text:style-name="CharStyle14"><text:span text:style-name="T134">vk</text:span></text:span><text:span text:style-name="CharStyle14"><text:span text:style-name="T69">ov</text:span></text:span><text:span text:style-name="CharStyle14"><text:span text:style-name="T134">a učite</text:span></text:span><text:span text:style-name="CharStyle14"><text:span text:style-name="T50">ľ</text:span></text:span><text:span text:style-name="CharStyle14"><text:span text:style-name="T134">ka! Mučila ho jej nevšímavosť, — smysel tohto odvrátenia rozumel — och, hej, to cítil, že učite</text:span></text:span><text:span text:style-name="CharStyle14"><text:span text:style-name="T50">ľ</text:span></text:span><text:span text:style-name="CharStyle14"><text:span text:style-name="T134">ka prejavila ním väčšiu priazeň </text:span></text:span><text:span text:style-name="CharStyle14"><text:span text:style-name="T113">Ď</text:span></text:span><text:span text:style-name="CharStyle14"><text:span text:style-name="T134">urkovi, a preto bokom a</text:span></text:span><text:span text:style-name="CharStyle14"><text:span text:style-name="T69"> </text:span></text:span><text:span text:style-name="CharStyle14"><text:span text:style-name="T134">hnevno zazeral na neho. Hneval sa na neho, že mu ju odvábil, že celú jej pozornosť urval pre seba, a v duchu mu trpko závidel, že to vedel. Zhlboka dýchal a silou vôle a strachom pred hanbou zdržiaval slzy, ktoré sa mu od </text:span></text:span><text:span text:style-name="CharStyle14"><text:span text:style-name="T50">ľ</text:span></text:span><text:span text:style-name="CharStyle14"><text:span text:style-name="T134">útosti tisly do očú.</text:span></text:span></text:p>
        <text:p text:style-name="P13"><text:span text:style-name="CharStyle14"><text:span text:style-name="T134">Vošli všetci </text:span></text:span><text:span text:style-name="CharStyle14"><text:span text:style-name="T113">d</text:span></text:span><text:span text:style-name="CharStyle14"><text:span text:style-name="T134">o verandy; chlapci sadli do školskej lavice a robili si úlohy, ale Ivko ani nepozrel na Ďurka. Celé toto popoludnie ho nenávidel. Ďurko mu bol takou strašnou prekážkou v sbližovaní s ňou, zakaždým, keď bol s nimi. Nenávisť k nemu vrela v Ivkovi pri každej napísanej litere. Nervózne chytro písal, nedbal nič na to, či to bude pekné. Myšlienka, že jeho má radšej, triasla mu ruku.</text:span></text:span></text:p>
        <text:p text:style-name="P13"><text:span text:style-name="CharStyle14"><text:span text:style-name="T134">Ďurko ešte nemal ani polovicu úlohy, keď Ivko bol hotový. Strčil pero medzi zuby, </text:span></text:span><text:soft-page-break/><text:span text:style-name="CharStyle14"><text:span text:style-name="T134">oprel sa</text:span></text:span><text:span text:style-name="CharStyle14"><text:span text:style-name="T69"> </text:span></text:span><text:span text:style-name="CharStyle14"><text:span text:style-name="T134">o lavicu a zlým poh</text:span></text:span><text:span text:style-name="CharStyle14"><text:span text:style-name="T113">ľ</text:span></text:span><text:span text:style-name="CharStyle14"><text:span text:style-name="T134">adom sa díval na Ďurka. Obraz, ako sa vešia na učite</text:span></text:span><text:span text:style-name="CharStyle14"><text:span text:style-name="T50">ľ</text:span></text:span><text:span text:style-name="CharStyle14"><text:span text:style-name="T134">kinu šiju ešte i na ulici,</text:span></text:span><text:span text:style-name="CharStyle14"><text:span text:style-name="T69"> </text:span></text:span><text:span text:style-name="CharStyle14"><text:span text:style-name="T134">neschádzal mu s mysli, búril </text:span></text:span><text:span text:style-name="CharStyle14"><text:span text:style-name="T69">je</text:span></text:span><text:span text:style-name="CharStyle14"><text:span text:style-name="T134">ho myšlienky proti </text:span></text:span><text:span text:style-name="CharStyle14"><text:span text:style-name="T113">Ď</text:span></text:span><text:span text:style-name="CharStyle14"><text:span text:style-name="T134">urkovi, až napokon sa nezdržal — nasilu zdržiavaným výbuchom sa ho spýta</text:span></text:span><text:span text:style-name="CharStyle14"><text:span text:style-name="T69">l</text:span></text:span><text:span text:style-name="CharStyle14"><text:span text:style-name="T134">:</text:span></text:span></text:p>
        <text:p text:style-name="P30"><text:span text:style-name="CharStyle14"><text:span text:style-name="T134">— </text:span></text:span><text:span text:style-name="CharStyle14"><text:span text:style-name="T113">Ď</text:span></text:span><text:span text:style-name="CharStyle14"><text:span text:style-name="T134">urko, a prečo teba pani učite</text:span></text:span><text:span text:style-name="CharStyle14"><text:span text:style-name="T50">ľ</text:span></text:span><text:span text:style-name="CharStyle14"><text:span text:style-name="T134">ka nezbije, keď sa jej tak vždy vešiaš na krky? Prečo ťa vždy tak bozkáva?</text:span></text:span></text:p>
        <text:p text:style-name="P13"><text:span text:style-name="CharStyle14"><text:span text:style-name="T134">Ďurko od prekvapenia zadržal pero v pol slove, dlho h</text:span></text:span><text:span text:style-name="CharStyle14"><text:span text:style-name="T113">ľ</text:span></text:span><text:span text:style-name="CharStyle14"><text:span text:style-name="T134">adel na druha vyvalenými očami, potom pohodil hlavou a sebavedome sa usmial.</text:span></text:span></text:p>
        <text:p text:style-name="P13"><text:span text:style-name="CharStyle14"><text:span text:style-name="T134">— Ty si hlúp</text:span></text:span><text:span text:style-name="CharStyle14"><text:span text:style-name="T69">y</text:span></text:span><text:span text:style-name="CharStyle14"><text:span text:style-name="T134">!</text:span></text:span><text:span text:style-name="CharStyle14"><text:span text:style-name="T69"> </text:span></text:span><text:span text:style-name="CharStyle14"><text:span text:style-name="T134">— zvolal. —</text:span></text:span><text:span text:style-name="CharStyle14"><text:span text:style-name="T69"> </text:span></text:span><text:span text:style-name="CharStyle14"><text:span text:style-name="T134">Ona</text:span></text:span><text:span text:style-name="CharStyle14"><text:span text:style-name="T69"> </text:span></text:span><text:span text:style-name="CharStyle14"><text:span text:style-name="T134">ma</text:span></text:span><text:span text:style-name="CharStyle14"><text:span text:style-name="T69"> </text:span></text:span><text:span text:style-name="CharStyle14"><text:span text:style-name="T134">má ve</text:span></text:span><text:span text:style-name="CharStyle14"><text:span text:style-name="T69">ľ</text:span></text:span><text:span text:style-name="CharStyle14"><text:span text:style-name="T134">mi rada, preto to robí, a </text:span></text:span><text:span text:style-name="CharStyle14"><text:span text:style-name="T69">j</text:span></text:span><text:span text:style-name="CharStyle14"><text:span text:style-name="T134">a to tiež preto robím, že ju mám ve</text:span></text:span><text:span text:style-name="CharStyle14"><text:span text:style-name="T50">ľ</text:span></text:span><text:span text:style-name="CharStyle14"><text:span text:style-name="T134">mi rád. U vás </text:span></text:span><text:span text:style-name="CharStyle14"><text:span text:style-name="T50">s</text:span></text:span><text:span text:style-name="CharStyle14"><text:span text:style-name="T134">a to nerobí?</text:span></text:span></text:p>
        <text:p text:style-name="P13"><text:span text:style-name="CharStyle14"><text:span text:style-name="T69">— </text:span></text:span><text:span text:style-name="CharStyle14"><text:span text:style-name="T134">Nie, — odpovedal Ivko bezmyšlienkovite, ale v tej istej chvíli zacítil v tvári mocnú horu</text:span></text:span><text:span text:style-name="CharStyle14"><text:span text:style-name="T69">č</text:span></text:span><text:span text:style-name="CharStyle14"><text:span text:style-name="T134"> hanby. Blyslo mu hlavou, že to je čosi neobyčajného, panského, u nich neslýchaného a že Ďurko ho teraz bude pokladať za ve</text:span></text:span><text:span text:style-name="CharStyle14"><text:span text:style-name="T50">ľ</text:span></text:span><text:span text:style-name="CharStyle14"><text:span text:style-name="T134">mi nízkeho, keď mu tak hlúpo prezradil, že o tom nevie. Znepokojený týmto vedomím chytro doloži</text:span></text:span><text:span text:style-name="CharStyle14"><text:span text:style-name="T69">l</text:span></text:span><text:span text:style-name="CharStyle14"><text:span text:style-name="T134">: — Len niekedy, </text:span></text:span><text:span text:style-name="CharStyle14"><text:span text:style-name="T69">— a</text:span></text:span><text:span text:style-name="CharStyle14"><text:span text:style-name="T134"> osmutnel od tohto cigánstva. Och, a </text:span></text:span><text:span text:style-name="CharStyle14"><text:span text:style-name="T113">Ď</text:span></text:span><text:span text:style-name="CharStyle14"><text:span text:style-name="T134">urko nevedel, čo Ivkovi prezradil, — ako by sa</text:span></text:span><text:span text:style-name="CharStyle14"><text:span text:style-name="T69"> </text:span></text:span><text:span text:style-name="CharStyle14"><text:span text:style-name="T134">nič nebolo stalo, písal ďalej.</text:span></text:span></text:p>
        <text:p text:style-name="P13"><text:span text:style-name="CharStyle14"><text:span text:style-name="T134">Ivko pozeral na jeho líce, na ktoré ho učite</text:span></text:span><text:span text:style-name="CharStyle14"><text:span text:style-name="T69">ľ</text:span></text:span><text:span text:style-name="CharStyle14"><text:span text:style-name="T134">ka dnes popoludní bozkávala, a naraz najväčšou túžbou jeho života</text:span></text:span><text:span text:style-name="CharStyle14"><text:span text:style-name="T69"> b</text:span></text:span><text:span text:style-name="CharStyle14"><text:span text:style-name="T134">olo, aby sa učite</text:span></text:span><text:span text:style-name="CharStyle14"><text:span text:style-name="T50">ľ</text:span></text:span><text:span text:style-name="CharStyle14"><text:span text:style-name="T134">ka zohla k nemu, ako robievala </text:span></text:span><text:span text:style-name="CharStyle14"><text:span text:style-name="T113">Ď</text:span></text:span><text:span text:style-name="CharStyle14"><text:span text:style-name="T134">urkovi, a bozkala ho na líce. Len teraz začal chápať šťastný úsmev, ktorý vídal na jej tvári vždy, keď bozkávala svojho syna, a len teraz začal cítiť ukrutnú, bo</text:span></text:span><text:span text:style-name="CharStyle14"><text:span text:style-name="T50">ľ</text:span></text:span><text:span text:style-name="CharStyle14"><text:span text:style-name="T134">avú, bezmocnú žiarlivosť proti Ďurkovi, keď si uvedomil, že jemu</text:span></text:span><text:span text:style-name="CharStyle14"><text:span text:style-name="T69"> </text:span></text:span><text:span text:style-name="CharStyle14"><text:span text:style-name="T134">to učiteľka nespravila ešte nikdy, nikdy</text:span></text:span><text:span text:style-name="CharStyle14"><text:span text:style-name="T69">.</text:span></text:span><text:span text:style-name="CharStyle14"><text:span text:style-name="T134"> Iste je príliš nehoden tohto prejavu, lebo býva v proletárskej štvrti, nehoden, lebo je biedny, chudobný, nehoden pre všetko na svete, a najmä preto, že je Hancíke.</text:span></text:span></text:p>
        <text:p text:style-name="P13"><text:soft-page-break/><text:span text:style-name="CharStyle14"><text:span text:style-name="T134">Pod ťarchou tejto myšlienky hlava mu padla na lakeť, tisíc smútkov zastrelo jeho líca a jeho oči, keď si uvedomil, že jeho mať ho nikdy nebozkala.</text:span></text:span></text:p>
        <text:p text:style-name="P13"><text:span text:style-name="CharStyle14"><text:span text:style-name="T134">Nikdy, nikdy, nikd</text:span></text:span><text:span text:style-name="CharStyle14"><text:span text:style-name="T69">y</text:span></text:span><text:span text:style-name="CharStyle14"><text:span text:style-name="T134">... — hučalo mu v myšlienkach.</text:span></text:span></text:p>
        <text:p text:style-name="P13"><text:span text:style-name="CharStyle14"><text:span text:style-name="T134">Zlomilo ho to vedomie. Naraz ako výstrel mocným kŕčom vybuchol z neho žalostný plač. Stiahol mu hrdlo, hrdúsil ho. Och, ako žialil za svojím životom, ktorý nemal kto bozkávať, ako pálčivo žiarlil na Ďurka, ktorý urval pre seba celú učiteľkinu lásku, celú tú ve</text:span></text:span><text:span text:style-name="CharStyle14"><text:span text:style-name="T113">ľ</text:span></text:span><text:span text:style-name="CharStyle14"><text:span text:style-name="T134">kú, ve</text:span></text:span><text:span text:style-name="CharStyle14"><text:span text:style-name="T113">ľ</text:span></text:span><text:span text:style-name="CharStyle14"><text:span text:style-name="T134">kú — ozajstnú lásku, pre ktorú ho bozkával</text:span></text:span><text:span text:style-name="CharStyle14"><text:span text:style-name="T69">a</text:span></text:span><text:span text:style-name="CharStyle14"><text:span text:style-name="T134">...</text:span></text:span></text:p>
        <text:p text:style-name="P13"><text:span text:style-name="CharStyle14"><text:span text:style-name="T134">Ďurko sa strhol od prekvapenia, položil mu ruku na plece a mäkko ako jeho mať sa pýta</text:span></text:span><text:span text:style-name="CharStyle14"><text:span text:style-name="T69">l</text:span></text:span><text:span text:style-name="CharStyle14"><text:span text:style-name="T134">:</text:span></text:span></text:p>
        <text:p text:style-name="P13"><text:span text:style-name="CharStyle14"><text:span text:style-name="T134">— Čože sa ti stalo, Ivko? </text:span></text:span><text:span text:style-name="CharStyle14"><text:span text:style-name="T113">Č</text:span></text:span><text:span text:style-name="CharStyle14"><text:span text:style-name="T134">o plačeš? Veď neplač!</text:span></text:span></text:p>
        <text:p text:style-name="P13"><text:span text:style-name="CharStyle14"><text:span text:style-name="T134">Na plač pribehla k nim učiteľka, a keď Ivka videla zaliateho slzami, prísne sa pýtala </text:span></text:span><text:span text:style-name="CharStyle14"><text:span text:style-name="T69">Ď</text:span></text:span><text:span text:style-name="CharStyle14"><text:span text:style-name="T134">urka:</text:span></text:span></text:p>
        <text:p text:style-name="P13"><text:span text:style-name="CharStyle14"><text:span text:style-name="T134">— </text:span></text:span><text:span text:style-name="CharStyle14"><text:span text:style-name="T113">Č</text:span></text:span><text:span text:style-name="CharStyle14"><text:span text:style-name="T134">o si mu spravil, Ďurko?</text:span></text:span></text:p>
        <text:p text:style-name="P13"><text:span text:style-name="CharStyle14"><text:span text:style-name="T134">— Nič, mamička. On sa ma spytoval, prečo ma vraj nezbiješ, keď sa ti vždy vešiam na hrdlo, a keď</text:span></text:span><text:span text:style-name="CharStyle14"><text:span text:style-name="T69"> </text:span></text:span><text:span text:style-name="CharStyle14"><text:span text:style-name="T134">som mu povedal, že ma boz</text:span></text:span><text:span text:style-name="CharStyle14"><text:span text:style-name="T69">ká</text:span></text:span><text:span text:style-name="CharStyle14"><text:span text:style-name="T134">vaš, lebo ma máš rada, naraz sa rozplakal.</text:span></text:span></text:p>
        <text:p text:style-name="P13"><text:span text:style-name="CharStyle14"><text:span text:style-name="T134">Učite</text:span></text:span><text:span text:style-name="CharStyle14"><text:span text:style-name="T113">ľ</text:span></text:span><text:span text:style-name="CharStyle14"><text:span text:style-name="T134">ka udivená si čupla pred Ivka a pýtala sa ho láskavo:</text:span></text:span></text:p>
        <text:p text:style-name="P13"><text:span text:style-name="CharStyle14"><text:span text:style-name="T69">— </text:span></text:span><text:span text:style-name="CharStyle14"><text:span text:style-name="T134">Neplač, Ivko, stalo sa ti niečo? Povedz pani učite</text:span></text:span><text:span text:style-name="CharStyle14"><text:span text:style-name="T113">ľ</text:span></text:span><text:span text:style-name="CharStyle14"><text:span text:style-name="T134">k</text:span></text:span><text:span text:style-name="CharStyle14"><text:span text:style-name="T69">e!</text:span></text:span></text:p>
        <text:p text:style-name="P13"><text:span text:style-name="CharStyle14"><text:span text:style-name="T134">Ale Ivko len </text:span></text:span><text:span text:style-name="CharStyle14"><text:span text:style-name="T69">n</text:span></text:span><text:span text:style-name="CharStyle14"><text:span text:style-name="T134">enávistn</text:span></text:span><text:span text:style-name="CharStyle14"><text:span text:style-name="T113">e</text:span></text:span><text:span text:style-name="CharStyle14"><text:span text:style-name="T134"> zagánil na </text:span></text:span><text:span text:style-name="CharStyle14"><text:span text:style-name="T113">Ďu</text:span></text:span><text:span text:style-name="CharStyle14"><text:span text:style-name="T134">rka, že ho prezrádza, a zpomedzi sĺz, čo mu zalialy celú tvár, opakoval so desať ráz:</text:span></text:span></text:p>
        <text:p text:style-name="P13"><text:span text:style-name="CharStyle14"><text:span text:style-name="T69">—</text:span></text:span><text:span text:style-name="CharStyle14"><text:span text:style-name="T134"> Nič, nič, ni</text:span></text:span><text:span text:style-name="CharStyle14"><text:span text:style-name="T69">č</text:span></text:span><text:span text:style-name="CharStyle14"><text:span text:style-name="T134">...</text:span></text:span></text:p>
        <text:p text:style-name="P13"><text:span text:style-name="CharStyle14"><text:span text:style-name="T134">Och, desať, azda i </text:span></text:span><text:span text:style-name="CharStyle14"><text:span text:style-name="T69">dv</text:span></text:span><text:span text:style-name="CharStyle14"><text:span text:style-name="T134">acať ráz jej to opakoval, toto cigánstvo,leb</text:span></text:span><text:span text:style-name="CharStyle14"><text:span text:style-name="T69">o b</text:span></text:span><text:span text:style-name="CharStyle14"><text:span text:style-name="T134">y sa skôr</text:span></text:span><text:span text:style-name="CharStyle14"><text:span text:style-name="T69"> </text:span></text:span><text:span text:style-name="CharStyle14"><text:span text:style-name="T134">bol dal zabiť, ako vynútiť si priznanie, že plače pre ňu. Nie, nie, za nič na svete by sa </text:span></text:span><text:soft-page-break/><text:span text:style-name="CharStyle14"><text:span text:style-name="T134">nebol priznal, a keď učiteľka neprestala naliehať na neho otázkami, naraz ho schytila túžba utiecť odtia</text:span></text:span><text:span text:style-name="CharStyle14"><text:span text:style-name="T69">ľ</text:span></text:span><text:span text:style-name="CharStyle14"><text:span text:style-name="T134">to do ulíc, do vrbín, — kamkoľvek, kde ho nikto nen</text:span></text:span><text:span text:style-name="CharStyle14"><text:span text:style-name="T50">a</text:span></text:span><text:span text:style-name="CharStyle14"><text:span text:style-name="T134">jde, lebo tu mu urvú jeho tajomstvo, — a</text:span></text:span><text:span text:style-name="CharStyle14"><text:span text:style-name="T69"> </text:span></text:span><text:span text:style-name="CharStyle14"><text:span text:style-name="T134">to by bola potupa a hanba, od ktorej by musel umreť. Premožený, biedny, ubitý vlastnými myšlienkami a ľútosťou zavolal:</text:span></text:span></text:p>
        <text:p text:style-name="P13"><text:span text:style-name="CharStyle14"><text:span text:style-name="T134">— Musím ísť dom</text:span></text:span><text:span text:style-name="CharStyle14"><text:span text:style-name="T69">ov</text:span></text:span><text:span text:style-name="CharStyle14"><text:span text:style-name="T134">, musím ísť dom</text:span></text:span><text:span text:style-name="CharStyle14"><text:span text:style-name="T69">ov</text:span></text:span><text:span text:style-name="CharStyle14"><text:span text:style-name="T134">... — schytil svoje veci pod pazuchu a vybehol na ulicu.</text:span></text:span></text:p>
        <text:p text:style-name="P13"><text:span text:style-name="CharStyle14"><text:span text:style-name="T134">Och, všetko, všetko oželel, len aby bol </text:span></text:span><text:span text:style-name="CharStyle14"><text:span text:style-name="T113">ď</text:span></text:span><text:span text:style-name="CharStyle14"><text:span text:style-name="T134">aleko od nebezpečenstva, ktoré by odhalilo jeho žiaľ. Olovrant oželel, sladkú kávu, chlieb s medom a s maslom — všetko, a nebolo mu ľúto ničoho, keď videl, že je na ulici sám, že si ho nikto nevšíma, nikto sa nič nespytuje.</text:span></text:span></text:p>
        <text:p text:style-name="P13"><text:span text:style-name="CharStyle14"><text:span text:style-name="T134">Ivko bežal k Váhu, šiel sa schovať do vŕbových húští a tam sa vysmútiť. Túlal sa po nich do mrku. </text:span></text:span><text:span text:style-name="CharStyle14"><text:span text:style-name="T69">Ib</text:span></text:span><text:span text:style-name="CharStyle14"><text:span text:style-name="T134">a keď zodvihol hlavu a pozrel na hory, očerneté večerom, pobral sa domov.</text:span></text:span></text:p>
        <text:p text:style-name="P13"><text:span text:style-name="CharStyle14"><text:span text:style-name="T134">Mať ponad plece zazrela na neho od koryta, keď vchádzal do kuchyne, pýtala sa:</text:span></text:span></text:p>
        <text:p text:style-name="P13"><text:span text:style-name="CharStyle14"><text:span text:style-name="T134">— Kade zas zháňaš tak dlho?</text:span></text:span></text:p>
        <text:p text:style-name="P13"><text:span text:style-name="CharStyle14"><text:span text:style-name="T69">— </text:span></text:span><text:span text:style-name="CharStyle14"><text:span text:style-name="T134">Bol som u pani učiteľky, volala ma, — odpovedal.</text:span></text:span></text:p>
        <text:p text:style-name="P13"><text:span text:style-name="CharStyle14"><text:span text:style-name="T134">Vošiel do izby, odložil knihy, potom pomáhal matke, prikladal na oheň, dreva nasnášal do kuchyne, sliepky pozatváral, zabehol k obchodníkovi po fazuľu na večeru. A keď nemal čo robiť, mlčky pozeral na mať, ako s vysúkanými rukávmi, s dlaňami i prstami rozožratými od lúhu, bielymi, mädlí bielizeň, občas podíde k sporáku, mieša fazuľu, robí do nej zápražku.</text:span></text:span></text:p>
        <text:p text:style-name="P13"><text:span text:style-name="CharStyle14"><text:span text:style-name="T134">Po jednom sa schádzali i bratia, i otec prišiel, — pýtali jesť. Mať ponalievala fazuľu do tanierov, otcovi napred, potom bratom, Ivkovi, naostatok sebe. Ostalo jej </text:span></text:span><text:soft-page-break/><text:span text:style-name="CharStyle14"><text:span text:style-name="T134">pol taniera; sadla si s ním na stolček k sporáku, položila si ho do lona a jedla. Potom sa vrátila ku </text:span></text:span><text:span text:style-name="CharStyle14"><text:span text:style-name="T69">ko</text:span></text:span><text:span text:style-name="CharStyle14"><text:span text:style-name="T134">rytu a zas prala.</text:span></text:span></text:p>
        <text:p text:style-name="P13"><text:span text:style-name="CharStyle14"><text:span text:style-name="T134">Ivko jedol pomaly, s nechuťou, lebo mu prichádzalo na myseľ, že mohol mať dobrú večeru u učiteľky, keby nebol ušiel. Blúdil očami po tesnej</text:span></text:span><text:span text:style-name="CharStyle25"><text:span text:style-name="T134"> </text:span></text:span><text:span text:style-name="CharStyle14"><text:span text:style-name="T134">kuchyni, myslel na chlieb s medom a maslom a na sladké pečivá, a keď jeho poh</text:span></text:span><text:span text:style-name="CharStyle14"><text:span text:style-name="T50">ľ</text:span></text:span><text:span text:style-name="CharStyle14"><text:span text:style-name="T134">ad zastal na koryte, nevdojak mu vhupla do hlavy myšlienka, že ešte nevidel učite</text:span></text:span><text:span text:style-name="CharStyle14"><text:span text:style-name="T113">ľ</text:span></text:span><text:span text:style-name="CharStyle14"><text:span text:style-name="T69">k</text:span></text:span><text:span text:style-name="CharStyle14"><text:span text:style-name="T134">u tak stáť za korytom, ako svoju mať vída každý deň. Biedne, biele, celkom uvarené bolo jej koryto a ona, ako by sa mu bola chcela prispôsobiť, bola taká istá. </text:span></text:span><text:span text:style-name="CharStyle14"><text:span text:style-name="T69">Ne</text:span></text:span><text:span text:style-name="CharStyle14"><text:span text:style-name="T134">rozumel túto čudnú podobnosť a nesnažil sa porozumeť ju, ale ten obraz sa mu zachytil v pamäti a budil v ňom pocit menejcennosti. I kuchyňa bola celá biela, vlhká od pary. Ivko si spomenul na peknú, čistú maľ</text:span></text:span><text:span text:style-name="CharStyle14"><text:span text:style-name="T69">ov</text:span></text:span><text:span text:style-name="CharStyle14"><text:span text:style-name="T134">ku v učiteľkinej izbe a predstavoval si s roztúžením, ako dobre by mu bolo, keby ta mohol ísť spať. Vošiel do izby s touto predstavou pred duševným zrakom, ľahol si do postele a zadumaný počúval duté, jednotvárne brhlenie bielizne na starej vydratej valche: hr-hr, hr-hr, hr-hr— neprestajne, bez oddychu. Bolo ho počuť dlho do večera, smutno vytrvalé, unavujúce sluch, ako každý večer. I dnes ukolísalo Ivka do spánku svojou ťažkou jednotvárnosťou.</text:span></text:span></text:p>
        <text:p text:style-name="P13"><text:span text:style-name="CharStyle14"><text:span text:style-name="T134">Hr-hr, hr-hr, hr-hr, hr-hr ozývalo sa mu v polosne, pred zatvorenými očami zjavila sa mu mať, biela od kúdoliacej sa pary, brhliaca bielizeň. Ako tak hľadel na ňu v sne, večne bielu, zahalenú kúdolmi pár, s vysúkanými rukávmi, s rozožratými rukami od lúhu, chcelo sa</text:span></text:span><text:span text:style-name="CharStyle14"><text:span text:style-name="T69"> </text:span></text:span><text:span text:style-name="CharStyle14"><text:span text:style-name="T134">mu povedať, aká</text:span></text:span><text:span text:style-name="CharStyle14"><text:span text:style-name="T69"> </text:span></text:span><text:span text:style-name="CharStyle14"><text:span text:style-name="T134">to čudná mať, čo tak vždy stojí za korytom a večne pere, ale jazyk sa mu zaplietol a povedal:</text:span></text:span></text:p>
        <text:p text:style-name="P6"><text:span text:style-name="CharStyle14"><text:span text:style-name="T134">— Čudná učiteľka.</text:span></text:span></text:p>
        <text:p text:style-name="P13"><text:span text:style-name="CharStyle14"><text:span text:style-name="T134">Prebudil sa z polosna na zvuk svojho hlasu, popozeral po tmavej izbe, popočúval. </text:span></text:span><text:soft-page-break/><text:span text:style-name="CharStyle14"><text:span text:style-name="T134">Z ostatných postelí bolo čuť spokojné dýchanie spiacich bratov, len otec sa ešte prehadzoval v posteli — v poslednom čase ho zas bolieval žalúdok, nemohol za</text:span></text:span><text:bookmark text:name="bookmark10"/><text:span text:style-name="CharStyle14"><text:span text:style-name="T134">spať — </text:span></text:span><text:span text:style-name="CharStyle14"><text:span text:style-name="T69">a</text:span></text:span><text:span text:style-name="CharStyle14"><text:span text:style-name="T134"> z kuchyne stále jednotvárne: hr-hr, hr-hr, hr-hr, hr-hr — brhlenie bielizne kdesi v kúdole bielej pary.</text:span></text:span></text:p>
        <text:p text:style-name="P13"><text:span text:style-name="CharStyle14"><text:span text:style-name="T69">I</text:span></text:span><text:span text:style-name="CharStyle14"><text:span text:style-name="T134">vko chcel rozmýšľať o tom, prečo mať ešte nejde spať, ale sen sa mu dovalil na oči, odvrátil mu hlavu k obloku, premohol ho.</text:span></text:span></text:p>
        <text:p text:style-name="P4"><text:span text:style-name="CharStyle35"><text:span text:style-name="T134"/></text:span></text:p>
        <text:p text:style-name="P10"><text:span text:style-name="CharStyle35"><text:span text:style-name="T134">4.</text:span></text:span></text:p>
        <text:p text:style-name="P6"><text:span text:style-name="CharStyle14"><text:span text:style-name="T134"/></text:span></text:p>
        <text:p text:style-name="P11"><text:span text:style-name="CharStyle14"><text:span text:style-name="T134">Na druhý deň ráno Ivko vstal včas, náhlivo sa naraňajkoval a utekal na Priečnu ulicu, kde bývala učiteľka. Keď prichádzal pred jej biely dom, zazrel ju práve vchádzať do bráničky. Pobehol k nej rozradostený, pozdravil sa a povedal:</text:span></text:span></text:p>
        <text:p text:style-name="P13"><text:span text:style-name="CharStyle14"><text:span text:style-name="T69">—</text:span></text:span><text:span text:style-name="CharStyle14"><text:span text:style-name="T134"> Nič vám netreba odniesť, pani učiteľka?</text:span></text:span></text:p>
        <text:p text:style-name="P13"><text:span text:style-name="CharStyle14"><text:span text:style-name="T134">— Nič, nič, Ivko, — usmiala sa a chytila ho za ruku. — Po</text:span></text:span><text:span text:style-name="CharStyle14"><text:span text:style-name="T113">ď</text:span></text:span><text:span text:style-name="CharStyle14"><text:span text:style-name="T134">me chytro, aby sme sa neoneskorili.</text:span></text:span></text:p>
        <text:p text:style-name="P13"><text:span text:style-name="CharStyle14"><text:span text:style-name="T134">Ivko natešený cupkal popri nej do školy; vošli spolu do triedy; spolužiaci sa udivení dívali, ako je to možné, a Ivko bol nesmierne hrdý na seba a šťastný od ich údivu. Sadol si do lavice, a ako ráno po prvom zvonení uprel oči na učite</text:span></text:span><text:span text:style-name="CharStyle14"><text:span text:style-name="T113">ľ</text:span></text:span><text:span text:style-name="CharStyle14"><text:span text:style-name="T134">ku, tak h</text:span></text:span><text:span text:style-name="CharStyle14"><text:span text:style-name="T50">ľ</text:span></text:span><text:span text:style-name="CharStyle14"><text:span text:style-name="T134">adel na ňu až do posledného zvonenia; počúval jej milý hlas a s netrpelivosťou milujúceho syna striehol, kedy jej pohľad zablúdi k nemu. Cítil sa vyznamenaný, keď ho napokon dostriehol, ako zablúdil do jeho lavice a na chví</text:span></text:span><text:span text:style-name="CharStyle14"><text:span text:style-name="T50">ľ</text:span></text:span><text:span text:style-name="CharStyle14"><text:span text:style-name="T134">u zastal na ňom.</text:span></text:span></text:p>
        <text:p text:style-name="P13"><text:span text:style-name="CharStyle14"><text:span text:style-name="T134">Ivko bol </text:span></text:span><text:span text:style-name="CharStyle14"><text:span text:style-name="T113">š</text:span></text:span><text:span text:style-name="CharStyle14"><text:span text:style-name="T134">ťastný chlapec nasledujúce dni. Každé ráno chodieval učite</text:span></text:span><text:span text:style-name="CharStyle14"><text:span text:style-name="T50">ľ</text:span></text:span><text:span text:style-name="CharStyle14"><text:span text:style-name="T134">ke naproti, popoludní býval u nej, učieval a hrával sa s Ďurkom, a ak sa niekedy zdržal do </text:span></text:span><text:soft-page-break/><text:span text:style-name="CharStyle14"><text:span text:style-name="T134">večera a únava ho premohla, oprel sa hlavou o operadlo kanapky a usnul. A ráno prekvapený sa zobudil v učiteľkinej detskej izbe, ved</text:span></text:span><text:span text:style-name="CharStyle14"><text:span text:style-name="T69">ľ</text:span></text:span><text:span text:style-name="CharStyle14"><text:span text:style-name="T134">a </text:span></text:span><text:span text:style-name="CharStyle14"><text:span text:style-name="T50">Ď</text:span></text:span><text:span text:style-name="CharStyle14"><text:span text:style-name="T134">ur</text:span></text:span><text:span text:style-name="CharStyle14"><text:span text:style-name="T69">ka</text:span></text:span><text:span text:style-name="CharStyle14"><text:span text:style-name="T134">, vo dverách zazrel stáť učite</text:span></text:span><text:span text:style-name="CharStyle14"><text:span text:style-name="T113">ľ</text:span></text:span><text:span text:style-name="CharStyle14"><text:span text:style-name="T134">ku a počul ju volať, aby už vstávali do školy. Vstali obidvaja radostní, najedli sa a išli s ňou do školy.</text:span></text:span></text:p>
        <text:p text:style-name="P13"><text:span text:style-name="CharStyle14"><text:span text:style-name="T134">Och, boly to veľké dni Ivkovho života a Ivko v </text:span></text:span><text:span text:style-name="CharStyle14"><text:span text:style-name="T69">n</text:span></text:span><text:span text:style-name="CharStyle14"><text:span text:style-name="T50">ich</text:span></text:span><text:span text:style-name="CharStyle14"><text:span text:style-name="T134"> </text:span></text:span><text:span text:style-name="CharStyle14"><text:span text:style-name="T69">pe</text:span></text:span><text:span text:style-name="CharStyle14"><text:span text:style-name="T50">v</text:span></text:span><text:span text:style-name="CharStyle14"><text:span text:style-name="T69">n</text:span></text:span><text:span text:style-name="CharStyle14"><text:span text:style-name="T134">e veril, že jeho domov je u učiteľky, v detskej izbe</text:span></text:span><text:span text:style-name="CharStyle14"><text:span text:style-name="T69"> </text:span></text:span><text:span text:style-name="CharStyle14"><text:span text:style-name="T50">pri </text:span></text:span><text:span text:style-name="CharStyle14"><text:span text:style-name="T134">Ďurkovi. K rodičom svojim prichádzal ako cudzí. Ak nespal u učiteľky a večer vkročil do kuchyne svojich rodičov, presiaknutej p</text:span></text:span><text:span text:style-name="CharStyle14"><text:span text:style-name="T50">a</text:span></text:span><text:span text:style-name="CharStyle14"><text:span text:style-name="T134">rou, čo vychádzala z bielizne, len čo prekročil prah, premohla ho ozrutná túžba po ráne, po Priečne</text:span></text:span><text:span text:style-name="CharStyle14"><text:span text:style-name="T69">j</text:span></text:span><text:span text:style-name="CharStyle14"><text:span text:style-name="T134"> ulici, na ktorej stretne učite</text:span></text:span><text:span text:style-name="CharStyle14"><text:span text:style-name="T113">ľ</text:span></text:span><text:span text:style-name="CharStyle14"><text:span text:style-name="T134">ku a pôjde s ňou do školy. S touto túžbou vchádzal do izby a v nej zabudol i na večeru. Sv</text:span></text:span><text:span text:style-name="CharStyle14"><text:span text:style-name="T69">l</text:span></text:span><text:span text:style-name="CharStyle14"><text:span text:style-name="T134">iekol sa a ľahol si spať i hladný. Ona ho ukolísala v omamný sen o učiteľke, o jej mäkkej ruke, ktorú mu kladi</text:span></text:span><text:span text:style-name="CharStyle14"><text:span text:style-name="T69">ev</text:span></text:span><text:span text:style-name="CharStyle14"><text:span text:style-name="T134">ala na p</text:span></text:span><text:span text:style-name="CharStyle14"><text:span text:style-name="T50">l</text:span></text:span><text:span text:style-name="CharStyle14"><text:span text:style-name="T134">e</text:span></text:span><text:span text:style-name="CharStyle14"><text:span text:style-name="T113">c</text:span></text:span><text:span text:style-name="CharStyle14"><text:span text:style-name="T134">e, o nežnej materinskej láske, ktorú sa naučil poznať u nej a po ktorej teraz i on každý deň </text:span></text:span><text:bookmark text:name="bookmark12"/><text:span text:style-name="CharStyle14"><text:span text:style-name="T134">mocnejšie túžil. Túžil po tom, aby ho milovali tak ako učiteľka svojho Ďurka, túžil po takej nežnosti, po takom pohladkaní, akým ho ona hladkávala. </text:span></text:span><text:span text:style-name="CharStyle14"><text:span text:style-name="T69">A</text:span></text:span><text:span text:style-name="CharStyle14"><text:span text:style-name="T134"> ráno s touto túžbou v myšlienkach vysk</text:span></text:span><text:span text:style-name="CharStyle14"><text:span text:style-name="T113">a</text:span></text:span><text:span text:style-name="CharStyle14"><text:span text:style-name="T134">koval z postele a vybehával na Priečnu ulicu.</text:span></text:span></text:p>
        <text:p text:style-name="P13"><text:span text:style-name="CharStyle14"><text:span text:style-name="T113">T</text:span></text:span><text:span text:style-name="CharStyle14"><text:span text:style-name="T134">aké boly tieto dni ako nežné kolísanie. Míňaly sa nebadane a doviedly zimu na okolité vrchy. Sneh sa zabelel na Holiach i na Hoskore, zima pomaly, ťarbavým krokom schádzala so všetkých úbočí do doliny, zasypala sypkým snehom aj Hancíke dvor. Chlapci z Ivkovho súsedstva vybehávali na vŕšky do fujavice sánkovať sa, poniektorí korčuľovať na zamrznuté kaluže. Občas a</text:span></text:span><text:span text:style-name="CharStyle14"><text:span text:style-name="T113">j</text:span></text:span><text:span text:style-name="CharStyle14"><text:span text:style-name="T134"> Ivka volávali Krupene chlapci, ale on nešiel. Už nemal príčiny chodiť s nimi a drankať od nich súcit. Bol šťastný len v samote, v ktorej mohol nerušene dumať sladký sen o svojej ve</text:span></text:span><text:span text:style-name="CharStyle14"><text:span text:style-name="T113">ľ</text:span></text:span><text:span text:style-name="CharStyle14"><text:span text:style-name="T134">kej láske k učite</text:span></text:span><text:span text:style-name="CharStyle14"><text:span text:style-name="T113">ľ</text:span></text:span><text:span text:style-name="CharStyle14"><text:span text:style-name="T134">ke, ktorú si žiadal mať za mater.</text:span></text:span></text:p>
        <text:p text:style-name="P13"><text:soft-page-break/><text:span text:style-name="CharStyle14"><text:span text:style-name="T134">Bl</text:span></text:span><text:span text:style-name="CharStyle14"><text:span text:style-name="T69">íž</text:span></text:span><text:span text:style-name="CharStyle14"><text:span text:style-name="T134">ily sa Vianoce a s nimi i prázdniny. Keď chlapci z piatej triedy boli posledný deň v škole, učiteľka prišla do triedy akási smutná, unavená. Skleslá si sadla za stôl, a keď ju Ivko i na druhej hodine videl takú istú, osmutnel aj on. Ľútostivým, prosebným poh</text:span></text:span><text:span text:style-name="CharStyle14"><text:span text:style-name="T113">ľ</text:span></text:span><text:span text:style-name="CharStyle14"><text:span text:style-name="T134">adom hľadal jej oči a už s tisíci raz si predkladal otázku:</text:span></text:span></text:p>
        <text:p text:style-name="P13"><text:span text:style-name="CharStyle14"><text:span text:style-name="T134">„</text:span></text:span><text:span text:style-name="CharStyle14"><text:span text:style-name="T69">Č</text:span></text:span><text:span text:style-name="CharStyle14"><text:span text:style-name="T134">o jej len môže byť? Bože môj dobrý, len čo jej môže byť? Ve</text:span></text:span><text:span text:style-name="CharStyle14"><text:span text:style-name="T113">ď</text:span></text:span><text:span text:style-name="CharStyle14"><text:span text:style-name="T134"> nedaj, aby bola smutná...</text:span></text:span></text:p>
        <text:p text:style-name="P13"><text:span text:style-name="CharStyle14"><text:span text:style-name="T134">Ke</text:span></text:span><text:span text:style-name="CharStyle14"><text:span text:style-name="T113">ď</text:span></text:span><text:span text:style-name="CharStyle14"><text:span text:style-name="T134"> zazvonilo koniec tretej hodiny, povedala ve</text:span></text:span><text:span text:style-name="CharStyle14"><text:span text:style-name="T50">ľ</text:span></text:span><text:span text:style-name="CharStyle14"><text:span text:style-name="T134">mi tichým hlasom, že Ivko ju ledva rozumel:</text:span></text:span></text:p>
        <text:p text:style-name="P13"><text:span text:style-name="CharStyle14"><text:span text:style-name="T134">— Nuž chlapci moji, pekne sviatkujte a bu</text:span></text:span><text:span text:style-name="CharStyle14"><text:span text:style-name="T113">ď</text:span></text:span><text:span text:style-name="CharStyle14"><text:span text:style-name="T134">te dobrí cez sviatky. My sa už vari nestretneme, po sviatkoch dostanete inú pani učite</text:span></text:span><text:span text:style-name="CharStyle14"><text:span text:style-name="T69">ľ</text:span></text:span><text:span text:style-name="CharStyle14"><text:span text:style-name="T134">ku. Teraz môžete ísť domov.</text:span></text:span></text:p>
        <text:p text:style-name="P13"><text:span text:style-name="CharStyle14"><text:span text:style-name="T134">Ivko nemohol porozumeť dobre, čo to vraví, len h</text:span></text:span><text:span text:style-name="CharStyle14"><text:span text:style-name="T50">ľ</text:span></text:span><text:span text:style-name="CharStyle14"><text:span text:style-name="T134">adel uprene na jej smútok, ktorý ho bolel. Sprevádzal ju poh</text:span></text:span><text:span text:style-name="CharStyle14"><text:span text:style-name="T113">ľ</text:span></text:span><text:span text:style-name="CharStyle14"><text:span text:style-name="T134">adom až do dverí, a keď vyšla a chlapci sa hodili na svoje knihy, udivený sa pýtal svojho súseda:</text:span></text:span></text:p>
        <text:p text:style-name="P13"><text:span text:style-name="CharStyle14"><text:span text:style-name="T134">— Čo je? To ideme domov?</text:span></text:span></text:p>
        <text:p text:style-name="P13"><text:span text:style-name="CharStyle14"><text:span text:style-name="T134">— Pravdaže, — odpovedal súsed. — </text:span></text:span><text:span text:style-name="CharStyle14"><text:span text:style-name="T113">Č</text:span></text:span><text:span text:style-name="CharStyle14"><text:span text:style-name="T134">o si nepočul?</text:span></text:span></text:p>
        <text:p text:style-name="P13"><text:span text:style-name="CharStyle14"><text:span text:style-name="T134">Ivko ho počúval omráčený a prekvapený, — ve</text:span></text:span><text:span text:style-name="CharStyle14"><text:span text:style-name="T113">ď</text:span></text:span><text:span text:style-name="CharStyle14"><text:span text:style-name="T134"> mu nepovedala, aby popoludní prišiel k nej.</text:span></text:span></text:p>
        <text:p text:style-name="P13"><text:span text:style-name="CharStyle14"><text:span text:style-name="T134">Prečo? Azda sa hnevá na neho?</text:span></text:span></text:p>
        <text:p text:style-name="P30"><text:span text:style-name="CharStyle14"><text:span text:style-name="T134">„Zabudla,“ blyslo mu potom hlavou, ale nevládal veriť, že na neho zabudla. Zdalo sa mu, že ešte príde do triedy a zavolá ho, preto iba poskladal svoje veci, položil ich na lavicu a čakal. Všetci už odišli, Ivko ostal v triede sám, a</text:span></text:span><text:span text:style-name="CharStyle14"><text:span text:style-name="T69"> keď </text:span></text:span><text:span text:style-name="CharStyle14"><text:span text:style-name="T134">dlho čakal márne, vyšiel na chodbu, poprechádzal sa</text:span></text:span><text:span text:style-name="CharStyle25"><text:span text:style-name="T134"> </text:span></text:span><text:span text:style-name="CharStyle14"><text:span text:style-name="T134">pred sborovňou, obzeral sa n</text:span></text:span><text:span text:style-name="CharStyle14"><text:span text:style-name="T50">a</text:span></text:span><text:span text:style-name="CharStyle14"><text:span text:style-name="T134"> všetky strany, pozeral úzkostliv</text:span></text:span><text:span text:style-name="CharStyle14"><text:span text:style-name="T113">e</text:span></text:span><text:span text:style-name="CharStyle14"><text:span text:style-name="T134"> na dvere, či učiteľka z nich nevyjde. Ale nikto nevyšiel. Všade už </text:span></text:span><text:soft-page-break/><text:span text:style-name="CharStyle14"><text:span text:style-name="T134">bolo ticho. </text:span></text:span><text:span text:style-name="CharStyle14"><text:span text:style-name="T69">I</text:span></text:span><text:span text:style-name="CharStyle14"><text:span text:style-name="T134">vko vyšiel pred školu a prechádzal sa pred ňou hodne dlho. Stále ešte veril, že učiteľka príde, pozeral na obloky sborovne, či sa v nich neukáže. Ale márne,— nev</text:span></text:span><text:span text:style-name="CharStyle14"><text:span text:style-name="T69">yč</text:span></text:span><text:span text:style-name="CharStyle14"><text:span text:style-name="T134">kal ju. Minula azda i hodina, a z ve</text:span></text:span><text:span text:style-name="CharStyle14"><text:span text:style-name="T50">ľ</text:span></text:span><text:span text:style-name="CharStyle14"><text:span text:style-name="T134">kej školskej brány nevychádzal nikto. Ukrutne znepokojený bežal na Priečnu ulicu, neprestajne, zúfanlivo sa spytujúc sám seba:</text:span></text:span></text:p>
        <text:p text:style-name="P30"><text:span text:style-name="CharStyle14"><text:span text:style-name="T134">— Prečo zabudla? Prečo len zabudla? Prečo, Bože môj?</text:span></text:span></text:p>
        <text:p text:style-name="P13"><text:span text:style-name="CharStyle14"><text:span text:style-name="T134">Pribehol udychčaný pred maľovanú bráničku, položil ruku na kľučku, ale vtom v ňom heglo: bola zamknutá.</text:span></text:span></text:p>
        <text:p text:style-name="P13"><text:span text:style-name="CharStyle14"><text:span text:style-name="T134">Zúfanlivý sa obzeral po záhrade, či neuvidí v nej niekde Ďurka. No nikde nebolo ani duše.</text:span></text:span></text:p>
        <text:p text:style-name="P13"><text:span text:style-name="CharStyle14"><text:span text:style-name="T134">Prechádzal hore dolu popri bráničke s hodinu, azda i viac, a márne.</text:span></text:span></text:p>
        <text:p text:style-name="P13"><text:span text:style-name="CharStyle14"><text:span text:style-name="T134">„Prečo zabudla, prečo zabudla, Bože môj?“ kvílil Ivko v duchu bezradne, a keď od konca ulice začal stúpať proti nemu večerný mrak, nešťastný, uzimený, s ubolenými myšlienkami vykročil domov. Tešil sa ostatnou nádejou, že učiteľka mu nejako dá znať, aby prišiel, že azda pošle k nim Ďurka po neho, keď jej smútok trochu prejde. — Taká bola jeho posledná nádej. S ňou vošiel do dvora i do kuchyne. S touto nádejou v prsiach, samočinne ako stroj, vykonával matkine rozkazy a s horúcou netrpelivosťou prežíval hodiny a s horúcejšou dni a čakal, kedy už príde Ďurko a zavolá ho odtiaľto do bieleho domu na konci Priečnej ulice, do jeho milovaného domova. Nemal už odvahy ísť ta sám, bez volania.</text:span></text:span></text:p>
        <text:p text:style-name="P13"><text:span text:style-name="CharStyle14"><text:span text:style-name="T134">Ke</text:span></text:span><text:span text:style-name="CharStyle14"><text:span text:style-name="T113">ď</text:span></text:span><text:span text:style-name="CharStyle14"><text:span text:style-name="T69"> </text:span></text:span><text:span text:style-name="CharStyle14"><text:span text:style-name="T134">na </text:span></text:span><text:span text:style-name="CharStyle14"><text:span text:style-name="T69">c</text:span></text:span><text:span text:style-name="CharStyle14"><text:span text:style-name="T134">hvíľu bol</text:span></text:span><text:span text:style-name="CharStyle14"><text:span text:style-name="T69"> </text:span></text:span><text:span text:style-name="CharStyle14"><text:span text:style-name="T134">bez roboty, vychádzal na dvor, potom na ulicu — podchádzal kúsok po nej. Zahľadel sa</text:span></text:span><text:span text:style-name="CharStyle14"><text:span text:style-name="T69"> </text:span></text:span><text:span text:style-name="CharStyle14"><text:span text:style-name="T134">roztúžený</text:span></text:span><text:span text:style-name="CharStyle14"><text:span text:style-name="T69"> </text:span></text:span><text:span text:style-name="CharStyle14"><text:span text:style-name="T134">na jej koniec — vyzeral </text:span></text:span><text:span text:style-name="CharStyle14"><text:span text:style-name="T69">Ď</text:span></text:span><text:span text:style-name="CharStyle14"><text:span text:style-name="T134">urka. Ale Ďurko neprichádzal. Ivko sa utišoval už len myšlienkou, že onedlho bude zas škola a </text:span></text:span><text:soft-page-break/><text:span text:style-name="CharStyle14"><text:span text:style-name="T134">všetko bude po starom.</text:span></text:span></text:p>
        <text:p text:style-name="P13"><text:span text:style-name="CharStyle14"><text:span text:style-name="T134">Sviatky sa mu míňaly v robote a v clivých dumách o učite</text:span></text:span><text:span text:style-name="CharStyle14"><text:span text:style-name="T113">ľ</text:span></text:span><text:span text:style-name="CharStyle14"><text:span text:style-name="T134">ke. Každý večer, keď si líhal spať, o jednu tôňu smútku cítil menej na tvári, lebo myslel, že každý takýto večer je bližšie k škole a k učite</text:span></text:span><text:span text:style-name="CharStyle14"><text:span text:style-name="T113">ľ</text:span></text:span><text:span text:style-name="CharStyle14"><text:span text:style-name="T134">ke. A keď si líhal spať ostatný deň prázdnin, vydýchol si v posteli zhlboka, uľahčen</text:span></text:span><text:span text:style-name="CharStyle14"><text:span text:style-name="T50">e</text:span></text:span><text:span text:style-name="CharStyle14"><text:span text:style-name="T134">, roztúžene, tvár zaboril do podhlavnice a s teplou radosťou zašeptal do ne</text:span></text:span><text:span text:style-name="CharStyle14"><text:span text:style-name="T69">j</text:span></text:span><text:span text:style-name="CharStyle14"><text:span text:style-name="T134">:</text:span></text:span></text:p>
        <text:p text:style-name="P13"><text:span text:style-name="CharStyle14"><text:span text:style-name="T134">— Zajtra ju zas uvidí</text:span></text:span><text:span text:style-name="CharStyle14"><text:span text:style-name="T69">m</text:span></text:span><text:span text:style-name="CharStyle14"><text:span text:style-name="T134">...</text:span></text:span></text:p>
        <text:p text:style-name="P13"><text:span text:style-name="CharStyle14"><text:span text:style-name="T134">A dlho do noci mu nedalo spať toto vedomie.</text:span></text:span><text:span text:style-name="CharStyle25"><text:span text:style-name="T134"> </text:span></text:span><text:span text:style-name="CharStyle14"><text:span text:style-name="T134">Rozochvievalo jeho myseľ, zadržalo mu dych. S tvárou zaborenou do podhlavnice </text:span></text:span><text:span text:style-name="CharStyle14"><text:span text:style-name="T52">b</text:span></text:span><text:span text:style-name="CharStyle14"><text:span text:style-name="T134">ájil si zajtrajšok, upomínal sa na črty učiteľkinej tvári, na dobrotivý pohľad, ktorým zajtra pozre na</text:span></text:span><text:span text:style-name="CharStyle14"><text:span text:style-name="T69"> </text:span></text:span><text:span text:style-name="CharStyle14"><text:span text:style-name="T134">neho zpoza stola, na jej úsmev, ktorým sa na neho usmeje, na mäkkú dlaň, ktorou ho pohladí, keď príde k jeho lavici. Dlho do noci</text:span></text:span><text:span text:style-name="CharStyle14"><text:span text:style-name="T69"> </text:span></text:span><text:span text:style-name="CharStyle14"><text:span text:style-name="T134">ho rozochvievalo toto snívanie o zajtrajšku. Hodiny lenivo odbíjaly jedenásť, keď mu um začal ochabovať predstavami. Predstavy sa </text:span></text:span><text:span text:style-name="CharStyle14"><text:span text:style-name="T69">ro</text:span></text:span><text:span text:style-name="CharStyle14"><text:span text:style-name="T134">zmaz</text:span></text:span><text:span text:style-name="CharStyle14"><text:span text:style-name="T69">áv</text:span></text:span><text:span text:style-name="CharStyle14"><text:span text:style-name="T134">aly pred jeho duševným zrakom čoraz viacej, začal sa mu pliesť do nich Váh, chlapci od súsed</text:span></text:span><text:span text:style-name="CharStyle14"><text:span text:style-name="T69">ov</text:span></text:span><text:span text:style-name="CharStyle14"><text:span text:style-name="T134">, otec, mať, celá ich rodina, a keď odbíjaly pol dvanástej, Ivko začul úder len v polosne. Ale i potom jeho spánok bol nepokojný a večerná jeho túžba zobudila ho veľmi včas.</text:span></text:span></text:p>
        <text:p text:style-name="P13"><text:span text:style-name="CharStyle14"><text:span text:style-name="T134">Dookola bola tma ako v rohu, keď sa prebral. Nadvihol hlavu, pozrel do obloka, cez ktorý bolo vidno biele škvrnky snehu na streche drevárne. Vtom hodiny bily pol.</text:span></text:span><text:span text:style-name="CharStyle14"><text:span text:style-name="T69"> </text:span></text:span><text:span text:style-name="CharStyle14"><text:span text:style-name="T134">Ivko naradovaný myslel, že bijú pol ôsmej, chcel zavolať na mať, prečo už nevstáva. So desať ráz otvoril ústa, ale bál sa ozvať. V tme znepokojený hľadal očami matkinu posteľ a striehol, či mať sa už nehýbe, či ešte nejde vstávať. Nehýbala sa. Znepokojovala ho myšlienka, že príde neskoro do školy. Prehadzoval sa v posteli s </text:span></text:span><text:soft-page-break/><text:span text:style-name="CharStyle14"><text:span text:style-name="T134">boka na bok, nevedel, čo robiť. Vtom hodiny znova zač</text:span></text:span><text:span text:style-name="CharStyle14"><text:span text:style-name="T115">a</text:span></text:span><text:span text:style-name="CharStyle14"><text:span text:style-name="T134">ly bif. Ivko úzkostliv</text:span></text:span><text:span text:style-name="CharStyle14"><text:span text:style-name="T52">e</text:span></text:span><text:span text:style-name="CharStyle14"><text:span text:style-name="T134"> počítal: jedna— dve-tri-štyri</text:span></text:span><text:span text:style-name="CharStyle14"><text:span text:style-name="T69">-</text:span></text:span><text:span text:style-name="CharStyle14"><text:span text:style-name="T134">päť... A ticho.</text:span></text:span></text:p>
        <text:p text:style-name="P13"><text:span text:style-name="CharStyle14"><text:span text:style-name="T134">— Iba päť! — vzdychol sklamaný a utrel si perinou oči. Potom si vydýchol uľahčen</text:span></text:span><text:span text:style-name="CharStyle14"><text:span text:style-name="T52">e</text:span></text:span><text:span text:style-name="CharStyle14"><text:span text:style-name="T134">, že to </text:span></text:span><text:span text:style-name="CharStyle14"><text:span text:style-name="T115">u</text:span></text:span><text:span text:style-name="CharStyle14"><text:span text:style-name="T134">ž nie je osem, že nezamešká, potíšku sa vytiahol zpod periny, sadol si v posteli, oprel sa o jej záhlavie. Myslel na svoje úlohy a umienil si, že keď vstane, ešte raz si ich poprezerá, aby nebolo v nich ani najmenšej chybky, aby učiteľka mala z neho radosť. Teraz už mu nikde nesmie nájsť chybku, tak úzkostliv</text:span></text:span><text:span text:style-name="CharStyle14"><text:span text:style-name="T52">e</text:span></text:span><text:span text:style-name="CharStyle14"><text:span text:style-name="T134"> dával pozor na všetko, keď robil úlo</text:span></text:span><text:span text:style-name="CharStyle14"><text:span text:style-name="T115">h</text:span></text:span><text:span text:style-name="CharStyle14"><text:span text:style-name="T69">y.</text:span></text:span></text:p>
        <text:p text:style-name="P13"><text:span text:style-name="CharStyle14"><text:span text:style-name="T69">„</text:span></text:span><text:span text:style-name="CharStyle14"><text:span text:style-name="T134">A pôjdem ju čakať na Priečnu ulicu,“ rozmýšľal. „S ňou prídem do školy ako pred prázdninami. A ak sa ma spýta, čo som robil cez sviatky, budem jej rozprávať, koľko som</text:span></text:span><text:span text:style-name="CharStyle14"><text:span text:style-name="T69"> </text:span></text:span><text:span text:style-name="CharStyle14"><text:span text:style-name="T134">sa učil, koľko dreva som narúbal mamke a že ani raz som sa nebol hrať s chlapcami, lebo u nás bolo vždy čo robiť. Chodil som po bielizeň do domov a vypratú som zanášal nazad. A že cestou, keď som niesol batoh, myslieval som na školu. Ale to jej nepoviem, že na ňu, — možno, že sa to nepatrí, mohla by sa nahnevať. Poviem radšej, že na školu.“</text:span></text:span></text:p>
        <text:p text:style-name="P13"><text:span text:style-name="CharStyle14"><text:span text:style-name="T134">Skladal si v duchu otázky, ktoré mu učiteľka</text:span></text:span><text:span text:style-name="CharStyle25"><text:span text:style-name="T134"> </text:span></text:span><text:span text:style-name="CharStyle14"><text:span text:style-name="T134">bude dávať cestou do školy, a slová, ktorými jej on bude odpoved</text:span></text:span><text:span text:style-name="CharStyle14"><text:span text:style-name="T69">ať</text:span></text:span><text:span text:style-name="CharStyle14"><text:span text:style-name="T134">. Ani pritom nezbadal, ako mu ušlo pol hodiny. Hodiny odbily pol šiestej; len čo úder doznel, mať sa pohla. Ivko sa začudoval tomu. Zdalo sa mu, že ten slabý úder hodín ju prebudil. Počul, ako mať odhadzuje so seba perinu, vstáva. Zazrel ju v tme celú bielu v dlhej bielej košeli, začul, ako macia čosi v tme popri sebe po stole. Vošla do kuchyne, zažala lampu. Úzky pás svetla padol do izby cez poodchýlené dvere. Mať rozkladala oheň, pripravovala otcovi raňajky. Ivko chvíľku rozmýšľal, či </text:span></text:span><text:span text:style-name="CharStyle14"><text:span text:style-name="T52">u</text:span></text:span><text:span text:style-name="CharStyle14"><text:span text:style-name="T134">ž má vsta</text:span></text:span><text:span text:style-name="CharStyle14"><text:span text:style-name="T52">ť,</text:span></text:span><text:span text:style-name="CharStyle14"><text:span text:style-name="T134"> potom sa potichučky odokryl, vstal na posteli, </text:span></text:span><text:soft-page-break/><text:span text:style-name="CharStyle14"><text:span text:style-name="T134">prekročil bratove nohy, lebo on spával hlavou na druhom konci postele. Čupol na dlážku, namacal na stoličke svoje nohavice, obliekol sa a bosonohý vošiel do kuchyne. Mať aki</text:span></text:span><text:span text:style-name="CharStyle14"><text:span text:style-name="T69">s</text:span></text:span><text:span text:style-name="CharStyle14"><text:span text:style-name="T134">te myslela, že je to otec, lebo, prikladajúc na oheň, povedala:</text:span></text:span></text:p>
        <text:p text:style-name="P13"><text:span text:style-name="CharStyle14"><text:span text:style-name="T134">— Hne</text:span></text:span><text:span text:style-name="CharStyle14"><text:span text:style-name="T115">ď</text:span></text:span><text:span text:style-name="CharStyle14"><text:span text:style-name="T134"> bude polievka, hne</text:span></text:span><text:span text:style-name="CharStyle14"><text:span text:style-name="T115">ď</text:span></text:span><text:span text:style-name="CharStyle14"><text:span text:style-name="T134">.</text:span></text:span></text:p>
        <text:p text:style-name="P13"><text:span text:style-name="CharStyle14"><text:span text:style-name="T134">— To som ja, mamka, </text:span></text:span><text:span text:style-name="CharStyle14"><text:span text:style-name="T69">—</text:span></text:span><text:span text:style-name="CharStyle14"><text:span text:style-name="T134"> povedal Ivko ticho.</text:span></text:span></text:p>
        <text:p text:style-name="P13"><text:span text:style-name="CharStyle14"><text:span text:style-name="T134">Mať sa prudko obzrela, a keď ho zazrela, zmrštila tvár.</text:span></text:span></text:p>
        <text:p text:style-name="P13"><text:span text:style-name="CharStyle14"><text:span text:style-name="T69">— </text:span></text:span><text:span text:style-name="CharStyle14"><text:span text:style-name="T134">Nuž a tebe že sa čo robí? Ideš ho drichmať!</text:span></text:span></text:p>
        <text:p text:style-name="P13"><text:span text:style-name="CharStyle14"><text:span text:style-name="T134">— Chcem si ešte raz prezreť úlohy, kým pôjdem do školy. Nechaj ma tu, — prosil pokorne.</text:span></text:span></text:p>
        <text:p text:style-name="P13"><text:span text:style-name="CharStyle14"><text:span text:style-name="T134">— </text:span></text:span><text:span text:style-name="CharStyle14"><text:span text:style-name="T52">V</text:span></text:span><text:span text:style-name="CharStyle14"><text:span text:style-name="T134">e</text:span></text:span><text:span text:style-name="CharStyle14"><text:span text:style-name="T115">ď</text:span></text:span><text:span text:style-name="CharStyle14"><text:span text:style-name="T134"> je ešte len pol šiestej, čo si sa spochabil, či čo?</text:span></text:span></text:p>
        <text:p text:style-name="P13"><text:span text:style-name="CharStyle14"><text:span text:style-name="T69">—</text:span></text:span><text:span text:style-name="CharStyle14"><text:span text:style-name="T134"> Nech, prezrem ich</text:span></text:span><text:span text:style-name="CharStyle14"><text:span text:style-name="T69"> </text:span></text:span><text:span text:style-name="CharStyle14"><text:span text:style-name="T134">ešte dva razy, nechaj ma tu.</text:span></text:span></text:p>
        <text:p text:style-name="P13"><text:span text:style-name="CharStyle14"><text:span text:style-name="T134">Hodila na neho rukou, nepovedala už ani slova a </text:span></text:span><text:span text:style-name="CharStyle14"><text:span text:style-name="T69">I</text:span></text:span><text:span text:style-name="CharStyle14"><text:span text:style-name="T134">vko sadol do kúta, vzal písanky a knižky a prezeral si úlohy.</text:span></text:span></text:p>
        <text:p text:style-name="P13"><text:span text:style-name="CharStyle14"><text:span text:style-name="T134">O chví</text:span></text:span><text:span text:style-name="CharStyle14"><text:span text:style-name="T52">ľ</text:span></text:span><text:span text:style-name="CharStyle14"><text:span text:style-name="T134">u vstal aj otec, ale on si Ivka ani nevšimol. Naraňajkoval sa, obliekol ve</text:span></text:span><text:span text:style-name="CharStyle14"><text:span text:style-name="T115">ľ</text:span></text:span><text:span text:style-name="CharStyle14"><text:span text:style-name="T69">k</text:span></text:span><text:span text:style-name="CharStyle14"><text:span text:style-name="T134">ý kabát a odišiel do továrne</text:span></text:span><text:span text:style-name="CharStyle14"><text:span text:style-name="T69">.</text:span></text:span><text:span text:style-name="CharStyle14"><text:span text:style-name="T134"> A mať stála pri sporáku, na ktorom sa hrial lúh vo ve</text:span></text:span><text:span text:style-name="CharStyle14"><text:span text:style-name="T52">ľ</text:span></text:span><text:span text:style-name="CharStyle14"><text:span text:style-name="T134">kom hrnci. Miešala v ňom ozrutnou drevenou varechou a vše sa pozrela na Ivka. Videl jedným okom, ako jej pohľad ostáva na ňom, a znepokojoval sa, že ho zas bude vyháňať z kuchyne. No nepovedala už ani slova.</text:span></text:span></text:p>
        <text:p text:style-name="P13"><text:span text:style-name="CharStyle14"><text:span text:style-name="T134">Pomaly sa brieždilo. Keď sa v izbe trochu rozvidnilo, Ivko vbehol pozreť, ko</text:span></text:span><text:span text:style-name="CharStyle14"><text:span text:style-name="T115">ľ</text:span></text:span><text:span text:style-name="CharStyle14"><text:span text:style-name="T134">ko je hodín. Bolo štvrť na osem. Pýtal si polievku, náhlivo ju zjedol a poskladal si knihy.</text:span></text:span></text:p>
        <text:p text:style-name="P13"><text:span text:style-name="CharStyle14"><text:span text:style-name="T134">— Vari ideš drevo nosiť do školy, či čo? — divila sa mať. — Ved máš ešte tri štvrte hodiny času.</text:span></text:span></text:p>
        <text:p text:style-name="P13"><text:span text:style-name="CharStyle14"><text:span text:style-name="T134">— Musím už ísť, mamka, — povedal Ivko zo dverí a vybehol na dvor.</text:span></text:span></text:p>
        <text:p text:style-name="P13"><text:soft-page-break/><text:span text:style-name="CharStyle14"><text:span text:style-name="T134">Bežal na Priečnu ulicu, pred učiteľkin biely dom. Keď dobehol pred zelenú bráničku, zast</text:span></text:span><text:span text:style-name="CharStyle14"><text:span text:style-name="T115">al </text:span></text:span><text:span text:style-name="CharStyle14"><text:span text:style-name="T134">tam udychčaný, hodnú chví</text:span></text:span><text:span text:style-name="CharStyle14"><text:span text:style-name="T52">ľ</text:span></text:span><text:span text:style-name="CharStyle14"><text:span text:style-name="T134">u rozmýš</text:span></text:span><text:span text:style-name="CharStyle14"><text:span text:style-name="T52">ľ</text:span></text:span><text:span text:style-name="CharStyle14"><text:span text:style-name="T134">a</text:span></text:span><text:span text:style-name="CharStyle14"><text:span text:style-name="T52">l</text:span></text:span><text:span text:style-name="CharStyle14"><text:span text:style-name="T134">, či sa má odvážiť vojsť, potom okúňavo opáčil k</text:span></text:span><text:span text:style-name="CharStyle14"><text:span text:style-name="T52">ľ</text:span></text:span><text:span text:style-name="CharStyle14"><text:span text:style-name="T134">učku.</text:span></text:span></text:p>
        <text:p text:style-name="P13"><text:span text:style-name="CharStyle14"><text:span text:style-name="T134">Bolo zamknuté.</text:span></text:span></text:p>
        <text:p text:style-name="P13"><text:span text:style-name="CharStyle14"><text:span text:style-name="T134">— Ešte je včas, — povedal si, s teplým úsmevom pozeral na verandičku, v ktorej dostával kávu, a zašeptal: — O pol hodiny vyjde.</text:span></text:span></text:p>
        <text:p text:style-name="P13"><text:span text:style-name="CharStyle14"><text:span text:style-name="T134">Potom zašiel hodný kúsok povyše a vrátil sa, podišiel zas pred </text:span></text:span><text:span text:style-name="CharStyle14"><text:span text:style-name="T115">b</text:span></text:span><text:span text:style-name="CharStyle14"><text:span text:style-name="T134">ráničku, h</text:span></text:span><text:span text:style-name="CharStyle14"><text:span text:style-name="T52">ľ</text:span></text:span><text:span text:style-name="CharStyle14"><text:span text:style-name="T134">adel do záhrady, znova prešiel so tri razy hore dolu po ulici.</text:span></text:span></text:p>
        <text:p text:style-name="P13"><text:span text:style-name="CharStyle14"><text:span text:style-name="T134">Na ulici sa ukázali prví chlapci, čo pomaly kráčali do školy. Boli Ivkovi neznámi, nevšímal si ich, ani oni jeho. Potom sa ich vyrojily zo všetkých dvorov celé kŕdle, ro</text:span></text:span><text:span text:style-name="CharStyle14"><text:span text:style-name="T115">b</text:span></text:span><text:span text:style-name="CharStyle14"><text:span text:style-name="T134">ili besy po ulici. Z ve</text:span></text:span><text:span text:style-name="CharStyle14"><text:span text:style-name="T52">ľ</text:span></text:span><text:span text:style-name="CharStyle14"><text:span text:style-name="T134">kého železničiarskeho dvora sa ich vyrojila ve</text:span></text:span><text:span text:style-name="CharStyle14"><text:span text:style-name="T115">ľ</text:span></text:span><text:span text:style-name="CharStyle14"><text:span text:style-name="T134">ká skupina. Niektorý z nich Ivka akiste poznal, lebo, keď bol za nimi hodný kúsok, zakričal na neho:</text:span></text:span></text:p>
        <text:p text:style-name="P13"><text:span text:style-name="CharStyle14"><text:span text:style-name="T134">— Indián!</text:span></text:span></text:p>
        <text:p text:style-name="P13"><text:span text:style-name="CharStyle14"><text:span text:style-name="T134">Ivka heglo od urážky, ale neobzrel sa, nechcel sa púšťať s chlapcami do svady. Stál práve pred učite</text:span></text:span><text:span text:style-name="CharStyle14"><text:span text:style-name="T52">ľ</text:span></text:span><text:span text:style-name="CharStyle14"><text:span text:style-name="T134">kinou bráničkou a myslel si:</text:span></text:span></text:p>
        <text:p text:style-name="P13"><text:span text:style-name="CharStyle14"><text:span text:style-name="T134">„Teraz už musí vyjsť, už chlapci idú do školy.“</text:span></text:span></text:p>
        <text:p text:style-name="P13"><text:span text:style-name="CharStyle14"><text:span text:style-name="T134">Zašiel len kúsok za bráničku, aby mu učiteľka neušla, a vrátil sa.</text:span></text:span></text:p>
        <text:p text:style-name="P13"><text:span text:style-name="CharStyle14"><text:span text:style-name="T134">Nevychádzala.</text:span></text:span></text:p>
        <text:p text:style-name="P13"><text:span text:style-name="CharStyle14"><text:span text:style-name="T134">Ešte so desať ráz prešiel sem a ta po ulici, a nevychádzala. Chlapcov, čo išli do školy, bolo čoraz menej. Naraz </text:span></text:span><text:span text:style-name="CharStyle14"><text:span text:style-name="T69">I</text:span></text:span><text:span text:style-name="CharStyle14"><text:span text:style-name="T134">vko zbadal, že nevidí ani jedného. Znepokojený sa obzeral na všetky strany. Ozaj, už nebolo vidno ani jedného. Ivko bezradne zastal stred ulice.</text:span></text:span></text:p>
        <text:p text:style-name="P13"><text:soft-page-break/><text:span text:style-name="CharStyle14"><text:span text:style-name="T134">— Prečo už nejde? — povedal nahlas, pomaličky pokročil k bráničke, položil ruku na k</text:span></text:span><text:span text:style-name="CharStyle14"><text:span text:style-name="T52">ľ</text:span></text:span><text:span text:style-name="CharStyle14"><text:span text:style-name="T134">učku, stisol. Bolo ešte zamknuté.</text:span></text:span></text:p>
        <text:p text:style-name="P13"><text:span text:style-name="CharStyle14"><text:span text:style-name="T134">— Och, Bože, že sa mi tak nedarí, — vzdychol Ivko. — </text:span></text:span><text:span text:style-name="CharStyle14"><text:span text:style-name="T52">Č</text:span></text:span><text:span text:style-name="CharStyle14"><text:span text:style-name="T134">i už azda odišla? Nemohla odísť!</text:span></text:span></text:p>
        <text:p text:style-name="P13"><text:span text:style-name="CharStyle14"><text:span text:style-name="T134">Prebehol dva razy hore dolu po ulici, vtom siréna továrne zahúkala pol deviatej. Zastavilo ho na mieste, sklesnutého, zroneného, ako vhlobeného do ulice.</text:span></text:span></text:p>
        <text:p text:style-name="P13"><text:span text:style-name="CharStyle14"><text:span text:style-name="T134">— Bože, ona už išla, a ja som ju nezbadal, a teraz jej prídem neskoro... Och, prečo sa mi tak nedarí... Tak sa mi nedarí... — </text:span></text:span><text:span text:style-name="CharStyle14"><text:span text:style-name="T52">u</text:span></text:span><text:span text:style-name="CharStyle14"><text:span text:style-name="T134">pel nahlas a rozbehol sa do školy.</text:span></text:span></text:p>
        <text:p text:style-name="P13"><text:span text:style-name="CharStyle14"><text:span text:style-name="T134">S tlčúcim srdcom vbehol do školskej budovy, po prstoch prebehol po chodbe. Pred dverami piatej triedy zastal nervózny.</text:span></text:span></text:p>
        <text:p text:style-name="P13"><text:span text:style-name="CharStyle14"><text:span text:style-name="T134">— Čo jej len poviem? Len čo jej zas poviem? — starostil sa, ale potom posbieral všetku odvahu, povedal si: — Pravdu poviem, že som ju čakal pred jej domom...</text:span></text:span></text:p>
        <text:p text:style-name="P13"><text:span text:style-name="CharStyle14"><text:span text:style-name="T134">Stisol odhodlane kľučku, všmykol sa do triedy. </text:span></text:span><text:span text:style-name="CharStyle14"><text:span text:style-name="T69">—</text:span></text:span><text:span text:style-name="CharStyle14"><text:span text:style-name="T134"> Aj, už prvý deň tak neskoro! Ako sa voláš? Na prahu dverí ho zastavil tento cudzí hlas. Ivko, ohromený ním, pozrel k stolu: tam akási neznáma učiteľka. Blyslo mu hlavou, že vošiel do cudzej triedy, popozeral na lavice, a tam všade známi spolužiaci.</text:span></text:span></text:p>
        <text:p text:style-name="P13"><text:span text:style-name="CharStyle14"><text:span text:style-name="T69">— </text:span></text:span><text:span text:style-name="CharStyle14"><text:span text:style-name="T134">Po</text:span></text:span><text:span text:style-name="CharStyle14"><text:span text:style-name="T115">ď</text:span></text:span><text:span text:style-name="CharStyle14"><text:span text:style-name="T134"> len sem! — hovorila učiteľka, ukazujúc prstom pred p</text:span></text:span><text:span text:style-name="CharStyle14"><text:span text:style-name="T52">o</text:span></text:span><text:span text:style-name="CharStyle14"><text:span text:style-name="T134">dium.</text:span></text:span></text:p>
        <text:p text:style-name="P13"><text:span text:style-name="CharStyle14"><text:span text:style-name="T134">Celý zmätený prišiel pred p</text:span></text:span><text:span text:style-name="CharStyle14"><text:span text:style-name="T52">o</text:span></text:span><text:span text:style-name="CharStyle14"><text:span text:style-name="T134">dium, poklonil sa.</text:span></text:span></text:p>
        <text:p text:style-name="P13"><text:span text:style-name="CharStyle14"><text:span text:style-name="T134">— Čože tak neskoro? — pýtala sa, ale Ivkovi ani za široký svet sa nechcely otvoriť ústa. Mlčal.</text:span></text:span></text:p>
        <text:p text:style-name="P13"><text:span text:style-name="CharStyle14"><text:span text:style-name="T134">— No, nevieš rozprávať? — naliehala a Ivko v úplnom pomykove, nerozumejúc, čo sa tu stalo, vyb</text:span></text:span><text:span text:style-name="CharStyle14"><text:span text:style-name="T69">ľ</text:span></text:span><text:span text:style-name="CharStyle14"><text:span text:style-name="T134">abotal:</text:span></text:span></text:p>
        <text:p text:style-name="P13"><text:span text:style-name="CharStyle14"><text:span text:style-name="T134">— Ja... ja... ja som čakal pani učiteľku...</text:span></text:span></text:p>
        <text:p text:style-name="P13"><text:soft-page-break/><text:span text:style-name="CharStyle14"><text:span text:style-name="T134">Nová učiteľka pozrela na neho prekvapená.</text:span></text:span></text:p>
        <text:p text:style-name="P13"><text:span text:style-name="CharStyle14"><text:span text:style-name="T134">— Pani učiteľku? Akú pani učiteľku?</text:span></text:span></text:p>
        <text:p text:style-name="P13"><text:span text:style-name="CharStyle14"><text:span text:style-name="T69">—</text:span></text:span><text:span text:style-name="CharStyle14"><text:span text:style-name="T134"> Našu pani učiteľku, čo učí piatu triedu.</text:span></text:span></text:p>
        <text:p text:style-name="P13"><text:span text:style-name="CharStyle14"><text:span text:style-name="T134">— Aj, aj, to si ju ty vždy tak čakával?</text:span></text:span></text:p>
        <text:p text:style-name="P13"><text:span text:style-name="CharStyle14"><text:span text:style-name="T134">— Áno.</text:span></text:span></text:p>
        <text:p text:style-name="P13"><text:span text:style-name="CharStyle14"><text:span text:style-name="T134">— No, tak teraz ju už nechodievaj čakávať, ona už neučí na našej škole. Preložili ju. Teraz si cho</text:span></text:span><text:span text:style-name="CharStyle14"><text:span text:style-name="T115">ď</text:span></text:span><text:span text:style-name="CharStyle14"><text:span text:style-name="T134"> sadnúť.</text:span></text:span></text:p>
        <text:p text:style-name="P13"><text:span text:style-name="CharStyle14"><text:span text:style-name="T134">Ivko pozrel na učiteľku ako hlúpy, nemohol si napochytre urovnať v hlave smysel toho, čo vravela. A keď napokon porozumel, zaupel žalostne:</text:span></text:span></text:p>
        <text:p text:style-name="P13"><text:span text:style-name="CharStyle14"><text:span text:style-name="T134">— Neučí?</text:span></text:span></text:p>
        <text:p text:style-name="P13"><text:span text:style-name="CharStyle14"><text:span text:style-name="T134">— Nie, a sadni si teraz.</text:span></text:span></text:p>
        <text:p text:style-name="P13"><text:span text:style-name="CharStyle14"><text:span text:style-name="T134">S podlomenými kolenami kráčal na svoje miesto, shodil sa do lavice, a tupo hľadiac na veľkú tabu</text:span></text:span><text:span text:style-name="CharStyle14"><text:span text:style-name="T115">ľ</text:span></text:span><text:span text:style-name="CharStyle14"><text:span text:style-name="T134">u, </text:span></text:span><text:span text:style-name="CharStyle14"><text:span text:style-name="T52">u</text:span></text:span><text:span text:style-name="CharStyle14"><text:span text:style-name="T134">pel v duchu bez prestania:</text:span></text:span></text:p>
        <text:p text:style-name="P13"><text:span text:style-name="CharStyle14"><text:span text:style-name="T134">„Odišla... odišla... odišla...</text:span></text:span><text:span text:style-name="CharStyle14"><text:span text:style-name="T69">“</text:span></text:span></text:p>
        <text:p text:style-name="P13"><text:span text:style-name="CharStyle14"><text:span text:style-name="T134">Naraz všetko mu bolo cudzie v škole, ďaleké, nezaujímavé — celá trieda — všetko, keď k tým veciam nemohol primysleť prítomnosť svojej učiteľky. Bol nešťastný. Nešťastie razom zrútilo všetku jeho radosť zo života, smysel jeho snaženia, jeho usilovnosti. Všetko, všetko razom stratilo svoj význam. V celom svojom detstve </text:span></text:span><text:span text:style-name="CharStyle14"><text:span text:style-name="T69">I</text:span></text:span><text:span text:style-name="CharStyle14"><text:span text:style-name="T134">vko nepoznal taký nešťastný deň, ako bol tento. V celom svojom detstve necítil tak mocne ako dnes, že jeho život je</text:span></text:span><text:span text:style-name="CharStyle14"><text:span text:style-name="T69"> </text:span></text:span><text:span text:style-name="CharStyle14"><text:span text:style-name="T134">nehoden žitia. Nič nemalo chuti pre neho v škole. Ani vlastiveda, ani počty, ani mluvnica — celkom nič, hoci všetko vedel nazpamäť, a keď ho nová učiteľka vyvolala na niečo, nepočul svoje meno. Súsed ho drgol lakťom do boka, Ivko vstal a stál ako stĺp. Učiteľka nedostala od </text:span></text:span><text:soft-page-break/><text:span text:style-name="CharStyle14"><text:span text:style-name="T134">neho ani slova. Posadila ho, a Ivka netrápilo, že nevedel odpovedať. Myslel na to, ako naraz všetkému nastal</text:span></text:span><text:span text:style-name="CharStyle25"><text:span text:style-name="T134"> </text:span></text:span><text:span text:style-name="CharStyle14"><text:span text:style-name="T134">koniec: olovrantom v učiteľkinej verande, hrám s Ďurkom, prechádzkam, pri ktorých učiteľka im obom položila ruky na plecia a tak ich viedla. A keď si ju teraz tak predstavoval, idúcu s nimi na prechádzku, držiacu ho mäkkou dlaňou pod bradu, všetko by bol oželel: i kávu, i neznáme sladké pečivá, i chlieb s medom a s maslom, i hry s </text:span></text:span><text:span text:style-name="CharStyle14"><text:span text:style-name="T115">Ď</text:span></text:span><text:span text:style-name="CharStyle14"><text:span text:style-name="T134">urkom — </text:span></text:span><text:span text:style-name="CharStyle14"><text:span text:style-name="T69">v</text:span></text:span><text:span text:style-name="CharStyle14"><text:span text:style-name="T134">šetko, len aby ho ešte zavolala na prechádzku, ovinula mu ruku okolo šije, chytila ho tak pod bradu, ako mávala vo zvyku, a vyšla s ním za mesto do brezového hája. Och, všetko by bol oželel za jej mäkké pohladkanie, lebo mal ju rád a veril, že ona je jeho opravdivá mať, lebo vedela uchvátiť jeho predstavy a jeho dušu.</text:span></text:span></text:p>
        <text:p text:style-name="P13"><text:span text:style-name="CharStyle14"><text:span text:style-name="T134">Tupý, beznádejný bol jeho život od tohto dňa. Nikto pre neho nežil, iba predstava jeho učiteľky, o ktorej nemohol veriť, že ho tu nechala opusteného. Utekával z domu, len čo položil lyžku na tanier. Materi, čo volávala za ním,</text:span></text:span><text:span text:style-name="CharStyle14"><text:span text:style-name="T69"> </text:span></text:span><text:span text:style-name="CharStyle14"><text:span text:style-name="T134">že ho potrebuje, odpovedával z dverí, že musí ísť k pani učiteľke. A rozbehol sa na Priečnu ulicu a od obeda do večera tam smútil v blízkosti bieleho domu, h</text:span></text:span><text:span text:style-name="CharStyle14"><text:span text:style-name="T115">ľ</text:span></text:span><text:span text:style-name="CharStyle14"><text:span text:style-name="T134">adel na blin</text:span></text:span><text:span text:style-name="CharStyle14"><text:span text:style-name="T69">kav</text:span></text:span><text:span text:style-name="CharStyle14"><text:span text:style-name="T134">ú verandičku,</text:span></text:span><text:span text:style-name="CharStyle14"><text:span text:style-name="T69"> </text:span></text:span><text:span text:style-name="CharStyle14"><text:span text:style-name="T134">— vyzeral učiteľku a jej Ďurka. Občas podišiel k bráničke, ľútostivým, zvlhnutým poh</text:span></text:span><text:span text:style-name="CharStyle14"><text:span text:style-name="T115">ľ</text:span></text:span><text:span text:style-name="CharStyle14"><text:span text:style-name="T134">adom sa zahľadel na záhradn</text:span></text:span><text:span text:style-name="CharStyle14"><text:span text:style-name="T69">ú</text:span></text:span><text:span text:style-name="CharStyle14"><text:span text:style-name="T134"> l</text:span></text:span><text:span text:style-name="CharStyle14"><text:span text:style-name="T115">a</text:span></text:span><text:span text:style-name="CharStyle14"><text:span text:style-name="T134">vičku, zapadnutú teraz snehom, — och, na tú lavičku, na ktorej sedávala učiteľka a pri ktorej sa s Ďurkom hrávali v jej prítomnosti. Nič nebolo už tam z jej drahej prítomnosti, nič z jeho šťastných dní — ako také chvíle bez stopy zmiznú! Dom bol tichý, zavretý, neobývaný, ale Ivko jednako prichádzal k nemu každý deň znova a znova so svojou veľkou láskou, vysmútiť svoju veľkú túžbu, ktorá sa u</text:span></text:span><text:span text:style-name="CharStyle14"><text:span text:style-name="T115">ž</text:span></text:span><text:span text:style-name="CharStyle14"><text:span text:style-name="T134"> azda nikdy viac nesplní: byť pri u</text:span></text:span><text:span text:style-name="CharStyle14"><text:span text:style-name="T69">č</text:span></text:span><text:span text:style-name="CharStyle14"><text:span text:style-name="T134">iteľke tak blízko ako kedysi, byť jej miláčikom.</text:span></text:span></text:p>
        <text:p text:style-name="P13"><text:soft-page-break/><text:span text:style-name="CharStyle14"><text:span text:style-name="T134">Učenie mu zaviňovalo muky odtedy, ako odišl</text:span></text:span><text:span text:style-name="CharStyle14"><text:span text:style-name="T69">a</text:span></text:span><text:span text:style-name="CharStyle14"><text:span text:style-name="T134">; ne</text:span></text:span><text:span text:style-name="CharStyle14"><text:span text:style-name="T69">š</text:span></text:span><text:span text:style-name="CharStyle14"><text:span text:style-name="T134">lo mu. Nemal sa pre koho učiť. Všetky voľné chvíle prezháňal po uliciach, neučil sa nič.</text:span></text:span></text:p>
        <text:p text:style-name="P13"><text:span text:style-name="CharStyle14"><text:span text:style-name="T134">A raz ráno, keď nová učiteľka vošla do triedy, pozerala na Ivkovu lavicu už odo dverí, kývla na neho prstom, kázala mu prísť k stolu. Prišiel k nej, neprítomn</text:span></text:span><text:span text:style-name="CharStyle14"><text:span text:style-name="T52">e</text:span></text:span><text:span text:style-name="CharStyle14"><text:span text:style-name="T134"> pozrel na jej tvár.</text:span></text:span></text:p>
        <text:p text:style-name="P13"><text:span text:style-name="CharStyle14"><text:span text:style-name="T69">—</text:span></text:span><text:span text:style-name="CharStyle14"><text:span text:style-name="T134"> A </text:span></text:span><text:span text:style-name="CharStyle14"><text:span text:style-name="T115">č</text:span></text:span><text:span text:style-name="CharStyle14"><text:span text:style-name="T134">o</text:span></text:span><text:span text:style-name="CharStyle14"><text:span text:style-name="T115">ž</text:span></text:span><text:span text:style-name="CharStyle14"><text:span text:style-name="T134">e ty robievaš každý deň</text:span></text:span><text:span text:style-name="CharStyle14"><text:span text:style-name="T69"> </text:span></text:span><text:span text:style-name="CharStyle14"><text:span text:style-name="T134">na Priečnej ulici, há? Ve</text:span></text:span><text:span text:style-name="CharStyle14"><text:span text:style-name="T115">ď</text:span></text:span><text:span text:style-name="CharStyle14"><text:span text:style-name="T134"> ty tam nebývaš. Vždy ťa tam vidím, keď tade idem. Čo sa radšej neučíš, há? Predtým si bol najlepší žiak, a v novom štvrťroku budeš celkom priemerný, ty darebák. Aby som ťa tam už nevidela. Sadni si.</text:span></text:span></text:p>
        <text:p text:style-name="P13"><text:span text:style-name="CharStyle14"><text:span text:style-name="T134">Išiel na svoje miesto a spytoval sa v duchu celý</text:span></text:span><text:span text:style-name="CharStyle25"><text:span text:style-name="T134"> </text:span></text:span><text:span text:style-name="CharStyle14"><text:span text:style-name="T134">zúfalý, prečo ho toľko trápi. Ale vedel hne</text:span></text:span><text:span text:style-name="CharStyle14"><text:span text:style-name="T115">ď</text:span></text:span><text:span text:style-name="CharStyle14"><text:span text:style-name="T134">, že darmo mu prikazuje nechodiť na Priečnu ulicu. Chodil ta i potom, no skrýval sa</text:span></text:span><text:span text:style-name="CharStyle14"><text:span text:style-name="T69"> </text:span></text:span><text:span text:style-name="CharStyle14"><text:span text:style-name="T134">poza uhly domov, po susedných dvoroch a dával úzkostlivý pozor, kto ide po ulici.</text:span></text:span></text:p>
        <text:p text:style-name="P13"><text:span text:style-name="CharStyle14"><text:span text:style-name="T134">Raz podvečer akosi pred koncom februára, o nieko</text:span></text:span><text:span text:style-name="CharStyle14"><text:span text:style-name="T52">ľ</text:span></text:span><text:span text:style-name="CharStyle14"><text:span text:style-name="T134">ko dní po tom, ako dostal tento príkaz, išiel zas na Priečnu ulicu. Celá ulica bola tichučká, jednako Ivko sa obzeral na všetky strany a skrýval sa za uhly domov, aby ho nikto nevidel. A keď prišiel k zelenej bráničke, naraz mu srdce prestalo biť: dvere na verande učiteľkinho domu boly otvorené.</text:span></text:span></text:p>
        <text:p text:style-name="P13"><text:span text:style-name="CharStyle14"><text:span text:style-name="T134">„Učiteľka!“ blysla mu hlavou radostná myšlienka.</text:span></text:span></text:p>
        <text:p text:style-name="P13"><text:span text:style-name="CharStyle14"><text:span text:style-name="T134">Radostný ston sa mu vykĺzol z úst </text:span></text:span><text:span text:style-name="CharStyle14"><text:span text:style-name="T69">—</text:span></text:span><text:span text:style-name="CharStyle14"><text:span text:style-name="T134"> Ivko skočil k bráničke, vysotil ju a bežal k verande, ale keď pribehol k nej, vo dverách sa zjavila staršia vysoká pani a odmeriavala ho prísnym pohľadom. Ivko zastal zarazený, h</text:span></text:span><text:span text:style-name="CharStyle14"><text:span text:style-name="T115">ľ</text:span></text:span><text:span text:style-name="CharStyle14"><text:span text:style-name="T134">adel na ňu s otvorenými ústami, bez slova, v pomykove. A pani sa po chvíli spýtala:</text:span></text:span></text:p>
        <text:p text:style-name="P13"><text:soft-page-break/><text:span text:style-name="CharStyle14"><text:span text:style-name="T134">— Čože chceš, chlapec?</text:span></text:span></text:p>
        <text:p text:style-name="P13"><text:span text:style-name="CharStyle14"><text:span text:style-name="T134">Hlas jej bol dobrý, nuž Ivko posbieral odvahu a povedal:</text:span></text:span></text:p>
        <text:p text:style-name="P13"><text:span text:style-name="CharStyle14"><text:span text:style-name="T134">— Prišiel som k pani učiteľke. Už je tu naša pani učiteľka?</text:span></text:span></text:p>
        <text:p text:style-name="P13"><text:span text:style-name="CharStyle14"><text:span text:style-name="T134">— Ktorá učiteľka?</text:span></text:span></text:p>
        <text:p text:style-name="P13"><text:span text:style-name="CharStyle14"><text:span text:style-name="T134">— Pani učiteľka Jozefková, čo tu bývala a učila piatu triedu.</text:span></text:span></text:p>
        <text:p text:style-name="P13"><text:span text:style-name="CharStyle14"><text:span text:style-name="T134">— Veru nebýva už tu, chlapec, ona býva teraz na dedine, vo Vrchovanoch. Tam jej umrel apa, nuž išla na jeho miesto, lebo má tam ešte mamičku.</text:span></text:span></text:p>
        <text:p text:style-name="P13"><text:span text:style-name="CharStyle14"><text:span text:style-name="T69">— </text:span></text:span><text:span text:style-name="CharStyle14"><text:span text:style-name="T134">Nebýva? — pýtal sa Ivko sklesnuto.</text:span></text:span></text:p>
        <text:p text:style-name="P13"><text:span text:style-name="CharStyle14"><text:span text:style-name="T134">— Veru nie. A čo by si chcel od nej?</text:span></text:span></text:p>
        <text:p text:style-name="P13"><text:span text:style-name="CharStyle14"><text:span text:style-name="T134">Ivko </text:span></text:span><text:span text:style-name="CharStyle14"><text:span text:style-name="T69">ov</text:span></text:span><text:span text:style-name="CharStyle14"><text:span text:style-name="T134">esil hlavu, opustil ruky, neodpovedal. Veľké, ťažké sklamanie privalilo jeho radosť. Odišiel, už navždy sám, opustený všetkými, keď jej jedinej, čo ho mala rada, už tu niet.</text:span></text:span></text:p>
        <text:p text:style-name="P13"><text:span text:style-name="CharStyle14"><text:span text:style-name="T134">Bola zima, nemal kde ísť a vysmútiť svoj žiaľ, nuž vykročil domov. Potichu otvoril kuchynské dvere, vošiel. Pri sporáku sedel otec, práve otváral dvierka, vyberal zo sporáka polienka a kládol ich do popolníka. Vtom vošla zvonku mať, prichytila ho pri tejto robote.</text:span></text:span></text:p>
        <text:p text:style-name="P13"><text:span text:style-name="CharStyle14"><text:span text:style-name="T69">— </text:span></text:span><text:span text:style-name="CharStyle14"><text:span text:style-name="T134">Nuž ale čo to zas robí? Či už nemáš inej roboty? — zahriakla ho.</text:span></text:span></text:p>
        <text:p text:style-name="P13"><text:span text:style-name="CharStyle14"><text:span text:style-name="T134">— Nakládla si ta plno, sporiť treba trochu s drevom, kto ti ho bude vždy nosiť?</text:span></text:span></text:p>
        <text:p text:style-name="P31"><text:span text:style-name="CharStyle14"><text:span text:style-name="T134">— Sporiť! Sporiť! Akože dačo pri ňom navarím, keď bude blin</text:span></text:span><text:span text:style-name="CharStyle14"><text:span text:style-name="T69">č</text:span></text:span><text:span text:style-name="CharStyle14"><text:span text:style-name="T134">ať ako sviečka? Ta, cho</text:span></text:span><text:span text:style-name="CharStyle14"><text:span text:style-name="T115">ď</text:span></text:span><text:span text:style-name="CharStyle14"><text:span text:style-name="T134"> si do svojej roboty!</text:span></text:span></text:p>
        <text:p text:style-name="P13"><text:span text:style-name="CharStyle14"><text:span text:style-name="T134">Odohnala ho od sporáka, polienka z popolníka pokládla zas na oheň. Ivko vošiel do izby zadumaný, počúval ich svadu, oprel sa o oblok a pozeral neprítomn</text:span></text:span><text:span text:style-name="CharStyle14"><text:span text:style-name="T52">e</text:span></text:span><text:span text:style-name="CharStyle14"><text:span text:style-name="T134"> na ulicu, prisypanú snehom. Vonku nebolo ani človiečika, vietor fúkal, hvízdal po uhloch </text:span></text:span><text:soft-page-break/><text:span text:style-name="CharStyle14"><text:span text:style-name="T134">domov. Občas schytil plachty sn</text:span></text:span><text:span text:style-name="CharStyle14"><text:span text:style-name="T115">e</text:span></text:span><text:span text:style-name="CharStyle14"><text:span text:style-name="T134">hového prachu, vyfúkol ich dovysoka, až zastrelo nebo a nebolo vidno ani ulicu, ani ve</text:span></text:span><text:span text:style-name="CharStyle14"><text:span text:style-name="T115">ľ</text:span></text:span><text:span text:style-name="CharStyle14"><text:span text:style-name="T134">ké začadené svrčiny v továrenskej záhrade. Potom prišiel vietor s druhej strany, odfúkol biele plachty snehu a na chví</text:span></text:span><text:span text:style-name="CharStyle14"><text:span text:style-name="T115">ľ</text:span></text:span><text:span text:style-name="CharStyle14"><text:span text:style-name="T134">u bolo zas jasno.</text:span></text:span></text:p>
        <text:p text:style-name="P13"><text:span text:style-name="CharStyle14"><text:span text:style-name="T134">Ke</text:span></text:span><text:span text:style-name="CharStyle14"><text:span text:style-name="T115">ď</text:span></text:span><text:span text:style-name="CharStyle14"><text:span text:style-name="T134"> asi o pol hodiny zas takto zakrylo nebo a potom vietor odfúkol sneh kamsi za ploty, Ivko zazrel na ulici pokrčeného, zúboženého, otrhaného žobráka. Kráčal krivkajúci, sám v štipľavej fujavici, vyhnaný odkia</text:span></text:span><text:span text:style-name="CharStyle14"><text:span text:style-name="T115">ľ</text:span></text:span><text:span text:style-name="CharStyle14"><text:span text:style-name="T134">si, kde mal kedysi domov. A Ivko h</text:span></text:span><text:span text:style-name="CharStyle14"><text:span text:style-name="T52">ľ</text:span></text:span><text:span text:style-name="CharStyle14"><text:span text:style-name="T134">adel na neho, ako sa bokom obracia proti vetru, borí sa s ním s napätím všetkých síl, pritíska na bok rožtek otrhaného kabáta, čo mu bol vietor vychytil a pohrával sa s ním; prišlo mu ho </text:span></text:span><text:span text:style-name="CharStyle14"><text:span text:style-name="T52">ľ</text:span></text:span><text:span text:style-name="CharStyle14"><text:span text:style-name="T134">úto. Zdalo sa mu, že je taký opustený ako on, Ivko, a on ako ten žobrák, že i jeho život je taký biedny po odchode učite</text:span></text:span><text:span text:style-name="CharStyle14"><text:span text:style-name="T115">ľ</text:span></text:span><text:span text:style-name="CharStyle14"><text:span text:style-name="T134">ky. Akési bratstvo cítil v tomto človeku, ktorým každý pohŕdal, ktorého nikto nemiloval. Och, ako mocne cítil jeho osud teraz, keď márne túžil po učite</text:span></text:span><text:span text:style-name="CharStyle14"><text:span text:style-name="T52">ľ</text:span></text:span><text:span text:style-name="CharStyle14"><text:span text:style-name="T134">kinom pohladkaní, po dotyku jej ruky, po jej peknom slove, — teraz, keď ho nemal kto pohladiť po tvári a povedať mu, že ho má rád.</text:span></text:span></text:p>
        <text:p text:style-name="P13"><text:span text:style-name="CharStyle14"><text:span text:style-name="T134">A naraz, ako h</text:span></text:span><text:span text:style-name="CharStyle14"><text:span text:style-name="T52">ľ</text:span></text:span><text:span text:style-name="CharStyle14"><text:span text:style-name="T134">ade</text:span></text:span><text:span text:style-name="CharStyle14"><text:span text:style-name="T69">l</text:span></text:span><text:span text:style-name="CharStyle14"><text:span text:style-name="T134"> roz</text:span></text:span><text:span text:style-name="CharStyle14"><text:span text:style-name="T115">ľ</text:span></text:span><text:span text:style-name="CharStyle14"><text:span text:style-name="T134">útosteným poh</text:span></text:span><text:span text:style-name="CharStyle14"><text:span text:style-name="T52">ľ</text:span></text:span><text:span text:style-name="CharStyle14"><text:span text:style-name="T134">adom na žobráka, z kuchyne začul otcov hlas:</text:span></text:span></text:p>
        <text:p text:style-name="P31"><text:span text:style-name="CharStyle14"><text:span text:style-name="T134">— Aha, žobrák! Ešte i teraz chodí po pýtaní, chudák.</text:span></text:span></text:p>
        <text:p text:style-name="P13"><text:span text:style-name="CharStyle14"><text:span text:style-name="T134">Ukrutne sa mu zapáčily tieto slová, tak veľmi sa ponášajúce na tie, čo zavše počul od učite</text:span></text:span><text:span text:style-name="CharStyle14"><text:span text:style-name="T52">ľ</text:span></text:span><text:span text:style-name="CharStyle14"><text:span text:style-name="T134">ky, lebo boly mäkké. Díval sa uprene na žobráka a vide</text:span></text:span><text:span text:style-name="CharStyle14"><text:span text:style-name="T69">l</text:span></text:span><text:span text:style-name="CharStyle14"><text:span text:style-name="T134">, že mieri do ich dvora. O chvíľu zaklopal na ich dvere, pootvoril ich a prosil almužnu, a Ivko prekvapený počúval ten istý otcov hlas:</text:span></text:span></text:p>
        <text:p text:style-name="P13"><text:span text:style-name="CharStyle14"><text:span text:style-name="T69">— </text:span></text:span><text:span text:style-name="CharStyle14"><text:span text:style-name="T134">Ale, strýko, čože vám my dáme, keď sami nič nemáme? Len vy cho</text:span></text:span><text:span text:style-name="CharStyle14"><text:span text:style-name="T115">ď</text:span></text:span><text:span text:style-name="CharStyle14"><text:span text:style-name="T134">te </text:span></text:span><text:span text:style-name="CharStyle14"><text:span text:style-name="T115">ď</text:span></text:span><text:span text:style-name="CharStyle14"><text:span text:style-name="T134">alej.</text:span></text:span></text:p>
        <text:p text:style-name="P13"><text:soft-page-break/><text:span text:style-name="CharStyle14"><text:span text:style-name="T134">„Akí sme to my len ľudia?“ spytoval sa Ivko v duchu. „Akí čudní </text:span></text:span><text:span text:style-name="CharStyle14"><text:span text:style-name="T52">ľ</text:span></text:span><text:span text:style-name="CharStyle14"><text:span text:style-name="T134">udia, keď nič nemáme! </text:span></text:span><text:span text:style-name="CharStyle14"><text:span text:style-name="T69">U</text:span></text:span><text:span text:style-name="CharStyle14"><text:span text:style-name="T134">čite</text:span></text:span><text:span text:style-name="CharStyle14"><text:span text:style-name="T115">ľ</text:span></text:span><text:span text:style-name="CharStyle14"><text:span text:style-name="T134">ka by mu bola dala všeličo.“</text:span></text:span></text:p>
        <text:p text:style-name="P13"><text:span text:style-name="CharStyle14"><text:span text:style-name="T134">Vošiel do kuchyne, oprel sa o dverný stĺp a zah</text:span></text:span><text:span text:style-name="CharStyle14"><text:span text:style-name="T52">ľ</text:span></text:span><text:span text:style-name="CharStyle14"><text:span text:style-name="T134">adel sa na svoju rodinu. Traja starší bratia sedeli na stolčekoch, hrali sa v karty, mať hladila bielizeň na stole, dvaja mladší bratia sa hrali v</text:span></text:span><text:span text:style-name="CharStyle14"><text:span text:style-name="T69"> </text:span></text:span><text:span text:style-name="CharStyle14"><text:span text:style-name="T134">kúte kuchyne s fazuľami. A nič, keď tak h</text:span></text:span><text:span text:style-name="CharStyle14"><text:span text:style-name="T52">ľ</text:span></text:span><text:span text:style-name="CharStyle14"><text:span text:style-name="T134">adel na nich, nič mu nepripomenulo jeho domov, dobrý, prítulný, láskavý domov. Akí sa mu už stali cudzí od tých čias, čo mal rád učiteľku! Och, a tak mu ktosi chýbal odtedy, čo sa nemohol hrávať s Ďurkom, h</text:span></text:span><text:span text:style-name="CharStyle14"><text:span text:style-name="T52">ľ</text:span></text:span><text:span text:style-name="CharStyle14"><text:span text:style-name="T134">adeť na učiteľku a čakať jej pohladkanie! Ukrutne sa mu žiadalo byť pri niekom, čo by mu vždy nenadával, neodstrkoval ho. Tam u učiteľky navykol na milú ľudskú prítomnosť, preto teraz prišiel sem a dobre sa cítil, keď mohol h</text:span></text:span><text:span text:style-name="CharStyle14"><text:span text:style-name="T69">ľ</text:span></text:span><text:span text:style-name="CharStyle14"><text:span text:style-name="T134">adeť na bratov, čo i len tak bez hovoru, nemo.</text:span></text:span></text:p>
        <text:p text:style-name="P31"><text:span text:style-name="CharStyle14"><text:span text:style-name="T134">— No, čo je, ty </text:span></text:span><text:span text:style-name="CharStyle14"><text:span text:style-name="T69">f</text:span></text:span><text:span text:style-name="CharStyle14"><text:span text:style-name="T134">ifikus?</text:span></text:span><text:span text:style-name="CharStyle14"><text:span text:style-name="T69">“s</text:span></text:span><text:span text:style-name="CharStyle14"><text:span text:style-name="T134">pýtal sa posmešne Ondro, najstarší brat, keď ho zazrel. Bol už dva roky učňom a z diškrécií si nasporil na šaty. Proti Ivkovi bol veľký pán...</text:span></text:span></text:p>
        <text:p text:style-name="P13"><text:span text:style-name="CharStyle14"><text:span text:style-name="T69">I</text:span></text:span><text:span text:style-name="CharStyle14"><text:span text:style-name="T134">vko neodpovedal, len h</text:span></text:span><text:span text:style-name="CharStyle14"><text:span text:style-name="T115">ľ</text:span></text:span><text:span text:style-name="CharStyle14"><text:span text:style-name="T134">adel na nich, ako sedia v hŕbočke, vyhadzujú karty, shovárajú sa o korčuľovaní, s</text:span></text:span><text:span text:style-name="CharStyle14"><text:span text:style-name="T52">a</text:span></text:span><text:span text:style-name="CharStyle14"><text:span text:style-name="T134">nkovaní a o športe. Zachcelo sa mu sadnúť si k nim, i podišiel bližšie a oprel sa o stenu.</text:span></text:span></text:p>
        <text:p text:style-name="P13"><text:span text:style-name="CharStyle14"><text:span text:style-name="T69">—</text:span></text:span><text:span text:style-name="CharStyle14"><text:span text:style-name="T134"> Ber sa spať, čo počúvaš? — zavrčal na neho aj Michal, od Ondra o rok mladší, a Ivko pozrel na nich zdĺhavo a smutno a ťahavým krokom odišiel. Podišiel k mamke, sadol si popri nej a s trpkým vedomím svojej odstrčenosti si opakoval v duchu:</text:span></text:span></text:p>
        <text:p text:style-name="P13"><text:span text:style-name="CharStyle14"><text:span text:style-name="T134">„Nechcú ma... Nikde ma nechcú...“</text:span></text:span></text:p>
        <text:p text:style-name="P13"><text:span text:style-name="CharStyle14"><text:span text:style-name="T134">Nemal ku komu ísť, nemal s kým stratiť slovko, a on tak veľmi túžil po priateľstve, akému ho naučila učiteľka. Clivú túžbu posielal za ňou kamsi za hory, kam odišla. </text:span></text:span><text:soft-page-break/><text:span text:style-name="CharStyle14"><text:span text:style-name="T134">Och, tak mocne si žiadal ísť za touto svojou túžbou! Videl učiteľku pred sebou v kratučkej bielej zásterke, ako im nesie s</text:span></text:span><text:span text:style-name="CharStyle14"><text:span text:style-name="T69"> </text:span></text:span><text:span text:style-name="CharStyle14"><text:span text:style-name="T52">Ď</text:span></text:span><text:span text:style-name="CharStyle14"><text:span text:style-name="T134">urkom kávu, videl ju, ako sa blíži k nemu s vystretou rukou, kladie mu ju na hlavu, láskavú a mäkkú, a on ľúbi jej predstavu, keď ho takto hladká. </text:span></text:span><text:span text:style-name="CharStyle14"><text:span text:style-name="T69">Ľ</text:span></text:span><text:span text:style-name="CharStyle14"><text:span text:style-name="T134">úbi i v neskutočnosti, a keď teraz hladí na svoju mať, znenazdajky hľadá v jej tvári učiteľkinu podobu.</text:span></text:span></text:p>
        <text:p text:style-name="P13"><text:span text:style-name="CharStyle14"><text:span text:style-name="T134">Dlho v nej hľadal učiteľkine okrúhlasté črty, no nenašiel ich; potom naraz, ani si nestačil uvedomiť otázku, spýtal sa matky:</text:span></text:span></text:p>
        <text:p text:style-name="P13"><text:span text:style-name="CharStyle14"><text:span text:style-name="T134">— Mamka, a kade sa ide do Vrchovian?</text:span></text:span></text:p>
        <text:p text:style-name="P13"><text:span text:style-name="CharStyle14"><text:span text:style-name="T134">Mať pozrela na neho udivená a skúmavo sa spýtala:</text:span></text:span></text:p>
        <text:p text:style-name="P13"><text:span text:style-name="CharStyle14"><text:span text:style-name="T134">— A čože ty chceš robiť vo V</text:span></text:span><text:span text:style-name="CharStyle14"><text:span text:style-name="T69">rc</text:span></text:span><text:span text:style-name="CharStyle14"><text:span text:style-name="T134">hovanoch?</text:span></text:span></text:p>
        <text:p text:style-name="P13"><text:span text:style-name="CharStyle14"><text:span text:style-name="T134">— Nič, ale chlapci sa ma pýtali, a ja som nevedel odpovedať, — zacigánil Ivko.</text:span></text:span></text:p>
        <text:p text:style-name="P13"><text:span text:style-name="CharStyle14"><text:span text:style-name="T134">— Na ľa! Kade sa ide! Z</text:span></text:span><text:span text:style-name="CharStyle14"><text:span text:style-name="T52">a</text:span></text:span><text:span text:style-name="CharStyle14"><text:span text:style-name="T134">jde sa na dolumestie, na hradskú, a potom po hradskej stále a stále až za tunel, a za tunelom sú potom hne</text:span></text:span><text:span text:style-name="CharStyle14"><text:span text:style-name="T115">ď</text:span></text:span><text:span text:style-name="CharStyle14"><text:span text:style-name="T134"> Vrchovany.</text:span></text:span></text:p>
        <text:p text:style-name="P13"><text:span text:style-name="CharStyle14"><text:span text:style-name="T134">Ivko sklopil oči, srdce mu prudko bilo od ukrytého tajomstva, keď toto počúval. Keď mať zmĺkla, pozrel oblokom na zasnežené stromy, a tam, nad ich vrcholcami, zjavila sa mu biela hradská do Vrchovian. Po nej možno prísť k učiteľke... A v duchu, strhnutý veľkou, nepremožiteľnou túžbou, opakoval si dlho:</text:span></text:span></text:p>
        <text:p text:style-name="P13"><text:span text:style-name="CharStyle14"><text:span text:style-name="T134">„Na dolumestie, a potom po hradskej stále a stále, a prídeš do Vrchovian...“</text:span></text:span></text:p>
        <text:p text:style-name="P13"><text:span text:style-name="CharStyle14"><text:span text:style-name="T134">Vyšiel do pitvora, odchýlil dvere a smutným pohľadom sa zahľadel na snehovú metelicu. Hvižďala, zúrila, </text:span></text:span><text:span text:style-name="CharStyle14"><text:span text:style-name="T69">m</text:span></text:span><text:span text:style-name="CharStyle14"><text:span text:style-name="T134">etala sa</text:span></text:span><text:span text:style-name="CharStyle14"><text:span text:style-name="T69"> </text:span></text:span><text:span text:style-name="CharStyle14"><text:span text:style-name="T134">po dvore a zarmucovala</text:span></text:span><text:span text:style-name="CharStyle14"><text:span text:style-name="T69"> </text:span></text:span><text:span text:style-name="CharStyle14"><text:span text:style-name="T52">I</text:span></text:span><text:span text:style-name="CharStyle14"><text:span text:style-name="T134">vka.</text:span></text:span></text:p>
        <text:p text:style-name="P13"><text:span text:style-name="CharStyle14"><text:span text:style-name="T134">— Akože ísť do metelice? — </text:span></text:span><text:span text:style-name="CharStyle14"><text:span text:style-name="T69">p</text:span></text:span><text:span text:style-name="CharStyle14"><text:span text:style-name="T134">ovedal si ticho a vrátil sa do kuchyne.</text:span></text:span></text:p>
        <text:p text:style-name="P13"><text:span text:style-name="CharStyle14"><text:span text:style-name="T134">Od toho dňa čoraz mocnejšia bola jeho túžba ísť za vysoké fatranské hory, za ktorými sú Vrchovany, tam niekde n</text:span></text:span><text:span text:style-name="CharStyle14"><text:span text:style-name="T52">a</text:span></text:span><text:span text:style-name="CharStyle14"><text:span text:style-name="T134">jsť nový učiteľkin biely dom a poprosiť ju, aby </text:span></text:span><text:soft-page-break/><text:span text:style-name="CharStyle14"><text:span text:style-name="T134">smel vojsť doň.</text:span></text:span></text:p>
        <text:p text:style-name="P13"><text:span text:style-name="CharStyle14"><text:span text:style-name="T134">Ale predpoludním chodieval do školy, a keď sa vrátil, mať ho pripriahla vždy do roboty, a potom bol podvečer. Vyšiel na polia s rozhodnutím, že teraz odíde, lebo samota a odstrčenosť mu nedaly žiť. Ale keď zastal na chodníku na konci rolí a zahľadel sa na Veterné hole, za ktorými boly Vrchovany, s končiarov vrchov prudko sa valila do údolia noc a Ivka schytával pred ňou strach a tajomná hrôza. Chvíľu stál, díval sa na chmúrne hory, čo boly každú chvíľu černejšie od tmy, a potom zbadal, že i okolo neho je všetko presiaknuté temnotou. Zamrazilo ho od strachu pred ňou, lebo v šírom poli bol sám, nikde ani človiečika, ani hláska. Obrátil sa a tuho, ako len vládal, bežal nazad domov. Zastal až v pitvore, udychčaný, natešený, že je tam, blízko ľudí, ktorých sa tak veľmi nemusí báť, ako m</text:span></text:span><text:span text:style-name="CharStyle14"><text:span text:style-name="T115">ĺ</text:span></text:span><text:span text:style-name="CharStyle14"><text:span text:style-name="T134">kvej samoty v temnote.</text:span></text:span><text:span text:style-name="CharStyle25"><text:span text:style-name="T134"> </text:span></text:span><text:span text:style-name="CharStyle14"><text:span text:style-name="T134">Oddychoval chví</text:span></text:span><text:span text:style-name="CharStyle14"><text:span text:style-name="T69">ľ</text:span></text:span><text:span text:style-name="CharStyle14"><text:span text:style-name="T134">u, opretý o dvere, potom potichu vošiel do kuchyne, odtia</text:span></text:span><text:span text:style-name="CharStyle14"><text:span text:style-name="T69">ľ</text:span></text:span><text:span text:style-name="CharStyle14"><text:span text:style-name="T134"> do izby, zronený sadol do kúta k peci a smútil nad svojou zbabelosťou.</text:span></text:span></text:p>
        <text:p text:style-name="P13"><text:span text:style-name="CharStyle14"><text:span text:style-name="T134">Sám, </text:span></text:span><text:span text:style-name="CharStyle14"><text:span text:style-name="T69">l</text:span></text:span><text:span text:style-name="CharStyle14"><text:span text:style-name="T134">en sám bol celkom, všetci ho odbíjali od seba, a Ivko tak horúco túžil po </text:span></text:span><text:span text:style-name="CharStyle14"><text:span text:style-name="T115">ľuď</text:span></text:span><text:span text:style-name="CharStyle14"><text:span text:style-name="T134">och, po </text:span></text:span><text:span text:style-name="CharStyle14"><text:span text:style-name="T69">i</text:span></text:span><text:span text:style-name="CharStyle14"><text:span text:style-name="T134">ch dobrom poh</text:span></text:span><text:span text:style-name="CharStyle14"><text:span text:style-name="T69">ľ</text:span></text:span><text:span text:style-name="CharStyle14"><text:span text:style-name="T134">ade a po ich pohladkaní... Po chvíli prišiel do izby i Michal, v miske niesol zemiaky, a nadávajúc, že niet nič iného n</text:span></text:span><text:span text:style-name="CharStyle14"><text:span text:style-name="T69">a</text:span></text:span><text:span text:style-name="CharStyle14"><text:span text:style-name="T134"> večeru, strúhal z nich krúžalky a kládol na horúcu platňu. So dva razy ich poobracal na nej, potom si ich posolil a jedol. Prišiel i Ondro, hodil do popolníka niekoľko zemiakov a trpel</text:span></text:span><text:span text:style-name="CharStyle14"><text:span text:style-name="T69">iv</text:span></text:span><text:span text:style-name="CharStyle14"><text:span text:style-name="T134">o čakal, kým sa upečú. Naraz vbehol do izby i </text:span></text:span><text:span text:style-name="CharStyle14"><text:span text:style-name="T115">Š</text:span></text:span><text:span text:style-name="CharStyle14"><text:span text:style-name="T134">aňo a náruživo začal čosi šeptať ostatným dvom bratom. Zvedavosť hrýzla Ivka, potichu sa priplichtil k bratom, chcel vypočuť, </text:span></text:span><text:span text:style-name="CharStyle14"><text:span text:style-name="T69">o </text:span></text:span><text:span text:style-name="CharStyle14"><text:span text:style-name="T134">čom sa rozprávajú. Ale vtom všetci traja priskočili ku skrini, povyťahovali z nich svoje lepšie šaty, č</text:span></text:span><text:span text:style-name="CharStyle14"><text:span text:style-name="T115">o</text:span></text:span><text:span text:style-name="CharStyle14"><text:span text:style-name="T69"> </text:span></text:span><text:span text:style-name="CharStyle14"><text:span text:style-name="T134">nosievali na sviatky, a vyšli z izby. Ivko chví</text:span></text:span><text:span text:style-name="CharStyle14"><text:span text:style-name="T115">ľ</text:span></text:span><text:span text:style-name="CharStyle14"><text:span text:style-name="T134">u stál nerozhodný, nemal miesta takto v samote; potom vybehol za bratmi. Na ulici ich </text:span></text:span><text:soft-page-break/><text:span text:style-name="CharStyle14"><text:span text:style-name="T134">dobehol a pomaly, nebadane kráčal za nimi.</text:span></text:span></text:p>
        <text:p text:style-name="P13"><text:span text:style-name="CharStyle14"><text:span text:style-name="T134">— Pôjdeme na Tom Mixa, — hovoril Ondro.</text:span></text:span></text:p>
        <text:p text:style-name="P31"><text:span text:style-name="CharStyle14"><text:span text:style-name="T134">— Nie, na Hary Piela, — vravel Michal. — Ten je lepší.</text:span></text:span></text:p>
        <text:p text:style-name="P13"><text:span text:style-name="CharStyle14"><text:span text:style-name="T134">A Ivkovi blyslo hlavou:</text:span></text:span></text:p>
        <text:p text:style-name="P13"><text:span text:style-name="CharStyle14"><text:span text:style-name="T134">„Do kina idú!</text:span></text:span><text:span text:style-name="CharStyle14"><text:span text:style-name="T115">“</text:span></text:span></text:p>
        <text:p text:style-name="P31"><text:span text:style-name="CharStyle14"><text:span text:style-name="T134">Pochytila ho veľká, clivá túžba ísť s nimi, — do kina, och, do kina, — <text:s/>videť, ako to tam hrá! Ešte nikdy nebol v kine. Nie, nemohol odolať mocnej predstave, — ohlásil sa:</text:span></text:span></text:p>
        <text:p text:style-name="P13"><text:span text:style-name="CharStyle14"><text:span text:style-name="T134">— Idem aj ja s vami.</text:span></text:span></text:p>
        <text:p text:style-name="P13"><text:span text:style-name="CharStyle14"><text:span text:style-name="T134">Všetci traja sa naraz obzreli zadivení, zastali a ako jedným hlasom zvolali:</text:span></text:span></text:p>
        <text:p text:style-name="P13"><text:span text:style-name="CharStyle14"><text:span text:style-name="T134">— Ideš ho domov, Indián!</text:span></text:span></text:p>
        <text:p text:style-name="P13"><text:span text:style-name="CharStyle14"><text:span text:style-name="T134">— Vezmite ma, ja som ešte nebol v kine, — prosil Ivko.</text:span></text:span></text:p>
        <text:p text:style-name="P13"><text:span text:style-name="CharStyle14"><text:span text:style-name="T134">— Ale už aj domov! — okríko</text:span></text:span><text:span text:style-name="CharStyle14"><text:span text:style-name="T69">l h</text:span></text:span><text:span text:style-name="CharStyle14"><text:span text:style-name="T134">o Ondro. — Šaty si chod pýtať od mamky.</text:span></text:span></text:p>
        <text:p text:style-name="P13"><text:span text:style-name="CharStyle14"><text:span text:style-name="T134">Chytil Ivka za plece, posotil ho. Ivko habkal v povetrí, kým našiel rovnováhu, oprel sa o plot továrenskej záhrady, ale nešiel domov. Bol taký bezvládny proti túžbe, ktorá premohla jeho predstavy: byť pri nich, v nieč</text:span></text:span><text:span text:style-name="CharStyle14"><text:span text:style-name="T69">ej</text:span></text:span><text:span text:style-name="CharStyle14"><text:span text:style-name="T134"> spoločnosti zabudnúť na svoje žiale.</text:span></text:span></text:p>
        <text:p text:style-name="P13"><text:span text:style-name="CharStyle14"><text:span text:style-name="T134">Stál opretý o vysoký doštený plot, a keď bratia zašli na dvacať krokov, znova sa pohol za nimi. Oni sa občas obzreli, pohrozili mu päsťami, no Ivko len išiel, akoby len za svojím cieľom, ale za nimi. A bratia, keď videli, že stále je rovnako </text:span></text:span><text:span text:style-name="CharStyle14"><text:span text:style-name="T115">ďa</text:span></text:span><text:span text:style-name="CharStyle14"><text:span text:style-name="T134">leko od </text:span></text:span><text:span text:style-name="CharStyle14"><text:span text:style-name="T69">n</text:span></text:span><text:span text:style-name="CharStyle14"><text:span text:style-name="T134">ich, spomalili kroky, potom zastali. Ivko sa okúň</text:span></text:span><text:span text:style-name="CharStyle14"><text:span text:style-name="T69">a</text:span></text:span><text:span text:style-name="CharStyle14"><text:span text:style-name="T134">vo priblížil k nim, skúmal ich tváre, </text:span></text:span><text:span text:style-name="CharStyle14"><text:span text:style-name="T69">č</text:span></text:span><text:span text:style-name="CharStyle14"><text:span text:style-name="T134">i neprezrádzajú hnev. Usmievali sa všetci, čosi si šuškali, a naraz, keď </text:span></text:span><text:span text:style-name="CharStyle14"><text:span text:style-name="T69">I</text:span></text:span><text:span text:style-name="CharStyle14"><text:span text:style-name="T134">vko prišiel k nim na dva kroky, Ondro skríkol:</text:span></text:span></text:p>
        <text:p text:style-name="P31"><text:soft-page-break/><text:span text:style-name="CharStyle14"><text:span text:style-name="T134">— Ideš domov, či nie?</text:span></text:span></text:p>
        <text:p text:style-name="P31"><text:span text:style-name="CharStyle14"><text:span text:style-name="T69">—</text:span></text:span><text:span text:style-name="CharStyle14"><text:span text:style-name="T134"> Ale ve</text:span></text:span><text:span text:style-name="CharStyle14"><text:span text:style-name="T115">ď</text:span></text:span><text:span text:style-name="CharStyle14"><text:span text:style-name="T134"> ja nejdem za vami, — bránil sa Ivko chabo. Pokúsil sa usmiať, ale nešlo mu to. — Ja idem do mesta.</text:span></text:span></text:p>
        <text:p text:style-name="P13"><text:span text:style-name="CharStyle14"><text:span text:style-name="T134">A Michal, keď videl, že len stojí, nehýbe sa, povedal:</text:span></text:span></text:p>
        <text:p text:style-name="P31"><text:span text:style-name="CharStyle14"><text:span text:style-name="T134">— Budeš nám ro</text:span></text:span><text:span text:style-name="CharStyle14"><text:span text:style-name="T115">b</text:span></text:span><text:span text:style-name="CharStyle14"><text:span text:style-name="T134">iť hanbu, sopliak, — <text:s/>a naraz vytiahol z vrecka pišto</text:span></text:span><text:span text:style-name="CharStyle14"><text:span text:style-name="T52">ľ</text:span></text:span><text:span text:style-name="CharStyle14"><text:span text:style-name="T134"> na zátkový náboj a strelil do Ivka.</text:span></text:span></text:p>
        <text:p text:style-name="P13"><text:span text:style-name="CharStyle14"><text:span text:style-name="T134">Ivko zvýskol od ukrutného </text:span></text:span><text:span text:style-name="CharStyle14"><text:span text:style-name="T115">ľ</text:span></text:span><text:span text:style-name="CharStyle14"><text:span text:style-name="T134">aku, chytil sa za stehno, do ktorého mu strelil, a bratia sa pustili do behu. Kým sa Ivko spamätal z ohromenia, boli preč.</text:span></text:span></text:p>
        <text:p text:style-name="P13"><text:span text:style-name="CharStyle14"><text:span text:style-name="T134">Smutný, nešťastný h</text:span></text:span><text:span text:style-name="CharStyle14"><text:span text:style-name="T115">ľ</text:span></text:span><text:span text:style-name="CharStyle14"><text:span text:style-name="T134">adel na koniec ulice, kde zmizli, ale už sa neodvážil ísť za nimi. Vrátil sa domov, sadol zas do izby k peci, strúhal krúžalky zo zemiakov a jedol.</text:span></text:span></text:p>
        <text:p text:style-name="P13"><text:span text:style-name="CharStyle14"><text:span text:style-name="T134">Och, aké nešťastné boly všetky jeho predstavy, keď takto sedával sám v kúte tmavej izby, odstrčený od všetkých! Mocné, clivé roztúženie prenášalo ho v predstavách za zasnežené vysoké hory, ta kamsi za ve</text:span></text:span><text:span text:style-name="CharStyle14"><text:span text:style-name="T115">ľ</text:span></text:span><text:span text:style-name="CharStyle14"><text:span text:style-name="T134">ký železničný tunel, kde sú V</text:span></text:span><text:span text:style-name="CharStyle14"><text:span text:style-name="T69">rc</text:span></text:span><text:span text:style-name="CharStyle14"><text:span text:style-name="T134">hovany a kde teraz býva učiteľka. Podišiel k obloku a poh</text:span></text:span><text:span text:style-name="CharStyle14"><text:span text:style-name="T115">ľ</text:span></text:span><text:span text:style-name="CharStyle14"><text:span text:style-name="T134">adom, zvlhnutým od túžby, pozeral do tmy, v ktorej s</text:span></text:span><text:span text:style-name="CharStyle14"><text:span text:style-name="T115">a</text:span></text:span><text:span text:style-name="CharStyle14"><text:span text:style-name="T134"> trhli</text:span></text:span><text:span text:style-name="CharStyle14"><text:span text:style-name="T52">e</text:span></text:span><text:span text:style-name="CharStyle14"><text:span text:style-name="T134">taly tuho</text:span></text:span><text:span text:style-name="CharStyle14"><text:span text:style-name="T52">bi</text:span></text:span><text:span text:style-name="CharStyle14"><text:span text:style-name="T134">e</text:span></text:span><text:span text:style-name="CharStyle14"><text:span text:style-name="T69">l</text:span></text:span><text:span text:style-name="CharStyle14"><text:span text:style-name="T134">e plôšky snehu. Roztúženie ho dlho držalo pri obloku a šeptalo mu neprestajne:</text:span></text:span></text:p>
        <text:p text:style-name="P13"><text:span text:style-name="CharStyle14"><text:span text:style-name="T134">„Pôjdem..</text:span></text:span><text:span text:style-name="CharStyle14"><text:span text:style-name="T69">.</text:span></text:span><text:span text:style-name="CharStyle14"><text:span text:style-name="T134"> pôjdem... len čo nebude to</text:span></text:span><text:span text:style-name="CharStyle14"><text:span text:style-name="T115">ľ</text:span></text:span><text:span text:style-name="CharStyle14"><text:span text:style-name="T134">ká zima...</text:span></text:span><text:span text:style-name="CharStyle14"><text:span text:style-name="T69">“</text:span></text:span></text:p>
        <text:p text:style-name="P13"><text:span text:style-name="CharStyle14"><text:span text:style-name="T134">Potom sa vyzliekol a </text:span></text:span><text:span text:style-name="CharStyle14"><text:span text:style-name="T115">ľ</text:span></text:span><text:span text:style-name="CharStyle14"><text:span text:style-name="T134">ahol si. Poste</text:span></text:span><text:span text:style-name="CharStyle14"><text:span text:style-name="T52">ľ</text:span></text:span><text:span text:style-name="CharStyle14"><text:span text:style-name="T134"> bola oddávna kolíska Ivkových najhorúcejších snov. </text:span></text:span><text:span text:style-name="CharStyle14"><text:span text:style-name="T115">Ľ</text:span></text:span><text:span text:style-name="CharStyle14"><text:span text:style-name="T134">ahol si horeznačky, oči oprel o tmavú povalu a tvrdošijne vyvolával pred ne obraz učite</text:span></text:span><text:span text:style-name="CharStyle14"><text:span text:style-name="T115">ľ</text:span></text:span><text:span text:style-name="CharStyle14"><text:span text:style-name="T134">kin</text:span></text:span><text:span text:style-name="CharStyle14"><text:span text:style-name="T69">ej </text:span></text:span><text:span text:style-name="CharStyle14"><text:span text:style-name="T134">tvári. Každú črtu, každý záhyb s láskou kládol pred seba. Keď tak s pol hodiny maľoval pred sebou jej tvár, dvere izby sa otvorily a vošla mať.</text:span></text:span></text:p>
        <text:p text:style-name="P13"><text:span text:style-name="CharStyle14"><text:span text:style-name="T134">— Pod jesť, Ivan, — povedala, ale Ivan sa robil, že spí; nič už nechcel od nikoho </text:span></text:span><text:soft-page-break/><text:span text:style-name="CharStyle14"><text:span text:style-name="T134">z týchto </text:span></text:span><text:span text:style-name="CharStyle14"><text:span text:style-name="T52">ľ</text:span></text:span><text:span text:style-name="CharStyle14"><text:span text:style-name="T134">udí.</text:span></text:span></text:p>
        <text:p text:style-name="P13"><text:span text:style-name="CharStyle14"><text:span text:style-name="T134">— Spíš? — pýtala sa mať, a keď neodpovedal, pokračovala: — Ve</text:span></text:span><text:span text:style-name="CharStyle14"><text:span text:style-name="T115">ď</text:span></text:span><text:span text:style-name="CharStyle14"><text:span text:style-name="T134"> si ešte nejedol.</text:span></text:span></text:p>
        <text:p text:style-name="P13"><text:span text:style-name="CharStyle14"><text:span text:style-name="T134">Ivko sa neohlásil, iba dobre mu robilo, keď vycítil z jej hlasu, že ju to trápi, a myslel si v duch</text:span></text:span><text:span text:style-name="CharStyle14"><text:span text:style-name="T69">u</text:span></text:span><text:span text:style-name="CharStyle14"><text:span text:style-name="T134">:</text:span></text:span></text:p>
        <text:p text:style-name="P13"><text:span text:style-name="CharStyle14"><text:span text:style-name="T134">„Nechcem od nej.“</text:span></text:span></text:p>
        <text:p text:style-name="P31"><text:span text:style-name="CharStyle14"><text:span text:style-name="T134">Dlho ešte ma</text:span></text:span><text:span text:style-name="CharStyle14"><text:span text:style-name="T52">ľ</text:span></text:span><text:span text:style-name="CharStyle14"><text:span text:style-name="T134">oval na povalu učite</text:span></text:span><text:span text:style-name="CharStyle14"><text:span text:style-name="T115">ľ</text:span></text:span><text:span text:style-name="CharStyle14"><text:span text:style-name="T134">ki</text:span></text:span><text:span text:style-name="CharStyle14"><text:span text:style-name="T69">nu</text:span></text:span><text:span text:style-name="CharStyle14"><text:span text:style-name="T134"> tvár a umie</text:span></text:span><text:span text:style-name="CharStyle14"><text:span text:style-name="T69">ňov</text:span></text:span><text:span text:style-name="CharStyle14"><text:span text:style-name="T134">al si, že zajtra k nej odíde. </text:span></text:span><text:span text:style-name="CharStyle14"><text:span text:style-name="T69">Ve</text:span></text:span><text:span text:style-name="CharStyle14"><text:span text:style-name="T52">ľ</text:span></text:span><text:span text:style-name="CharStyle14"><text:span text:style-name="T134">mi dlho, — vrátili sa i bratia z kina, políhali si, za nimi i otec a napokon mať.</text:span></text:span><text:span text:style-name="CharStyle14"><text:span text:style-name="T69"> </text:span></text:span><text:span text:style-name="CharStyle14"><text:span text:style-name="T134">O chvílu pozaspávali. Ivko počúval pravidelné dýchanie spiacich a opakoval si neprestajne:</text:span></text:span></text:p>
        <text:p text:style-name="P13"><text:span text:style-name="CharStyle14"><text:span text:style-name="T134">„Ujdem... ujdem... ujdem...</text:span></text:span><text:span text:style-name="CharStyle14"><text:span text:style-name="T69">“</text:span></text:span><text:span text:style-name="CharStyle14"><text:span text:style-name="T134">, až kým</text:span></text:span><text:span text:style-name="CharStyle14"><text:span text:style-name="T69"> </text:span></text:span><text:span text:style-name="CharStyle14"><text:span text:style-name="T134">ho únava nepremohla a neprivalila sen na jeho oči.</text:span></text:span></text:p>
        <text:p text:style-name="P4"><text:span text:style-name="CharStyle35"><text:span text:style-name="T134"/></text:span></text:p>
        <text:p text:style-name="P10"><text:span text:style-name="CharStyle35"><text:span text:style-name="T134">5.</text:span></text:span></text:p>
        <text:p text:style-name="P6"><text:span text:style-name="CharStyle14"><text:span text:style-name="T134"/></text:span></text:p>
        <text:p text:style-name="P11"><text:span text:style-name="CharStyle14"><text:span text:style-name="T134">Nevedel, ko</text:span></text:span><text:span text:style-name="CharStyle14"><text:span text:style-name="T52">ľ</text:span></text:span><text:span text:style-name="CharStyle14"><text:span text:style-name="T134">ko mohlo byť hodín, keď sa prebudil na akýsi krik a nadávanie. Ktosi zlostne dupotal po izbe, mrmlal, potom Ivko začul otcov plačlivý hla</text:span></text:span><text:span text:style-name="CharStyle14"><text:span text:style-name="T69">s</text:span></text:span><text:span text:style-name="CharStyle14"><text:span text:style-name="T134">:</text:span></text:span></text:p>
        <text:p text:style-name="P13"><text:span text:style-name="CharStyle14"><text:span text:style-name="T134">— Kde v parome sú zápalky?</text:span></text:span></text:p>
        <text:p text:style-name="P13"><text:span text:style-name="CharStyle14"><text:span text:style-name="T134">Bolo čuť, ako ťažko, stonajúc od ustatosti, zobúdza sa mať.</text:span></text:span></text:p>
        <text:p text:style-name="P31"><text:span text:style-name="CharStyle14"><text:span text:style-name="T134">— Čože zas búriš? — pýtala sa. — Ve</text:span></text:span><text:span text:style-name="CharStyle14"><text:span text:style-name="T115">ď</text:span></text:span><text:span text:style-name="CharStyle14"><text:span text:style-name="T134"> nechaj spať...</text:span></text:span></text:p>
        <text:p text:style-name="P13"><text:span text:style-name="CharStyle14"><text:span text:style-name="T134">— Zápalky daj, nech zapálim, zle mi je. Kýsi čert čosi položil do police, kde mám borovičku; vypil som to. Jój, ako mi črevá skrúca... daj tie zápalky!</text:span></text:span></text:p>
        <text:p text:style-name="P13"><text:span text:style-name="CharStyle14"><text:span text:style-name="T134">Mať vstala, vykutala odkiaľsi zápalky, zapálila petrolejovú lampku. </text:span></text:span><text:span text:style-name="CharStyle14"><text:span text:style-name="T69">I</text:span></text:span><text:span text:style-name="CharStyle14"><text:span text:style-name="T134">vko pozrel do </text:span></text:span><text:soft-page-break/><text:span text:style-name="CharStyle14"><text:span text:style-name="T134">svetla: za stolom, krčiac sa od kŕčov, čupel otec, držal sa za žalúdok a kvílil. Na stole pred ním bola fľaštička,</text:span></text:span><text:span text:style-name="CharStyle25"><text:span text:style-name="T134"> </text:span></text:span><text:span text:style-name="CharStyle14"><text:span text:style-name="T134">čo Ivko bol ukradol Ferkovi </text:span></text:span><text:span text:style-name="CharStyle14"><text:span text:style-name="T115">Ľa</text:span></text:span><text:span text:style-name="CharStyle14"><text:span text:style-name="T134">vke. Ovalil ho tento pohľad. Striaslo ho, keď ju poznal, úzkosť mu roztiahla oči naširoko, zadrhla mu dych. Naraz porozumel, čo sa stalo: otec v tme miesto borovičky, z ktorej si chodieval v noci glgnúť do poličky, keď mával bôle v žalúdku a nemohol spávať, napil sa kyseliny.</text:span></text:span></text:p>
        <text:p text:style-name="P31"><text:span text:style-name="CharStyle14"><text:span text:style-name="T134">— Doktora, doktora! </text:span></text:span><text:span text:style-name="CharStyle14"><text:span text:style-name="T69">— </text:span></text:span><text:span text:style-name="CharStyle14"><text:span text:style-name="T134">zaupel otec, privliekol sa k svojej posteli, svalil sa na ňu ako vrece a hlasno kvílil: — Och, och, ale mi dali... ale mi dal</text:span></text:span><text:span text:style-name="CharStyle14"><text:span text:style-name="T69">i</text:span></text:span><text:span text:style-name="CharStyle14"><text:span text:style-name="T134">...</text:span></text:span></text:p>
        <text:p text:style-name="P13"><text:span text:style-name="CharStyle14"><text:span text:style-name="T134">Mať mu priniesla cukrovej vody, lebo mlieka v dome nebolo, a zavolala na chlapcov:</text:span></text:span></text:p>
        <text:p text:style-name="P13"><text:span text:style-name="CharStyle14"><text:span text:style-name="T134">— Vstávajte, bežte po doktora! — Och, ešte aj toto sme potrebovali...</text:span></text:span></text:p>
        <text:p text:style-name="P13"><text:span text:style-name="CharStyle14"><text:span text:style-name="T134">Bratia, čo sedeli dosiaľ na posteliach a prestrašení hľadeli na svíjajúceho sa otca, povyskakovali a náhlivo sa poobliekali. Aj Ivko vstal, obliekol si nohavice, stal si za roh stola a díval sa na mať, ako podáva otcovi cukrovú vodu. Triasol sa na celom tele, bol zdrvený strachom z tohto výjavu.</text:span></text:span></text:p>
        <text:p text:style-name="P13"><text:span text:style-name="CharStyle14"><text:span text:style-name="T134">Ke</text:span></text:span><text:span text:style-name="CharStyle14"><text:span text:style-name="T115">ď</text:span></text:span><text:span text:style-name="CharStyle14"><text:span text:style-name="T134"> Michal bol oblečený a chystal sa vybehnúť po lekára, ždobol Ivka do boka a zasyčal:</text:span></text:span></text:p>
        <text:p text:style-name="P13"><text:span text:style-name="CharStyle14"><text:span text:style-name="T134">— To si ty ta dal, čo?</text:span></text:span></text:p>
        <text:p text:style-name="P13"><text:span text:style-name="CharStyle14"><text:span text:style-name="T134">Ivko pozrel na neho preľaknutý, poskŕčal sa</text:span></text:span><text:span text:style-name="CharStyle25"><text:span text:style-name="T134"> </text:span></text:span><text:span text:style-name="CharStyle14"><text:span text:style-name="T134">od pocitu viny, aby bo ani vide</text:span></text:span><text:span text:style-name="CharStyle14"><text:span text:style-name="T52">ť</text:span></text:span><text:span text:style-name="CharStyle14"><text:span text:style-name="T134"> nebolo. S</text:span></text:span><text:span text:style-name="CharStyle14"><text:span text:style-name="T115">l</text:span></text:span><text:span text:style-name="CharStyle14"><text:span text:style-name="T134">zy sa mu tisly do očú od veľkého strachu.</text:span></text:span></text:p>
        <text:p text:style-name="P13"><text:span text:style-name="CharStyle14"><text:span text:style-name="T134">Ke</text:span></text:span><text:span text:style-name="CharStyle14"><text:span text:style-name="T115">ď</text:span></text:span><text:span text:style-name="CharStyle14"><text:span text:style-name="T134"> sa otec napil cukrovej vody a trochu stíchol, mať si sadla na svoju posteľ, opustila ruky do lona a ukonaným pohľadom pozerala na Ivka. On sa stiahol do klbka pred týmto pohľadom. Dobre ho poznal. Tak hľadievala na neho vždy, keď </text:span></text:span><text:soft-page-break/><text:span text:style-name="CharStyle14"><text:span text:style-name="T134">spravil niečo zlého. Ovalila ho myšlienka, čo bude s ním keď otcovi prejde. Bude ho biť. Veľmi, zúrivo. Stislo mu hrdlo od ľútosti nad sebou. Bokom pozrel na svoj kabát, prehodený na stoličke, vzdychol v duchu:</text:span></text:span></text:p>
        <text:p text:style-name="P13"><text:span text:style-name="CharStyle14"><text:span text:style-name="T134">„Och, čo sa mi to všetko stáva. Bože môj! Milostivá pani učiteľka, prečo ste len odišli, nechali ma tu samotného... </text:span></text:span><text:span text:style-name="CharStyle14"><text:span text:style-name="T69">Č</text:span></text:span><text:span text:style-name="CharStyle14"><text:span text:style-name="T134">o tu teraz so mnou bude...“</text:span></text:span></text:p>
        <text:p text:style-name="P13"><text:span text:style-name="CharStyle14"><text:span text:style-name="T134">Znova pozrel na svoj kabát, ale neopovážil sa prikročiť k nemu bližšie, keď mať tak uprene pozerala na neho.</text:span></text:span></text:p>
        <text:p text:style-name="P13"><text:span text:style-name="CharStyle14"><text:span text:style-name="T134">Naraz začul kroky v pitvore, — do izby vošiel lekár s najstarším bratom. Mať vstala, podišla k nemu, a Ivko vtom náhlivo schvatol svoj kabát, vybehol potichu do kuchyne a odtiaľ na dvor. Zastal stred dvora, pozrel na nebo. Nevidel ani hviezdičky: tma bola dookola ako v rohu. Úzkostliv</text:span></text:span><text:span text:style-name="CharStyle14"><text:span text:style-name="T52">e</text:span></text:span><text:span text:style-name="CharStyle14"><text:span text:style-name="T134"> sa poobzeral na všetky strany, či sa na neho nev</text:span></text:span><text:span text:style-name="CharStyle14"><text:span text:style-name="T69">yr</text:span></text:span><text:span text:style-name="CharStyle14"><text:span text:style-name="T134">úti odkiaľsi nejaká obluda a nez</text:span></text:span><text:span text:style-name="CharStyle14"><text:span text:style-name="T115">a</text:span></text:span><text:span text:style-name="CharStyle14"><text:span text:style-name="T134">dusí ho...</text:span></text:span></text:p>
        <text:p text:style-name="P13"><text:span text:style-name="CharStyle14"><text:span text:style-name="T134">„Och, ísť, ísť... preč, </text:span></text:span><text:span text:style-name="CharStyle14"><text:span text:style-name="T115">ď</text:span></text:span><text:span text:style-name="CharStyle14"><text:span text:style-name="T134">aleko...</text:span></text:span><text:span text:style-name="CharStyle14"><text:span text:style-name="T69"> </text:span></text:span><text:span text:style-name="CharStyle14"><text:span text:style-name="T134">k učiteľke,“ volala na neho jeho túžba, ale strašná temnota mu odobrala dych, bál sa hnúť, aby neprezradil, že je tam.</text:span></text:span></text:p>
        <text:p text:style-name="P13"><text:span text:style-name="CharStyle14"><text:span text:style-name="T134">Také strašné nočné ticho ešte nikdy necítil v svojej blízkosti. Ženie na neho hrôzu, dusí ho strašnými predstavami o obludách. Ale keď sa po triciaty raz pýtal v duchu, čo bude s ní</text:span></text:span><text:span text:style-name="CharStyle14"><text:span text:style-name="T52">m</text:span></text:span><text:span text:style-name="CharStyle14"><text:span text:style-name="T134">, keď sa otcovi uľaví, nohy ho pomaličky, váhavo zaniesly s desať krokov napred, za záhrady. Tmavo</text:span></text:span><text:span text:style-name="CharStyle14"><text:span text:style-name="T69">b</text:span></text:span><text:span text:style-name="CharStyle14"><text:span text:style-name="T134">iela šírošíra tma sa rozprestrela pred ním ako ozrutná mäkká stena, do ktorej sa mu zaborila hlava. </text:span></text:span><text:span text:style-name="CharStyle14"><text:span text:style-name="T69">V</text:span></text:span><text:span text:style-name="CharStyle14"><text:span text:style-name="T134"> hlbokom snehu zazrel čierne škvrny číchsi stôp, — tam ob</text:span></text:span><text:span text:style-name="CharStyle14"><text:span text:style-name="T69">ď</text:span></text:span><text:span text:style-name="CharStyle14"><text:span text:style-name="T134">aleč sa stratily jeho očiam, zachádzaly do noci. Pozeral na ne s otvorenými ústami, roztúžený zastal pohľadom na mieste, kde sa mu strácaly, a zašeptal:</text:span></text:span></text:p>
        <text:p text:style-name="P13"><text:span text:style-name="CharStyle14"><text:span text:style-name="T134">— Ten bol smelší...</text:span></text:span></text:p>
        <text:p text:style-name="P13"><text:soft-page-break/><text:span text:style-name="CharStyle14"><text:span text:style-name="T69">Ur</text:span></text:span><text:span text:style-name="CharStyle14"><text:span text:style-name="T134">obil so desať krokov po stopách, potom naraz zbadal, že už niet okolo neho ani drevární, ani búdok, nič. Hrôza ho plesla po tvári, zakryl si oči rukami, obrátil sa a náhlivo sa vrátil do dvora. Ale keď prišiel doprostred neho, na kuchyni vrzly dvere, — ktosi z nich vychádzal.</text:span></text:span></text:p>
        <text:p text:style-name="P13"><text:span text:style-name="CharStyle14"><text:span text:style-name="T134">„To bude on!</text:span></text:span><text:span text:style-name="CharStyle14"><text:span text:style-name="T69">“</text:span></text:span><text:span text:style-name="CharStyle14"><text:span text:style-name="T134"> blyslo Ivkovi hlavou, mysliac na otca, a naraz sa pustil do behu do p</text:span></text:span><text:span text:style-name="CharStyle14"><text:span text:style-name="T52">oľ</text:span></text:span><text:span text:style-name="CharStyle14"><text:span text:style-name="T134">a, po čiernych škvrnách-stopách kohosi smelšieho, ako bol on.</text:span></text:span></text:p>
        <text:p text:style-name="P13"><text:span text:style-name="CharStyle14"><text:span text:style-name="T134">Bežal, bežal po čiernych stopách, prudko dýchal od strachu a neprestajne si opakoval:</text:span></text:span></text:p>
        <text:p text:style-name="P16"><text:span text:style-name="CharStyle14"><text:span text:style-name="T69">— I</text:span></text:span><text:span text:style-name="CharStyle14"><text:span text:style-name="T134">de</text:span></text:span><text:span text:style-name="CharStyle14"><text:span text:style-name="T69">m</text:span></text:span><text:span text:style-name="CharStyle14"><text:span text:style-name="T134">... ide</text:span></text:span><text:span text:style-name="CharStyle14"><text:span text:style-name="T69">m</text:span></text:span><text:span text:style-name="CharStyle14"><text:span text:style-name="T134">... k ne</text:span></text:span><text:span text:style-name="CharStyle14"><text:span text:style-name="T69">j</text:span></text:span><text:span text:style-name="CharStyle14"><text:span text:style-name="T134">... idem k ne</text:span></text:span><text:span text:style-name="CharStyle14"><text:span text:style-name="T69">j</text:span></text:span><text:span text:style-name="CharStyle14"><text:span text:style-name="T134">...</text:span></text:span></text:p>
        <text:p text:style-name="P13"><text:span text:style-name="CharStyle14"><text:span text:style-name="T134">Dávno zmizla ich chalúpka kdesi v hustej noci, dobehával za mesto a občas vídal svetlá aut, čo bežaly kamsi </text:span></text:span><text:span text:style-name="CharStyle14"><text:span text:style-name="T69">d</text:span></text:span><text:span text:style-name="CharStyle14"><text:span text:style-name="T134">o hôr, a iné svetlá, čo bežaly sem do mesta.</text:span></text:span></text:p>
        <text:p text:style-name="P17"><text:span text:style-name="CharStyle14"><text:span text:style-name="T134">— Hradská, — zašeptal Ivko. — Hradská, hne</text:span></text:span><text:span text:style-name="CharStyle14"><text:span text:style-name="T115">ď</text:span></text:span><text:span text:style-name="CharStyle14"><text:span text:style-name="T134"> budem tam...</text:span></text:span></text:p>
        <text:p text:style-name="P13"><text:span text:style-name="CharStyle14"><text:span text:style-name="T134">Strach i nádej mocne svieraly jeho myšlienky, oči sa mu rozpa</text:span></text:span><text:span text:style-name="CharStyle14"><text:span text:style-name="T52">ľ</text:span></text:span><text:span text:style-name="CharStyle14"><text:span text:style-name="T134">ovaly od rozochvenia.</text:span></text:span></text:p>
        <text:p text:style-name="P13"><text:span text:style-name="CharStyle14"><text:span text:style-name="T134">Och, nie, nikto nepochopí, aká to bola mocná túžba, ktorá ho vyhnala sem do polí, do noci, na neznáme chodníky, do blízkosti jeho učiteľky...</text:span></text:span></text:p>
        <text:p text:style-name="P13"><text:span text:style-name="CharStyle14"><text:span text:style-name="T134">Prebehol krížom cez polia, vhúpajúc po pás do snehu, a zastal na hradskej. Tam pred ním černely sa ozrutné steny vrchov ako čiesi velikánske chrbty, čierne v tme a tajomne obrovské. Ivko si položil obe dlane na hádžucie sa srdce a pozrel na</text:span></text:span><text:span text:style-name="CharStyle14"><text:span text:style-name="T69"> </text:span></text:span><text:span text:style-name="CharStyle14"><text:span text:style-name="T134">ne, na roztiahnuté čierne vrchy, za ktorými boly </text:span></text:span><text:span text:style-name="CharStyle14"><text:span text:style-name="T69">Vrc</text:span></text:span><text:span text:style-name="CharStyle14"><text:span text:style-name="T134">hovany...</text:span></text:span></text:p>
        <text:p text:style-name="P32"><text:span text:style-name="CharStyle14"><text:span text:style-name="T134">— Azda to už</text:span></text:span><text:span text:style-name="CharStyle14"><text:span text:style-name="T69"> </text:span></text:span><text:span text:style-name="CharStyle14"><text:span text:style-name="T134">nie je </text:span></text:span><text:span text:style-name="CharStyle14"><text:span text:style-name="T115">ď</text:span></text:span><text:span text:style-name="CharStyle14"><text:span text:style-name="T134">aleko, — vzdychol a mimovo</text:span></text:span><text:span text:style-name="CharStyle14"><text:span text:style-name="T52">ľ</text:span></text:span><text:span text:style-name="CharStyle14"><text:span text:style-name="T134">ne sa pozrel na mesto v diaľke, kde blikalo množstvo elektrických svetiel.</text:span></text:span></text:p>
        <text:p text:style-name="P13"><text:span text:style-name="CharStyle14"><text:span text:style-name="T134">Tam kdesi medzi nimi tušil vysoký továrenský komín a</text:span></text:span><text:span text:style-name="CharStyle14"><text:span text:style-name="T69"> </text:span></text:span><text:span text:style-name="CharStyle14"><text:span text:style-name="T134">obrýpanú chalupu zo </text:span></text:span><text:soft-page-break/><text:span text:style-name="CharStyle14"><text:span text:style-name="T134">surových tehál. Chvíľu ich očami hľadal v tme, potom sa prudko obrátil a rozbehol sa po hradskej, lebo ho zdrvila zima. Bežal vytrvalo, ako stroj; pred jeho očami bola usmiata tvár učiteľky, — na ňu myslel, nie na svoju únavu.</text:span></text:span></text:p>
        <text:p text:style-name="P13"><text:span text:style-name="CharStyle14"><text:span text:style-name="T134">Iba po pol hodinke zbadal, že mráz mu vchádza do úst, sťahuje mu nozdry. A keď toto pripútalo na seba jeho pozornosť, ohlásila sa i únava. Spomalil beh, potom už len kráčal. — Dávno zabehol medzi vrchy, do tichej záplavy noci. Dookola ťažká tma hrdúsila všetok život, ticho mu mocne búchalo do rozpálenej tvári, zunelo mu v ušiach. Ticho všade, len jeho kroky vrždaly do noci a naháňaly mu úzkosť. Chv</text:span></text:span><text:span text:style-name="CharStyle14"><text:span text:style-name="T69">í</text:span></text:span><text:span text:style-name="CharStyle14"><text:span text:style-name="T54">ľ</text:span></text:span><text:span text:style-name="CharStyle14"><text:span text:style-name="T134">ami zastával, aby sa presvedčil, že to nie sú kroky niekoho iného, obzeral sa na všetky strany, preniknutý temnom, strachujúci sa, či odnieka</text:span></text:span><text:span text:style-name="CharStyle14"><text:span text:style-name="T54">ľ</text:span></text:span><text:span text:style-name="CharStyle14"><text:span text:style-name="T134"> sa nevyval</text:span></text:span><text:span text:style-name="CharStyle14"><text:span text:style-name="T69">í</text:span></text:span><text:span text:style-name="CharStyle14"><text:span text:style-name="T134"> na neho skaza, potom pomaly zas vykročil, rozbehol sa a bežal, kým stačily sily. Keď ho opustily, zas kráčal pomaly.</text:span></text:span></text:p>
        <text:p text:style-name="P13"><text:span text:style-name="CharStyle14"><text:span text:style-name="T134">A dlho tak zamieňal beh krokom. Prišiel k tunelu, vykročil do priesmyku, v ktorom hučal Váh. Neprestajný huk vody mal v sebe tisíc otázok, tisíc výstrah, ale Ivko sa už nemohol vrátiť, — bol </text:span></text:span><text:span text:style-name="CharStyle14"><text:span text:style-name="T117">ď</text:span></text:span><text:span text:style-name="CharStyle14"><text:span text:style-name="T134">aleko od domu. Pomaly, pozerajúc dolu pod breh, kde za temnotou kdesi hučala voda, kráčal napred a stále napred. A keď navykal na jej huk, začal hladkať jeho myšlienky, uspávať ich. Ivkova predstava učiteľky sa roztierala pred ním, bola stále nejasnejšia a nejasnejšia. Hlava mu padala na prsia, vyprázdňovala sa. Kráčal ako stroj. Nad jeho hlavou, nad cestou v korunách stromov zahučal vietor, zhašteril sa s hukotom vody, ale Ivko už nevnímal, že je to strašné. S času na čas zacítil, ako mu šiblo do tvári hrubý prach snehu. Ale len šiel a šiel a pod jeho nohami akoby na kolieskach potískala sa pri každom kroku rozmazanejšia dobrácka tvár jeho učite</text:span></text:span><text:span text:style-name="CharStyle14"><text:span text:style-name="T54">ľ</text:span></text:span><text:span text:style-name="CharStyle14"><text:span text:style-name="T134">ky. Šiel za jej obrazom ako psík za svojím pánom, zabočil </text:span></text:span><text:soft-page-break/><text:span text:style-name="CharStyle14"><text:span text:style-name="T134">za ním na kraj cesty, zakopol do kameňa alebo pníka a padol. Na čele zacítil chladný tvrdý úder a svet mu zmizol zpred očú. — Och, nikdy netušil Ivko Hancík, že bezvedomie je taký dobrý, sladký sen, a preto sa</text:span></text:span><text:span text:style-name="CharStyle14"><text:span text:style-name="T69"> </text:span></text:span><text:span text:style-name="CharStyle14"><text:span text:style-name="T134">ho</text:span></text:span><text:span text:style-name="CharStyle14"><text:span text:style-name="T69"> </text:span></text:span><text:span text:style-name="CharStyle14"><text:span text:style-name="T134">tak úzkostliv</text:span></text:span><text:span text:style-name="CharStyle14"><text:span text:style-name="T54">e</text:span></text:span><text:span text:style-name="CharStyle14"><text:span text:style-name="T134"> bával. Ozrutné prázdno odvalilo teraz s jeho pŕs všetky žiale. Keby Ivka z tohto sna neboly vyrušily čiesi ruky, bol by tak prekrásne umrel, a nikdy by nebol vedel, že ktosi mu krivdil a že on krivdil komusi ešte väčšmi...</text:span></text:span></text:p>
        <text:p text:style-name="P13"><text:span text:style-name="CharStyle14"><text:span text:style-name="T134">Ale otvoril oči. Padl</text:span></text:span><text:span text:style-name="CharStyle14"><text:span text:style-name="T54">y</text:span></text:span><text:span text:style-name="CharStyle14"><text:span text:style-name="T134"> mu na hrubizné hrady povaliny a okolo seba v polopomútenom vedomí videl akýchsi </text:span></text:span><text:span text:style-name="CharStyle14"><text:span text:style-name="T54">ľ</text:span></text:span><text:span text:style-name="CharStyle14"><text:span text:style-name="T134">udí. Díval sa na hrubé hranoly hrád a medzi nimi, keď sa život pomaly začínal vracať do jeho vedomia, ukazovala sa mu a zasa mizla nejasná podoba čejsi tvári. Dlho na ňu uprene pozeral, poto</text:span></text:span><text:span text:style-name="CharStyle14"><text:span text:style-name="T54">m </text:span></text:span><text:span text:style-name="CharStyle14"><text:span text:style-name="T134">jeho pery samy odseba zašeptaly:</text:span></text:span></text:p>
        <text:p text:style-name="P13"><text:span text:style-name="CharStyle14"><text:span text:style-name="T134">— Učite</text:span></text:span><text:span text:style-name="CharStyle14"><text:span text:style-name="T117">ľ</text:span></text:span><text:span text:style-name="CharStyle14"><text:span text:style-name="T134">ka...</text:span></text:span></text:p>
        <text:p text:style-name="P13"><text:span text:style-name="CharStyle14"><text:span text:style-name="T134">Okolo Ivka zašumely hlasy; pomaly rozoznával postavy </text:span></text:span><text:span text:style-name="CharStyle14"><text:span text:style-name="T54">ľ</text:span></text:span><text:span text:style-name="CharStyle14"><text:span text:style-name="T134">udí.</text:span></text:span></text:p>
        <text:p text:style-name="P13"><text:span text:style-name="CharStyle14"><text:span text:style-name="T134">— Aká učiteľka? Ktorá učiteľka? — vnímal po chvíli otázky.</text:span></text:span></text:p>
        <text:p text:style-name="P13"><text:span text:style-name="CharStyle14"><text:span text:style-name="T134">Obrátil k nim hlavu a videl, že leží v posteli — kdesi v neznámej izbe. Nad ním sa zohýnala akási žena, položila mu dlaň na čelo a spýtala sa:</text:span></text:span></text:p>
        <text:p text:style-name="P13"><text:span text:style-name="CharStyle14"><text:span text:style-name="T134">— Aká učiteľka, chlapec?</text:span></text:span></text:p>
        <text:p text:style-name="P13"><text:span text:style-name="CharStyle14"><text:span text:style-name="T134">Pred Ivkovými očami pri tejto otázke mocnejšie sa vynoril obraz učite</text:span></text:span><text:span text:style-name="CharStyle14"><text:span text:style-name="T54">ľ</text:span></text:span><text:span text:style-name="CharStyle14"><text:span text:style-name="T134">ky Jozefk</text:span></text:span><text:span text:style-name="CharStyle14"><text:span text:style-name="T69">ovej</text:span></text:span><text:span text:style-name="CharStyle14"><text:span text:style-name="T134">, a ako h</text:span></text:span><text:span text:style-name="CharStyle14"><text:span text:style-name="T54">ľ</text:span></text:span><text:span text:style-name="CharStyle14"><text:span text:style-name="T134">adel naň uprene, len tak pre seba povedal:</text:span></text:span></text:p>
        <text:p text:style-name="P13"><text:span text:style-name="CharStyle14"><text:span text:style-name="T134">— Pani učiteľka Jozefková... — a chytal jej podobu medzi hradami, hladkal očami jej tvár.</text:span></text:span></text:p>
        <text:p text:style-name="P13"><text:span text:style-name="CharStyle14"><text:span text:style-name="T134">Nevedel, ako dlho ju hladkal, ale bolo to iste ve</text:span></text:span><text:span text:style-name="CharStyle14"><text:span text:style-name="T117">ľ</text:span></text:span><text:span text:style-name="CharStyle14"><text:span text:style-name="T134">mi dlho. Potom naraz na jeho sluch udrel hlas, v ktorom sa nemohol mýliť. Tento hlas celkom podvedome vynútil z </text:span></text:span><text:soft-page-break/><text:span text:style-name="CharStyle14"><text:span text:style-name="T134">jeho úst slová:</text:span></text:span></text:p>
        <text:p text:style-name="P13"><text:span text:style-name="CharStyle14"><text:span text:style-name="T134">— Pani učiteľka...</text:span></text:span></text:p>
        <text:p text:style-name="P13"><text:span text:style-name="CharStyle14"><text:span text:style-name="T134">Obrátil hlavu smerom, odkia</text:span></text:span><text:span text:style-name="CharStyle14"><text:span text:style-name="T54">ľ</text:span></text:span><text:span text:style-name="CharStyle14"><text:span text:style-name="T134"> prichádzal, a jeho očiam sa zjavila jasná predstava učiteľkinej tvári. Stála pri ňom a on, blažený a pomýlený, nevládal rozoznať sen od skutočnosti. Ale bola to naozaj ona. Oči sa mu zohrialy šťastím, chcel k nej vystreť ruku, ale ukrutná slabosť mu ju shodila zpä</text:span></text:span><text:span text:style-name="CharStyle14"><text:span text:style-name="T117">ť </text:span></text:span><text:span text:style-name="CharStyle14"><text:span text:style-name="T134">na perinu. Ona ju vzala teplo do oboch rúk, a hladkajúc ju, vravela ticho:</text:span></text:span></text:p>
        <text:p text:style-name="P7"><text:span text:style-name="CharStyle14"><text:span text:style-name="T134">— Ivko, Ivko, si chorý? Hej?</text:span></text:span></text:p>
        <text:p text:style-name="P13"><text:span text:style-name="CharStyle14"><text:span text:style-name="T134">Od prisilného pocitu šťastia Ivko nevládal jej odpovedať, iba jeho pery sa hýbaly, neprestajne nečujne opakovaly:</text:span></text:span></text:p>
        <text:p text:style-name="P33"><text:span text:style-name="CharStyle14"><text:span text:style-name="T134">— Pani učiteľka... pani učiteľka...</text:span></text:span></text:p>
        <text:p text:style-name="P13"><text:span text:style-name="CharStyle14"><text:span text:style-name="T134">Možno, že to ani neboly slová, iba jeho rozochvené myšlienky...</text:span></text:span></text:p>
        <text:p text:style-name="P13"><text:span text:style-name="CharStyle14"><text:span text:style-name="T134">Ke</text:span></text:span><text:span text:style-name="CharStyle14"><text:span text:style-name="T117">ď</text:span></text:span><text:span text:style-name="CharStyle14"><text:span text:style-name="T134"> mu dvacať ráz opakovala svoju otázku a on ani potom nevládal odpovedať na ňu, položila mu ruku na perinu a odvrátila sa od neho. Chystala sa vari odísť... Ivko to pochopil, chcel skríknuť, aby neodchádzala od neho, ale akási ťarcha ležala mu na hrdle. Zachrčal čosi, čo ani sám nerozumel, a ona odišla. Všetci odišli, čo tu boli pred chví</text:span></text:span><text:span text:style-name="CharStyle14"><text:span text:style-name="T54">ľ</text:span></text:span><text:span text:style-name="CharStyle14"><text:span text:style-name="T134">ou; Ivko ostal sám. Chcel vyskočiť, bežať za ňou, ale nevládal sa hnúť. Necítil svoje telo. Cítil len to</text:span></text:span><text:span text:style-name="CharStyle14"><text:span text:style-name="T54">ľ</text:span></text:span><text:span text:style-name="CharStyle14"><text:span text:style-name="T134">ko, že jej tu už niet a že </text:span></text:span><text:span text:style-name="CharStyle14"><text:span text:style-name="T54">ľ</text:span></text:span><text:span text:style-name="CharStyle14"><text:span text:style-name="T134">útosť za ňou mu drví myšlienky. So desať ráz sa pokúsil vstať, kým sa mu podarilo sadnúť si v posteli. Ale len čo si sadol, oťažkavel ako klát, shodilo ho nazad na podhlavnicu. Zronený uprel oči na dvere, v ktorých učiteľka zmizla, a trpelivo dúfal, že sa v nich zas zjaví. Dlho, dlho dúfal, nespúšťal</text:span></text:span><text:span text:style-name="CharStyle25"><text:span text:style-name="T134"> </text:span></text:span><text:span text:style-name="CharStyle14"><text:span text:style-name="T134">dvere s očú, potom badal, že dvere sa mu strácajú pred očami čoraz viacej. Večerné šero ic</text:span></text:span><text:span text:style-name="CharStyle14"><text:span text:style-name="T69">h </text:span></text:span><text:span text:style-name="CharStyle14"><text:span text:style-name="T134">zakrylo. Stratily sa mu celkom. A vtedy ktosi vošiel do </text:span></text:span><text:soft-page-break/><text:span text:style-name="CharStyle14"><text:span text:style-name="T134">izby, za ním ktosi iný so sviečkou v ruke. Akýsi človek pristúpil k Ivk</text:span></text:span><text:span text:style-name="CharStyle14"><text:span text:style-name="T69">ovej</text:span></text:span><text:span text:style-name="CharStyle14"><text:span text:style-name="T134"> posteli, odokryl ho, obracal ako drevo, — potom zas odišli.</text:span></text:span></text:p>
        <text:p text:style-name="P13"><text:span text:style-name="CharStyle14"><text:span text:style-name="T134">Ivka premohla ukonanos</text:span></text:span><text:span text:style-name="CharStyle14"><text:span text:style-name="T69">ť</text:span></text:span><text:span text:style-name="CharStyle14"><text:span text:style-name="T134"> a tma</text:span></text:span><text:span text:style-name="CharStyle14"><text:span text:style-name="T69">;</text:span></text:span><text:span text:style-name="CharStyle14"><text:span text:style-name="T134"> zaspal.</text:span></text:span></text:p>
        <text:p text:style-name="P13"><text:span text:style-name="CharStyle14"><text:span text:style-name="T134">Ke</text:span></text:span><text:span text:style-name="CharStyle14"><text:span text:style-name="T117">ď</text:span></text:span><text:span text:style-name="CharStyle14"><text:span text:style-name="T134"> sa zas zobudil, cítil sa viac pri vedomí. Myšlienky boly jasnejšie a hlava </text:span></text:span><text:span text:style-name="CharStyle14"><text:span text:style-name="T69">ľ</text:span></text:span><text:span text:style-name="CharStyle14"><text:span text:style-name="T134">ahšia. Udivený sa obzeral po neznámej izbe, spomínal na minulé dni a na to, čo spravil. Strach ho začínal preberať, čo sa vlastne s ním stalo. Oprel sa o záhlavie postele, chcel vstať, ale vtom vošla do izby staršia žena, oblečená po sedliacky, v bielych dlhých sukniach. Podišla k nemu a pýtala sa láskavo:</text:span></text:span></text:p>
        <text:p text:style-name="P13"><text:span text:style-name="CharStyle14"><text:span text:style-name="T69">— </text:span></text:span><text:span text:style-name="CharStyle14"><text:span text:style-name="T134">No, Ivko, akože sa cítiš? Už lepšie?</text:span></text:span></text:p>
        <text:p text:style-name="P13"><text:span text:style-name="CharStyle14"><text:span text:style-name="T134">Pozeral na ňu s nedorozumením a</text:span></text:span><text:span text:style-name="CharStyle14"><text:span text:style-name="T69"> </text:span></text:span><text:span text:style-name="CharStyle14"><text:span text:style-name="T134">len po hodnej chvíli odpovedal:</text:span></text:span></text:p>
        <text:p text:style-name="P13"><text:span text:style-name="CharStyle14"><text:span text:style-name="T134">— Dobre, a kde som to?</text:span></text:span></text:p>
        <text:p text:style-name="P13"><text:span text:style-name="CharStyle14"><text:span text:style-name="T134">— U nás, u Hantiarov, môj muž ťa našiel v snehu, keď išiel ráno na drevo, a priviezol ťa k </text:span></text:span><text:span text:style-name="CharStyle14"><text:span text:style-name="T69">n</text:span></text:span><text:span text:style-name="CharStyle14"><text:span text:style-name="T134">ám. Ale už je všetko dobre, povedali pán doktor. Budeš niečo jesť?</text:span></text:span></text:p>
        <text:p text:style-name="P13"><text:span text:style-name="CharStyle14"><text:span text:style-name="T134">Pokrútil záporne hlavou.</text:span></text:span></text:p>
        <text:p text:style-name="P13"><text:span text:style-name="CharStyle14"><text:span text:style-name="T69">—</text:span></text:span><text:span text:style-name="CharStyle14"><text:span text:style-name="T134"> I tvoja mama príde, pani učiteľka jej poslali telegram.</text:span></text:span></text:p>
        <text:p text:style-name="P13"><text:span text:style-name="CharStyle14"><text:span text:style-name="T69">— </text:span></text:span><text:span text:style-name="CharStyle14"><text:span text:style-name="T134">Moja mama? — Ivko temer skríkol, ukrutný strach stisol mu srdce. Chcel zvolať, aby nechodila, že chce ísť k pani učiteľke, — len on, sám, ale hanbil sa pred touto cudzou ženou. Tuho rozmýšľal, čo má teraz spraviť, ale nemal veľa času na rozmýšľanie. Dvere na izbe sa znova otvorily a Ivko celý bez seba zazrel v nich svoju mať. Váhavým krokom prišla k nemu, ťažko sa spustila na posteľ a zašeptala bojazlivo:</text:span></text:span></text:p>
        <text:p text:style-name="P13"><text:span text:style-name="CharStyle14"><text:span text:style-name="T134">— Ivko mô</text:span></text:span><text:span text:style-name="CharStyle14"><text:span text:style-name="T69">j</text:span></text:span><text:span text:style-name="CharStyle14"><text:span text:style-name="T134">!</text:span></text:span></text:p>
        <text:p text:style-name="P13"><text:span text:style-name="CharStyle14"><text:span text:style-name="T134">Prekvapený pozrel na ňu. Nikdy nepočul od nej takto vysloviť svoje meno, preto </text:span></text:span><text:soft-page-break/><text:span text:style-name="CharStyle14"><text:span text:style-name="T134">teraz pozrel jej do očú zarazený a zmeravel: v jej očiach zazrel slzy, — veľa sĺz, naraz sa jej vyrútily po tvári a stekaly po nej veľkými prúdmi. Jeho mať plakala! Pritisla vreckovku na tvár, ticho vzdychala, sklonená nad ním,</text:span></text:span><text:span text:style-name="CharStyle14"><text:span text:style-name="T69"> </text:span></text:span><text:span text:style-name="CharStyle14"><text:span text:style-name="T134">a on, zmeravený od prekvapenia, pozeral na ňu a pýtal sa sám seba:</text:span></text:span></text:p>
        <text:p text:style-name="P13"><text:span text:style-name="CharStyle14"><text:span text:style-name="T134">„Prečo plače? Pre mňa?“</text:span></text:span></text:p>
        <text:p text:style-name="P13"><text:span text:style-name="CharStyle14"><text:span text:style-name="T134">Nikdy nevidel slzy v jej očiach, nikdy ju nevidel takúto rozcítenú. Nerozumel ju. Chcelo sa mu veriť, že to nie je jeho mať, iba akýsi hlas, čo ho</text:span></text:span><text:span text:style-name="CharStyle14"><text:span text:style-name="T69"> </text:span></text:span><text:span text:style-name="CharStyle14"><text:span text:style-name="T134">chce pomýliť bohvie prečo.</text:span></text:span><text:span text:style-name="CharStyle14"><text:span text:style-name="T69"> </text:span></text:span><text:span text:style-name="CharStyle14"><text:span text:style-name="T134">Ale keď jej záchv</text:span></text:span><text:span text:style-name="CharStyle14"><text:span text:style-name="T117">at </text:span></text:span><text:span text:style-name="CharStyle14"><text:span text:style-name="T134">plaču trochu prešiel, položila mu dlaň</text:span></text:span><text:span text:style-name="CharStyle14"><text:span text:style-name="T69">,</text:span></text:span><text:span text:style-name="CharStyle14"><text:span text:style-name="T134"> na čelo, </text:span></text:span><text:span text:style-name="CharStyle14"><text:span text:style-name="T69">— </text:span></text:span><text:span text:style-name="CharStyle14"><text:span text:style-name="T134">ťažkú, d</text:span></text:span><text:span text:style-name="CharStyle14"><text:span text:style-name="T69">ra</text:span></text:span><text:span text:style-name="CharStyle14"><text:span text:style-name="T134">p</text:span></text:span><text:span text:style-name="CharStyle14"><text:span text:style-name="T117">ľ</text:span></text:span><text:span text:style-name="CharStyle14"><text:span text:style-name="T134">a</text:span></text:span><text:span text:style-name="CharStyle14"><text:span text:style-name="T69">vú</text:span></text:span><text:span text:style-name="CharStyle14"><text:span text:style-name="T134"> dlaň, a pýtala sa ticho:</text:span></text:span></text:p>
        <text:p text:style-name="P13"><text:span text:style-name="CharStyle14"><text:span text:style-name="T134">— Budeš vládať ísť, Ivko? Pôjdeme k pani učiteľke — rozlúčiť sa.</text:span></text:span></text:p>
        <text:p text:style-name="P13"><text:span text:style-name="CharStyle14"><text:span text:style-name="T134">Ivkove oči zažiarily radostným ohňom a oduševnením pri týchto slovách; shodil so seba perinu a povedal:</text:span></text:span></text:p>
        <text:p text:style-name="P33"><text:span text:style-name="CharStyle14"><text:span text:style-name="T134">— Pravdaže! </text:span></text:span><text:span text:style-name="CharStyle14"><text:span text:style-name="T69">K</text:span></text:span><text:span text:style-name="CharStyle14"><text:span text:style-name="T134"> pani učiteľke? Ve</text:span></text:span><text:span text:style-name="CharStyle14"><text:span text:style-name="T117">ď</text:span></text:span><text:span text:style-name="CharStyle14"><text:span text:style-name="T134"> mne nič nie je.</text:span></text:span></text:p>
        <text:p text:style-name="P13"><text:span text:style-name="CharStyle14"><text:span text:style-name="T134">Hlava sa mu krútila, keď sišiel s postele, ale o chvíľu bol už aj oblečený. I mať mu pritom pomohla. Chytila ho za ruku a vyšli do kuchyne, kde mať ďakovala gazdin</text:span></text:span><text:span text:style-name="CharStyle14"><text:span text:style-name="T54">e</text:span></text:span><text:span text:style-name="CharStyle14"><text:span text:style-name="T134">, zdalo sa mu, za to, že ho pritúlila. A pretože sa mu zdalo pridlhé to ďakovanie, ťahal mať za rukáv a opakoval so štvrtý raz.</text:span></text:span></text:p>
        <text:p text:style-name="P13"><text:span text:style-name="CharStyle14"><text:span text:style-name="T69">—</text:span></text:span><text:span text:style-name="CharStyle14"><text:span text:style-name="T134"> Poďme už!</text:span></text:span></text:p>
        <text:p text:style-name="P13"><text:span text:style-name="CharStyle14"><text:span text:style-name="T134">Gazdina a mať sa rozlúčily a Ivko s matkou vyšli na zaviatu cestu. Snehové záveje boly na na nej miestami po pás, ale Ivko sa boril s nimi zo všetkých síl, udychčaný, nemysliaci na ne, lebo pozeral uprene na všetky okolité domy a hľadal medzi nimi zelenú maľovanú bráničku, akú učiteľka mala na Priečnej ulici v meste. A za ňou biely jej dom. I tu, myslel, bude mať takú bráničku, tu v niektorom z týchto </text:span></text:span><text:soft-page-break/><text:span text:style-name="CharStyle14"><text:span text:style-name="T134">domov, — och, tak blízk</text:span></text:span><text:span text:style-name="CharStyle14"><text:span text:style-name="T69">o! </text:span></text:span><text:span text:style-name="CharStyle14"><text:span text:style-name="T134">Nijako sa mu nechcelo veriť, že je tak blízko pri nej</text:span></text:span><text:span text:style-name="CharStyle14"><text:span text:style-name="T69">,</text:span></text:span><text:span text:style-name="CharStyle14"><text:span text:style-name="T134"> — </text:span></text:span><text:span text:style-name="CharStyle14"><text:span text:style-name="T69">h</text:span></text:span><text:span text:style-name="CharStyle14"><text:span text:style-name="T134">ej, bolo to neuveriteľné po toľkom čase, čo ju nevidel.</text:span></text:span></text:p>
        <text:p text:style-name="P13"><text:span text:style-name="CharStyle14"><text:span text:style-name="T134">Prešli na druhý koniec dediny a mať zamierila k veľkému murovanému domu, zafarbenému na žlto.</text:span></text:span></text:p>
        <text:p text:style-name="P13"><text:span text:style-name="CharStyle14"><text:span text:style-name="T134">— Tam býva pani učiteľka? — pýtal sa Ivko dychtivo.</text:span></text:span></text:p>
        <text:p text:style-name="P13"><text:span text:style-name="CharStyle14"><text:span text:style-name="T69">—</text:span></text:span><text:span text:style-name="CharStyle14"><text:span text:style-name="T134"> Tam, — odpovedala mať.</text:span></text:span></text:p>
        <text:p text:style-name="P13"><text:span text:style-name="CharStyle14"><text:span text:style-name="T69">—</text:span></text:span><text:span text:style-name="CharStyle14"><text:span text:style-name="T134"> V takom dome? </text:span></text:span><text:span text:style-name="CharStyle14"><text:span text:style-name="T69">—</text:span></text:span><text:span text:style-name="CharStyle14"><text:span text:style-name="T134"> začudoval sa Ivko.</text:span></text:span></text:p>
        <text:p text:style-name="P13"><text:span text:style-name="CharStyle14"><text:span text:style-name="T134">— A čože mu je? Ve</text:span></text:span><text:span text:style-name="CharStyle14"><text:span text:style-name="T117">ď</text:span></text:span><text:span text:style-name="CharStyle14"><text:span text:style-name="T134"> je to pekný dom, </text:span></text:span><text:span text:style-name="CharStyle14"><text:span text:style-name="T69">— </text:span></text:span><text:span text:style-name="CharStyle14"><text:span text:style-name="T134">povedala mať.</text:span></text:span></text:p>
        <text:p text:style-name="P13"><text:span text:style-name="CharStyle14"><text:span text:style-name="T134">— Ale taký celkom inakší, ako mala pani učiteľka v meste.</text:span></text:span></text:p>
        <text:p text:style-name="P33"><text:span text:style-name="CharStyle14"><text:span text:style-name="T134">— No pravdaže, na dedine nemôže byť taký ako v meste, — vysvetľovala mať.</text:span></text:span></text:p>
        <text:p text:style-name="P13"><text:span text:style-name="CharStyle14"><text:span text:style-name="T69">I</text:span></text:span><text:span text:style-name="CharStyle14"><text:span text:style-name="T134">vka to zarmútilo. Veru nebol taký, ako si ho vymaľoval v predstavách.</text:span></text:span></text:p>
        <text:p text:style-name="P13"><text:span text:style-name="CharStyle14"><text:span text:style-name="T134">Nebolo</text:span></text:span><text:span text:style-name="CharStyle14"><text:span text:style-name="T69">,</text:span></text:span><text:span text:style-name="CharStyle14"><text:span text:style-name="T134"> pri ňom zelenej bráničky, nijakej bráničky, len múr a v ňom vráta. To bolo sklamanie.</text:span></text:span></text:p>
        <text:p text:style-name="P13"><text:span text:style-name="CharStyle14"><text:span text:style-name="T134">Vošli cez vrátka na veľký dvor, na ktorom do písmena L bol postavený dom. Na všetkých stranách boly obloky. Ivko si ich obzeral po jednom, nemohol uhádnuť, v ktorom by mohla bývať pani učiteľka.</text:span></text:span></text:p>
        <text:p text:style-name="P13"><text:span text:style-name="CharStyle14"><text:span text:style-name="T134">Nespravili ani desať krokov po dvore, keď sa ozval za nimi radostný krik:</text:span></text:span></text:p>
        <text:p text:style-name="P33"><text:span text:style-name="CharStyle14"><text:span text:style-name="T117">— </text:span></text:span><text:span text:style-name="CharStyle14"><text:span text:style-name="T134">Ivko! Ivko! Ivko!</text:span></text:span></text:p>
        <text:p text:style-name="P13"><text:span text:style-name="CharStyle14"><text:span text:style-name="T134">Ivko sa prudko obrátil a spoznal chlapca, čo bežal k nim: učiteľkin Ďurko.</text:span></text:span></text:p>
        <text:p text:style-name="P13"><text:span text:style-name="CharStyle14"><text:span text:style-name="T134">— </text:span></text:span><text:span text:style-name="CharStyle14"><text:span text:style-name="T69">Ď</text:span></text:span><text:span text:style-name="CharStyle14"><text:span text:style-name="T134">urík, — povedal ticho, celkom ticho, lebo rozochvenie mu odoberalo hlas.</text:span></text:span></text:p>
        <text:p text:style-name="P13"><text:span text:style-name="CharStyle14"><text:span text:style-name="T134">Ďurko pribehol, chytil ho za ruku a viedol do domu. Keď vošli do úzkej chodbičky, jedny z dverí sa otvorily a Ivko hľadel celý trasúci sa na osobu, čo vyšla z nich, a nechcel veriť svojim očiam. Bola to učiteľka. Srdce mu búchalo ako bubon, nedalo </text:span></text:span><text:soft-page-break/><text:span text:style-name="CharStyle14"><text:span text:style-name="T134">dýchať; celý oslabol od pohľadu na ňu. Zastal a hľadel na ňu zmeravený ako stĺp. A ona sa mu usmiala v ústrety, podišla k nemu, oboma rukami ho chytila za tvár, a</text:span></text:span><text:span text:style-name="CharStyle14"><text:span text:style-name="T69"> </text:span></text:span><text:span text:style-name="CharStyle14"><text:span text:style-name="T134">Ivko od rozrušenia zabudol sa jej pozdraviť.</text:span></text:span></text:p>
        <text:p text:style-name="P33"><text:span text:style-name="CharStyle14"><text:span text:style-name="T134">— Ivko, tak už si zdravý? </text:span></text:span><text:span text:style-name="CharStyle14"><text:span text:style-name="T69">— p</text:span></text:span><text:span text:style-name="CharStyle14"><text:span text:style-name="T134">ovedala známym mäkkým hlasom.</text:span></text:span></text:p>
        <text:p text:style-name="P13"><text:span text:style-name="CharStyle14"><text:span text:style-name="T134">Ivko chcel zvolať, že hej, že nikdy mu nič nebolo, ale nevládal. Od pocitu oslobodenia hlas sa mu zadŕhal v hrdle.</text:span></text:span></text:p>
        <text:p text:style-name="P13"><text:span text:style-name="CharStyle14"><text:span text:style-name="T134">Pohladkala ho niekoľko ráz po tvári, potom podišla k matke, sv</text:span></text:span><text:span text:style-name="CharStyle14"><text:span text:style-name="T117">í</text:span></text:span><text:span text:style-name="CharStyle14"><text:span text:style-name="T134">tala sa s ňou a zaviedla ich do izby. </text:span></text:span><text:span text:style-name="CharStyle14"><text:span text:style-name="T69">U</text:span></text:span><text:span text:style-name="CharStyle14"><text:span text:style-name="T134">sadila ich</text:span></text:span><text:span text:style-name="CharStyle14"><text:span text:style-name="T69"> </text:span></text:span><text:span text:style-name="CharStyle14"><text:span text:style-name="T134">za stôl, — och,</text:span></text:span><text:span text:style-name="CharStyle14"><text:span text:style-name="T69"> </text:span></text:span><text:span text:style-name="CharStyle14"><text:span text:style-name="T134">za</text:span></text:span><text:span text:style-name="CharStyle14"><text:span text:style-name="T69"> </text:span></text:span><text:span text:style-name="CharStyle14"><text:span text:style-name="T134">ten istý, za ktorým Ivko sedával v meste. Mať</text:span></text:span><text:span text:style-name="CharStyle14"><text:span text:style-name="T69"> </text:span></text:span><text:span text:style-name="CharStyle14"><text:span text:style-name="T134">s učiteľkou</text:span></text:span><text:span text:style-name="CharStyle14"><text:span text:style-name="T69"> </text:span></text:span><text:span text:style-name="CharStyle14"><text:span text:style-name="T134">besedovaly, on s príjemnou triaškou pozeral na náradie a poznával ho: bolo to isté ako v bielom dome na Priečnej ulici.</text:span></text:span></text:p>
        <text:p text:style-name="P13"><text:span text:style-name="CharStyle14"><text:span text:style-name="T134">Ďurko mu čosi živo rozprával do jeho pohľadov, ale Ivko nevnímal jeho rozprávanie; pozeral po kútoch prítulnej izby a neodpovedal mu. Po</text:span></text:span><text:bookmark text:name="bookmark17"/><text:bookmark text:name="bookmark15"/><text:span text:style-name="CharStyle14"><text:span text:style-name="T134">tom naraz v rozhovore matky s učiteľkou zachytil svoje meno. Obrátil k nim oči.</text:span></text:span></text:p>
        <text:p text:style-name="P33"><text:span text:style-name="CharStyle14"><text:span text:style-name="T134">— </text:span></text:span><text:span text:style-name="CharStyle14"><text:span text:style-name="T117">I</text:span></text:span><text:span text:style-name="CharStyle14"><text:span text:style-name="T134"> za toho doktora, čo zaplatili, mala by som im vrátiť, — vravela Ivkova mať, </text:span></text:span><text:span text:style-name="CharStyle14"><text:span text:style-name="T69">—</text:span></text:span><text:span text:style-name="CharStyle14"><text:span text:style-name="T134"> ale veria, pri toľkom nešťastí všetko sa minulo, čo bolo.</text:span></text:span></text:p>
        <text:p text:style-name="P13"><text:span text:style-name="CharStyle14"><text:span text:style-name="T69">— </text:span></text:span><text:span text:style-name="CharStyle14"><text:span text:style-name="T134">Ale</text:span></text:span><text:span text:style-name="CharStyle14"><text:span text:style-name="T69"> </text:span></text:span><text:span text:style-name="CharStyle14"><text:span text:style-name="T134">len sa</text:span></text:span><text:span text:style-name="CharStyle14"><text:span text:style-name="T69"> </text:span></text:span><text:span text:style-name="CharStyle14"><text:span text:style-name="T134">o to netrápte, — upokojovala ju učiteľka. — To nech už ostane tak. Ved ja by som si aj Ivka nechala u seba, uľahčilo by sa vám, ale i na nás teraz doľahlo nešťastie. Otec umrel, a detí doma ešte mnoho odo mňa mladších a všetky sú v školách, — musím pomáhať. Nuž nemôžem si ho nechať. Škoda. Veľmi sa mi páči, a on by tiež rád ostal tu, však, Ivko? — obrátila sa k Ivk</text:span></text:span><text:span text:style-name="CharStyle14"><text:span text:style-name="T69">ov</text:span></text:span><text:span text:style-name="CharStyle14"><text:span text:style-name="T134">i.</text:span></text:span></text:p>
        <text:p text:style-name="P13"><text:span text:style-name="CharStyle14"><text:span text:style-name="T134">Ale Ivko naraz zacítil, ako mu krv uchodí z tvári, keď si v duchu opakoval jej slová. Nič neporozumel z jej reči, len toľko, že si ho tu nenechá, že bude museť ísť domov. Zmučeným pohľadom pozrel na ňu, bol by chcel prosiť, aby si ho nechala, </text:span></text:span><text:soft-page-break/><text:span text:style-name="CharStyle14"><text:span text:style-name="T134">že bude tu žiť pri nej ticho, že to ani nezbadá, — slúžiť jej alebo čokoľvek robiť, čo by ho udržalo v jej blízkosti. Ale boli tu štyria, hanba mu nedovolila otvoriť ústa, a keď už ona vyslovila, že si ho nenechá, aj bál sa.</text:span></text:span></text:p>
        <text:p text:style-name="P13"><text:span text:style-name="CharStyle14"><text:span text:style-name="T134">Och, ako sa všetko zrútilo na neho v tejto chvíli!</text:span></text:span></text:p>
        <text:p text:style-name="P13"><text:span text:style-name="CharStyle14"><text:span text:style-name="T134">Privrel oči pred učiteľkiným pohľadom</text:span></text:span><text:span text:style-name="CharStyle14"><text:span text:style-name="T69">,</text:span></text:span><text:span text:style-name="CharStyle14"><text:span text:style-name="T134"> za </text:span></text:span><text:span text:style-name="CharStyle14"><text:span text:style-name="T69">kt</text:span></text:span><text:span text:style-name="CharStyle14"><text:span text:style-name="T54">o</text:span></text:span><text:span text:style-name="CharStyle14"><text:span text:style-name="T134">rým išiel toľké diale, zatajil dych s napätím všetkých síl,</text:span></text:span><text:span text:style-name="CharStyle14"><text:span text:style-name="T69"> </text:span></text:span><text:span text:style-name="CharStyle14"><text:span text:style-name="T134">aby sa mu n</text:span></text:span><text:span text:style-name="CharStyle14"><text:span text:style-name="T69">ev</text:span></text:span><text:span text:style-name="CharStyle14"><text:span text:style-name="T134">yrútil z pŕs ako ťažký ston, a mlčal </text:span></text:span><text:span text:style-name="CharStyle14"><text:span text:style-name="T69">—</text:span></text:span><text:span text:style-name="CharStyle14"><text:span text:style-name="T134"> nešťastný, zdrvený, so zúfalstvom si opakujúc v duchu:</text:span></text:span></text:p>
        <text:p text:style-name="P13"><text:span text:style-name="CharStyle14"><text:span text:style-name="T134">„Nechce ma... nechce ma... och, nechce...</text:span></text:span><text:span text:style-name="CharStyle14"><text:span text:style-name="T69">“</text:span></text:span></text:p>
        <text:p text:style-name="P13"><text:span text:style-name="CharStyle14"><text:span text:style-name="T134">Naraz všetko stratilo pre neho svoju krásu: staré vyrezávané skrine, ktoré tak obdivúval na Priečnej ulici, knihy, stôl, na ktorom dostával kávu a pečivá, i Ďurko, čo mu dvaciaty raz predkladal tú istú otázku a žiadal odp</text:span></text:span><text:span text:style-name="CharStyle14"><text:span text:style-name="T69">ov</text:span></text:span><text:span text:style-name="CharStyle14"><text:span text:style-name="T134">e</text:span></text:span><text:span text:style-name="CharStyle14"><text:span text:style-name="T117">ď</text:span></text:span><text:span text:style-name="CharStyle14"><text:span text:style-name="T134">... Všetko, všetko mu naraz odpadlo od srdca. Oprel hlavu o zaťaté päste a premožený vedomím, že všetko bolo márne, s napätím všetkých síl sa boril s kŕčom plaču. Och, ako sa mu chcelo nežiť v tejto chvíli, alebo aspoň byť kdesi ďaleko od všetkých známych, túlať sa kdesi po horách medzi mrmlavým šumom storočných stromov, kde celý rok nepočuť ľudského hlasu...</text:span></text:span></text:p>
        <text:p text:style-name="P13"><text:span text:style-name="CharStyle14"><text:span text:style-name="T134">— Ivko, — začul potom svoje meno.</text:span></text:span></text:p>
        <text:p text:style-name="P13"><text:span text:style-name="CharStyle14"><text:span text:style-name="T134">Zodvihol hlavu, lebo bol to jej hlas, ktorý vždy vzbudzoval v ňom nádeje.</text:span></text:span></text:p>
        <text:p text:style-name="P33"><text:span text:style-name="CharStyle14"><text:span text:style-name="T134">— Nesú nám kávičku, vidí</text:span></text:span><text:span text:style-name="CharStyle14"><text:span text:style-name="T69">š</text:span></text:span><text:span text:style-name="CharStyle14"><text:span text:style-name="T134">? </text:span></text:span><text:span text:style-name="CharStyle14"><text:span text:style-name="T69">— h</text:span></text:span><text:span text:style-name="CharStyle14"><text:span text:style-name="T134">ovorila. — Budeš pekne jesť, ako keď sme bývali na Priečnej, však?</text:span></text:span></text:p>
        <text:p text:style-name="P13"><text:span text:style-name="CharStyle14"><text:span text:style-name="T134">Slúžka vošla do izby, niesla tácňu, na nej štyri hrnčeky kávy a pečivá, ale Ivkovi bolo teraz tak nepochopite</text:span></text:span><text:span text:style-name="CharStyle14"><text:span text:style-name="T56">ľ</text:span></text:span><text:span text:style-name="CharStyle14"><text:span text:style-name="T134">ne </text:span></text:span><text:span text:style-name="CharStyle14"><text:span text:style-name="T56">ľ</text:span></text:span><text:span text:style-name="CharStyle14"><text:span text:style-name="T134">ahostajné, či má tam aj on svoj hrnček. Och, keby bola vedela, ako by ho to málo bolo bolelo, keby mu nič neboli doniesli! Zubami </text:span></text:span><text:soft-page-break/><text:span text:style-name="CharStyle14"><text:span text:style-name="T134">mocne pritisol pery, pokrútil záporne hlavou na jej otázku, a sám nerozumel, prečo to robí. Ani vtedy necítil rozrušenie, keď slúžka položila hrnček pred neho a na tanierik mu nadelila dve červenkavé pečivá.</text:span></text:span></text:p>
        <text:p text:style-name="P13"><text:span text:style-name="CharStyle14"><text:span text:style-name="T134">Nie, ani on sám nerozumel, čo sa s ním udalo, iba keď h</text:span></text:span><text:span text:style-name="CharStyle14"><text:span text:style-name="T119">ľ</text:span></text:span><text:span text:style-name="CharStyle14"><text:span text:style-name="T134">adel na ostatných, ako chlipkajú bi</text:span></text:span><text:span text:style-name="CharStyle14"><text:span text:style-name="T119">e</text:span></text:span><text:span text:style-name="CharStyle14"><text:span text:style-name="T134">lušk</text:span></text:span><text:span text:style-name="CharStyle14"><text:span text:style-name="T69">ú k</text:span></text:span><text:span text:style-name="CharStyle14"><text:span text:style-name="T134">ávu, keď pozrel na učite</text:span></text:span><text:span text:style-name="CharStyle14"><text:span text:style-name="T56">ľ</text:span></text:span><text:span text:style-name="CharStyle14"><text:span text:style-name="T134">kinu tvár — vtedy, keď sa nedívala na neho — och, naraz tak mocne zacítil, že nie tento hrnček kávy prišiel k nej pýtať... Nie, nie, prišiel pýtať jej zamatový poh</text:span></text:span><text:span text:style-name="CharStyle14"><text:span text:style-name="T119">ľ</text:span></text:span><text:span text:style-name="CharStyle14"><text:span text:style-name="T134">ad, jej mäkké pohladkanie, jej lásku, ktorú vídal v záhrade v bielom dome na Priečnej ulici. Áno, áno, lásku, akú dávala svojmu Ďurkovi. A keď si teraz opakoval jej slová, že ho musí poslať domov, keď precítil svoju nesplnenú ve</text:span></text:span><text:span text:style-name="CharStyle14"><text:span text:style-name="T119">ľ</text:span></text:span><text:span text:style-name="CharStyle14"><text:span text:style-name="T134">kú túžbu po jej poláskaní, túžbu po prijatí, miesto ktorého mu dali te</text:span></text:span><text:span text:style-name="CharStyle14"><text:span text:style-name="T69">nt</text:span></text:span><text:span text:style-name="CharStyle14"><text:span text:style-name="T134">o hrnček kávy, rozhorčený ho odtisol od seba na prostriedok stola. Darmo sa ho spytovala teraz učiteľka, prečo nechce, — nemal už pre ňu slova. Všetky jeho nádeje boly zrútené na hŕbu, všetky jeho túžby nesplnené...</text:span></text:span></text:p>
        <text:p text:style-name="P13"><text:span text:style-name="CharStyle14"><text:span text:style-name="T134">Kvílil v duchu nad nimi, a keď mať vstala a sberala sa odísť, tupo, neprítomn</text:span></text:span><text:span text:style-name="CharStyle14"><text:span text:style-name="T56">e</text:span></text:span><text:span text:style-name="CharStyle14"><text:span text:style-name="T134"> sa jej dal vyviesť na dvor.</text:span></text:span></text:p>
        <text:p text:style-name="P13"><text:span text:style-name="CharStyle14"><text:span text:style-name="T134">— No povedz pani učite</text:span></text:span><text:span text:style-name="CharStyle14"><text:span text:style-name="T119">ľ</text:span></text:span><text:span text:style-name="CharStyle14"><text:span text:style-name="T69">k</text:span></text:span><text:span text:style-name="CharStyle14"><text:span text:style-name="T134">e s Bohom, — pripomenula mu mať na dvore a Ivko ešte raz pozrel do učiteľkiných očú, sledoval pohyb jej ruky, ktorú mu išla položiť na hlavu, a opakoval duto, neprítomn</text:span></text:span><text:span text:style-name="CharStyle14"><text:span text:style-name="T56">e</text:span></text:span><text:span text:style-name="CharStyle14"><text:span text:style-name="T134"> matkine slová:</text:span></text:span></text:p>
        <text:p text:style-name="P13"><text:span text:style-name="CharStyle14"><text:span text:style-name="T134">— S Bohom...</text:span></text:span></text:p>
        <text:p text:style-name="P13"><text:span text:style-name="CharStyle14"><text:span text:style-name="T134">Vyšli na ulicu do snehových závejov, predierali sa cez ne na stanicu. Ivko občas zastával v záveji, zapadnutý nad kolená do snehu, obracal sa a ostatnými rozpálenými poh</text:span></text:span><text:span text:style-name="CharStyle14"><text:span text:style-name="T119">ľ</text:span></text:span><text:span text:style-name="CharStyle14"><text:span text:style-name="T134">admi pozeral na obloky, v ktorých bývala učiteľka, na dlhý front jej domu, do ktorého ho neprijala. A iba keď zastali na stanici, prišlo mu na um, kde ho </text:span></text:span><text:soft-page-break/><text:span text:style-name="CharStyle14"><text:span text:style-name="T134">mať vedie. Mys</text:span></text:span><text:span text:style-name="CharStyle14"><text:span text:style-name="T56">ľ</text:span></text:span><text:span text:style-name="CharStyle14"><text:span text:style-name="T134">ou mu prebehlo všetko, čo sa stalo, a striasol ho ve</text:span></text:span><text:span text:style-name="CharStyle14"><text:span text:style-name="T119">ľ</text:span></text:span><text:span text:style-name="CharStyle14"><text:span text:style-name="T134">ký strach pred otcom. Naraz sa vzoprel pred vchodom do staničnej budovy a zaupe</text:span></text:span><text:span text:style-name="CharStyle14"><text:span text:style-name="T69">l</text:span></text:span><text:span text:style-name="CharStyle14"><text:span text:style-name="T134">:</text:span></text:span></text:p>
        <text:p text:style-name="P13"><text:span text:style-name="CharStyle14"><text:span text:style-name="T134">— Nejdem, nejdem domov, otec ma bude biť...</text:span></text:span></text:p>
        <text:p text:style-name="P13"><text:span text:style-name="CharStyle14"><text:span text:style-name="T134">— Nebude, Ivko, nebude už, — povedala mať trpko a položila mu ruku na plece. — Včera dokonal v nemocnici.</text:span></text:span></text:p>
        <text:p text:style-name="P13"><text:span text:style-name="CharStyle14"><text:span text:style-name="T69">— </text:span></text:span><text:span text:style-name="CharStyle14"><text:span text:style-name="T134">Umrel? — pýtal sa Ivko ohromený.</text:span></text:span></text:p>
        <text:p text:style-name="P13"><text:span text:style-name="CharStyle14"><text:span text:style-name="T134">— Umrel, len po</text:span></text:span><text:span text:style-name="CharStyle14"><text:span text:style-name="T56">ď</text:span></text:span><text:span text:style-name="CharStyle14"><text:span text:style-name="T134"> a nerob mi, biednej stvore, to</text:span></text:span><text:span text:style-name="CharStyle14"><text:span text:style-name="T119">ľ</text:span></text:span><text:span text:style-name="CharStyle14"><text:span text:style-name="T134">ko trápenia. Ach...</text:span></text:span></text:p>
        <text:p text:style-name="P13"><text:span text:style-name="CharStyle14"><text:span text:style-name="T134">Neopisate</text:span></text:span><text:span text:style-name="CharStyle14"><text:span text:style-name="T56">ľ</text:span></text:span><text:span text:style-name="CharStyle14"><text:span text:style-name="T134">ne zvírené pocity strhly naraz Ivkove myšli</text:span></text:span><text:span text:style-name="CharStyle14"><text:span text:style-name="T119">e</text:span></text:span><text:span text:style-name="CharStyle14"><text:span text:style-name="T134">nky. Ľútosť a strach, ťažký pocit previnenia, bojazlivé, prekvapujúce u</text:span></text:span><text:span text:style-name="CharStyle14"><text:span text:style-name="T119">ľ</text:span></text:span><text:span text:style-name="CharStyle14"><text:span text:style-name="T134">ah</text:span></text:span><text:span text:style-name="CharStyle14"><text:span text:style-name="T69">č</text:span></text:span><text:span text:style-name="CharStyle14"><text:span text:style-name="T134">enie — všetko sa smiešalo v jeho ume. A naraz, keď doznievala v jeho ušiach matkina výčitka, zacítil ostrú bolesť. Pozrel dohora na jej tvár a len teraz si všimol jej strhané črty a ve</text:span></text:span><text:span text:style-name="CharStyle14"><text:span text:style-name="T56">ľ</text:span></text:span><text:span text:style-name="CharStyle14"><text:span text:style-name="T134">ké utrpenie, ktoré ležalo v brázdach jej líc a jej čela. Nevdojak poddal sa jej ruke pri tomto pohľade. Akási zmučenosť vychádzala z jej tvári a ona ho premohla.</text:span></text:span></text:p>
        <text:p text:style-name="P13"><text:span text:style-name="CharStyle14"><text:span text:style-name="T134">Prišli na stanicu a tam pri svetle staničnej lampy Ivko občas ukradomky pozrel na matkinu tvár a zakaždým zazrel v širokých vráskach jej líc jej stŕpnut</text:span></text:span><text:span text:style-name="CharStyle14"><text:span text:style-name="T56">é</text:span></text:span><text:span text:style-name="CharStyle14"><text:span text:style-name="T134"> životné utrpenie. Cítil ho v svojom smútku za učiteľkou, ktorá ho neprijala, a mrazilo ho od neho. </text:span></text:span><text:span text:style-name="CharStyle14"><text:span text:style-name="T69">Č</text:span></text:span><text:span text:style-name="CharStyle14"><text:span text:style-name="T134">osi živelne, ozrutne smutného prechádzalo do jeho žíl z jej nakrivených úst, prichystaných každú chvíľu na plač, z jej chmúrneho čela. Celý smútok svojej duše zazrel v jej tvári.</text:span></text:span></text:p>
        <text:p text:style-name="P13"><text:span text:style-name="CharStyle14"><text:span text:style-name="T134">Och, nikto ho nechcel, nikto na tom svete, o ktorom vravievali, že je široký a veľký, a keď ho teraz mať tak držala za ruku, pozerajúc do diaľky, či už prichádza vlak, prišla mu na myseľ otázka, čo by bolo s ním, keby nebola prišla po neho, aký ukrutne sám, všetkými, všetkými opustený bol by ostal vo svete... Hej, keby nebolo </text:span></text:span><text:soft-page-break/><text:span text:style-name="CharStyle14"><text:span text:style-name="T134">ruky, čo ho držala, človeka, čo myslel na neho, že ho treba zaviesť domov... Boly to čudné, neslýchané myšlienky v Ivkovej hlave. Nepochopiteľná v</text:span></text:span><text:span text:style-name="CharStyle14"><text:span text:style-name="T119">ď</text:span></text:span><text:span text:style-name="CharStyle14"><text:span text:style-name="T134">ačnosť k tejto biednej žene, čo bola jeho materou. Rozochvela ho, rozohriala jeho cítenie k nej, nútila ho znova a znova zodvihnúť k nej oči, pozreť na jej vrásky a na jej smútok. Pomaly, potajomky dvíhal k nej oči, ostával viseť pohľadom na jej tvári, ktorá bola teraz v polot</text:span></text:span><text:span text:style-name="CharStyle14"><text:span text:style-name="T69">ô</text:span></text:span><text:span text:style-name="CharStyle14"><text:span text:style-name="T134">ni, a veľký, gniaviaci balvan nepokojnosti zavalil sa na jeho myšlienky. Ivko nevedel, čo to je, len cítil, keď h</text:span></text:span><text:span text:style-name="CharStyle14"><text:span text:style-name="T119">ľ</text:span></text:span><text:span text:style-name="CharStyle14"><text:span text:style-name="T134">adel na</text:span></text:span><text:span text:style-name="CharStyle14"><text:span text:style-name="T69"> </text:span></text:span><text:span text:style-name="CharStyle14"><text:span text:style-name="T134">túto tvár, v ktorej čoraz jasnejšie videl pološerom zakrytý stuhnutý bôľ, že oni dvaja sú akiste ukrutne rovnakí.</text:span></text:span></text:p>
        <text:p text:style-name="P18"><text:span text:style-name="CharStyle14"><text:span text:style-name="T134">Bolo to podivné poznanie. Nedalo mu odtrhnúť oči s matkiných líc.</text:span></text:span></text:p>
        <text:p text:style-name="P13"><text:span text:style-name="CharStyle14"><text:span text:style-name="T134">Vlak dohučal do stanice. Ivko i jeho mať nastúpili a o chvíľu rušeň sa zaboril do tmy a hôr. Pol hodiny šiel do mestečka. Ivka schytávala úzkosť a ukrutne nepríjemný pocit viny a neistoty, keď zastali a keď zas mal ísť medzi ľudí, ktorí ho</text:span></text:span><text:span text:style-name="CharStyle25"><text:span text:style-name="T134"> </text:span></text:span><text:span text:style-name="CharStyle14"><text:span text:style-name="T134">poznali. Ovesil hlboko hlavu a s týmto ťažkým pocitom previnenia na du</text:span></text:span><text:span text:style-name="CharStyle14"><text:span text:style-name="T69">š</text:span></text:span><text:span text:style-name="CharStyle14"><text:span text:style-name="T134">i a s vedomím, že všetci na neho h</text:span></text:span><text:span text:style-name="CharStyle14"><text:span text:style-name="T69">ľ</text:span></text:span><text:span text:style-name="CharStyle14"><text:span text:style-name="T134">adia, kráčal uličkami pri matkinom boku. Zdalo sa mu, že každý chodák, čo prešiel povedľa nich, vie o všetkom, čo spravil a čo sa mu stalo. Hanba ho hnala do rýchleho kroku tak, že mať ledva vládala kráčať za ním. A keď vchádzali do robotníckej štvrti, Ivko zacítil ku komusi veľkú v</text:span></text:span><text:span text:style-name="CharStyle14"><text:span text:style-name="T69">ď</text:span></text:span><text:span text:style-name="CharStyle14"><text:span text:style-name="T134">ačnosť, že je večer, že ulice sú tiché a nikto ho nevidí.</text:span></text:span></text:p>
        <text:p text:style-name="P13"><text:span text:style-name="CharStyle14"><text:span text:style-name="T134">Váhavo kráčal za matkou do dverí rodičovského domu, do kuchyne. Sedem párov očí zacítil na sebe, keď vkročil donútra — pichľavé oči svojich bratov. Ale nikto mu nič nepovedal. Bratia boli akísi neobyčajne tichí.</text:span></text:span></text:p>
        <text:p text:style-name="P13"><text:span text:style-name="CharStyle14"><text:span text:style-name="T134">Ivko zastal stred kuchyne ako cudzí, čakajúc, že ho ktosi ponúkne ísť ďalej, ale nezdvihol oči. Mať shodila kabát, úsečne povedala bratom:</text:span></text:span></text:p>
        <text:p text:style-name="P13"><text:soft-page-break/><text:span text:style-name="CharStyle14"><text:span text:style-name="T134">— Spať choďte!</text:span></text:span></text:p>
        <text:p text:style-name="P13"><text:span text:style-name="CharStyle14"><text:span text:style-name="T134">Potom sa obrátila k Ivkovi.</text:span></text:span></text:p>
        <text:p text:style-name="P13"><text:span text:style-name="CharStyle14"><text:span text:style-name="T134">— Budeš niečo jesť? — pýtala sa.</text:span></text:span></text:p>
        <text:p text:style-name="P13"><text:span text:style-name="CharStyle14"><text:span text:style-name="T134">Ale Ivkovi sa nič nechcelo, len z</text:span></text:span><text:span text:style-name="CharStyle14"><text:span text:style-name="T56">a</text:span></text:span><text:span text:style-name="CharStyle14"><text:span text:style-name="T134">jsť kamsi do temného kúta, kde nikto neuvidí jeho tvár a kde on nebude muse</text:span></text:span><text:span text:style-name="CharStyle14"><text:span text:style-name="T69">ť h</text:span></text:span><text:span text:style-name="CharStyle14"><text:span text:style-name="T134">ľade</text:span></text:span><text:span text:style-name="CharStyle14"><text:span text:style-name="T69">ť n</text:span></text:span><text:span text:style-name="CharStyle14"><text:span text:style-name="T134">a ničiu. Pokrútil záporne hlavou.</text:span></text:span></text:p>
        <text:p text:style-name="P13"><text:span text:style-name="CharStyle14"><text:span text:style-name="T69">— </text:span></text:span><text:span text:style-name="CharStyle14"><text:span text:style-name="T134">Teda chod aj ty spať, — povedala mať.</text:span></text:span></text:p>
        <text:p text:style-name="P13"><text:span text:style-name="CharStyle14"><text:span text:style-name="T134">Bojazlivým krokom vošiel do izby, kde bratia si už odstielali postele, rozhľadel sa po nej. Izba bola nezmenená. Staré skrine naklá</text:span></text:span><text:span text:style-name="CharStyle14"><text:span text:style-name="T119">ň</text:span></text:span><text:span text:style-name="CharStyle14"><text:span text:style-name="T134">aly sa k Ivkovi zo všetkých kútov, na prostriedku veľký dubový stôl líhal k zemi — všetko ako obyčajne. Iba otcova posteľ bola neodostlaná. Nevidel otca nikde a bál sa spýtať, kde je. Bez slova sa vyzliekol, vošiel do postele a zakryl si i hlavu, aby ho nikto nevyrušoval. Bol smutný pre osud, ktorý ho zasa sem doviedol. Dumal clivými myšlienkami, prečo sa mu tak nič, celkom nič na svete nevydarí, keď začul, že bratia v súsednej posteli si čosi šeptajú. Pomaly, pozorne si odokryl tvár a napäl sluch.</text:span></text:span></text:p>
        <text:p text:style-name="P34"><text:span text:style-name="CharStyle14"><text:span text:style-name="T69">— </text:span></text:span><text:span text:style-name="CharStyle14"><text:span text:style-name="T134">Aj četníci?</text:span></text:span><text:span text:style-name="CharStyle14"><text:span text:style-name="T69"> — </text:span></text:span><text:span text:style-name="CharStyle14"><text:span text:style-name="T134">pýtal sa ktorýsi brat ticho. — A čo chceli?</text:span></text:span></text:p>
        <text:p text:style-name="P13"><text:span text:style-name="CharStyle14"><text:span text:style-name="T134">— Mater vypočúvali, nechceli veriť, že to Ivan spravil, chceli ju vziať do väzenia.</text:span></text:span></text:p>
        <text:p text:style-name="P34"><text:span text:style-name="CharStyle14"><text:span text:style-name="T69">— </text:span></text:span><text:span text:style-name="CharStyle14"><text:span text:style-name="T134">Ale nevrav!</text:span></text:span></text:p>
        <text:p text:style-name="P34"><text:span text:style-name="CharStyle14"><text:span text:style-name="T69">— </text:span></text:span><text:span text:style-name="CharStyle14"><text:span text:style-name="T134">Na moj</text:span></text:span><text:span text:style-name="CharStyle14"><text:span text:style-name="T73">’</text:span></text:span><text:span text:style-name="CharStyle14"><text:span text:style-name="T134"> dušu. Počúval som za dverami, a potom aj</text:span></text:span><text:span text:style-name="CharStyle14"><text:span text:style-name="T69"> </text:span></text:span><text:span text:style-name="CharStyle14"><text:span text:style-name="T134">nás vypočúvali; aj vás budú, aj Ivana.</text:span></text:span></text:p>
        <text:p text:style-name="P13"><text:span text:style-name="CharStyle14"><text:span text:style-name="T134">Ivko naširoko otvoril oči na ťažkú visiacu temnotu, ktorá oblápala celú izbu, a veľký dusivý smútok mu stal na prsia. V tej chvíli za ťažkou tmou</text:span></text:span><text:span text:style-name="CharStyle25"><text:span text:style-name="T134"> </text:span></text:span><text:span text:style-name="CharStyle14"><text:span text:style-name="T134">videl svoju mať, ktorú četníci držia za plecia a vlečú do väzenia. Strkali ju pred sebou, a Ivko bol vinný a díval sa na ňu, ako miesto nebo trpí. Och, ako desať úderov zacítil túto </text:span></text:span><text:soft-page-break/><text:span text:style-name="CharStyle14"><text:span text:style-name="T134">nespravedlivosť </text:span></text:span><text:span text:style-name="CharStyle14"><text:span text:style-name="T69">—</text:span></text:span><text:span text:style-name="CharStyle14"><text:span text:style-name="T134"> teraz, keď jeho myšlienky blúdily ešte za učiteľkou. Chcelo sa mu bežať k četníkom a vykričať, že on bol na vine, ale ako to mal urobiť? Nevedel, i stúlil sa do klb</text:span></text:span><text:span text:style-name="CharStyle14"><text:span text:style-name="T69">ô</text:span></text:span><text:span text:style-name="CharStyle14"><text:span text:style-name="T134">čka a smútil nad svojou bezmocnosťou.Tichými</text:span></text:span><text:span text:style-name="CharStyle14"><text:span text:style-name="T69"> </text:span></text:span><text:span text:style-name="CharStyle14"><text:span text:style-name="T134">slzami rosi</text:span></text:span><text:span text:style-name="CharStyle14"><text:span text:style-name="T69">l p</text:span></text:span><text:span text:style-name="CharStyle14"><text:span text:style-name="T134">odhlavnicu dlho do noci, kým mu sen neprivrel oči.</text:span></text:span></text:p>
        <text:p text:style-name="P13"><text:span text:style-name="CharStyle14"><text:span text:style-name="T134">Ráno, len čo ich otvoril, pokorne, ticho vstal a začal si chystať veci do školy, aby nejako nepohneval mať. Chví</text:span></text:span><text:span text:style-name="CharStyle14"><text:span text:style-name="T56">ľ</text:span></text:span><text:span text:style-name="CharStyle14"><text:span text:style-name="T134">u popočúval a divil sa, že nepočuť mater v kuchyni prať alebo hladiť. Inokedy o tomto čase už dávno bola v robote. Už mal všetko pripravené do školy, knižky pod pazuchou, ale bál sa vojsť do kuchyne a pýtať si raňajky. Čakal, že ho mať zavolá. No iba po dlhej chvíli mať vošla do izby odkiaľsi zvonka, a keď ho videla s knižkami pod pazuchou, povedala:</text:span></text:span></text:p>
        <text:p text:style-name="P13"><text:span text:style-name="CharStyle14"><text:span text:style-name="T134">— Dnes nepôjdeš do školy. Ideme do nemocnice na pohreb.</text:span></text:span></text:p>
        <text:p text:style-name="P13"><text:span text:style-name="CharStyle14"><text:span text:style-name="T134">— Na pohreb? — pýtal sa Ivko nechápavo, potom sa spamätal, že na pohreb otcovi.</text:span></text:span></text:p>
        <text:p text:style-name="P13"><text:span text:style-name="CharStyle14"><text:span text:style-name="T134">Odložil knihy, sadol si do kúta izby a tam ticho presedel do predvečera. Bratia sa potĺkali po dome a on čakal, kým mať zavolá, aby už išli. Mať odišla kamsi do mesta, ani obed neprišla navariť. Vrátila sa o tretej, vybrala zo skrine novšie šaty, obliekla sa; Ivko hľadel na jej tvár a hľadal v nej akési stopy po tom, ako ju četníci strkali pred sebou do väzenia. Hľadel uprene a s ľútosťou, ktorá ho hnala k nej, celkom blízko k nej, ako nemával vo zvyku k nej prichádzať, a vyspovedať sa jej zo všetkého, čo cítil, povedať jej, ako ho všetko bolí, čo sa stalo, ako by chcel všetko napraviť. Ale medzi nimi dvoma a vôbec medzi deťmi a rodičmi u nich neboly vo zvyku nijaké nežnosti, preto i táto jeho nežnosť ostala len v jeho myšlienkach; neodvážil sa prejaviť ju.</text:span></text:span></text:p>
        <text:p text:style-name="P13"><text:soft-page-break/><text:span text:style-name="CharStyle14"><text:span text:style-name="T134">Ke</text:span></text:span><text:span text:style-name="CharStyle14"><text:span text:style-name="T119">ď</text:span></text:span><text:span text:style-name="CharStyle14"><text:span text:style-name="T134"> mať bola oblečená, prehodila si na hlavu šatku a povedala:</text:span></text:span></text:p>
        <text:p text:style-name="P13"><text:span text:style-name="CharStyle14"><text:span text:style-name="T134">— Tak po</text:span></text:span><text:span text:style-name="CharStyle14"><text:span text:style-name="T119">ď</text:span></text:span><text:span text:style-name="CharStyle14"><text:span text:style-name="T134">me.</text:span></text:span></text:p>
        <text:p text:style-name="P13"><text:span text:style-name="CharStyle14"><text:span text:style-name="T134">Ale vtom ktosi zaklopal na dvere. Mať ich pootvorila, Ivko nazrel cez ne do kuchyne, a zľakol s</text:span></text:span><text:span text:style-name="CharStyle14"><text:span text:style-name="T69">a</text:span></text:span><text:span text:style-name="CharStyle14"><text:span text:style-name="T134">: v kuchyni zazrel belasé uniformy četníkov. Mať sa chví</text:span></text:span><text:span text:style-name="CharStyle14"><text:span text:style-name="T119">ľ</text:span></text:span><text:span text:style-name="CharStyle14"><text:span text:style-name="T134">u s nimi shovárala, potom sa vrátila do izby, vyvolala z</text:span></text:span><text:span text:style-name="CharStyle14"><text:span text:style-name="T69"> </text:span></text:span><text:span text:style-name="CharStyle14"><text:span text:style-name="T134">nej bratov a</text:span></text:span><text:span text:style-name="CharStyle14"><text:span text:style-name="T69"> </text:span></text:span><text:span text:style-name="CharStyle14"><text:span text:style-name="T134">Ivka nechala tam samého. Dvaja četníci vošli do izby, privreli za sebou dvere, sadli si na stoličky a zavolali Ivka k sebe.</text:span></text:span></text:p>
        <text:p text:style-name="P13"><text:span text:style-name="CharStyle14"><text:span text:style-name="T134">Triasol sa na celom tele od neistoty, čo teraz bude, ale keď si pripomínal včerajší rozhovor bratov, premáhal sa, odhodlával sa, že povie všetko tak, ako bolo, a zachráni ju, svoju mať, pred krivdou, — a potom spraví hocičo.</text:span></text:span></text:p>
        <text:p text:style-name="P13"><text:span text:style-name="CharStyle14"><text:span text:style-name="T134">Jeden z četníkov mu láskavo položil ruku na plece, pýtal sa milým hlasom:</text:span></text:span></text:p>
        <text:p text:style-name="P13"><text:span text:style-name="CharStyle14"><text:span text:style-name="T69">—</text:span></text:span><text:span text:style-name="CharStyle14"><text:span text:style-name="T134"> Ivko, nuž odkiaľ si priniesol tú kyselinu? Povedz smelo, my ti nič nespravíme; len vrav tak</text:span></text:span><text:span text:style-name="CharStyle14"><text:span text:style-name="T69">, </text:span></text:span><text:span text:style-name="CharStyle14"><text:span text:style-name="T134">ako bolo.</text:span></text:span></text:p>
        <text:p text:style-name="P13"><text:span text:style-name="CharStyle14"><text:span text:style-name="T134">Ke</text:span></text:span><text:span text:style-name="CharStyle14"><text:span text:style-name="T119">ď</text:span></text:span><text:span text:style-name="CharStyle14"><text:span text:style-name="T134"> sa ho spýtal takto, spokojnosť sa voľne vracala do Ivk</text:span></text:span><text:span text:style-name="CharStyle14"><text:span text:style-name="T69">ov</text:span></text:span><text:span text:style-name="CharStyle14"><text:span text:style-name="T134">ých myšlienok; hlas sa mu </text:span></text:span><text:span text:style-name="CharStyle14"><text:span text:style-name="T69">len </text:span></text:span><text:span text:style-name="CharStyle14"><text:span text:style-name="T134">trochu triasol, keď odpoveda</text:span></text:span><text:span text:style-name="CharStyle14"><text:span text:style-name="T69">l</text:span></text:span><text:span text:style-name="CharStyle14"><text:span text:style-name="T134">:</text:span></text:span></text:p>
        <text:p text:style-name="P13"><text:span text:style-name="CharStyle14"><text:span text:style-name="T134">— Ukradol som Ferkovi </text:span></text:span><text:span text:style-name="CharStyle14"><text:span text:style-name="T119">Ľa</text:span></text:span><text:span text:style-name="CharStyle14"><text:span text:style-name="T134">vke.</text:span></text:span></text:p>
        <text:p text:style-name="P13"><text:span text:style-name="CharStyle14"><text:span text:style-name="T134">— A na čo ti bola?</text:span></text:span></text:p>
        <text:p text:style-name="P13"><text:span text:style-name="CharStyle14"><text:span text:style-name="T134">— Chcel som si spraviť elektrický strojček ako </text:span></text:span><text:span text:style-name="CharStyle14"><text:span text:style-name="T56">F</text:span></text:span><text:span text:style-name="CharStyle14"><text:span text:style-name="T134">erko </text:span></text:span><text:span text:style-name="CharStyle14"><text:span text:style-name="T119">ľa</text:span></text:span><text:span text:style-name="CharStyle14"><text:span text:style-name="T134">vke, ukazovať ho chlapcom, aby ma vzali medzi seba.</text:span></text:span></text:p>
        <text:p text:style-name="P13"><text:span text:style-name="CharStyle14"><text:span text:style-name="T134">— A nikto ti ju nekázal priniesť?</text:span></text:span></text:p>
        <text:p text:style-name="P13"><text:span text:style-name="CharStyle14"><text:span text:style-name="T134">— Nie, len ja som chcel robiť strojček, — vtom ho slzy zalialy, pozrel na prívetivú tvár četníka, čo mu dával otázky, a zaprosil ticho: — Nerobte nič našej mamke — to len ja sám som spravil, och, a už nikdy to nespravím.</text:span></text:span></text:p>
        <text:p text:style-name="P13"><text:soft-page-break/><text:span text:style-name="CharStyle14"><text:span text:style-name="T134">Četník ho hladil po tvári, o čomsi sa pritom shováral potichu so svojím druhom, potom obaja vstali a odišli.</text:span></text:span></text:p>
        <text:p text:style-name="P13"><text:span text:style-name="CharStyle14"><text:span text:style-name="T134">Ivko si chytro poutieral tvár, aby mať a bratia nevideli, že plakal, a vyšiel do kuchyne.</text:span></text:span></text:p>
        <text:p text:style-name="P13"><text:span text:style-name="CharStyle14"><text:span text:style-name="T134">Mať hodila na neho očami, vstala so stoličky a povedala ticho:</text:span></text:span></text:p>
        <text:p text:style-name="P13"><text:span text:style-name="CharStyle14"><text:span text:style-name="T69">— </text:span></text:span><text:span text:style-name="CharStyle14"><text:span text:style-name="T134">Teda po</text:span></text:span><text:span text:style-name="CharStyle14"><text:span text:style-name="T119">ď</text:span></text:span><text:span text:style-name="CharStyle14"><text:span text:style-name="T134">me.</text:span></text:span></text:p>
        <text:p text:style-name="P13"><text:span text:style-name="CharStyle14"><text:span text:style-name="T134">Bratia vykročili prví, Ivko dočkal, kým vyjde</text:span></text:span><text:span text:style-name="CharStyle25"><text:span text:style-name="T69"> </text:span></text:span><text:span text:style-name="CharStyle14"><text:span text:style-name="T134">mať, a usiloval sa kráčať pri nej veľmi blízko. Díval sa jej celou cestou na ruky, na tvár a rozmýšľal o tom, aké sú celkom inakšie ako učiteľkine.</text:span></text:span></text:p>
        <text:p text:style-name="P13"><text:span text:style-name="CharStyle14"><text:span text:style-name="T134">Ke</text:span></text:span><text:span text:style-name="CharStyle14"><text:span text:style-name="T56">ď</text:span></text:span><text:span text:style-name="CharStyle14"><text:span text:style-name="T134"> vyšli na ulicu, pridalo sa k nim niekoľko ženských zo susedstva, ktoré ich tam čakaly. Išly za nimi do nemocnice a cestou sa shováraly. Ivko sa cítil ako v kliešťach sovretý v ich spoločnosti. Zdalo sa mu, že cíti, ako ho na celom tele pichajú ich oči sťa ihly, ako ukazujú na neho a vravia:</text:span></text:span></text:p>
        <text:p text:style-name="P13"><text:span text:style-name="CharStyle14"><text:span text:style-name="T134">„To chlapčisko je všetkému na vine, to je on</text:span></text:span><text:span text:style-name="CharStyle14"><text:span text:style-name="T69">o</text:span></text:span><text:span text:style-name="CharStyle14"><text:span text:style-name="T134">...</text:span></text:span><text:span text:style-name="CharStyle14"><text:span text:style-name="T69">“</text:span></text:span></text:p>
        <text:p text:style-name="P13"><text:span text:style-name="CharStyle14"><text:span text:style-name="T134">Po každých desiatich krokoch sa bojazlivo obzrel, s úzkostlivou opatrnosťou, či nejdú za ním veľmi blízko, a mocne túžil, aby bol aspoň večer, tma, v ktorej by ho nemohli poznať.</text:span></text:span></text:p>
        <text:p text:style-name="P13"><text:span text:style-name="CharStyle14"><text:span text:style-name="T134">Tisíc takýchto myšlienok mu hrýzlo nútro, kým došli do nemocnice a zastali pred umrlčou komorou. Akísi chlapi vyniesli z nej na nemocničný dvor obyčajnú nezafarbenú truhlu, položili ju na má</text:span></text:span><text:span text:style-name="CharStyle14"><text:span text:style-name="T69">re</text:span></text:span><text:span text:style-name="CharStyle14"><text:span text:style-name="T134"> a jeden z nich spýtal sa kohosi, či ešte nie je tu farár. Ivko skleslo pozeral na truhlu z bielych dosák, a nijako nechcel veriť, že v nej leží jeho otec. Prezeral dosku po doske, zastával pohľadom na veľkých škárach, ktoré boly medzi nimi, chcel prezreť do nútra, či tam naozaj je ten toľko ráz videný </text:span></text:span><text:soft-page-break/><text:span text:style-name="CharStyle14"><text:span text:style-name="T134">jeho otec, či ho naozaj svalilo to nepochopiteľné čosi, čo volajú smrť.</text:span></text:span></text:p>
        <text:p text:style-name="P13"><text:span text:style-name="CharStyle14"><text:span text:style-name="T134">Naraz, keď bol zabratý v myšlienkach o hlave truhly, zpoza chrbta začul ženský hlas:</text:span></text:span></text:p>
        <text:p text:style-name="P13"><text:span text:style-name="CharStyle14"><text:span text:style-name="T134">— Tak je to! Hľa, čo také decko narobí! Čože si už teraz počne tá biedna stvora s toľkými deťmi? Chytiť sa žobráckej palice, a ísť...</text:span></text:span></text:p>
        <text:p text:style-name="P13"><text:span text:style-name="CharStyle14"><text:span text:style-name="T134">Ako by ho schytila za holý krk chladnou rukou sťa ľad — tak sa zacítil Ivko. Srdce sa mu rozbúchalo kamennými, tvrdými údermi, bubnovalo na jeho dušu, aby vzbudilo v nej čím väčší pocit viny, bubnovalo na jeho svedomie, na všetky jeho predstavy, ktoré mu maľovaly mať so žobráckou palicou v rukách, poníženú, shrbenú, chodiacu z dverí do dver</text:span></text:span><text:span text:style-name="CharStyle14"><text:span text:style-name="T69">í</text:span></text:span><text:span text:style-name="CharStyle14"><text:span text:style-name="T134">...</text:span></text:span></text:p>
        <text:p text:style-name="P13"><text:span text:style-name="CharStyle14"><text:span text:style-name="T134">Pálčivá ľútosť mu rozpálila oči, zatriasla mocne jeho svedomie. Tvár si skryl až kamsi na prsia, od bokov zakryl plecami, aby ju nikto nevidel. A tak stál a v ušiach mu hučalo bez prestania, divo, nemilosrdne:</text:span></text:span></text:p>
        <text:p text:style-name="P13"><text:span text:style-name="CharStyle14"><text:span text:style-name="T134">„Čo také decko narobí... Čo také decko narobí...“</text:span></text:span></text:p>
        <text:p text:style-name="P13"><text:span text:style-name="CharStyle14"><text:span text:style-name="T134">Rezala mu celé telo</text:span></text:span><text:span text:style-name="CharStyle14"><text:span text:style-name="T69"> </text:span></text:span><text:span text:style-name="CharStyle14"><text:span text:style-name="T134">táto výčitka, rezala mu i dušu, i myšlienky na kusy. Neodvážil sa pozreť ani na mať, ani na nikoho iného, len skrýval hlavu</text:span></text:span><text:span text:style-name="CharStyle25"><text:span text:style-name="T134"> </text:span></text:span><text:span text:style-name="CharStyle14"><text:span text:style-name="T134">plecami a ukrutne mocne túžil, aby bola no</text:span></text:span><text:span text:style-name="CharStyle14"><text:span text:style-name="T69">c</text:span></text:span><text:span text:style-name="CharStyle14"><text:span text:style-name="T134"> aby sa mohol rozbehnúť hociktorým smerom do polí a stratiť sa kdesi v tme pred ľudskými očami a výčitkami.</text:span></text:span></text:p>
        <text:p text:style-name="P13"><text:span text:style-name="CharStyle14"><text:span text:style-name="T134">Ani nezbadal, že prišiel kňaz, iba keď začal spievať, strhol sa od </text:span></text:span><text:span text:style-name="CharStyle14"><text:span text:style-name="T119">ľ</text:span></text:span><text:span text:style-name="CharStyle14"><text:span text:style-name="T134">aku a prekvapenia. Kňaz i rechtor odspievali krátke piesne, potom štyria chlapi zodvihli truhlu a niesli na cintorín.</text:span></text:span></text:p>
        <text:p text:style-name="P13"><text:span text:style-name="CharStyle14"><text:span text:style-name="T69">I</text:span></text:span><text:span text:style-name="CharStyle14"><text:span text:style-name="T134">vko s podlamujúcimi sa nohami kráčal za matkou, kolená sa mu nechcely zohýnať od slabosti a rozochvenie mu nedovolilo zdvihnúť poh</text:span></text:span><text:span text:style-name="CharStyle14"><text:span text:style-name="T69">ľ</text:span></text:span><text:span text:style-name="CharStyle14"><text:span text:style-name="T134">ad od zeme.</text:span></text:span></text:p>
        <text:p text:style-name="P13"><text:soft-page-break/><text:span text:style-name="CharStyle14"><text:span text:style-name="T134">„Domov, domov..</text:span></text:span><text:span text:style-name="CharStyle14"><text:span text:style-name="T69">.“</text:span></text:span><text:span text:style-name="CharStyle14"><text:span text:style-name="T134"> volala jeho túžba, prosba jeho dobitých myšlienok. „Domov, aby som nikomu nebol na očiach, aby som nemusel úzkostliv</text:span></text:span><text:span text:style-name="CharStyle14"><text:span text:style-name="T119">e</text:span></text:span><text:span text:style-name="CharStyle14"><text:span text:style-name="T69"> </text:span></text:span><text:span text:style-name="CharStyle14"><text:span text:style-name="T134">napínať sluch a počúvať, čo si tu o mne ešte povedia...</text:span></text:span><text:span text:style-name="CharStyle14"><text:span text:style-name="T119">“</text:span></text:span></text:p>
        <text:p text:style-name="P13"><text:span text:style-name="CharStyle14"><text:span text:style-name="T134">Vyšli na blízky vŕšok, kde kňaz a rechtor ešte krátko zaspievali. Potom prvá hruda hliny zduňala na nezafarbenej truhle v hrobe; Ivko začul mať, ako dusí vreckovkou plač; opatrne zdvihol oči k jej tvári, a naraz zachcelo sa mu hodiť sa jej k nohám a uprosiť ju, aby prestala, aby sa nehnevala na neho, že za nič nemôže. — Och, kohosi sa mu tak ve</text:span></text:span><text:span text:style-name="CharStyle14"><text:span text:style-name="T56">ľ</text:span></text:span><text:span text:style-name="CharStyle14"><text:span text:style-name="T134">mi chcelo prosiť, tak ponížene, na kolenách, ale nikto ho nenaučil v jeho živote vyslovovať prosbu o odpustenie, nikto ho nenaučil nehanbiť sa za ňu, a on sám mal tak málo smelosti. Neodvážil sa pred </text:span></text:span><text:span text:style-name="CharStyle14"><text:span text:style-name="T56">ľ</text:span></text:span><text:span text:style-name="CharStyle14"><text:span text:style-name="T134">u</text:span></text:span><text:span text:style-name="CharStyle14"><text:span text:style-name="T119">ď</text:span></text:span><text:span text:style-name="CharStyle14"><text:span text:style-name="T134">mi ani pred ňou, svojou matkou. Len stál ako stĺp, nemal pre ňu slova a bol nešťastný pre svoju ustrašenosť.</text:span></text:span></text:p>
        <text:p text:style-name="P13"><text:span text:style-name="CharStyle14"><text:span text:style-name="T134">Ke</text:span></text:span><text:span text:style-name="CharStyle14"><text:span text:style-name="T119">ď</text:span></text:span><text:span text:style-name="CharStyle14"><text:span text:style-name="T134"> </text:span></text:span><text:span text:style-name="CharStyle14"><text:span text:style-name="T69">ľ</text:span></text:span><text:span text:style-name="CharStyle14"><text:span text:style-name="T134">udia poodchádzali, aj Ivko s materou a jeho bratia sa pohli domov. Bol už mrk, na strechy domov pod vŕškom sadala </text:span></text:span><text:span text:style-name="CharStyle14"><text:span text:style-name="T56">ľ</text:span></text:span><text:span text:style-name="CharStyle14"><text:span text:style-name="T134">ahká tma. Všetci kráčali</text:span></text:span><text:span text:style-name="CharStyle25"><text:span text:style-name="T69"> </text:span></text:span><text:span text:style-name="CharStyle14"><text:span text:style-name="T69">b</text:span></text:span><text:span text:style-name="CharStyle14"><text:span text:style-name="T134">ez slova, v mysliach ešte odprevádzal nebohého.</text:span></text:span></text:p>
        <text:p text:style-name="P13"><text:span text:style-name="CharStyle14"><text:span text:style-name="T134">Ivkovi sa ve</text:span></text:span><text:span text:style-name="CharStyle14"><text:span text:style-name="T56">ľ</text:span></text:span><text:span text:style-name="CharStyle14"><text:span text:style-name="T134">mi žiadalo spýtať sa niekoho, či ozaj spravil také ve</text:span></text:span><text:span text:style-name="CharStyle14"><text:span text:style-name="T119">ľ</text:span></text:span><text:span text:style-name="CharStyle14"><text:span text:style-name="T69">k</text:span></text:span><text:span text:style-name="CharStyle14"><text:span text:style-name="T134">é zlo, ktoré nemožno odpustiť a napraviť, túžil po tom, aby mu to niekto prezradil, ale nikto nemal pre neho slova. Či všetci sa tak báli nežnost</text:span></text:span><text:span text:style-name="CharStyle14"><text:span text:style-name="T56">i</text:span></text:span><text:span text:style-name="CharStyle14"><text:span text:style-name="T134"> ako on?</text:span></text:span></text:p>
        <text:p text:style-name="P13"><text:span text:style-name="CharStyle14"><text:span text:style-name="T134">Och, keby to bol vedel!</text:span></text:span></text:p>
        <text:p text:style-name="P13"><text:span text:style-name="CharStyle14"><text:span text:style-name="T134">Ke</text:span></text:span><text:span text:style-name="CharStyle14"><text:span text:style-name="T119">ď</text:span></text:span><text:span text:style-name="CharStyle14"><text:span text:style-name="T134"> prišli domov, mať si vyzliekla šaty a</text:span></text:span><text:span text:style-name="CharStyle14"><text:span text:style-name="T69"> </text:span></text:span><text:span text:style-name="CharStyle14"><text:span text:style-name="T134">o chví</text:span></text:span><text:span text:style-name="CharStyle14"><text:span text:style-name="T119">ľ</text:span></text:span><text:span text:style-name="CharStyle14"><text:span text:style-name="T134">u stála pri koryte a brhlila bielizeň. A bratia si posadali na ve</text:span></text:span><text:span text:style-name="CharStyle14"><text:span text:style-name="T69">ľk</text:span></text:span><text:span text:style-name="CharStyle14"><text:span text:style-name="T134">ú truhlu pri sporáku a hrali sa v karty. Ivko vošiel do izby, ale prenasledovaný trpkými myšlienkami vrátil sa do kuchyne, a</text:span></text:span><text:span text:style-name="CharStyle14"><text:span text:style-name="T69"> keď </text:span></text:span><text:span text:style-name="CharStyle14"><text:span text:style-name="T134">videl bratov tak spokojne vyhadzovať karty, prišlo mu</text:span></text:span><text:span text:style-name="CharStyle14"><text:span text:style-name="T69"> </text:span></text:span><text:span text:style-name="CharStyle14"><text:span text:style-name="T56">ľ</text:span></text:span><text:span text:style-name="CharStyle14"><text:span text:style-name="T134">úto, že nemá také </text:span></text:span><text:span text:style-name="CharStyle14"><text:span text:style-name="T56">ľ</text:span></text:span><text:span text:style-name="CharStyle14"><text:span text:style-name="T134">ahké svedomie ako oni. </text:span></text:span><text:soft-page-break/><text:span text:style-name="CharStyle14"><text:span text:style-name="T134">Zatúžil byť medzi nimi, vycítiť z ich hlasov, že sa na neho nehnevajú, i pokročil k nim, vzal si stolček a prisadol k ve</text:span></text:span><text:span text:style-name="CharStyle14"><text:span text:style-name="T56">ľ</text:span></text:span><text:span text:style-name="CharStyle14"><text:span text:style-name="T134">kej truhle. Ale najstarší brat vyvalil na neho okále ako päste, nahol sa mu celkom k čelu a zvrčal:</text:span></text:span></text:p>
        <text:p text:style-name="P13"><text:span text:style-name="CharStyle14"><text:span text:style-name="T134">— Ideš ztadeto, čo tu chceš?</text:span></text:span></text:p>
        <text:p text:style-name="P13"><text:span text:style-name="CharStyle14"><text:span text:style-name="T134">Ivko pozrel na neho rozhorčený smútkom a dopoly sa zodvihol so stolčeka s úmyslom, ž</text:span></text:span><text:span text:style-name="CharStyle14"><text:span text:style-name="T119">e</text:span></text:span><text:span text:style-name="CharStyle14"><text:span text:style-name="T69"> </text:span></text:span><text:span text:style-name="CharStyle14"><text:span text:style-name="T134">odíde. Ale vtom mať sa obrátila k nim a povedala:</text:span></text:span></text:p>
        <text:p text:style-name="P13"><text:span text:style-name="CharStyle14"><text:span text:style-name="T134">— No čože ho zasa odháňaš? Veď ho nechaj, nech sa díva, keď ti nič nerobí.</text:span></text:span></text:p>
        <text:p text:style-name="P13"><text:span text:style-name="CharStyle14"><text:span text:style-name="T134">Ivko, prekvapený, pozrel na svoju mať, od pocitu v</text:span></text:span><text:span text:style-name="CharStyle14"><text:span text:style-name="T69">ď</text:span></text:span><text:span text:style-name="CharStyle14"><text:span text:style-name="T134">ačnosti horuč mu vohnalo do očú a teplo sa mu rozlialo po celom vedomí, že sa ho zastala. Znova si sadol a sledoval hru karát. Ale keď o chví</text:span></text:span><text:span text:style-name="CharStyle14"><text:span text:style-name="T119">ľ</text:span></text:span><text:span text:style-name="CharStyle14"><text:span text:style-name="T134">u mať vyšla po čosi, Ondro, najstarší brat, naraz ho prudko chytil za nos, pomykal sem ta a povedal:</text:span></text:span></text:p>
        <text:p text:style-name="P13"><text:span text:style-name="CharStyle14"><text:span text:style-name="T134">— No, čo sa tak dívaš, no? Ber sa ztadeto!</text:span></text:span></text:p>
        <text:p text:style-name="P13"><text:span text:style-name="CharStyle14"><text:span text:style-name="T134">Ivko, preľaknutý a smutný, nasilu zdržiavajúc plač od </text:span></text:span><text:span text:style-name="CharStyle14"><text:span text:style-name="T56">ľ</text:span></text:span><text:span text:style-name="CharStyle14"><text:span text:style-name="T134">útosti, zdvihol sa so stolčeka a odplichtil sa ku korytu a odtia</text:span></text:span><text:span text:style-name="CharStyle14"><text:span text:style-name="T56">ľ</text:span></text:span><text:span text:style-name="CharStyle14"><text:span text:style-name="T134"> roztúžený h</text:span></text:span><text:span text:style-name="CharStyle14"><text:span text:style-name="T119">ľ</text:span></text:span><text:span text:style-name="CharStyle14"><text:span text:style-name="T134">adel na bratov, sediacich v kole.</text:span></text:span></text:p>
        <text:p text:style-name="P13"><text:span text:style-name="CharStyle14"><text:span text:style-name="T134">„Nechcú ma, nikde ma nechcú, och, Bože...</text:span></text:span><text:span text:style-name="CharStyle14"><text:span text:style-name="T69">“ </text:span></text:span><text:span text:style-name="CharStyle14"><text:span text:style-name="T134">vravely jeho myšlienky.</text:span></text:span></text:p>
        <text:p text:style-name="P13"><text:span text:style-name="CharStyle14"><text:span text:style-name="T134">Vrátila sa mať s plným náručím bielizne, a keď ho videla stáť zlomeného pri koryte, povedala:</text:span></text:span></text:p>
        <text:p text:style-name="P13"><text:span text:style-name="CharStyle14"><text:span text:style-name="T134">— Už ho zasa odohnali, títo drábi! — Tak si sadni sem a se</text:span></text:span><text:span text:style-name="CharStyle14"><text:span text:style-name="T119">ď</text:span></text:span><text:span text:style-name="CharStyle14"><text:span text:style-name="T134">, — povedala potom Ivkovi trochu miernejšie.</text:span></text:span></text:p>
        <text:p text:style-name="P13"><text:span text:style-name="CharStyle14"><text:span text:style-name="T134">Potiahol stoličku celkom ku ko</text:span></text:span><text:span text:style-name="CharStyle14"><text:span text:style-name="T56">r</text:span></text:span><text:span text:style-name="CharStyle14"><text:span text:style-name="T134">ytu a zadumaný pozeral na biele, lúhom vyžraté matkine ruky, čo behaly s bielizňou hore dolu po starej valche, na bledú tvár, rozleptanú parami a biedou. Mať o</text:span></text:span><text:span text:style-name="CharStyle14"><text:span text:style-name="T119">b</text:span></text:span><text:span text:style-name="CharStyle14"><text:span text:style-name="T134">čas ustala </text:span></text:span><text:span text:style-name="CharStyle14"><text:span text:style-name="T56">v</text:span></text:span><text:span text:style-name="CharStyle14"><text:span text:style-name="T134"> praní, zahľadela sa na prázdnu </text:span></text:span><text:soft-page-break/><text:span text:style-name="CharStyle14"><text:span text:style-name="T134">stenu naproti sebe, potom odvrátila od Ivka tvár, zpakruky si utrela oči, vzdychla a zas prala.</text:span></text:span></text:p>
        <text:p text:style-name="P13"><text:span text:style-name="CharStyle14"><text:span text:style-name="T134">Bola to smutná mať, a </text:span></text:span><text:span text:style-name="CharStyle14"><text:span text:style-name="T56">I</text:span></text:span><text:span text:style-name="CharStyle14"><text:span text:style-name="T134">vko o tom nevedel. Keď ju videl takú, aký </text:span></text:span><text:span text:style-name="CharStyle14"><text:span text:style-name="T69">b</text:span></text:span><text:span text:style-name="CharStyle14"><text:span text:style-name="T134">ol i on, cítil sa k nej bližšie, ale keď rozmýš</text:span></text:span><text:span text:style-name="CharStyle14"><text:span text:style-name="T69">ľ</text:span></text:span><text:span text:style-name="CharStyle14"><text:span text:style-name="T134">al o tom, za kým smúti, strpkly mu myšlienky.</text:span></text:span></text:p>
        <text:p text:style-name="P13"><text:span text:style-name="CharStyle14"><text:span text:style-name="T134">Podopieral si päsťou hlavu a díval sa na jej smútok. Pred jeho očami sa zjavil nemocničný dvor s otcovou truhlou z nefarbených dosák a za ním akási žena, neprestajne mu hudúca do ušú:</text:span></text:span></text:p>
        <text:p text:style-name="P13"><text:span text:style-name="CharStyle14"><text:span text:style-name="T134">„Žobrácka palica... Žobrácka palica... To chlapča je všetkému na vine... To chlapča...“</text:span></text:span></text:p>
        <text:p text:style-name="P13"><text:span text:style-name="CharStyle14"><text:span text:style-name="T134">Och, keby Ivko bol mal viac slov k svojim myšlienkam! Desať ráz ho strhlo pokušenie povedať jej niečo potešujúceho, mäkkého, ale zakaždým ústa sa mu otvorily len dopoly, potom jeho myšlienky sa zasekly v strachu a v neobvyklosti. Bál sa, a keď sa už desiaty raz presvedčil o tom, že jej nič takého nepovie, ľútostivé, nesplnené jeho roztúženie pohladkalo matkinu bielu tvár, do ktorej nalial to</text:span></text:span><text:span text:style-name="CharStyle14"><text:span text:style-name="T69">ľk</text:span></text:span><text:span text:style-name="CharStyle14"><text:span text:style-name="T134">o smútku, a jeho pery nečujne zašeptaly:</text:span></text:span></text:p>
        <text:p text:style-name="P13"><text:span text:style-name="CharStyle14"><text:span text:style-name="T69">— </text:span></text:span><text:span text:style-name="CharStyle14"><text:span text:style-name="T134">Mamka moja...</text:span></text:span></text:p>
        <text:p text:style-name="P13"><text:span text:style-name="CharStyle14"><text:span text:style-name="T134">Videl, že zas odvracia od neho tvár a utiera si oči opakom dlane.</text:span></text:span></text:p>
        <text:p text:style-name="P13"><text:span text:style-name="CharStyle14"><text:span text:style-name="T134">Nie, nechcela mu ich ukázať zaslzené.</text:span></text:span></text:p>
        <text:p text:style-name="P13"><text:span text:style-name="CharStyle14"><text:span text:style-name="T134">Vstal, premožený vedomím svojej nesmelosti, vošiel do izby a ľahol do postele. Oprel lakeť o podhlavnicu, počúval jednotvárne hr-hr, hr-hr, ktoré doliehalo sem z kuchyne, a ono vymaľovalo pred jeho oči matkinu tvár, veľkú bielu ruku, ktorej opakom si utierala slzy s očú. A pri tomto jednotvárnom hr-hr, hr-hr počínal chápať, že bieda jej rozryla túto tvár a že on jej pomohol vyryť do nej jej veľký smútok.</text:span></text:span></text:p>
        <text:p text:style-name="P13"><text:soft-page-break/><text:span text:style-name="CharStyle14"><text:span text:style-name="T134">— Och, ako by som jej chcel pomôcť, ako by som jej chcel pomôcť, — šeptal si Ivko a ešte dlho počúval jednotvárne hr-hr, hr-hr a predstavoval si pritom jej knísajúci sa driek: hore dolu — hore dolu — </text:span></text:span><text:span text:style-name="CharStyle14"><text:span text:style-name="T69">n</text:span></text:span><text:span text:style-name="CharStyle14"><text:span text:style-name="T134">eprestajne, neúnavne — aký to život!</text:span></text:span></text:p>
        <text:p text:style-name="P13"><text:span text:style-name="CharStyle14"><text:span text:style-name="T134">Keď sa ráno zobudil, prekvapený počúval z kuchyne už tak včas: hr-hr, hr-hr ako večer.</text:span></text:span></text:p>
        <text:p text:style-name="P13"><text:span text:style-name="CharStyle14"><text:span text:style-name="T134">Cez pootvorené dvere padal na stenu pás svetla, kde boly hodiny. Pozrel na ne: bolo pol šiestej.</text:span></text:span></text:p>
        <text:p text:style-name="P13"><text:span text:style-name="CharStyle14"><text:span text:style-name="T134">„Prečo tak</text:span></text:span><text:span text:style-name="CharStyle14"><text:span text:style-name="T69"> </text:span></text:span><text:span text:style-name="CharStyle14"><text:span text:style-name="T134">včas vstala dnes?“ znepokojovala ho myšlienka.</text:span></text:span></text:p>
        <text:p text:style-name="P13"><text:span text:style-name="CharStyle14"><text:span text:style-name="T134">Chvíľu rozmýšľal, potom skočil s postele, obliekol nohavice a vošiel do kuchyne. Dvere vrzly, keď ich otváral; mať sa obzrela, zadivila:</text:span></text:span></text:p>
        <text:p text:style-name="P13"><text:span text:style-name="CharStyle14"><text:span text:style-name="T134">— Čože tak včas vstávaš? — </text:span></text:span><text:span text:style-name="CharStyle14"><text:span text:style-name="T69">p</text:span></text:span><text:span text:style-name="CharStyle14"><text:span text:style-name="T134">ýtala sa.</text:span></text:span></text:p>
        <text:p text:style-name="P13"><text:span text:style-name="CharStyle14"><text:span text:style-name="T134">Ivko žmúril do začadenej petrolejovej lampky, čo stála pred matkou, a rozmýšľal, čo odpovedať.</text:span></text:span></text:p>
        <text:p text:style-name="P13"><text:span text:style-name="CharStyle14"><text:span text:style-name="T134">— A ty prečo? </text:span></text:span><text:span text:style-name="CharStyle14"><text:span text:style-name="T69">—</text:span></text:span><text:span text:style-name="CharStyle14"><text:span text:style-name="T134"> pýtal sa naraz, ani si neuvedomiac otázku.</text:span></text:span></text:p>
        <text:p text:style-name="P13"><text:span text:style-name="CharStyle14"><text:span text:style-name="T134">Mať </text:span></text:span><text:span text:style-name="CharStyle14"><text:span text:style-name="T69">sa</text:span></text:span><text:span text:style-name="CharStyle14"><text:span text:style-name="T134"> zahľadela na neho dlhým pohľadom a vzdychla.</text:span></text:span></text:p>
        <text:p text:style-name="P34"><text:span text:style-name="CharStyle14"><text:span text:style-name="T69">— </text:span></text:span><text:span text:style-name="CharStyle14"><text:span text:style-name="T134">Ja, bude treba viac robiť, keď už nebude otcových peňazí, — </text:span></text:span><text:span text:style-name="CharStyle14"><text:span text:style-name="T69">p</text:span></text:span><text:span text:style-name="CharStyle14"><text:span text:style-name="T134">ovedala po chvíli ustat</text:span></text:span><text:span text:style-name="CharStyle14"><text:span text:style-name="T56">e</text:span></text:span><text:span text:style-name="CharStyle14"><text:span text:style-name="T134"> a Ivko ostal stáť prekvapený, očami visel na jej nevyspatej tvári. Smútok mu svieral dušu, keď si predstavil, že teraz každý deň bude museť takto včas vstávať, aby ich mohla uživiť.</text:span></text:span></text:p>
        <text:p text:style-name="P13"><text:span text:style-name="CharStyle14"><text:span text:style-name="T134">Sadol si do kúta na veľkú truhlu a díval sa na jej zamydlené biele ruky, na kypiace biele mydliny v koryte a opakoval si v duchu neprestajne:</text:span></text:span></text:p>
        <text:p text:style-name="P13"><text:span text:style-name="CharStyle14"><text:span text:style-name="T69">„</text:span></text:span><text:span text:style-name="CharStyle14"><text:span text:style-name="T134">Aká to mať... Aká to mať...</text:span></text:span><text:span text:style-name="CharStyle14"><text:span text:style-name="T69">“</text:span></text:span></text:p>
        <text:p text:style-name="P13"><text:span text:style-name="CharStyle14"><text:span text:style-name="T134">Mihalnice mu po kúsku padaly na oči pri týchto myšlienkach, hlava klesala na </text:span></text:span><text:soft-page-break/><text:span text:style-name="CharStyle14"><text:span text:style-name="T134">prsia, spánok ho premáhal. A keď sa mu brada oprela o prsia, ostala tam opretá; vtom mať zavolala:</text:span></text:span></text:p>
        <text:p text:style-name="P13"><text:span text:style-name="CharStyle14"><text:span text:style-name="T134">— Čože si prišiel sem driemať? Chod spať.</text:span></text:span></text:p>
        <text:p text:style-name="P13"><text:span text:style-name="CharStyle14"><text:span text:style-name="T134">Ivko sa strhol, otvoril oči do širok</text:span></text:span><text:span text:style-name="CharStyle14"><text:span text:style-name="T56">a</text:span></text:span><text:span text:style-name="CharStyle14"><text:span text:style-name="T134">, pozrel na kypiace mydliny v koryte a na biele ruky, čo v nich mädlily bielizeň; povedal:</text:span></text:span></text:p>
        <text:p text:style-name="P13"><text:span text:style-name="CharStyle14"><text:span text:style-name="T134">— Nechce sa mi, — a</text:span></text:span><text:span text:style-name="CharStyle14"><text:span text:style-name="T69"> </text:span></text:span><text:span text:style-name="CharStyle14"><text:span text:style-name="T134">pre</text:span></text:span><text:span text:style-name="CharStyle14"><text:span text:style-name="T69"> </text:span></text:span><text:span text:style-name="CharStyle14"><text:span text:style-name="T134">seba: „Ke</text:span></text:span><text:span text:style-name="CharStyle14"><text:span text:style-name="T119">ď </text:span></text:span><text:span text:style-name="CharStyle14"><text:span text:style-name="T134">ani ona</text:span></text:span><text:span text:style-name="CharStyle14"><text:span text:style-name="T69"> </text:span></text:span><text:span text:style-name="CharStyle14"><text:span text:style-name="T134">nespí.“</text:span></text:span></text:p>
        <text:p text:style-name="P13"><text:span text:style-name="CharStyle14"><text:span text:style-name="T134">— Tak cho</text:span></text:span><text:span text:style-name="CharStyle14"><text:span text:style-name="T119">ď</text:span></text:span><text:span text:style-name="CharStyle14"><text:span text:style-name="T134"> dreva doniesť, — povedala mať a Ivko hne</text:span></text:span><text:span text:style-name="CharStyle14"><text:span text:style-name="T119">ď</text:span></text:span><text:span text:style-name="CharStyle14"><text:span text:style-name="T134"> striasol so seba spánok, vyskočil, schytil košík, a rozradostený, že od neho niečo pýta, vybehol do drevárne. Vrátil sa s kopcovitým košom dreva, a pretože mať už nemala pre neho inej roboty, sadol si k sporáku a prikladal na oheň až do raňajok.</text:span></text:span></text:p>
        <text:p text:style-name="P13"><text:span text:style-name="CharStyle14"><text:span text:style-name="T134">Ke</text:span></text:span><text:span text:style-name="CharStyle14"><text:span text:style-name="T119">ď</text:span></text:span><text:span text:style-name="CharStyle14"><text:span text:style-name="T134"> mu potom mať kládla na stolček tanier s rascovou polievkou, mal príjemný pocit, že si ho zaslúžil a že jej spravil dobre. Odchádzal do školy spokojný so sebou a sľuboval si cestou, keď jej tak ukrutne zaťažil život, že odteraz jej pri všetkom bude pomáhať a všetko jej spraví po vôli. Zo školy sa vracal domov behom, nevšímal si chlapcov, ktorí postávali po uliciach a dohadovali sa. Nevšímal si ich ani vtedy, keď vykrikovali za ním nádavky alebo volali ho k sebe kamarátsky. Chcel byť čím skôr doma, lebo za celý čas, čo sedel v lavici, trápily ho myšlienky na mať, na veľkú ťarchu, čo jej zavalil na plecia. Všetky štyri hodiny sníval o tom, ako jej bude pomáhať, a túžil ponúknuť jej svoju ochotnosť.</text:span></text:span></text:p>
        <text:p text:style-name="P13"><text:span text:style-name="CharStyle14"><text:span text:style-name="T134">Udychčaný dobehol do pitvora a zadivený začul zdnuka tresk a krik. Vošiel potichu do kuchyne. Matky nebolo doma, iba bratia Ondro a M</text:span></text:span><text:span text:style-name="CharStyle14"><text:span text:style-name="T119">i</text:span></text:span><text:span text:style-name="CharStyle14"><text:span text:style-name="T134">ch</text:span></text:span><text:span text:style-name="CharStyle14"><text:span text:style-name="T69">al</text:span></text:span><text:span text:style-name="CharStyle14"><text:span text:style-name="T134">, ktorí prekutávali celú kuchyňu; hľa</text:span></text:span><text:span text:style-name="CharStyle14"><text:span text:style-name="T69">da</text:span></text:span><text:span text:style-name="CharStyle14"><text:span text:style-name="T134">li niečo zjesť a nadávali, lebo nikde n</text:span></text:span><text:span text:style-name="CharStyle14"><text:span text:style-name="T69">i</text:span></text:span><text:span text:style-name="CharStyle14"><text:span text:style-name="T134">č nenašli</text:span></text:span><text:span text:style-name="CharStyle14"><text:span text:style-name="T69">.</text:span></text:span><text:span text:style-name="CharStyle14"><text:span text:style-name="T134"> Prehádzali všetko v kuchynskej skrini, kde mať mávala kuchynské potreby, i v izbe v každom </text:span></text:span><text:soft-page-break/><text:span text:style-name="CharStyle14"><text:span text:style-name="T134">kúte, ale všetko márne. Napokon si sadli v kuchyni na veľkú truhlu, podopreli sluchy dlaňami a mlčali.</text:span></text:span></text:p>
        <text:p text:style-name="P13"><text:span text:style-name="CharStyle14"><text:span text:style-name="T134">Boli hladní, a o materi i obede ani slychu. Čakali na ňu dlho, potom bolo počuť v pitvore čiesi kroky. Všetci traja upreli oči na dvere, Ivko so strachom, čo teraz bude, ale vstúpila len súseda.</text:span></text:span></text:p>
        <text:p text:style-name="P13"><text:span text:style-name="CharStyle14"><text:span text:style-name="T134">— Čakáte mať? — pýtala sa.</text:span></text:span></text:p>
        <text:p text:style-name="P13"><text:span text:style-name="CharStyle14"><text:span text:style-name="T134">— Pravdaže, ve</text:span></text:span><text:span text:style-name="CharStyle14"><text:span text:style-name="T119">ď</text:span></text:span><text:span text:style-name="CharStyle14"><text:span text:style-name="T134"> obeda nemáme, — odpovedal Ondro.</text:span></text:span></text:p>
        <text:p text:style-name="P13"><text:span text:style-name="CharStyle14"><text:span text:style-name="T134">— Tá vám išla do učite</text:span></text:span><text:span text:style-name="CharStyle14"><text:span text:style-name="T119">ľ</text:span></text:span><text:span text:style-name="CharStyle14"><text:span text:style-name="T69">ov</text:span></text:span><text:span text:style-name="CharStyle14"><text:span text:style-name="T134">, volali ju nachytro pomôcť prať, a u mňa vám nechala trochu fazule na obed. Donesiem vám ju.</text:span></text:span></text:p>
        <text:p text:style-name="P13"><text:span text:style-name="CharStyle14"><text:span text:style-name="T134">Odbehla a o chví</text:span></text:span><text:span text:style-name="CharStyle14"><text:span text:style-name="T119">ľ</text:span></text:span><text:span text:style-name="CharStyle14"><text:span text:style-name="T134">u sa vrátila s hrnčekom fazule, čo ostala od včera večera. Bratia sa hltavo pustili do nej, Ivkovi nedali z nej ani za lyžičku.</text:span></text:span></text:p>
        <text:p text:style-name="P13"><text:span text:style-name="CharStyle14"><text:span text:style-name="T134">— Ty dočkáš, kým mať príde, a my musíme ísť do roboty, — povedal Ondro.</text:span></text:span></text:p>
        <text:p text:style-name="P13"><text:span text:style-name="CharStyle14"><text:span text:style-name="T134">Hladný, zronený Ivko vyšiel na dvor a do polí. Od hladu cítil kŕče v žalúdku, ale nebolo mu zato smutno, len pá</text:span></text:span><text:span text:style-name="CharStyle14"><text:span text:style-name="T56">ľ</text:span></text:span><text:span text:style-name="CharStyle14"><text:span text:style-name="T134">čivo ho bolela myšlienka, ako sa všetko porú</text:span></text:span><text:span text:style-name="CharStyle14"><text:span text:style-name="T69">č</text:span></text:span><text:span text:style-name="CharStyle14"><text:span text:style-name="T134">alo u</text:span></text:span><text:span text:style-name="CharStyle14"><text:span text:style-name="T69"> </text:span></text:span><text:span text:style-name="CharStyle14"><text:span text:style-name="T134">nich od otcovej smrti. Najmladší bratia b</text:span></text:span><text:span text:style-name="CharStyle14"><text:span text:style-name="T56">o</text:span></text:span><text:span text:style-name="CharStyle14"><text:span text:style-name="T134">li kdesi po súsedoch, každý u iného, starší v robote, a mať chodila celý deň po praní, na</text:span></text:span><text:span text:style-name="CharStyle14"><text:span text:style-name="T69"> </text:span></text:span><text:span text:style-name="CharStyle14"><text:span text:style-name="T134">obed sa nevracala domov a večer prišla zodratá a stonajúca od únavy, stala si ku korytu a stonala a zas prala. Celý ich dom bol samá para a bielizeň a jednotvárny ve</text:span></text:span><text:span text:style-name="CharStyle14"><text:span text:style-name="T119">ľ</text:span></text:span><text:span text:style-name="CharStyle14"><text:span text:style-name="T69">k</text:span></text:span><text:span text:style-name="CharStyle14"><text:span text:style-name="T134">ý smútok, húževnatý, neodbytný.</text:span></text:span></text:p>
        <text:p text:style-name="P13"><text:span text:style-name="CharStyle14"><text:span text:style-name="T134">Ivko pochodil po vŕbových húštinách, potom mu prišly na um úlohy; vrátil sa domov. Dvere boly zavreté, k</text:span></text:span><text:span text:style-name="CharStyle14"><text:span text:style-name="T56">ľ</text:span></text:span><text:span text:style-name="CharStyle14"><text:span text:style-name="T134">úč pod hradou. Odomkol ich, vošiel do domu, presiaknutého parami a u</text:span></text:span><text:span text:style-name="CharStyle14"><text:span text:style-name="T69">stat</text:span></text:span><text:span text:style-name="CharStyle14"><text:span text:style-name="T134">osťou. Zastal stred kuchyne, pozeral na vlhké kúty stien, och, a tak horúco si prial, aby sa sem vrátil život a trochu jeho radosti, — aspoň to</text:span></text:span><text:span text:style-name="CharStyle14"><text:span text:style-name="T119">ľ</text:span></text:span><text:span text:style-name="CharStyle14"><text:span text:style-name="T134">ko, ako bývalo v ňom nedávno</text:span></text:span><text:span text:style-name="CharStyle14"><text:span text:style-name="T69">,</text:span></text:span><text:span text:style-name="CharStyle14"><text:span text:style-name="T134"> </text:span></text:span><text:span text:style-name="CharStyle14"><text:span text:style-name="T119">t</text:span></text:span><text:span text:style-name="CharStyle14"><text:span text:style-name="T134">úžil spraviť čosi ve</text:span></text:span><text:span text:style-name="CharStyle14"><text:span text:style-name="T56">ľ</text:span></text:span><text:span text:style-name="CharStyle14"><text:span text:style-name="T134">kého, čosi hrdinského, </text:span></text:span><text:soft-page-break/><text:span text:style-name="CharStyle14"><text:span text:style-name="T134">čo by zachránilo ich rodinu. Stál tu stred pustého domu a blúznil o tom,</text:span></text:span><text:span text:style-name="CharStyle14"><text:span text:style-name="T69"> </text:span></text:span><text:span text:style-name="CharStyle14"><text:span text:style-name="T134">ako doniesť odkiaľsi hŕbu peňazí a pohodiť ich matke do lona a smieriť ju tak s osudom — vtom mocný kŕč v žalúdku zohol ho v páse. Pálilo ho v žalúdku ako oheň. </text:span></text:span><text:span text:style-name="CharStyle14"><text:span text:style-name="T56">Ť</text:span></text:span><text:span text:style-name="CharStyle14"><text:span text:style-name="T134">arbavým krokom podišiel k dverám, napil sa vody, aby utíšil kŕčovité obraty žalúdka, a sadol za stôl k úlohám. Vhĺbil sa do nich, pozabudol v nich na svoj život. Pred ním bol krčah vody, z neho mechanicky popíjal po každej štvrťhodinke, keď sa hlad zas ohlásil.</text:span></text:span></text:p>
        <text:p text:style-name="P13"><text:span text:style-name="CharStyle14"><text:span text:style-name="T134">Pri písaní a učení zabudol na svet i na seba a spamätal sa iba vtedy, keď vrzly kuchynské dvere. Ktosi prešiel cez kuchyňu, vstrčil hlavu do izbových dverí. </text:span></text:span><text:span text:style-name="CharStyle14"><text:span text:style-name="T69">I</text:span></text:span><text:span text:style-name="CharStyle14"><text:span text:style-name="T134">vko zodvihol oči a zazrel mať.</text:span></text:span></text:p>
        <text:p text:style-name="P13"><text:span text:style-name="CharStyle14"><text:span text:style-name="T69">— </text:span></text:span><text:span text:style-name="CharStyle14"><text:span text:style-name="T134">Ty si?— pýtala sa, vošla, akýsi balíček z novinových papierov položila na stôl. — U Mariankov som vám nechala obed, obedoval si? — pýtala sa.</text:span></text:span></text:p>
        <text:p text:style-name="P13"><text:span text:style-name="CharStyle14"><text:span text:style-name="T134">Pozrel na</text:span></text:span><text:span text:style-name="CharStyle14"><text:span text:style-name="T69"> </text:span></text:span><text:span text:style-name="CharStyle14"><text:span text:style-name="T134">ňu s nedorozumením, prišlo mu na um, že nejedol, a pri tejto myšlienke kŕč mu znova prevrátil žalúdok. Pokrútil záporne hlavou a zašeptal trpko:</text:span></text:span></text:p>
        <text:p text:style-name="P13"><text:span text:style-name="CharStyle14"><text:span text:style-name="T134">— Nedali mi.</text:span></text:span></text:p>
        <text:p text:style-name="P13"><text:span text:style-name="CharStyle14"><text:span text:style-name="T134">— Nedali? Potvory. No zajedz si z tohto, to mi dali u učiteľov.</text:span></text:span></text:p>
        <text:p text:style-name="P13"><text:span text:style-name="CharStyle14"><text:span text:style-name="T134">Položila pred neho balíček z novinového papieru. Ivko ho náhlivo rozbalil, zazrel v ňom všelijaké koláčiky, pečivá, mäso. Chtivo sa pustil do nich</text:span></text:span><text:span text:style-name="CharStyle14"><text:span text:style-name="T69"> </text:span></text:span><text:span text:style-name="CharStyle14"><text:span text:style-name="T134">a zabudol pritom na seba, na mať, na ich smútok — na všetko. A keď už len kúsok bol v balíčku, nevdojak zodvihol oči a zazrel mať, ako sleduje očami jeho ruku, ktorou kládol do úst ostatný kúsok pečiva.</text:span></text:span></text:p>
        <text:p text:style-name="P13"><text:span text:style-name="CharStyle14"><text:span text:style-name="T134">Zháčil sa.</text:span></text:span></text:p>
        <text:p text:style-name="P19"><text:span text:style-name="CharStyle14"><text:span text:style-name="T134">— A ty si jedla? — pýtal sa a pomýlený h</text:span></text:span><text:span text:style-name="CharStyle14"><text:span text:style-name="T119">ľ</text:span></text:span><text:span text:style-name="CharStyle14"><text:span text:style-name="T134">ade</text:span></text:span><text:span text:style-name="CharStyle14"><text:span text:style-name="T69">l </text:span></text:span><text:span text:style-name="CharStyle14"><text:span text:style-name="T134">na jej tvár, ovisnutú od únavy.</text:span></text:span></text:p>
        <text:p text:style-name="P13"><text:soft-page-break/><text:span text:style-name="CharStyle14"><text:span text:style-name="T134">Hodila rukou, pozrela kamsi do kúta izby a povedala polohlasom akoby len sama pre seba:</text:span></text:span></text:p>
        <text:p text:style-name="P13"><text:span text:style-name="CharStyle14"><text:span text:style-name="T134">— Zato nič.</text:span></text:span></text:p>
        <text:p text:style-name="P13"><text:span text:style-name="CharStyle14"><text:span text:style-name="T134">Potom vstala, vošla do kuchyne a o chví</text:span></text:span><text:span text:style-name="CharStyle14"><text:span text:style-name="T56">ľ</text:span></text:span><text:span text:style-name="CharStyle14"><text:span text:style-name="T134">u </text:span></text:span><text:span text:style-name="CharStyle14"><text:span text:style-name="T69">I</text:span></text:span><text:span text:style-name="CharStyle14"><text:span text:style-name="T134">vko počul jednotvárne hr-hr, hr-hr, hr-hr, hr-hr na starej valche. Ukrutná výčitka mu zaľahla na myšlienky, lebo prišlo mu na um, že akiste všetko, čo jej dali, priniesla sem, aby sa s nimi rozdelila — a on to zjedol sám.</text:span></text:span></text:p>
        <text:p text:style-name="P13"><text:span text:style-name="CharStyle14"><text:span text:style-name="T134">Stála celkom jasne pred jeho duševným zrakom a Ivko h</text:span></text:span><text:span text:style-name="CharStyle14"><text:span text:style-name="T119">ľ</text:span></text:span><text:span text:style-name="CharStyle14"><text:span text:style-name="T134">adel do jej očú rozsmútený a mocne si uvedomoval, že to nemôže byť obyčajná mať, keď takto na nich pracuje a vždy na nich myslí, svoj obed im prinesie, a nepovie ani slova, nenahnevá sa, keď jej ho zje. Nové a nové myšlienky na ňu vytrhávaly ho z učenia, znepokojovaly jeho svedomie. Nemohol sa už učiť. Znova a znova dobývala sa k nemu myšlienka o jeho matke. Kto je ona? Aká je? Nikdy im ani slovkom ani posunkom nevyjaví svoje city, nepomazne sa s nimi, nezavolá ich maznavými menami — ničím, ničím neprezrádza, že ich</text:span></text:span><text:span text:style-name="CharStyle14"><text:span text:style-name="T69"> </text:span></text:span><text:span text:style-name="CharStyle14"><text:span text:style-name="T134">má rada, len robí, ukrutne, zversk</text:span></text:span><text:span text:style-name="CharStyle14"><text:span text:style-name="T119">y</text:span></text:span><text:span text:style-name="CharStyle14"><text:span text:style-name="T69"> </text:span></text:span><text:span text:style-name="CharStyle14"><text:span text:style-name="T134">robí na nich od rána, keď oni ešte nevstali, a do večera, keď už spia.</text:span></text:span></text:p>
        <text:p text:style-name="P13"><text:span text:style-name="CharStyle14"><text:span text:style-name="T134">— Och, aká to mať, aká čudná mať... </text:span></text:span><text:span text:style-name="CharStyle14"><text:span text:style-name="T69">—</text:span></text:span><text:span text:style-name="CharStyle14"><text:span text:style-name="T134"> vzdychol Ivko a zachcelo sa mu vide</text:span></text:span><text:span text:style-name="CharStyle14"><text:span text:style-name="T119">ť</text:span></text:span><text:span text:style-name="CharStyle14"><text:span text:style-name="T134"> ju zblízka, pohladiť očami jej ustatú tvár.</text:span></text:span></text:p>
        <text:p text:style-name="P13"><text:span text:style-name="CharStyle14"><text:span text:style-name="T134">Podišiel pomaly k dverám, pootvoril ich, všmykol sa do kuchyne. Stála pri koryte ako obyčajne, neúnavne brhlila dlaňami hore dolu, a nič, celkom nič neprezrádzalo v jej tvári väčší smútok, ako inokedy v nej Ivko vídal, nič neprezrádzalo, že dnes nemala obed.</text:span></text:span></text:p>
        <text:p text:style-name="P13"><text:span text:style-name="CharStyle14"><text:span text:style-name="T134">Ivka to zmiatlo.</text:span></text:span></text:p>
        <text:p text:style-name="P13"><text:soft-page-break/><text:span text:style-name="CharStyle14"><text:span text:style-name="T134">Či azda preto nič nevide</text:span></text:span><text:span text:style-name="CharStyle14"><text:span text:style-name="T69">ť</text:span></text:span><text:span text:style-name="CharStyle14"><text:span text:style-name="T134"> na nej, že sa jej to často stáva, či prečo, Bože môj?</text:span></text:span></text:p>
        <text:p text:style-name="P13"><text:span text:style-name="CharStyle14"><text:span text:style-name="T69">„</text:span></text:span><text:span text:style-name="CharStyle14"><text:span text:style-name="T134">Ma</text:span></text:span><text:span text:style-name="CharStyle14"><text:span text:style-name="T69">ť</text:span></text:span><text:span text:style-name="CharStyle14"><text:span text:style-name="T134"> moja čudná,“ zašeptal Ivko v duchu a neodolateľne mocne sa mu žiadalo ospravedlniť sa</text:span></text:span><text:span text:style-name="CharStyle14"><text:span text:style-name="T69">, </text:span></text:span><text:span text:style-name="CharStyle14"><text:span text:style-name="T134">povedať jej, aby prepáčila. Niekoľko ráz i pootvoril ústa, ale nedalo mu vyriecť tieto slová. Boli si takí ďalekí ústnymi prejavmi, boli</text:span></text:span><text:span text:style-name="CharStyle14"><text:span text:style-name="T69"> </text:span></text:span><text:span text:style-name="CharStyle14"><text:span text:style-name="T134">takí nenavyknutí na ne, že Ivko sa nemohol odhodlať vysloviť ich. Nechcely mu ísť na jazyk. Roztrpčený svojou okúňavosťou sadol si k sporáku, podkladal na oheň, myslel na zverskú robotu, s ktorou sa každý deň takto ruje, na ich zrútenú domácnosť, na svady, ktoré boly vždy, keď mať nemohla dať bratom to, čo si žiadali, </text:span></text:span><text:span text:style-name="CharStyle14"><text:span text:style-name="T69">— a</text:span></text:span><text:span text:style-name="CharStyle14"><text:span text:style-name="T134"> bolo mu zúfalo. Chaos mu nastal v hlave o jeho materi. Predstavy, ktoré mal o nej dosia</text:span></text:span><text:span text:style-name="CharStyle14"><text:span text:style-name="T119">ľ</text:span></text:span><text:span text:style-name="CharStyle14"><text:span text:style-name="T134">, sa zrútily, keď mu takto ukázala, že nevie, kto je, že býval s ňou pod jednou strechou dvanásť rokov, a nepoznal ju. Nie, nevedel, kto je, len s bojazlivou úzkostlivosťou začal tušiť, že čosi ozrutne veľkolepého je v nej, — čosi ohromujúceho, čo nevládal porozumeť pre svoju mladosť a neskúsenosť. Presvedčil sa, že je tajomná, uzavretá do svojich myšlienok v bôli i v radosti, a táto tajomnosť vzbúrila teraz jeho fantáziu všelijakými dohadmi. Koľko asi pretrpela za nich, a nepovedala ani slova... Koľko odvrhnutí zniesla len od neho, koľko ráz odbehol z domu, a neposlúchol ju...</text:span></text:span></text:p>
        <text:p text:style-name="P13"><text:span text:style-name="CharStyle14"><text:span text:style-name="T134">Bolo mu trpko, keď teraz vyratúval tieto prípady, a čosi sa mu chcelo spraviť pre zachránenie jej pokojných dní,</text:span></text:span><text:span text:style-name="CharStyle14"><text:span text:style-name="T69"> </text:span></text:span><text:span text:style-name="CharStyle14"><text:span text:style-name="T134">ale nevedel, čo by to malo byť.</text:span></text:span><text:span text:style-name="CharStyle14"><text:span text:style-name="T69"> </text:span></text:span><text:span text:style-name="CharStyle14"><text:span text:style-name="T134">—</text:span></text:span></text:p>
        <text:p text:style-name="P13"><text:span text:style-name="CharStyle14"><text:span text:style-name="T134">O šiestej vkročil do kuchyne Ondro, odhodil už z dverí čiapku na truhlu v kúte kuchyne, zvrčal na Ivka:</text:span></text:span></text:p>
        <text:p text:style-name="P20"><text:span text:style-name="CharStyle14"><text:span text:style-name="T69">— </text:span></text:span><text:span text:style-name="CharStyle14"><text:span text:style-name="T134">Ber sa odtiaľ.</text:span></text:span></text:p>
        <text:p text:style-name="P13"><text:span text:style-name="CharStyle14"><text:span text:style-name="T134">Ivko vstal so stolčeka a Ondro si sadol na jeho miesto. Potom prišiel i Michal, začali sa kartovať. Ivko h</text:span></text:span><text:span text:style-name="CharStyle14"><text:span text:style-name="T119">ľ</text:span></text:span><text:span text:style-name="CharStyle14"><text:span text:style-name="T134">adel na nich dnes bez záujmu, prehŕ</text:span></text:span><text:span text:style-name="CharStyle14"><text:span text:style-name="T69">ň</text:span></text:span><text:span text:style-name="CharStyle14"><text:span text:style-name="T134">al sa v myšlienkach </text:span></text:span><text:soft-page-break/><text:span text:style-name="CharStyle14"><text:span text:style-name="T134">na svoju mať.</text:span></text:span></text:p>
        <text:p text:style-name="P13"><text:span text:style-name="CharStyle14"><text:span text:style-name="T134">Naraz mať prestala brhliť bielizeň, ohlásila sa:</text:span></text:span></text:p>
        <text:p text:style-name="P35"><text:span text:style-name="CharStyle14"><text:span text:style-name="T69">— </text:span></text:span><text:span text:style-name="CharStyle14"><text:span text:style-name="T134">Ondro, dostali ste diškréciu, dajte mi z nej niečo. Veľmi potrebujem.</text:span></text:span></text:p>
        <text:p text:style-name="P13"><text:span text:style-name="CharStyle14"><text:span text:style-name="T134">Ondro, zadivený, zodvihol hlavu a zadíval sa na ňu nechápavo.</text:span></text:span></text:p>
        <text:p text:style-name="P13"><text:span text:style-name="CharStyle14"><text:span text:style-name="T134">— A to že od koho? Kto ti povedal? Ni</text:span></text:span><text:span text:style-name="CharStyle14"><text:span text:style-name="T56">č</text:span></text:span><text:span text:style-name="CharStyle14"><text:span text:style-name="T134"> sme nedostali.</text:span></text:span></text:p>
        <text:p text:style-name="P13"><text:span text:style-name="CharStyle14"><text:span text:style-name="T69">— </text:span></text:span><text:span text:style-name="CharStyle14"><text:span text:style-name="T134">Ale hej, dostali ste, viem. Dajte mi niečo, nemám peňazí, a vari</text:span></text:span><text:span text:style-name="CharStyle14"><text:span text:style-name="T69">ť</text:span></text:span><text:span text:style-name="CharStyle14"><text:span text:style-name="T134"> niet čo.</text:span></text:span></text:p>
        <text:p text:style-name="P13"><text:span text:style-name="CharStyle14"><text:span text:style-name="T134">— Ve</text:span></text:span><text:span text:style-name="CharStyle14"><text:span text:style-name="T119">ď</text:span></text:span><text:span text:style-name="CharStyle14"><text:span text:style-name="T69"> </text:span></text:span><text:span text:style-name="CharStyle14"><text:span text:style-name="T134">sme nikam </text:span></text:span><text:span text:style-name="CharStyle14"><text:span text:style-name="T69">ne</text:span></text:span><text:span text:style-name="CharStyle14"><text:span text:style-name="T134">zan</text:span></text:span><text:span text:style-name="CharStyle14"><text:span text:style-name="T69">áš</text:span></text:span><text:span text:style-name="CharStyle14"><text:span text:style-name="T134">ali nábytok, však, Mišo?</text:span></text:span></text:p>
        <text:p text:style-name="P13"><text:span text:style-name="CharStyle14"><text:span text:style-name="T134">— Ale pravdaže nie, — prisviedčal Michal. — </text:span></text:span><text:span text:style-name="CharStyle14"><text:span text:style-name="T69">L</text:span></text:span><text:span text:style-name="CharStyle14"><text:span text:style-name="T134">en kto ti to zas povedal?</text:span></text:span></text:p>
        <text:p text:style-name="P13"><text:span text:style-name="CharStyle14"><text:span text:style-name="T134">— Ach, do učiteľov ste zanášali, ve</text:span></text:span><text:span text:style-name="CharStyle14"><text:span text:style-name="T119">ď</text:span></text:span><text:span text:style-name="CharStyle14"><text:span text:style-name="T134"> som tam prala, povedali mi. Čo sa škriepite? Dajte, pomôžte aspoň trošku.</text:span></text:span></text:p>
        <text:p text:style-name="P13"><text:span text:style-name="CharStyle14"><text:span text:style-name="T134">Ondro sa na chví</text:span></text:span><text:span text:style-name="CharStyle14"><text:span text:style-name="T119">ľ</text:span></text:span><text:span text:style-name="CharStyle14"><text:span text:style-name="T134">u zháčil, keď ho takto prichytila pri cigánstve, ale potom odvrkol zanovit</text:span></text:span><text:span text:style-name="CharStyle14"><text:span text:style-name="T56">e</text:span></text:span><text:span text:style-name="CharStyle14"><text:span text:style-name="T134">:</text:span></text:span></text:p>
        <text:p text:style-name="P13"><text:span text:style-name="CharStyle14"><text:span text:style-name="T134">— Ale daj pokoj. Potrebujeme na klobúky, aj ja, aj Mišo. Či budeme chodiť ako žobráci, keď sa iní riadne obliekajú?</text:span></text:span></text:p>
        <text:p text:style-name="P13"><text:span text:style-name="CharStyle14"><text:span text:style-name="T134">— Aspoň niečo, — prosila mať ustat</text:span></text:span><text:span text:style-name="CharStyle14"><text:span text:style-name="T56">e</text:span></text:span><text:span text:style-name="CharStyle14"><text:span text:style-name="T134">, hlas jej slabol od vysilenia. — Nevládzem sama...</text:span></text:span></text:p>
        <text:p text:style-name="P13"><text:span text:style-name="CharStyle14"><text:span text:style-name="T134">Ivko ustarostený h</text:span></text:span><text:span text:style-name="CharStyle14"><text:span text:style-name="T56">ľ</text:span></text:span><text:span text:style-name="CharStyle14"><text:span text:style-name="T134">adel na mať, ako sa jej preťahovala tvár od vysilenia, a s úzkosťou čakal, čo Ondro odpovie. Ale on mlčal, nevšímal si ju.</text:span></text:span></text:p>
        <text:p text:style-name="P13"><text:span text:style-name="CharStyle14"><text:span text:style-name="T134">— Ve</text:span></text:span><text:span text:style-name="CharStyle14"><text:span text:style-name="T119">ď</text:span></text:span><text:span text:style-name="CharStyle14"><text:span text:style-name="T134"> sa nemusíte tak parádiť, my sme len chudobní </text:span></text:span><text:span text:style-name="CharStyle14"><text:span text:style-name="T56">ľ</text:span></text:span><text:span text:style-name="CharStyle14"><text:span text:style-name="T134">udia. Aspoň niečo dajte, chlapci, na stravu,</text:span></text:span><text:bookmark-start text:name="bookmark19"/><text:span text:style-name="CharStyle4"><text:span text:style-name="T69"> </text:span></text:span><text:bookmark-end text:name="bookmark19"/><text:span text:style-name="CharStyle14"><text:span text:style-name="T134">majte uznanie, — prosila vytrvalo, a Ondro naraz shrnul karty, vstr</text:span></text:span><text:span text:style-name="CharStyle14"><text:span text:style-name="T69">č</text:span></text:span><text:span text:style-name="CharStyle14"><text:span text:style-name="T134">il ich do vrecka, hlavou kývol na Michala:</text:span></text:span></text:p>
        <text:p text:style-name="P13"><text:span text:style-name="CharStyle14"><text:span text:style-name="T69">—</text:span></text:span><text:span text:style-name="CharStyle14"><text:span text:style-name="T134"> Hybaj, nemáme tu pokoja, </text:span></text:span><text:span text:style-name="CharStyle14"><text:span text:style-name="T69">—</text:span></text:span><text:span text:style-name="CharStyle14"><text:span text:style-name="T134"> povedal a strmým krokom vyšiel z kuchyne. Michal za ním.</text:span></text:span></text:p>
        <text:p text:style-name="P13"><text:soft-page-break/><text:span text:style-name="CharStyle14"><text:span text:style-name="T134">Mať pozrela za nimi zúfalá, ruky jej odvisly</text:span></text:span><text:span text:style-name="CharStyle14"><text:span text:style-name="T69"> </text:span></text:span><text:span text:style-name="CharStyle14"><text:span text:style-name="T134">k</text:span></text:span><text:span text:style-name="CharStyle14"><text:span text:style-name="T69"> </text:span></text:span><text:span text:style-name="CharStyle14"><text:span text:style-name="T134">bokom. Premožená únavou a myšlienkami klesla na stoličku, </text:span></text:span><text:span text:style-name="CharStyle14"><text:span text:style-name="T69">č</text:span></text:span><text:span text:style-name="CharStyle14"><text:span text:style-name="T134">o stála z</text:span></text:span><text:span text:style-name="CharStyle14"><text:span text:style-name="T69">a ň</text:span></text:span><text:span text:style-name="CharStyle14"><text:span text:style-name="T134">ou, </text:span></text:span><text:span text:style-name="CharStyle14"><text:span text:style-name="T69">a o</text:span></text:span><text:span text:style-name="CharStyle14"><text:span text:style-name="T134">stal</text:span></text:span><text:span text:style-name="CharStyle14"><text:span text:style-name="T69">a s</text:span></text:span><text:span text:style-name="CharStyle14"><text:span text:style-name="T134">edeť ako drevená.</text:span></text:span></text:p>
        <text:p text:style-name="P13"><text:span text:style-name="CharStyle14"><text:span text:style-name="T134">Pálčivá </text:span></text:span><text:span text:style-name="CharStyle14"><text:span text:style-name="T56">ľ</text:span></text:span><text:span text:style-name="CharStyle14"><text:span text:style-name="T134">útosť zatriasla Ivk</text:span></text:span><text:span text:style-name="CharStyle14"><text:span text:style-name="T69">ov</text:span></text:span><text:span text:style-name="CharStyle14"><text:span text:style-name="T134">o vedomie, keď h</text:span></text:span><text:span text:style-name="CharStyle14"><text:span text:style-name="T119">ľ</text:span></text:span><text:span text:style-name="CharStyle14"><text:span text:style-name="T134">adel na jej zlomenosť. Rozhorčenie ho mykalo pri pomyslení, že ju takto odbavili.</text:span></text:span></text:p>
        <text:p text:style-name="P13"><text:span text:style-name="CharStyle14"><text:span text:style-name="T134">Sedela dlho taká zdrevenená, s bielou tvárou, bielymi rukami, vyžratými od lúhu, a Ivko nevydržal h</text:span></text:span><text:span text:style-name="CharStyle14"><text:span text:style-name="T56">ľ</text:span></text:span><text:span text:style-name="CharStyle14"><text:span text:style-name="T134">adeť na ňu a cítiť, ako trpí. Vbehol do izby, hodil sa na poste</text:span></text:span><text:span text:style-name="CharStyle14"><text:span text:style-name="T56">ľ</text:span></text:span><text:span text:style-name="CharStyle14"><text:span text:style-name="T134">. Slzy ho zalialy od rozhorčenia a horúce stekaly mu po tvári, lebo nevedel sa oslobodiť od myšlienky, že on je všetkému na vine, že nebolo tak zle, kým otec žil a prinášal do domu trochu groša. Boril sa s clivými myšlienkami do večera, potom podoprel lakeť o perinu a cez oblok, zastretý hustou tmou, pozrel do noci a povedal odhodlane:</text:span></text:span></text:p>
        <text:p text:style-name="P13"><text:span text:style-name="CharStyle14"><text:span text:style-name="T134">— Budem učňom, — uč</text:span></text:span><text:span text:style-name="CharStyle14"><text:span text:style-name="T69">ň</text:span></text:span><text:span text:style-name="CharStyle14"><text:span text:style-name="T134">om — a budem jej dávať diškréc</text:span></text:span><text:span text:style-name="CharStyle14"><text:span text:style-name="T69">ie</text:span></text:span><text:span text:style-name="CharStyle14"><text:span text:style-name="T134">, keď dostanem... Budem učňom... učňom...</text:span></text:span><text:span text:style-name="CharStyle14"><text:span text:style-name="T69">— o</text:span></text:span><text:span text:style-name="CharStyle14"><text:span text:style-name="T134">pakoval si Ivko neprestajne, a na podiv: u</text:span></text:span><text:span text:style-name="CharStyle14"><text:span text:style-name="T56">ľ</text:span></text:span><text:span text:style-name="CharStyle14"><text:span text:style-name="T134">ah</text:span></text:span><text:span text:style-name="CharStyle14"><text:span text:style-name="T119">č</text:span></text:span><text:span text:style-name="CharStyle14"><text:span text:style-name="T134">ilo sa mu na duši, myšlienky o</text:span></text:span><text:span text:style-name="CharStyle14"><text:span text:style-name="T119">ľ</text:span></text:span><text:span text:style-name="CharStyle14"><text:span text:style-name="T134">ahkavely, zacítil sa dobre, vo</text:span></text:span><text:span text:style-name="CharStyle14"><text:span text:style-name="T56">ľ</text:span></text:span><text:span text:style-name="CharStyle14"><text:span text:style-name="T134">ne pri tomto odhodlaní.</text:span></text:span></text:p>
        <text:p text:style-name="P13"><text:span text:style-name="CharStyle14"><text:span text:style-name="T134">Vstal, vyzliekol sa a s týmto odhodlaním v myšlien</text:span></text:span><text:span text:style-name="CharStyle14"><text:span text:style-name="T69">ka</text:span></text:span><text:span text:style-name="CharStyle14"><text:span text:style-name="T134">ch </text:span></text:span><text:span text:style-name="CharStyle14"><text:span text:style-name="T119">ľ</text:span></text:span><text:span text:style-name="CharStyle14"><text:span text:style-name="T134">ahol si spať. V predstave hučalo mu ve</text:span></text:span><text:span text:style-name="CharStyle14"><text:span text:style-name="T56">ľ</text:span></text:span><text:span text:style-name="CharStyle14"><text:span text:style-name="T134">a strojov, okolo ktorých chodí opásaný zásterkou a pomáha hob</text:span></text:span><text:span text:style-name="CharStyle14"><text:span text:style-name="T119">ľ</text:span></text:span><text:span text:style-name="CharStyle14"><text:span text:style-name="T134">ovať. Od pondelka do soboty potíska dosky do hob</text:span></text:span><text:span text:style-name="CharStyle14"><text:span text:style-name="T56">ľ</text:span></text:span><text:span text:style-name="CharStyle14"><text:span text:style-name="T134">ovacieho stroja, brodí sa po kolená v stružlinách. A v sobotu večer, keď sa všetci poumývajú, učnia idú s náradím, vezú ho na ve</text:span></text:span><text:span text:style-name="CharStyle14"><text:span text:style-name="T119">ľ</text:span></text:span><text:span text:style-name="CharStyle14"><text:span text:style-name="T69">k</text:span></text:span><text:span text:style-name="CharStyle14"><text:span text:style-name="T134">om</text:span></text:span><text:span text:style-name="CharStyle25"><text:span text:style-name="T134"> </text:span></text:span><text:span text:style-name="CharStyle14"><text:span text:style-name="T134">vozíku, ako </text:span></text:span><text:span text:style-name="CharStyle14"><text:span text:style-name="T69">I</text:span></text:span><text:span text:style-name="CharStyle14"><text:span text:style-name="T134">vko vídal voziť Michala, on napredku, starší učni</text:span></text:span><text:span text:style-name="CharStyle14"><text:span text:style-name="T69">a p</text:span></text:span><text:span text:style-name="CharStyle14"><text:span text:style-name="T134">otískajú. Dovezú náradie do panského domu a pani im dá po desiatich, pätnástich korunách. Ivko uteká domov, rozradostený stíska vo vrecku diškréciu a myslí na</text:span></text:span><text:span text:style-name="CharStyle14"><text:span text:style-name="T69"> </text:span></text:span><text:span text:style-name="CharStyle14"><text:span text:style-name="T134">mať, že jej pomôže. A keď vchádza do dverí, vyťahuje peniaze, v ruke ich nesie cez kuchyňu, kladie na</text:span></text:span><text:span text:style-name="CharStyle14"><text:span text:style-name="T69"> </text:span></text:span><text:span text:style-name="CharStyle14"><text:span text:style-name="T134">stôl, o</text:span></text:span><text:span text:style-name="CharStyle14"><text:span text:style-name="T69">b</text:span></text:span><text:span text:style-name="CharStyle14"><text:span text:style-name="T134">elený</text:span></text:span><text:span text:style-name="CharStyle14"><text:span text:style-name="T69"> </text:span></text:span><text:span text:style-name="CharStyle14"><text:span text:style-name="T134">od horúcej bielizne, a na jej unavenej tvári zaihrá </text:span></text:span><text:soft-page-break/><text:span text:style-name="CharStyle14"><text:span text:style-name="T134">úsmev, — dobrý, v</text:span></text:span><text:span text:style-name="CharStyle14"><text:span text:style-name="T69">ď</text:span></text:span><text:span text:style-name="CharStyle14"><text:span text:style-name="T134">ačný úsmev, ktorý Ivka obšťastňuje.</text:span></text:span></text:p>
        <text:p text:style-name="P13"><text:span text:style-name="CharStyle14"><text:span text:style-name="T69">—</text:span></text:span><text:span text:style-name="CharStyle14"><text:span text:style-name="T134"> Učňom... učňom... učňom...</text:span></text:span><text:span text:style-name="CharStyle14"><text:span text:style-name="T69">—</text:span></text:span><text:span text:style-name="CharStyle14"><text:span text:style-name="T134"> opak</text:span></text:span><text:span text:style-name="CharStyle14"><text:span text:style-name="T69">uj</text:span></text:span><text:span text:style-name="CharStyle14"><text:span text:style-name="T134">e si lvko neprestajne, počúva huk hobľovačky a s ním usína.</text:span></text:span></text:p>
        <text:p text:style-name="P9"><text:span text:style-name="CharStyle49"><text:span text:style-name="T134"/></text:span></text:p>
        <text:p text:style-name="P12"><text:span text:style-name="CharStyle49"><text:span text:style-name="T134">6.</text:span></text:span></text:p>
        <text:p text:style-name="P6"><text:span text:style-name="CharStyle14"><text:span text:style-name="T134"/></text:span></text:p>
        <text:p text:style-name="P11"><text:span text:style-name="CharStyle14"><text:span text:style-name="T134">Minulo štyri päť dní, čo sa posmeľoval a hľadal príležitosť, kedy by matke oznámil svoje rozhodnutie. Nenachádzal ju a znepokojoval sa preto a roztrpčoval, že vo všetkom je taký nerozhodný.</text:span></text:span></text:p>
        <text:p text:style-name="P13"><text:span text:style-name="CharStyle14"><text:span text:style-name="T134">Ale v sobotu večer starší bratia išli do kina, doma ostali iba mladší a mať. Zjedli zemiaky s kyslým mliekom, potom mladší bratia pobrali sa spať a mať si urvala hodinu na plátanie bielizne. Sadla si na veľkú truhlu k sporáku, lampku si položila na sporák a šila.</text:span></text:span></text:p>
        <text:p text:style-name="P13"><text:span text:style-name="CharStyle14"><text:span text:style-name="T134">V kuchyni bolo milé šero, tichučko a voľne, keď nebolo doma starších bratov. Ivko sedel v kúte na stolčeku, lakte opieral o kolená a tuho rozmýšľal o veľkom hobľovacom stroji, o ktorom bratia zavše rozprávali a ku ktorému chcel ísť pomáhať. Občas pozrel na mater a zakaždým si opakoval v duchu:</text:span></text:span></text:p>
        <text:p text:style-name="P13"><text:span text:style-name="CharStyle14"><text:span text:style-name="T134">„Teraz jej to poviem.“</text:span></text:span></text:p>
        <text:p text:style-name="P13"><text:span text:style-name="CharStyle14"><text:span text:style-name="T134">Ale dlho sa bál otvoriť ústa, až napokon mať zodvihla hlavu od šitia a zadivila sa, že tu ešte sedí.</text:span></text:span></text:p>
        <text:p text:style-name="P13"><text:span text:style-name="CharStyle14"><text:span text:style-name="T134">— A ty čože už nejdeš spať? — pýtala sa.</text:span></text:span></text:p>
        <text:p text:style-name="P13"><text:span text:style-name="CharStyle14"><text:span text:style-name="T134">Ivko sklopil oči, tuho bojoval v duchu so svojím predsavzatím a s váhavosťou a napokon vyhŕkol:</text:span></text:span></text:p>
        <text:p text:style-name="P13"><text:soft-page-break/><text:span text:style-name="CharStyle14"><text:span text:style-name="T134">— </text:span></text:span><text:span text:style-name="CharStyle14"><text:span text:style-name="T69">M</text:span></text:span><text:span text:style-name="CharStyle14"><text:span text:style-name="T134">amka, ja pô</text:span></text:span><text:span text:style-name="CharStyle14"><text:span text:style-name="T69">jd</text:span></text:span><text:span text:style-name="CharStyle14"><text:span text:style-name="T134">em za</text:span></text:span><text:span text:style-name="CharStyle14"><text:span text:style-name="T69"> </text:span></text:span><text:span text:style-name="CharStyle14"><text:span text:style-name="T134">učňa, ke</text:span></text:span><text:span text:style-name="CharStyle14"><text:span text:style-name="T119">ď</text:span></text:span><text:span text:style-name="CharStyle14"><text:span text:style-name="T69"> </text:span></text:span><text:span text:style-name="CharStyle14"><text:span text:style-name="T134">nám</text:span></text:span><text:span text:style-name="CharStyle14"><text:span text:style-name="T69"> </text:span></text:span><text:span text:style-name="CharStyle14"><text:span text:style-name="T134">je tak</text:span></text:span><text:span text:style-name="CharStyle14"><text:span text:style-name="T69"> </text:span></text:span><text:span text:style-name="CharStyle14"><text:span text:style-name="T134">zl</text:span></text:span><text:span text:style-name="CharStyle14"><text:span text:style-name="T69">e</text:span></text:span><text:span text:style-name="CharStyle14"><text:span text:style-name="T134">...</text:span></text:span></text:p>
        <text:p text:style-name="P13"><text:span text:style-name="CharStyle14"><text:span text:style-name="T134">Mať od prekvapenia sa strhla, do širok</text:span></text:span><text:span text:style-name="CharStyle14"><text:span text:style-name="T56">a</text:span></text:span><text:span text:style-name="CharStyle14"><text:span text:style-name="T134"> roztvorila oči, ruky so šitím opustila do lona a dlho nepovedala ani slova. Hľadela kamsi cez obloky, akási ťarcha jej naraz zaťažila myseľ a zastrela oči. Znepokojilo ho to, lebo už tušil, že toto </text:span></text:span><text:span text:style-name="CharStyle14"><text:span text:style-name="T119">j</text:span></text:span><text:span text:style-name="CharStyle14"><text:span text:style-name="T134">e jej obvyklá reč a že slova od nej nikdy nedostane. Ale čo mal tušiť, čo tým chcela povedať? Darmo sa trápil uhádnuť to.</text:span></text:span></text:p>
        <text:p text:style-name="P13"><text:span text:style-name="CharStyle14"><text:span text:style-name="T134">Hľadela, hľadela cez nezastreté obloky a Ivko pozeral na jej tvár znepokojený, potom konečne sklonila hlavu a povedala ticho:</text:span></text:span></text:p>
        <text:p text:style-name="P13"><text:span text:style-name="CharStyle14"><text:span text:style-name="T134">— Veď, keď ti nechcú dať ani na školské potreby</text:span></text:span><text:span text:style-name="CharStyle14"><text:span text:style-name="T69">...</text:span></text:span></text:p>
        <text:p text:style-name="P13"><text:span text:style-name="CharStyle14"><text:span text:style-name="T134">Myslela na bratov, a </text:span></text:span><text:span text:style-name="CharStyle14"><text:span text:style-name="T69">I</text:span></text:span><text:span text:style-name="CharStyle14"><text:span text:style-name="T134">vkovi sa balvan odvalil s pŕs, keď po</text:span></text:span><text:span text:style-name="CharStyle14"><text:span text:style-name="T69">č</text:span></text:span><text:span text:style-name="CharStyle14"><text:span text:style-name="T134">ul od nej aspoň to</text:span></text:span><text:span text:style-name="CharStyle14"><text:span text:style-name="T56">ľ</text:span></text:span><text:span text:style-name="CharStyle14"><text:span text:style-name="T134">koto.</text:span></text:span></text:p>
        <text:p text:style-name="P13"><text:span text:style-name="CharStyle14"><text:span text:style-name="T134">Vyskočil od radosti, podišiel k nej a rozkročmo si stal pred jej kolená.</text:span></text:span></text:p>
        <text:p text:style-name="P13"><text:span text:style-name="CharStyle14"><text:span text:style-name="T69">— </text:span></text:span><text:span text:style-name="CharStyle14"><text:span text:style-name="T134">Nebudeš proti tomu? — pýtal sa.</text:span></text:span></text:p>
        <text:p text:style-name="P13"><text:span text:style-name="CharStyle14"><text:span text:style-name="T134">Zasa šila, nepozerala na neho, len tak so sklonenou hlavou sa pýtala:</text:span></text:span></text:p>
        <text:p text:style-name="P13"><text:span text:style-name="CharStyle14"><text:span text:style-name="T69">— </text:span></text:span><text:span text:style-name="CharStyle14"><text:span text:style-name="T134">Ozaj by si chcel ísť?</text:span></text:span></text:p>
        <text:p text:style-name="P13"><text:span text:style-name="CharStyle14"><text:span text:style-name="T69">—</text:span></text:span><text:span text:style-name="CharStyle14"><text:span text:style-name="T134"> Pravdaže.</text:span></text:span></text:p>
        <text:p text:style-name="P13"><text:span text:style-name="CharStyle14"><text:span text:style-name="T69">—</text:span></text:span><text:span text:style-name="CharStyle14"><text:span text:style-name="T134"> Spýtam sa majstra Zongera, — povedala, — on je dobre známy vo fabrike, poradí, za čo ťa dať. Ale teraz už choď spať; je neskoro.</text:span></text:span></text:p>
        <text:p text:style-name="P13"><text:span text:style-name="CharStyle14"><text:span text:style-name="T134">Ale ešte zajtra sa spýtaj.</text:span></text:span></text:p>
        <text:p text:style-name="P13"><text:span text:style-name="CharStyle14"><text:span text:style-name="T134">— Dobre, zajtra.</text:span></text:span></text:p>
        <text:p text:style-name="P13"><text:span text:style-name="CharStyle14"><text:span text:style-name="T134">Rozradostený vbehol do izby a sníval v perinách o svojom pasovaní so strojom.</text:span></text:span></text:p>
        <text:p text:style-name="P13"><text:span text:style-name="CharStyle14"><text:span text:style-name="T134">A keď ráno vstal</text:span></text:span><text:span text:style-name="CharStyle14"><text:span text:style-name="T69">,</text:span></text:span><text:span text:style-name="CharStyle14"><text:span text:style-name="T134"> jeho prvá myšlienka bola pripomenúť matke, aby nezabudla spýtať sa Zongera. Raz, dva, tri razy jej to pripomenul, a len potom utekal do školy.</text:span></text:span></text:p>
        <text:p text:style-name="P13"><text:soft-page-break/><text:span text:style-name="CharStyle14"><text:span text:style-name="T134">V škole cez všetky hodiny myslel na to, čo jej Zonger povie, a po poslednej hodine utekal nedočkavo domov a už zo dverí sa spytoval:</text:span></text:span></text:p>
        <text:p text:style-name="P13"><text:span text:style-name="CharStyle14"><text:span text:style-name="T134">— </text:span></text:span><text:span text:style-name="CharStyle14"><text:span text:style-name="T121">M</text:span></text:span><text:span text:style-name="CharStyle14"><text:span text:style-name="T134">amka, a čo ti povedal Zonger? Bola si?</text:span></text:span></text:p>
        <text:p text:style-name="P36"><text:span text:style-name="CharStyle14"><text:span text:style-name="T134">— Bola</text:span></text:span><text:span text:style-name="CharStyle14"><text:span text:style-name="T69">.</text:span></text:span><text:span text:style-name="CharStyle14"><text:span text:style-name="T134"> </text:span></text:span><text:span text:style-name="CharStyle14"><text:span text:style-name="T58">Eš</text:span></text:span><text:span text:style-name="CharStyle14"><text:span text:style-name="T134">te si vraj mladý, len dvanásťročný, a do fabriky smú prijímať len štrnásťročných. Ale povedal, že správca majera by vzal takého chlapca na menšie roboty. Chcel by si?</text:span></text:span></text:p>
        <text:p text:style-name="P13"><text:span text:style-name="CharStyle14"><text:span text:style-name="T69">I</text:span></text:span><text:span text:style-name="CharStyle14"><text:span text:style-name="T134">vko neodpovedal; zosmutnel. V jeho predstave boly veľké stroje, čo behajú ako </text:span></text:span><text:span text:style-name="CharStyle14"><text:span text:style-name="T69">ľ</text:span></text:span><text:span text:style-name="CharStyle14"><text:span text:style-name="T134">udské ruky, — sem habnú, ta habnú, tajomne, neprestajne, a robia hladkú robotu. Stroje mal rád pre ich fant</text:span></text:span><text:span text:style-name="CharStyle14"><text:span text:style-name="T121">a</text:span></text:span><text:span text:style-name="CharStyle14"><text:span text:style-name="T134">stičnosť, pri nich by bol chcel robiť — a čože majer? Stislo mu srdce od ľútosti, že pri strojoch nebude. Položil knihy na truhlu, sklamaný vyšiel na dvor do tichého poludnia, k továrenskému plotu. Zarmútený pozrel na vysoký komín továrne, na budovy, vysoko vyčnievajúce ponad nízke domce robotníkov. Obchádzal okolo plota, počúval huk továrenskej elektrárne.</text:span></text:span></text:p>
        <text:p text:style-name="P13"><text:span text:style-name="CharStyle14"><text:span text:style-name="T134">„Stroje, stroje, stroje,“ húdla mu do ušú ľútosť.</text:span></text:span></text:p>
        <text:p text:style-name="P13"><text:span text:style-name="CharStyle14"><text:span text:style-name="T69">„I</text:span></text:span><text:span text:style-name="CharStyle14"><text:span text:style-name="T134"> plat tam dostávajú uč</text:span></text:span><text:span text:style-name="CharStyle14"><text:span text:style-name="T69">n</text:span></text:span><text:span text:style-name="CharStyle14"><text:span text:style-name="T134">ia, tam vo fabrike, riadne každý mesiac, — tam by som chcel pracovať od rána do mrku...“ hútal </text:span></text:span><text:span text:style-name="CharStyle14"><text:span text:style-name="T69">I</text:span></text:span><text:span text:style-name="CharStyle14"><text:span text:style-name="T134">vko.</text:span></text:span></text:p>
        <text:p text:style-name="P13"><text:span text:style-name="CharStyle14"><text:span text:style-name="T134">Zašiel popri plote hodný kus, dva kilometre, tri — do polí. Za nimi v úbočí hory bolo vidno biele nízučké staviská — to bol majer. Tichý ako</text:span></text:span><text:span text:style-name="CharStyle25"><text:span text:style-name="T69"> </text:span></text:span><text:span text:style-name="CharStyle14"><text:span text:style-name="T134">tvrdý spánok, nič ta nepriťahovalo Ivkovu fantáziu — vzbudzovalo clivotu. Ale ako tak h</text:span></text:span><text:span text:style-name="CharStyle14"><text:span text:style-name="T58">ľ</text:span></text:span><text:span text:style-name="CharStyle14"><text:span text:style-name="T134">adel na biele staviská majera, pred jeho oči svojou belosťou vyvolaly predstavu bieleho koryta, v ňom polozodrat</text:span></text:span><text:span text:style-name="CharStyle14"><text:span text:style-name="T69">ú</text:span></text:span><text:span text:style-name="CharStyle14"><text:span text:style-name="T134"> valchu a pri nej jeho mať, ktorej bratia odopreli dať svoju diškréciu a ktorú on, Ivko, uvrhol do biedy. V poludňajšom tichu videl pred sebou jej biele ruky, vy</text:span></text:span><text:span text:style-name="CharStyle14"><text:span text:style-name="T69">ž</text:span></text:span><text:span text:style-name="CharStyle14"><text:span text:style-name="T134">raté lúhom, jej zgniavenú tvár a jej bezmocnosť, keď klesla onehdy na stoličku, </text:span></text:span><text:soft-page-break/><text:span text:style-name="CharStyle14"><text:span text:style-name="T134">odvrhnutá bratmi. „Vari ani robiť už nebude vládať,“ blyslo mu mys</text:span></text:span><text:span text:style-name="CharStyle14"><text:span text:style-name="T58">ľ</text:span></text:span><text:span text:style-name="CharStyle14"><text:span text:style-name="T134">ou, a tu naraz pred sebou zazrel nemocničný dvor a za svojím chrbtom zacítil akúsi ženskú, strašnú, divú, bezcitnú ženskú, až ho mráz</text:span></text:span><text:span text:style-name="CharStyle14"><text:span text:style-name="T69"> </text:span></text:span><text:span text:style-name="CharStyle14"><text:span text:style-name="T134">prechodil od myšlienky na ňu, a tá ženská len stojí pri ňom ako </text:span></text:span><text:span text:style-name="CharStyle14"><text:span text:style-name="T58">s</text:span></text:span><text:span text:style-name="CharStyle14"><text:span text:style-name="T134">t</text:span></text:span><text:span text:style-name="CharStyle14"><text:span text:style-name="T58">ĺ</text:span></text:span><text:span text:style-name="CharStyle14"><text:span text:style-name="T134">p a opakuje neprestajne: „Chytiť sa žobráckej palice, a ísť... žobráckej palice, a ísť...“</text:span></text:span></text:p>
        <text:p text:style-name="P13"><text:span text:style-name="CharStyle14"><text:span text:style-name="T134">Striasol sa kŕčovite, zasekol zuby a s úzkosťou sa poobzeral dookola. — Nikde nik, len on sám tu stojí a myšlienky ho takto strašia; volá na ne </text:span></text:span><text:span text:style-name="CharStyle14"><text:span text:style-name="T121">š</text:span></text:span><text:span text:style-name="CharStyle14"><text:span text:style-name="T134">epto</text:span></text:span><text:span text:style-name="CharStyle14"><text:span text:style-name="T69">m</text:span></text:span><text:span text:style-name="CharStyle14"><text:span text:style-name="T134">:</text:span></text:span></text:p>
        <text:p text:style-name="P36"><text:span text:style-name="CharStyle14"><text:span text:style-name="T134">— Nie, nie, nie... naša mať nesmie ísť žobrať... budem robiť... ako kôň... ako otec... prinášať jej peniaze... — Potom nahlas, so zatrpknutou odovzdanosťou: — Pôjdem. Aj na majer.</text:span></text:span></text:p>
        <text:p text:style-name="P13"><text:span text:style-name="CharStyle14"><text:span text:style-name="T134">A zacítil, ako mu prudko pribúda síl s týmto odhodlaním, ako vyrastá v chlapa, čo zdrží všetko,</text:span></text:span><text:span text:style-name="CharStyle14"><text:span text:style-name="T69"> </text:span></text:span><text:span text:style-name="CharStyle14"><text:span text:style-name="T134">všetko — v takého, ako bol jeho otec.</text:span></text:span></text:p>
        <text:p text:style-name="P13"><text:span text:style-name="CharStyle14"><text:span text:style-name="T134">Utešoval sa i myšlienkou, že to bude len dva roky, kým podrastie a dosiahne štrnásť rokov, — potom pô</text:span></text:span><text:span text:style-name="CharStyle14"><text:span text:style-name="T69">jd</text:span></text:span><text:span text:style-name="CharStyle14"><text:span text:style-name="T134">e do továrne k strojom. Smierený s touto myšlienkou vrátil sa domov. V kuchyni bola iba mať. Možno, bratia zas ušli, keď pýtala od nich peniaze. Vyvárala bielizeň vo ve</text:span></text:span><text:span text:style-name="CharStyle14"><text:span text:style-name="T69">ľk</text:span></text:span><text:span text:style-name="CharStyle14"><text:span text:style-name="T134">om plechovom hrnci, miešala ju ve</text:span></text:span><text:span text:style-name="CharStyle14"><text:span text:style-name="T58">ľ</text:span></text:span><text:span text:style-name="CharStyle14"><text:span text:style-name="T134">kou drevenou varechou, neprestajne, vytrvalo, akosi kŕčovite. Biele kúdoly pary zaha</text:span></text:span><text:span text:style-name="CharStyle14"><text:span text:style-name="T58">ľ</text:span></text:span><text:span text:style-name="CharStyle14"><text:span text:style-name="T134">ovaly ju celú, preva</text:span></text:span><text:span text:style-name="CharStyle14"><text:span text:style-name="T58">ľ</text:span></text:span><text:span text:style-name="CharStyle14"><text:span text:style-name="T134">ovaly sa pod povalu, tisly sa do otvoreného obloka a</text:span></text:span><text:span text:style-name="CharStyle14"><text:span text:style-name="T69"> </text:span></text:span><text:span text:style-name="CharStyle14"><text:span text:style-name="T134">nachochlené</text:span></text:span><text:span text:style-name="CharStyle14"><text:span text:style-name="T69">, </text:span></text:span><text:span text:style-name="CharStyle14"><text:span text:style-name="T134">náhlivé vylietaly cezeň kamsi do neba. Ivko pozrel na zvlhnuté steny kuchyne, potom na mať</text:span></text:span><text:span text:style-name="CharStyle14"><text:span text:style-name="T69">, </text:span></text:span><text:span text:style-name="CharStyle14"><text:span text:style-name="T134">potom na pary, náhlivo vyletujúce cez oblok, a povedal:</text:span></text:span></text:p>
        <text:p text:style-name="P13"><text:span text:style-name="CharStyle14"><text:span text:style-name="T134">— Pôjdem i na majer, mamka.</text:span></text:span></text:p>
        <text:p text:style-name="P13"><text:span text:style-name="CharStyle14"><text:span text:style-name="T134">Neodpovedala; zdalo sa mu, že nepočula, i pristúpil k nej bližšie, postál pri nej chví</text:span></text:span><text:span text:style-name="CharStyle14"><text:span text:style-name="T58">ľ</text:span></text:span><text:span text:style-name="CharStyle14"><text:span text:style-name="T134">u a opakoval:</text:span></text:span></text:p>
        <text:p text:style-name="P13"><text:soft-page-break/><text:span text:style-name="CharStyle14"><text:span text:style-name="T69">— I</text:span></text:span><text:span text:style-name="CharStyle14"><text:span text:style-name="T134"> na majer pôjdem, mamka.</text:span></text:span></text:p>
        <text:p text:style-name="P13"><text:span text:style-name="CharStyle14"><text:span text:style-name="T134">Teraz pozrela na neho zpomedzi kúdolov pár a pokývala hlavou. Nemala pre neho zas slov. Zdalo sa mu, že čosi sa jej nepáči, ale nebol navyknutý spytovať sa jej.</text:span></text:span></text:p>
        <text:p text:style-name="P13"><text:span text:style-name="CharStyle14"><text:span text:style-name="T69">„</text:span></text:span><text:span text:style-name="CharStyle14"><text:span text:style-name="T134">Čo zas má?</text:span></text:span><text:span text:style-name="CharStyle14"><text:span text:style-name="T69">“</text:span></text:span><text:span text:style-name="CharStyle14"><text:span text:style-name="T134"> trápil sa myšlienkou. „Prečo nikdy nezradí ani slovom, keď ju niečo trápi, len tvár jej väčšmi obelie a po nej poznať, že má väčší smútok ako obyčajne.“</text:span></text:span></text:p>
        <text:p text:style-name="P13"><text:span text:style-name="CharStyle14"><text:span text:style-name="T134">Ustarostený pozeral na ňu. Bolela ho jej zam</text:span></text:span><text:span text:style-name="CharStyle14"><text:span text:style-name="T121">ĺ</text:span></text:span><text:span text:style-name="CharStyle14"><text:span text:style-name="T134">knutos</text:span></text:span><text:span text:style-name="CharStyle14"><text:span text:style-name="T58">ť</text:span></text:span><text:span text:style-name="CharStyle14"><text:span text:style-name="T134">,</text:span></text:span><text:span text:style-name="CharStyle14"><text:span text:style-name="T69"> </text:span></text:span><text:span text:style-name="CharStyle14"><text:span text:style-name="T134">lebo ona bývala znakom akejsi neobyčajnej, veľkej ťarchy, čo jej privalila myšlienky. Hľadal príčinu v jej tvári, keď mu dávala jesť, a znepokojoval sa preto ešte i večer v posteli. Nemohol zaspať. Dlho sa prehadzoval s boka na bok, potom napokon i mať nechala robotu a vošla do izby. Bratia boli kdesi na zábave a bez nich v izbe bolo tak </text:span></text:span><text:span text:style-name="CharStyle14"><text:span text:style-name="T58">ľ</text:span></text:span><text:span text:style-name="CharStyle14"><text:span text:style-name="T134">ahko, tichučko. Nezapálila lampu, len tak potme podišla k svojej posteli, sadla si na ňu a Ivkovi sa zdalo, že sa vyzlieka. Poskŕčaný pod perinou hľadal ju očami v tme, chcel rozoznať, čo robí tak dlho, prečo si ešte nelíha, vtom sa mu zazdalo, ako by počul tlmené vzdychy a dusený plač. Srdce sa mu rozbúchalo od znepokojenia, naširoko otvoril oči, napäl sluch a snažil sa n</text:span></text:span><text:span text:style-name="CharStyle14"><text:span text:style-name="T58">a</text:span></text:span><text:span text:style-name="CharStyle14"><text:span text:style-name="T134">jsť ju v hustej tme. O chvíľu dusený plač začul hlasnejšie a zdalo sa mu, že vidí mať schúlenú na podhlavnici, s rukami na tvári, v kŕčovitom plači. Poodokryl sa a smutný počúval. Potom mu vhuplo do hlavy, že takto azda plakáva každý večer, keď niet doma starších bratov, a nikomu nepovie, čo ju trápi.</text:span></text:span></text:p>
        <text:p text:style-name="P13"><text:span text:style-name="CharStyle14"><text:span text:style-name="T134">Čoraz mocnejšie sa búrila dohadmi </text:span></text:span><text:span text:style-name="CharStyle14"><text:span text:style-name="T69">I</text:span></text:span><text:span text:style-name="CharStyle14"><text:span text:style-name="T134">vkova fantázia pri myšlienke, aká nepochopiteľná je jeho mať, koľko neprejavenej bolesti trápi jej myseľ a jej každodenný život. Bolelo ho vedomie, že azda toto všetko sú ešte dozvuky tej </text:span></text:span><text:soft-page-break/><text:span text:style-name="CharStyle14"><text:span text:style-name="T134">strašnej tragédie, ktorej on bol na vine, a zabolelo ho vedomie i preto, že nemá dôveru k nim, keď sa nikomu </text:span></text:span><text:span text:style-name="CharStyle14"><text:span text:style-name="T69">ne</text:span></text:span><text:span text:style-name="CharStyle14"><text:span text:style-name="T134">požaluje, a prišlo mu ľúto i jej, i seba, i celej ich rodiny, celého ich padnutého života, v ktorom niet ani štipky dôvernosti. Oči mu zaliala horúčosť od ľútosti, potom sa vhrnuly do nich slzy. Zaboril hlavu do podhlavnice a tíško, tlmene smútil s ňou, so svojou nepoznanou materou, zakrytý tmou ako ona, len sám a v skryte ako ona. Nikdy tak bôľne necítil, aká mu je </text:span></text:span><text:span text:style-name="CharStyle14"><text:span text:style-name="T121">ď</text:span></text:span><text:span text:style-name="CharStyle14"><text:span text:style-name="T134">aleká jeho mať, ako málo ju pozná. Bol by chcel čítať v</text:span></text:span><text:span text:style-name="CharStyle14"><text:span text:style-name="T69"> </text:span></text:span><text:span text:style-name="CharStyle14"><text:span text:style-name="T134">jej duši ako v knihe, kohosi by bol chcel poprosiť, aby mu ju otvoril, a nebolo sa ku komu obrátiť.</text:span></text:span></text:p>
        <text:p text:style-name="P13"><text:span text:style-name="CharStyle14"><text:span text:style-name="T134">S ťažkými výčitkami, ako málo si ju dosial všímal, premohol ho sen. V polosne sa utešoval myšlienkou, že sa rozhodol ísť na majer, pomôcť jej. Hladkala ho po tvári táto myšlienka a uľahčovala všetky jeho predstavy, z ktorých cítil prehrešenie.</text:span></text:span></text:p>
        <text:p text:style-name="P8"><text:span text:style-name="CharStyle25"><text:span text:style-name="T134"/></text:span></text:p>
        <text:p text:style-name="P9"><text:span text:style-name="CharStyle49"><text:span text:style-name="T134">7.</text:span></text:span></text:p>
        <text:p text:style-name="P6"><text:span text:style-name="CharStyle14"><text:span text:style-name="T134"/></text:span></text:p>
        <text:p text:style-name="P11"><text:span text:style-name="CharStyle14"><text:span text:style-name="T134">Ešte mesiac chýbal do konca školského roku. Ten </text:span></text:span><text:span text:style-name="CharStyle14"><text:span text:style-name="T69">I</text:span></text:span><text:span text:style-name="CharStyle14"><text:span text:style-name="T134">vko ešte chodil do školy, lebo majiteľ majera to matke vraj poradil. Ale chodil do nej už nervózny, nevedel sa dočkať, kedy dostane vysvedčenie. No jún sa jednako ch</text:span></text:span><text:span text:style-name="CharStyle14"><text:span text:style-name="T69">yt</text:span></text:span><text:span text:style-name="CharStyle14"><text:span text:style-name="T134">ro míňal, i ušiel, a keď im napokon vydali vysvedčenia, Ivko rozradostený utekal domov a blúznil cestou o novom živote, ktorý teraz ide začať, o peniazoch a robote, o chlapovi, ktorý teraz bude z neho, keď už bude zarábať.</text:span></text:span></text:p>
        <text:p text:style-name="P13"><text:span text:style-name="CharStyle14"><text:span text:style-name="T134">Mať sa ani nespytovala na vysvedčenie; nezaujímalo ju, čo v ňom má. Keď ho položil pred ňu, zamyslená ho poskladala na štvoro, vzdychla a povedala:</text:span></text:span></text:p>
        <text:p text:style-name="P13"><text:span text:style-name="CharStyle14"><text:span text:style-name="T134">— Nuž zajtra pôjdeme na majer.</text:span></text:span></text:p>
        <text:p text:style-name="P13"><text:soft-page-break/><text:span text:style-name="CharStyle14"><text:span text:style-name="T134">Tej noci Ivko temer nespal od rozčúlenia. Včas ráno prvý zo všetkých bol hore. Slnce driemalo ešte kdesi za horami a v izbe bol polosvit. Ivko pozrel na mať — ešte spala. Potichu vyšiel z postele, natiahol si nohavice a vyšiel na tichý dvor. I súsedia ešte spali a na tráve sa blyšťala biela rosa. Prebrodil sa po nej cez lúku k vode, zahľadel sa ponad ňu na staviská majera; oči mu zažiarily sebavedomím.</text:span></text:span></text:p>
        <text:p text:style-name="P13"><text:span text:style-name="CharStyle14"><text:span text:style-name="T69">— </text:span></text:span><text:span text:style-name="CharStyle14"><text:span text:style-name="T134">Tam budem, — pošepol si v duchu, </text:span></text:span><text:span text:style-name="CharStyle14"><text:span text:style-name="T69">—</text:span></text:span><text:span text:style-name="CharStyle14"><text:span text:style-name="T134"> robiť za peniaze.</text:span></text:span></text:p>
        <text:p text:style-name="P13"><text:span text:style-name="CharStyle14"><text:span text:style-name="T134">I zdalo sa mu, že je už vyrastený chlap ako jeho starší bratia a ako všetci súsedia. Úsmev mu ihral na tvári od tohto vedomia; bolo to pre neho ve</text:span></text:span><text:span text:style-name="CharStyle14"><text:span text:style-name="T60">ľ</text:span></text:span><text:span text:style-name="CharStyle14"><text:span text:style-name="T134">ké povýšenie. Už nebudú h</text:span></text:span><text:span text:style-name="CharStyle14"><text:span text:style-name="T123">ľ</text:span></text:span><text:span text:style-name="CharStyle14"><text:span text:style-name="T134">adeť na neho ako na decko, nebudú ho odstrkovať od seba, ale prijmú ho za seberovného.</text:span></text:span></text:p>
        <text:p text:style-name="P13"><text:span text:style-name="CharStyle14"><text:span text:style-name="T134">Vracal sa domov rozradostený. Mať už bola hore, keď vošiel do kuchyne, a udivená sa obrátila k nemu:</text:span></text:span></text:p>
        <text:p text:style-name="P13"><text:span text:style-name="CharStyle14"><text:span text:style-name="T134">— Kadeže ty chodíš tak včas? — pýtala sa.</text:span></text:span></text:p>
        <text:p text:style-name="P13"><text:span text:style-name="CharStyle14"><text:span text:style-name="T134">— Len tu som bol na lúke, — odpovedal Ivko. — Si už oblečená? Kedy pôjdeme?</text:span></text:span></text:p>
        <text:p text:style-name="P13"><text:span text:style-name="CharStyle14"><text:span text:style-name="T134">— Hne</text:span></text:span><text:span text:style-name="CharStyle14"><text:span text:style-name="T123">ď</text:span></text:span><text:span text:style-name="CharStyle14"><text:span text:style-name="T134">, ve</text:span></text:span><text:span text:style-name="CharStyle14"><text:span text:style-name="T123">ď</text:span></text:span><text:span text:style-name="CharStyle14"><text:span text:style-name="T134"> už tak nenáhli, ešte sa ti to aj zunuje, — povedala, a Ivko nerozumel, prečo to vraví.</text:span></text:span></text:p>
        <text:p text:style-name="P13"><text:span text:style-name="CharStyle14"><text:span text:style-name="T134">Uvarila raňajky, prichystala na taniere pre bratov, obliekla si najmenej oš</text:span></text:span><text:span text:style-name="CharStyle14"><text:span text:style-name="T60">u</text:span></text:span><text:span text:style-name="CharStyle14"><text:span text:style-name="T134">chanú sukňu a šli.</text:span></text:span></text:p>
        <text:p text:style-name="P13"><text:span text:style-name="CharStyle14"><text:span text:style-name="T134">O hodinu bo</text:span></text:span><text:span text:style-name="CharStyle14"><text:span text:style-name="T123">li</text:span></text:span><text:span text:style-name="CharStyle14"><text:span text:style-name="T69"> </text:span></text:span><text:span text:style-name="CharStyle14"><text:span text:style-name="T134">pred ve</text:span></text:span><text:span text:style-name="CharStyle14"><text:span text:style-name="T123">ľ</text:span></text:span><text:span text:style-name="CharStyle14"><text:span text:style-name="T69">k</text:span></text:span><text:span text:style-name="CharStyle14"><text:span text:style-name="T134">ou murovanou ohradou majera. Vošli na ve</text:span></text:span><text:span text:style-name="CharStyle14"><text:span text:style-name="T69">ľ</text:span></text:span><text:span text:style-name="CharStyle14"><text:span text:style-name="T134">ký dvor so všelijakým hospodárskym náčiním. Mať vykročila k úhľadnej budove stred ovocného sádku a Ivko s tlčúcim srdcom a neisto kráčal za ňou. Prišli k poschodovej vilke, odpoly drevenej. Predo dvere práve vyšla</text:span></text:span><text:span text:style-name="CharStyle25"><text:span text:style-name="T69"> </text:span></text:span><text:span text:style-name="CharStyle14"><text:span text:style-name="T134">slúžka s džberom špinavej vody, zastala na schodoch a zahľadela sa na nich.</text:span></text:span></text:p>
        <text:p text:style-name="P13"><text:soft-page-break/><text:span text:style-name="CharStyle14"><text:span text:style-name="T69">— </text:span></text:span><text:span text:style-name="CharStyle14"><text:span text:style-name="T134">Dobré ráno, — povedala mať, — milosťpána h</text:span></text:span><text:span text:style-name="CharStyle14"><text:span text:style-name="T60">ľ</text:span></text:span><text:span text:style-name="CharStyle14"><text:span text:style-name="T134">adáme. Je doma?</text:span></text:span></text:p>
        <text:p text:style-name="P13"><text:span text:style-name="CharStyle14"><text:span text:style-name="T134">— Do p</text:span></text:span><text:span text:style-name="CharStyle14"><text:span text:style-name="T60">oľ</text:span></text:span><text:span text:style-name="CharStyle14"><text:span text:style-name="T134">a išli pred chvíľou, — odpovedala slúžka. — Musíte ísť ta za nimi, ak chcete byť s nimi, lebo do večera sa sotva vrátia.</text:span></text:span></text:p>
        <text:p text:style-name="P13"><text:span text:style-name="CharStyle14"><text:span text:style-name="T134">Ukázala im chodník, ktorým majú ísť.</text:span></text:span></text:p>
        <text:p text:style-name="P13"><text:span text:style-name="CharStyle14"><text:span text:style-name="T134">— Ľahko ich tam n</text:span></text:span><text:span text:style-name="CharStyle14"><text:span text:style-name="T60">a</text:span></text:span><text:span text:style-name="CharStyle14"><text:span text:style-name="T134">jdete, budete videť robotníkov v poli, pri nich budú.</text:span></text:span></text:p>
        <text:p text:style-name="P13"><text:span text:style-name="CharStyle14"><text:span text:style-name="T134">Ivko a jeho mať vykročili na chodník do polí. Širočizné údolie rozprestrelo sa pred ich očami, — na ňom raže, pšenice, ovsy, jačmene, zemiaky— čo len na um prišlo. Zrejúce klasy hompálaly sa v slabuškom vetríku, čo pofukoval od zahmlených hôr, v prvých lúčoch ranného slnka.</text:span></text:span></text:p>
        <text:p text:style-name="P13"><text:span text:style-name="CharStyle14"><text:span text:style-name="T134">Prišli k veľkému zemiačnisku, na ktorom hodná skupina robotníkov ohŕ</text:span></text:span><text:span text:style-name="CharStyle14"><text:span text:style-name="T60">n</text:span></text:span><text:span text:style-name="CharStyle14"><text:span text:style-name="T134">ala. Medzi poskŕčanými robotníkmi postával akýsi človek, prechádzal sa od robotníka k robotníkovi a vypytoval sa na čosi.</text:span></text:span></text:p>
        <text:p text:style-name="P13"><text:span text:style-name="CharStyle14"><text:span text:style-name="T134">— Tam je milosťpán, — povedala Ivkova mať a pomedzi hriadky vykročila k nemu.</text:span></text:span></text:p>
        <text:p text:style-name="P13"><text:span text:style-name="CharStyle14"><text:span text:style-name="T134">Ivka pridŕhala neistota a strach pred týmto neznámym človekom, čím viac sa k nemu blížil, pred jeho čudným oslovením — azda preto, že nikdy nepočul tak menovať mužského. Kolená sa mu trošku triasly, ako kráčal za matkou medzi hriadkami, neistota ho premáhala väčšmi a väčšmi. Hľadel do zeme a tisíc pochybností mu prelietalo mysľou a tisíc obáv.</text:span></text:span></text:p>
        <text:p text:style-name="P13"><text:span text:style-name="CharStyle14"><text:span text:style-name="T134">Mať naraz zastala, a on v zamyslení to nezbadal, buchol sa do nej, naľakal sa.</text:span></text:span></text:p>
        <text:p text:style-name="P13"><text:span text:style-name="CharStyle14"><text:span text:style-name="T134">— Pán Boh daj dobré ráno a pomáhaj, </text:span></text:span><text:span text:style-name="CharStyle14"><text:span text:style-name="T69">—</text:span></text:span><text:span text:style-name="CharStyle14"><text:span text:style-name="T134"> pozdravila sa mať.</text:span></text:span></text:p>
        <text:p text:style-name="P13"><text:span text:style-name="CharStyle14"><text:span text:style-name="T134">Robotníci ponadvihovali hlavy, odpovedali sboro</text:span></text:span><text:span text:style-name="CharStyle14"><text:span text:style-name="T69">m:</text:span></text:span></text:p>
        <text:p text:style-name="P13"><text:span text:style-name="CharStyle14"><text:span text:style-name="T134">— Pán Boh uslyš...</text:span></text:span></text:p>
        <text:p text:style-name="P13"><text:soft-page-break/><text:span text:style-name="CharStyle14"><text:span text:style-name="T134">I milosťpán sa obzrel, poobzeral so všetkých strán napred mať, potom Ivka; povedal:</text:span></text:span></text:p>
        <text:p text:style-name="P13"><text:span text:style-name="CharStyle14"><text:span text:style-name="T134">— Dobré ráno. Čože dobrého nesiete, </text:span></text:span><text:span text:style-name="CharStyle14"><text:span text:style-name="T69">Ha</text:span></text:span><text:span text:style-name="CharStyle14"><text:span text:style-name="T134">ncíčka?</text:span></text:span></text:p>
        <text:p text:style-name="P13"><text:span text:style-name="CharStyle14"><text:span text:style-name="T134">— A tuto, milosťpán, prosím, doviedla som im tohto chlapca, čo im pán majster Zonger spomínali, — hovorila akýmsi čudným, rozochveným hlasom Ivkova mať, ch</text:span></text:span><text:span text:style-name="CharStyle14"><text:span text:style-name="T69">yt</text:span></text:span><text:span text:style-name="CharStyle14"><text:span text:style-name="T134">ila Ivka za ruku a ťahala pred seba.</text:span></text:span></text:p>
        <text:p text:style-name="P13"><text:span text:style-name="CharStyle14"><text:span text:style-name="T134">Ivko haneblivo sklonil hlavu, predstúpil pred ňu, ukradomky nadvihol oči a pozrel na milosťpána.</text:span></text:span></text:p>
        <text:p text:style-name="P13"><text:span text:style-name="CharStyle14"><text:span text:style-name="T134">— Ach tak, — povedal milosťpán, — pristúpil k nim a položil Ivkovi ruku na plece. — Tak ty by </text:span></text:span><text:span text:style-name="CharStyle14"><text:span text:style-name="T69">s</text:span></text:span><text:span text:style-name="CharStyle14"><text:span text:style-name="T134">i chcel u nás robiť?</text:span></text:span></text:p>
        <text:p text:style-name="P13"><text:span text:style-name="CharStyle14"><text:span text:style-name="T134">Prikývol hlavou a mať hovorila:</text:span></text:span></text:p>
        <text:p text:style-name="P21"><text:span text:style-name="CharStyle14"><text:span text:style-name="T134">— Veru, aj včas mu je ešte, aj zo školy ho je </text:span></text:span><text:span text:style-name="CharStyle14"><text:span text:style-name="T60">š</text:span></text:span><text:span text:style-name="CharStyle14"><text:span text:style-name="T134">koda vziať, dobre sa učil, ale nevládzem už, sily </text:span></text:span><text:span text:style-name="CharStyle14"><text:span text:style-name="T123">uc</text:span></text:span><text:span text:style-name="CharStyle14"><text:span text:style-name="T134">hodia — staroba prichádza. Možno dlho ani nevydržím, nu</text:span></text:span><text:span text:style-name="CharStyle14"><text:span text:style-name="T69">ž </text:span></text:span><text:span text:style-name="CharStyle14"><text:span text:style-name="T134">deti sa budú museť samy starať o seba.</text:span></text:span></text:p>
        <text:p text:style-name="P13"><text:span text:style-name="CharStyle14"><text:span text:style-name="T134">Ivko, prekvapený a nastrašený tout</text:span></text:span><text:span text:style-name="CharStyle14"><text:span text:style-name="T62">o rečou po</text:span></text:span><text:span text:style-name="CharStyle14"><text:span text:style-name="T134">zrel na svoju mať. V jej vp</text:span></text:span><text:span text:style-name="CharStyle14"><text:span text:style-name="T125">ad</text:span></text:span><text:span text:style-name="CharStyle14"><text:span text:style-name="T134">nutých očiach ihraly </text:span></text:span><text:span text:style-name="CharStyle14"><text:span text:style-name="T69">sl</text:span></text:span><text:span text:style-name="CharStyle14"><text:span text:style-name="T62">z</text:span></text:span><text:span text:style-name="CharStyle14"><text:span text:style-name="T134">y, jej tvár bola belšia a smutnejšia ako inokedy. A v jeho </text:span></text:span><text:span text:style-name="CharStyle14"><text:span text:style-name="T125">uši</text:span></text:span><text:span text:style-name="CharStyle14"><text:span text:style-name="T134">ach doznievaly jej slová, </text:span></text:span><text:span text:style-name="CharStyle14"><text:span text:style-name="T125">ozývali sa </text:span></text:span><text:span text:style-name="CharStyle14"><text:span text:style-name="T134">znova a z</text:span></text:span><text:span text:style-name="CharStyle14"><text:span text:style-name="T69">n</text:span></text:span><text:span text:style-name="CharStyle14"><text:span text:style-name="T134">o</text:span></text:span><text:span text:style-name="CharStyle14"><text:span text:style-name="T62">va</text:span></text:span><text:span text:style-name="CharStyle14"><text:span text:style-name="T134"> — prekvapený tušil, že ten</text:span></text:span><text:span text:style-name="CharStyle14"><text:span text:style-name="T125">to jej </text:span></text:span><text:span text:style-name="CharStyle14"><text:span text:style-name="T62">neobyčajný smútok </text:span></text:span><text:span text:style-name="CharStyle14"><text:span text:style-name="T125">je pre n</text:span></text:span><text:span text:style-name="CharStyle14"><text:span text:style-name="T127">e</text:span></text:span><text:span text:style-name="CharStyle14"><text:span text:style-name="T125">ho, a preca nevládal tomu veriť. Veď nikdy jej r</text:span></text:span><text:span text:style-name="CharStyle14"><text:span text:style-name="T127">u</text:span></text:span><text:span text:style-name="CharStyle14"><text:span text:style-name="T62">k</text:span></text:span><text:span text:style-name="CharStyle14"><text:span text:style-name="T125">a nepohladila jeh</text:span></text:span><text:span text:style-name="CharStyle14"><text:span text:style-name="T127">o tvár, nikdy jej ústa nezavolaly ho </text:span></text:span><text:span text:style-name="CharStyle14"><text:span text:style-name="T125">maznavým me</text:span></text:span><text:span text:style-name="CharStyle14"><text:span text:style-name="T64">nom </text:span></text:span><text:span text:style-name="CharStyle14"><text:span text:style-name="T127">— ako možno, že teraz pre neho smúti?</text:span></text:span></text:p>
        <text:p text:style-name="P44"><text:span text:style-name="CharStyle14"><text:span text:style-name="T134">Och, — ako ni</text:span></text:span><text:span text:style-name="CharStyle14"><text:span text:style-name="T64">jako nemohol porozumeť svoju mať! </text:span></text:span><text:span text:style-name="CharStyle14"><text:span text:style-name="T127">— Aká je? Kto je ona? — pýtal sa v duchu už azda tisíci raz v poslednom čase, a milosťpán položil mu ruku i na druhé plece a povedal:</text:span></text:span></text:p>
        <text:p text:style-name="P40"><text:soft-page-break/><text:span text:style-name="CharStyle14"><text:span text:style-name="T134">— Nuž len ho teda tu nechajt</text:span></text:span><text:span text:style-name="CharStyle14"><text:span text:style-name="T127">e, zíde sa nám.</text:span></text:span></text:p>
        <text:p text:style-name="P60"><text:span text:style-name="CharStyle14"><text:span text:style-name="T62">I</text:span></text:span><text:span text:style-name="CharStyle14"><text:span text:style-name="T125">vko pozrel na mať, oči sa </text:span></text:span><text:span text:style-name="CharStyle14"><text:span text:style-name="T127">im stretly. </text:span></text:span><text:span text:style-name="CharStyle14"><text:span text:style-name="T125">Tak</text:span></text:span><text:span text:style-name="CharStyle38"><text:span text:style-name="T62"> </text:span></text:span><text:span text:style-name="CharStyle14"><text:span text:style-name="T125">zriedkavo sa to stávalo, že sa zmiatol i</text:span></text:span><text:span text:style-name="CharStyle14"><text:span text:style-name="T62"> </text:span></text:span><text:span text:style-name="CharStyle14"><text:span text:style-name="T66">on </text:span></text:span><text:span text:style-name="CharStyle14"><text:span text:style-name="T64">i </text:span></text:span><text:span text:style-name="CharStyle14"><text:span text:style-name="T125">ona.</text:span></text:span><text:span text:style-name="CharStyle51"><text:span text:style-name="T62"> </text:span></text:span><text:span text:style-name="CharStyle14"><text:span text:style-name="T134">Zamihala mihalnicami ako prichytená pri prečine, privrela ich, ale potom znova pozrela na Ivka a povedala:</text:span></text:span></text:p>
        <text:p text:style-name="P13"><text:span text:style-name="CharStyle14"><text:span text:style-name="T134">— Nuž pekne sa drž, Ivko, a v sobotu prí</text:span></text:span><text:span text:style-name="CharStyle14"><text:span text:style-name="T125">ď</text:span></text:span><text:span text:style-name="CharStyle14"><text:span text:style-name="T134"> domov. — S Bohom sa porúčam, milosťpán, — pove</text:span></text:span><text:span text:style-name="CharStyle14"><text:span text:style-name="T125">da</text:span></text:span><text:span text:style-name="CharStyle14"><text:span text:style-name="T134">la potom, obrátená k milosťpánovi, a náhlivým kro</text:span></text:span><text:span text:style-name="CharStyle14"><text:span text:style-name="T69">ko</text:span></text:span><text:span text:style-name="CharStyle14"><text:span text:style-name="T134">m vykročila domov pomedzi hriadky.</text:span></text:span></text:p>
        <text:p text:style-name="P43"><text:span text:style-name="CharStyle14"><text:span text:style-name="T125">— S Bohom</text:span></text:span><text:span text:style-name="CharStyle14"><text:span text:style-name="T134">, — zašeptal Ivko tak neskoro a ticho, že to </text:span></text:span><text:span text:style-name="CharStyle14"><text:span text:style-name="T125">nemohla p</text:span></text:span><text:span text:style-name="CharStyle14"><text:span text:style-name="T134">očuť.</text:span></text:span></text:p>
        <text:p text:style-name="P42"><text:span text:style-name="CharStyle14"><text:span text:style-name="T62">R</text:span></text:span><text:span text:style-name="CharStyle14"><text:span text:style-name="T134">ozo</text:span></text:span><text:span text:style-name="CharStyle14"><text:span text:style-name="T62">ch</text:span></text:span><text:span text:style-name="CharStyle14"><text:span text:style-name="T134">venie</text:span></text:span><text:span text:style-name="CharStyle14"><text:span text:style-name="T69"> </text:span></text:span><text:span text:style-name="CharStyle14"><text:span text:style-name="T62">mu zadŕhalo</text:span></text:span><text:span text:style-name="CharStyle14"><text:span text:style-name="T134"> hlas, nevládal to p</text:span></text:span><text:span text:style-name="CharStyle14"><text:span text:style-name="T125">o</text:span></text:span><text:span text:style-name="CharStyle14"><text:span text:style-name="T69">v</text:span></text:span><text:span text:style-name="CharStyle14"><text:span text:style-name="T134">e</text:span></text:span><text:span text:style-name="CharStyle14"><text:span text:style-name="T69">d</text:span></text:span><text:span text:style-name="CharStyle14"><text:span text:style-name="T134">a</text:span></text:span><text:span text:style-name="CharStyle14"><text:span text:style-name="T69">ť</text:span></text:span><text:span text:style-name="CharStyle14"><text:span text:style-name="T134"> hl</text:span></text:span><text:span text:style-name="CharStyle14"><text:span text:style-name="T62">asn</text:span></text:span><text:span text:style-name="CharStyle14"><text:span text:style-name="T134">ejšie. </text:span></text:span><text:span text:style-name="CharStyle14"><text:span text:style-name="T69">O</text:span></text:span><text:span text:style-name="CharStyle14"><text:span text:style-name="T134">c</text:span></text:span><text:span text:style-name="CharStyle14"><text:span text:style-name="T125">h, n</text:span></text:span><text:span text:style-name="CharStyle14"><text:span text:style-name="T69">ie</text:span></text:span><text:span text:style-name="CharStyle14"><text:span text:style-name="T134">, ešte vždy nevedel, kt</text:span></text:span><text:span text:style-name="CharStyle14"><text:span text:style-name="T125">o </text:span></text:span><text:span text:style-name="CharStyle14"><text:span text:style-name="T127">je jeho mať, len zdalo sa mu, že je v nej čosi, čo by mal veľmi milovať, čosi, čo v nikom inom nie je, len v nej, v jej nemom bielom smútku, ktorý odchádza od neho pomedzi hriadky zemiakov, necháva ho tu</text:span></text:span><text:span text:style-name="CharStyle14"><text:span text:style-name="T134"> v šírom poli medzi cudzími </text:span></text:span><text:span text:style-name="CharStyle14"><text:span text:style-name="T69">ľ</text:span></text:span><text:span text:style-name="CharStyle14"><text:span text:style-name="T134">u</text:span></text:span><text:span text:style-name="CharStyle14"><text:span text:style-name="T69">ď</text:span></text:span><text:span text:style-name="CharStyle14"><text:span text:style-name="T134">mi. H</text:span></text:span><text:span text:style-name="CharStyle14"><text:span text:style-name="T129">ľ</text:span></text:span><text:span text:style-name="CharStyle14"><text:span text:style-name="T134">adel n</text:span></text:span><text:span text:style-name="CharStyle14"><text:span text:style-name="T129">a</text:span></text:span><text:span text:style-name="CharStyle14"><text:span text:style-name="T66"> ň</text:span></text:span><text:span text:style-name="CharStyle14"><text:span text:style-name="T134">u pozabudnutý v myšlienkach, ako </text:span></text:span><text:span text:style-name="CharStyle14"><text:span text:style-name="T129">vchádza medzi</text:span></text:span><text:span text:style-name="CharStyle14"><text:span text:style-name="T134"> stromy sádku, a bol by hútal o nej e</text:span></text:span><text:span text:style-name="CharStyle14"><text:span text:style-name="T129">šte </text:span></text:span><text:span text:style-name="CharStyle14"><text:span text:style-name="T69">dl</text:span></text:span><text:span text:style-name="CharStyle14"><text:span text:style-name="T134">ho, </text:span></text:span><text:span text:style-name="CharStyle14"><text:span text:style-name="T66">ale mil</text:span></text:span><text:span text:style-name="CharStyle14"><text:span text:style-name="T134">osťpán ho vyrušil z dúm.</text:span></text:span></text:p>
        <text:p text:style-name="P45"><text:span text:style-name="CharStyle14"><text:span text:style-name="T134">— </text:span></text:span><text:span text:style-name="CharStyle14"><text:span text:style-name="T129">No, chlapče, </text:span></text:span><text:span text:style-name="CharStyle14"><text:span text:style-name="T134">robotníkov potrebujem. Dnes </text:span></text:span><text:span text:style-name="CharStyle14"><text:span text:style-name="T66">budeš ohŕnať zemiaky, lebo</text:span></text:span><text:span text:style-name="CharStyle14"><text:span text:style-name="T134"> do večera už nejdeme </text:span></text:span><text:span text:style-name="CharStyle14"><text:span text:style-name="T129">domov, </text:span></text:span><text:span text:style-name="CharStyle14"><text:span text:style-name="T134">a zajtra ešte uvidíme, čo budeš robiť.</text:span></text:span></text:p>
        <text:p text:style-name="P38"><text:span text:style-name="CharStyle14"><text:span text:style-name="T134">Poslal ho k šafárovi po motyku a Ivko sa pustil do roboty. Zabudnutý tu v šírej rovin</text:span></text:span><text:span text:style-name="CharStyle14"><text:span text:style-name="T69">e</text:span></text:span><text:span text:style-name="CharStyle14"><text:span text:style-name="T134">! Bolo mu </text:span></text:span><text:span text:style-name="CharStyle14"><text:span text:style-name="T129">ľ</text:span></text:span><text:span text:style-name="CharStyle14"><text:span text:style-name="T134">úto samého seba, ale pracoval zo všetkých síl,</text:span></text:span><text:span text:style-name="CharStyle28"><text:span text:style-name="T134"> </text:span></text:span><text:span text:style-name="CharStyle14"><text:span text:style-name="T134">pozorne počúval ponaučenia starších robotníkov, ktorí mu ukazovali, čo a ako treba robiť. Mlčky, s myšlienkami pri svojej materi a jej čudáctve pracoval nový robotník </text:span></text:span><text:span text:style-name="CharStyle14"><text:span text:style-name="T69">I</text:span></text:span><text:span text:style-name="CharStyle14"><text:span text:style-name="T134">vko Hancík. Jej slová prichádzaly mu na um znova a znova a zakaždým znova sa pýtal sám seba s nedorozumením, či ozaj ich povedala o ňom </text:span></text:span><text:span text:style-name="CharStyle14"><text:span text:style-name="T69">—</text:span></text:span><text:span text:style-name="CharStyle14"><text:span text:style-name="T134"> také precítené a láskavé.</text:span></text:span></text:p>
        <text:p text:style-name="P13"><text:span text:style-name="CharStyle14"><text:span text:style-name="T134">Prišlo i poludnie. Robotníci poshadzovali kabáty, lebo slnko pražilo, a pracovali </text:span></text:span><text:soft-page-break/><text:span text:style-name="CharStyle14"><text:span text:style-name="T134">do jednej. Krátko pred jednou bolo vidno prichádzať od majera po po</text:span></text:span><text:span text:style-name="CharStyle14"><text:span text:style-name="T60">ľ</text:span></text:span><text:span text:style-name="CharStyle14"><text:span text:style-name="T134">nej ceste kočík s jedným koňom. Ke</text:span></text:span><text:span text:style-name="CharStyle14"><text:span text:style-name="T123">ď</text:span></text:span><text:span text:style-name="CharStyle14"><text:span text:style-name="T69"> </text:span></text:span><text:span text:style-name="CharStyle14"><text:span text:style-name="T134">ho robotníci zazreli, poodhadzovali motyky a vyšli na medzu.</text:span></text:span></text:p>
        <text:p text:style-name="P47"><text:span text:style-name="CharStyle14"><text:span text:style-name="T134">— Obed nesú, — povedal Ivkovi jeden z nich. — Hybaj!</text:span></text:span></text:p>
        <text:p text:style-name="P13"><text:span text:style-name="CharStyle14"><text:span text:style-name="T134">Ivko hodil motyku do medze a išiel s ostatnými. Robotníci obstali kočík, gazdina im rozdávala hrnčeky s jedlom. Aj Ivkovi dala. Poodišiel s hrnčekom obďaleč od ostatných, zajedával a hľadel kamsi </text:span></text:span><text:span text:style-name="CharStyle14"><text:span text:style-name="T123">ď</text:span></text:span><text:span text:style-name="CharStyle14"><text:span text:style-name="T134">aleko, kde sa vytŕčaly továrenské komíny a kde bol ich dom. Keď sa najedol, vyvalil sa na medzu; ustatosť mu pritvárala</text:span></text:span><text:span text:style-name="CharStyle14"><text:span text:style-name="T69"> </text:span></text:span><text:span text:style-name="CharStyle14"><text:span text:style-name="T134">oči. Položmúriac očami, hľadel na široké belasé nebo, a opačujúc si boľavé kríže, rozhútal sa o tom, aký strašný je ľudský život...</text:span></text:span></text:p>
        <text:p text:style-name="P13"><text:span text:style-name="CharStyle14"><text:span text:style-name="T69">„</text:span></text:span><text:span text:style-name="CharStyle14"><text:span text:style-name="T134">Staroba prichádza, dlho už ani nevydržím...“ pripomínal si matkine slová a predstavil si ju pri koryte, od rána do večera brhliacu bielizeň, v</text:span></text:span><text:span text:style-name="CharStyle14"><text:span text:style-name="T69"> </text:span></text:span><text:span text:style-name="CharStyle14"><text:span text:style-name="T134">pare a v súžení, — potom na posteli, premoženú starobou, robotou a neľudským životom, a ich všetkých okolo nej bezradných, dívajúcich sa na jej smrť. A keď si uvedomil, že za nich zodrala si takto život, bolestne ho obšťastnilo vedomie, že aj on je v takej ťažkej robote a že jej v sobotu prinesie peniaze.</text:span></text:span></text:p>
        <text:p text:style-name="P13"><text:span text:style-name="CharStyle14"><text:span text:style-name="T134">Veľa takýchto predstáv preletelo jeho mysľou, a boly dve. Chlapi vstávali, brali motyky, chystali sa zas do roboty. Silou vôle, s ukrutnou námahou aj Ivko sa zodvihol a vzal svoju motyku. Boľavo cítil ešte kríže, keď sa vystrel; drúzgalo ho v chrbtovej kosti, ako by ho</text:span></text:span><text:span text:style-name="CharStyle14"><text:span text:style-name="T69"> </text:span></text:span><text:span text:style-name="CharStyle14"><text:span text:style-name="T134">boli v kole lámali. Ako málo bolo oddychu! Medza mocne vábila shodiť sa ešte na ňu, pritvoriť oči a snívať. Ale nebolo možno líhať si znova, bol tu už gazda, poháňal do roboty, nuž Ivko si stal k ostatným a robil jedným dúškom do šiestej večer. Vtedy priniesli olovrant. Robotníci na desať minút si oddýchli, zahryzli si a pracovali do ôsmej.</text:span></text:span></text:p>
        <text:p text:style-name="P13"><text:soft-page-break/><text:span text:style-name="CharStyle14"><text:span text:style-name="T134">Na západe sa už zapaľovaly zore, keď robotníci prehodili motyky na plecia a zvolali:</text:span></text:span></text:p>
        <text:p text:style-name="P48"><text:span text:style-name="CharStyle14"><text:span text:style-name="T134">— Domov!</text:span></text:span></text:p>
        <text:p text:style-name="P13"><text:span text:style-name="CharStyle14"><text:span text:style-name="T69">I</text:span></text:span><text:span text:style-name="CharStyle14"><text:span text:style-name="T134">vko sa chytil obidvoma rukami za kríže, s námahou sa dopoly vystrel a taký dopoly shrbený kráčal na samom ostatku, mlčky, na smrť zgniavený robotou. Idúcky hlava mu odkvickala na prsia od únavy, oči sa mu pritváraly a tak v polodriemotách kráčal iba za hlasmi shovárajúcich sa ľudí.</text:span></text:span></text:p>
        <text:p text:style-name="P13"><text:span text:style-name="CharStyle14"><text:span text:style-name="T134">Ke</text:span></text:span><text:span text:style-name="CharStyle14"><text:span text:style-name="T123">ď</text:span></text:span><text:span text:style-name="CharStyle14"><text:span text:style-name="T134"> na dvore zodvihol mihalnice, videl, že ľahučký závoj polosvitu sa potichučky spúšťal na šíre polia, zápasil s tuhorozpálenými zorami, a Ivko pozeral doň zunovaný a tupý, kým mu hlava zas neodvisla na prsia ako koš piesku. Robota ho poovaľovala po celom tele, nebolo žilky, ktorú by nebol cítil. Tackajúci sa dovliekol na dvor majera za ostatnými, a keď videl, že robotníci vchádzajú do ve</text:span></text:span><text:span text:style-name="CharStyle14"><text:span text:style-name="T123">ľ</text:span></text:span><text:span text:style-name="CharStyle14"><text:span text:style-name="T69">k</text:span></text:span><text:span text:style-name="CharStyle14"><text:span text:style-name="T134">ého dreveného staviska, aj on vošiel za nimi. Poobzeral sa po baráku a po celej dlážke zazrel slamu na líhanie. Neodolateľne, mocne ako magnet vábil tento pohľad, pritiahol ho k ležiskám do kúta baráka, tam ho svalil na otep slamy, a potom ho už darmo budili i na večeru, — neprebudil sa. </text:span></text:span><text:span text:style-name="CharStyle14"><text:span text:style-name="T69">I</text:span></text:span><text:span text:style-name="CharStyle14"><text:span text:style-name="T134">ba včas ráno pred východom slnka zacítil, že ho ktosi myká za plece. Dlho cítil na pleci ťažkú ruku, čo odháňala od neho sen, ľakala ho v ňom, a len potom otvoril oči.</text:span></text:span></text:p>
        <text:p text:style-name="P49"><text:span text:style-name="CharStyle14"><text:span text:style-name="T134">— Vstávaj, chlapče, my sme sa už aj najedli, — hovoril robotník, čo spal pri ňom.</text:span></text:span></text:p>
        <text:p text:style-name="P13"><text:span text:style-name="CharStyle14"><text:span text:style-name="T134">Ivko sa posbieral so slamy</text:span></text:span><text:span text:style-name="CharStyle14"><text:span text:style-name="T69">,</text:span></text:span><text:span text:style-name="CharStyle14"><text:span text:style-name="T134"> zabehol do kuchyne po raňajky, zhltol ich a bežal za ostatnými. Telo mal ešte boľavé, ale povinnosť bola ísť, a </text:span></text:span><text:span text:style-name="CharStyle14"><text:span text:style-name="T69">I</text:span></text:span><text:span text:style-name="CharStyle14"><text:span text:style-name="T134">vko sa nechcel dať zahanbiť, keď všetci išli do roboty bez slova a tuhým krokom. Iba keď prichádzali k zem</text:span></text:span><text:span text:style-name="CharStyle14"><text:span text:style-name="T69">ia</text:span></text:span><text:span text:style-name="CharStyle14"><text:span text:style-name="T134">čnisku, ktoré ohŕ</text:span></text:span><text:span text:style-name="CharStyle14"><text:span text:style-name="T69">ň</text:span></text:span><text:span text:style-name="CharStyle14"><text:span text:style-name="T134">ali, a v mysli sa</text:span></text:span><text:span text:style-name="CharStyle14"><text:span text:style-name="T69"> </text:span></text:span><text:span text:style-name="CharStyle14"><text:span text:style-name="T134">mu predstavil zas celý deň borby s ním, </text:span></text:span><text:soft-page-break/><text:span text:style-name="CharStyle14"><text:span text:style-name="T134">pošepol si v duchu:</text:span></text:span></text:p>
        <text:p text:style-name="P13"><text:span text:style-name="CharStyle14"><text:span text:style-name="T134">„Och, ťažká vec je robota,“ a zakopol do zeme.</text:span></text:span></text:p>
        <text:p text:style-name="P13"><text:span text:style-name="CharStyle14"><text:span text:style-name="T134">Kopal, občas zodvihol oči na dvoch chlapcov vedľa seba, čo boli asi v jeho veku a na ktorých nebolo znať únavy. Páčili sa mu títo chlapci bledých tvárí, s ťažkými úsmevmi na perách, prihovára</text:span></text:span><text:span text:style-name="CharStyle14"><text:span text:style-name="T69">jú</text:span></text:span><text:span text:style-name="CharStyle14"><text:span text:style-name="T134">ci sa starším robotníkom ako im rovní. Letmo zachytával z ich rozhovorov, že jeden z nich sa volá Adam, druhý Belko, ale keď sa mu prihovorili, iba pokýval hlavou. Únava mu prilepila jazyk o podnebie; och, tak sa žiadalo nič nehovoriť, údom nehnúť... Adam i Belko robili žarty pri robote, šklbali sa za kabáty, aj Ivka občas šklbli, a keď im ani potom nepovedal slova, urazili sa a prestali si ho všímať.</text:span></text:span></text:p>
        <text:p text:style-name="P13"><text:span text:style-name="CharStyle14"><text:span text:style-name="T69">—</text:span></text:span><text:span text:style-name="CharStyle14"><text:span text:style-name="T134"> Je zdutý, </text:span></text:span><text:span text:style-name="CharStyle14"><text:span text:style-name="T69">—</text:span></text:span><text:span text:style-name="CharStyle14"><text:span text:style-name="T134"> pošepol Adam Belkovi a šantili len dvaja.</text:span></text:span></text:p>
        <text:p text:style-name="P13"><text:span text:style-name="CharStyle14"><text:span text:style-name="T134">Minulý štyri dni v takejto zúrivej robote. Ivko ich odrobil s napätím všetkých síl i celej vôle. A na štvrtý deň večer už dočkal na večeru, únava preca</text:span></text:span><text:span text:style-name="CharStyle14"><text:span text:style-name="T69"> </text:span></text:span><text:span text:style-name="CharStyle14"><text:span text:style-name="T134">nebola taká nepremožite</text:span></text:span><text:span text:style-name="CharStyle14"><text:span text:style-name="T60">ľ</text:span></text:span><text:span text:style-name="CharStyle14"><text:span text:style-name="T134">ná,</text:span></text:span><text:span text:style-name="CharStyle14"><text:span text:style-name="T69"> </text:span></text:span><text:span text:style-name="CharStyle14"><text:span text:style-name="T134">ako minulé dni. Robotníci sa shŕkli okolo kuchyne, on si stal opodia</text:span></text:span><text:span text:style-name="CharStyle14"><text:span text:style-name="T123">ľ</text:span></text:span><text:span text:style-name="CharStyle14"><text:span text:style-name="T134">, oprel sa o plot a bezmyšlienkovite oddychoval. Mládenci robili žarty s dievkami, naťahovali sa s nimi, i Adam a Belko ich napodobňovali a Ivko, ako tak h</text:span></text:span><text:span text:style-name="CharStyle14"><text:span text:style-name="T60">ľ</text:span></text:span><text:span text:style-name="CharStyle14"><text:span text:style-name="T134">adel na nich s polospadnutými mihalnicami od ukonanosti, divil sa,</text:span></text:span><text:span text:style-name="CharStyle14"><text:span text:style-name="T69"> </text:span></text:span><text:span text:style-name="CharStyle14"><text:span text:style-name="T134">že sa im to chce po takej robote. Jemu sa nechcelo ani prstom hnúť, ani ústa otvoriť, len čím skôr sa navečerať a zahrabať sa do teplej slamy. Keď sa im po smelších kúskoch sem tam dostalo od starších dievok poza uši, Adam i Belko sa utiahli nabok. Zazreli Ivka stáť pri plote, podišli k nemu. Adam ho plesol dlaňou po pleci, spýtal sa:</text:span></text:span></text:p>
        <text:p text:style-name="P13"><text:span text:style-name="CharStyle14"><text:span text:style-name="T134">— Čože si taký smutný?</text:span></text:span></text:p>
        <text:p text:style-name="P13"><text:span text:style-name="CharStyle14"><text:span text:style-name="T69">I</text:span></text:span><text:span text:style-name="CharStyle14"><text:span text:style-name="T134">vko sa vytrhol z dúm, splašený sa poobzeral okolo, a</text:span></text:span><text:span text:style-name="CharStyle14"><text:span text:style-name="T69"> keď </text:span></text:span><text:span text:style-name="CharStyle14"><text:span text:style-name="T134">videl pred sebou </text:span></text:span><text:soft-page-break/><text:span text:style-name="CharStyle14"><text:span text:style-name="T134">usmiate tváre chlapcov, zodvihol ruku, chcel sa dotknúť tých tvárí, ale z polovice cesty ruka mu spadla nazad k boku nevládna. Páčily sa mu tie tváre a chlapské úsmevy na nich, chlapčensk</text:span></text:span><text:span text:style-name="CharStyle14"><text:span text:style-name="T60">y</text:span></text:span><text:span text:style-name="CharStyle14"><text:span text:style-name="T134"> nespokojné oči, ale nechcelo sa, nie, ani slovo sa nežiadalo s nimi stratiť, len tak očami čušky ich hladiť. Nebolo vlády na viacej. Nič sa mu nechcelo, len ležať na teplej otepi slamy v hladkajúcom prítmí a nevede</text:span></text:span><text:span text:style-name="CharStyle14"><text:span text:style-name="T69">ť o s</text:span></text:span><text:span text:style-name="CharStyle14"><text:span text:style-name="T134">vete a ťažkej robote.</text:span></text:span></text:p>
        <text:p text:style-name="P13"><text:span text:style-name="CharStyle14"><text:span text:style-name="T134">Ale Adam zmrštil tvár na takúto odpove</text:span></text:span><text:span text:style-name="CharStyle14"><text:span text:style-name="T123">ď</text:span></text:span><text:span text:style-name="CharStyle14"><text:span text:style-name="T134">, pozrel na Ivka hn</text:span></text:span><text:span text:style-name="CharStyle14"><text:span text:style-name="T69">ev</text:span></text:span><text:span text:style-name="CharStyle14"><text:span text:style-name="T134">no a zašomral:</text:span></text:span></text:p>
        <text:p text:style-name="P13"><text:span text:style-name="CharStyle14"><text:span text:style-name="T134">— Ech, zdutý je ako sud, darmo j</text:span></text:span><text:span text:style-name="CharStyle14"><text:span text:style-name="T69">e</text:span></text:span><text:span text:style-name="CharStyle14"><text:span text:style-name="T134">! Ani</text:span></text:span><text:span text:style-name="CharStyle14"><text:span text:style-name="T69"> </text:span></text:span><text:span text:style-name="CharStyle14"><text:span text:style-name="T134">sa s nami nerozpráva. Čože si myslíš, že si už milosťpán, keď si z mesta?</text:span></text:span></text:p>
        <text:p text:style-name="P13"><text:span text:style-name="CharStyle14"><text:span text:style-name="T134">Odišli na druhú stranu a Ivko naširoko otvoril oči i ústa, opakoval Adamkove vety, a nerozumel ich.</text:span></text:span></text:p>
        <text:p text:style-name="P13"><text:span text:style-name="CharStyle14"><text:span text:style-name="T134">„Zdutý? Prečo?</text:span></text:span><text:span text:style-name="CharStyle14"><text:span text:style-name="T69">“</text:span></text:span><text:span text:style-name="CharStyle14"><text:span text:style-name="T134"> divil sa, nerozumel.</text:span></text:span></text:p>
        <text:p text:style-name="P13"><text:span text:style-name="CharStyle14"><text:span text:style-name="T69">Ve</text:span></text:span><text:span text:style-name="CharStyle14"><text:span text:style-name="T60">ď</text:span></text:span><text:span text:style-name="CharStyle14"><text:span text:style-name="T134"> sa mu páčil ten chlapec, potichu mal ho rád, iba ukonanosť mu nedovolila prihovoriť sa mu a povedať mu to.</text:span></text:span></text:p>
        <text:p text:style-name="P13"><text:span text:style-name="CharStyle14"><text:span text:style-name="T134">A na druhý deň polovica robotníkov vedela o tom, že Ivko je nevravný z pýchy. Keď si večer líhali na slamu, starý robotník, čo spával pri ňom, naraz začal:</text:span></text:span></text:p>
        <text:p text:style-name="P13"><text:span text:style-name="CharStyle14"><text:span text:style-name="T134">— </text:span></text:span><text:span text:style-name="CharStyle14"><text:span text:style-name="T69">Iv</text:span></text:span><text:span text:style-name="CharStyle14"><text:span text:style-name="T134">o môj, pýcha nie je ctnosť, len si ty toľko nenamýšľaj, že si inakší ako ostatní.</text:span></text:span></text:p>
        <text:p text:style-name="P13"><text:span text:style-name="CharStyle14"><text:span text:style-name="T69">I</text:span></text:span><text:span text:style-name="CharStyle14"><text:span text:style-name="T134">vka z polodriemot vytrhla táto reč. Oprel s</text:span></text:span><text:span text:style-name="CharStyle14"><text:span text:style-name="T123">a </text:span></text:span><text:span text:style-name="CharStyle14"><text:span text:style-name="T134">lakťom o slamu a p</text:span></text:span><text:span text:style-name="CharStyle14"><text:span text:style-name="T69">r</text:span></text:span><text:span text:style-name="CharStyle14"><text:span text:style-name="T134">i bleduškom svetle olejového lampáša, čo visel na hracie, ukonan</text:span></text:span><text:span text:style-name="CharStyle14"><text:span text:style-name="T69">ý</text:span></text:span><text:span text:style-name="CharStyle14"><text:span text:style-name="T134">mi očami zahľadel sa na staríka. Trápily ho tieto slová, rozmýš</text:span></text:span><text:span text:style-name="CharStyle14"><text:span text:style-name="T60">ľ</text:span></text:span><text:span text:style-name="CharStyle14"><text:span text:style-name="T134">al pol hodiny o tom, ako mu nimi krivdí, iba potom posbieral sily a opýtal s</text:span></text:span><text:span text:style-name="CharStyle14"><text:span text:style-name="T69">a:</text:span></text:span></text:p>
        <text:p text:style-name="P47"><text:span text:style-name="CharStyle14"><text:span text:style-name="T134">— Ale ktože vám to navravel, že som pyšný?</text:span></text:span></text:p>
        <text:p text:style-name="P13"><text:soft-page-break/><text:span text:style-name="CharStyle14"><text:span text:style-name="T134">— Adam i Belko vravia, že sa nechceš s nimi shovárať.</text:span></text:span></text:p>
        <text:p text:style-name="P13"><text:span text:style-name="CharStyle14"><text:span text:style-name="T134">Ivko odkvicol od únavy na slamu, už sa mu nechcelo ospravedlňovať. Bolo tak dobre nič nehovoriť a nič nepočuť, poloprivretými očami hľadeť na povalu, na hrubé hrady, na ktorých tancovalo matné svetlo lampáša. Nech si myslia, čo chcú, — bolo tak málo sily brániť sa im.</text:span></text:span></text:p>
        <text:p text:style-name="P13"><text:span text:style-name="CharStyle14"><text:span text:style-name="T134">Ale výčitky staríka mu ostávaly v hlave. Boli mu ve</text:span></text:span><text:span text:style-name="CharStyle14"><text:span text:style-name="T60">ľ</text:span></text:span><text:span text:style-name="CharStyle14"><text:span text:style-name="T134">mi milí títo chlapci, i bolo mu čudné, že ho vyhlasujú za nafúkanca. Nedala mu spať táto myšlienka, búrila jeho cítenie.</text:span></text:span></text:p>
        <text:p text:style-name="P13"><text:span text:style-name="CharStyle14"><text:span text:style-name="T134">A naraz, ako rozmýš</text:span></text:span><text:span text:style-name="CharStyle14"><text:span text:style-name="T69">ľ</text:span></text:span><text:span text:style-name="CharStyle14"><text:span text:style-name="T134">al o </text:span></text:span><text:span text:style-name="CharStyle14"><text:span text:style-name="T69">Ad</text:span></text:span><text:span text:style-name="CharStyle14"><text:span text:style-name="T134">amk</text:span></text:span><text:span text:style-name="CharStyle14"><text:span text:style-name="T69">ov</text:span></text:span><text:span text:style-name="CharStyle14"><text:span text:style-name="T134">i a Belkovi, spomenul na svoju mať. Horúčkovité myšlienky mu prelietaly hlavou, lebo zrazu začal rozumeť, kto je ona. Tu v kúte baráka pri staríkových výčitkách ako bleskom porozumel, že bol k svojej matke taký, ako je k nemu Adam a Belko i tento robotník, teraz, zdalo sa mu, porozumel jej hlbokú, tvrdošijnú mlčanlivosť. Och, celá záhada jeho mamky bola naraz pred ním jasná ako deň, celý jej život a jej nevyslovená láska: zgniavená robotou nevládala im povedať, že ich má rada. Tu naraz porozumel každý jej pohyb v celej ich minulosti a s horúčkovitou túžbou predstavoval si ju pri ve</text:span></text:span><text:span text:style-name="CharStyle14"><text:span text:style-name="T60">ľ</text:span></text:span><text:span text:style-name="CharStyle14"><text:span text:style-name="T134">kom koryte, brhliacu bielizeň na</text:span></text:span><text:span text:style-name="CharStyle14"><text:span text:style-name="T69"> </text:span></text:span><text:span text:style-name="CharStyle14"><text:span text:style-name="T134">polozodrat</text:span></text:span><text:span text:style-name="CharStyle14"><text:span text:style-name="T69">ej</text:span></text:span><text:span text:style-name="CharStyle14"><text:span text:style-name="T134"> valche — bielu, ukonanú, ovisnutú svoju mať. Och, áno, bola to jeho mať, naozaj jeho mať... Obetovala im svoje roky i svoju tvár v n</text:span></text:span><text:span text:style-name="CharStyle14"><text:span text:style-name="T69">evra</text:span></text:span><text:span text:style-name="CharStyle14"><text:span text:style-name="T134">vn</text:span></text:span><text:span text:style-name="CharStyle14"><text:span text:style-name="T69">ej </text:span></text:span><text:span text:style-name="CharStyle14"><text:span text:style-name="T134">ukonanosti, obetovala svoje dni v robote za nich a svoje noci v starostiach o nich. Áno, milovala ich jeho mať, keď im vedela prinášať toľkoto obetí a zdrviť za nich toľko dní roboty, a Ivko dnes prvý raz v živote bol istý, že ju má rád. Och, teraz si už vedel predstaviť, ako jeho mať stratila reč v drviacej robote a vládu prezradiť im, že ich má rada... Celú, celú tú jej nepochopiteľnú bytnosť teraz tak jasne chápal </text:span></text:span><text:soft-page-break/><text:span text:style-name="CharStyle14"><text:span text:style-name="T134">a tisíc nevďačných svojich myšlienok o nej z celej ich minulosti rosil ľútosťou, tisíc zlých pohľadov prosil prísť nazad a cez široké polia a ponad strechy domov hľadal myšlienkami jej bielu tvár a biele ruky, rozožraté lúhom. V mihotavom svetle olejového lampáša videl ju stáť pri sebe dotlčenú robotou a so zarosenými očami rátal chvíle svojej minulost</text:span></text:span><text:span text:style-name="CharStyle14"><text:span text:style-name="T123">i</text:span></text:span><text:span text:style-name="CharStyle14"><text:span text:style-name="T134">, keď mal o nej zlé myšlienky. A keď mu prišlo na um, ako ju dochytil plačúcu, keď všetci spali, ticho, v ústraní, aby ju nikto z nich nepočul, do myšlienok sa mu natískalo neodolateľné presvedčenie, že plakávala takto pre neho, pre jeho malé porozumenie pre jej život, i schytil ho mocný kŕč plaču.</text:span></text:span></text:p>
        <text:p text:style-name="P13"><text:span text:style-name="CharStyle14"><text:span text:style-name="T134">Starý robotník, čo spal pri ňom, zobudil sa na tento plač. Zodvihol sa na ležisku, položil Ivkovi na hlavu ťažkú ruku a pýtal sa láskavo:</text:span></text:span></text:p>
        <text:p text:style-name="P50"><text:span text:style-name="CharStyle14"><text:span text:style-name="T134">— </text:span></text:span><text:span text:style-name="CharStyle14"><text:span text:style-name="T69">Č</text:span></text:span><text:span text:style-name="CharStyle14"><text:span text:style-name="T134">ože ti je, Ivo?</text:span></text:span></text:p>
        <text:p text:style-name="P13"><text:span text:style-name="CharStyle14"><text:span text:style-name="T134">Ale </text:span></text:span><text:span text:style-name="CharStyle14"><text:span text:style-name="T69">I</text:span></text:span><text:span text:style-name="CharStyle14"><text:span text:style-name="T134">vko nemohol povedať, čo ho bolí. Odvrátil od neho tvár, zakryl ju rukami a nasilu dusil v sebe plač. Robotník pozeral na neho hodnú chví</text:span></text:span><text:span text:style-name="CharStyle14"><text:span text:style-name="T123">ľ</text:span></text:span><text:span text:style-name="CharStyle14"><text:span text:style-name="T134">u, potom povedal:</text:span></text:span></text:p>
        <text:p text:style-name="P52"><text:span text:style-name="CharStyle14"><text:span text:style-name="T134">— Ty si čudný chlapec. Ja som ťa len tak po otcovsky vyhrešil, zato neplač.</text:span></text:span></text:p>
        <text:p text:style-name="P13"><text:span text:style-name="CharStyle14"><text:span text:style-name="T134">Nevedel, prečo plače... a Ivko bol tomu rá</text:span></text:span><text:span text:style-name="CharStyle14"><text:span text:style-name="T69">d</text:span></text:span><text:span text:style-name="CharStyle14"><text:span text:style-name="T134">...</text:span></text:span></text:p>
        <text:p text:style-name="P13"><text:span text:style-name="CharStyle14"><text:span text:style-name="T134">Bol to ťažký večer, ale Ivkovi sa zdalo, že je najkrajší v jeho živote, lebo v ňom našiel svoju ozajstnú mať. Mlčky počúval starcove slová a poučovania, zpolovice vnímal ich smysel, ale v duchu bol ďaleko od majera, — pri začadenom továrenskom komíne, pred svojím rodičovským domom; vyzeral obl</text:span></text:span><text:span text:style-name="CharStyle14"><text:span text:style-name="T69">ô</text:span></text:span><text:span text:style-name="CharStyle14"><text:span text:style-name="T134">čikom baraka do noci a šeptal si neprestajne:</text:span></text:span></text:p>
        <text:p text:style-name="P53"><text:span text:style-name="CharStyle14"><text:span text:style-name="T134">— Budem ju mať rád... budem ju mať rád...</text:span></text:span></text:p>
        <text:p text:style-name="P13"><text:span text:style-name="CharStyle14"><text:span text:style-name="T134">A v budúce dni hovoril ešte menej ako dosiaľ. Onemený od ťarchy, čo svalila na neho nezvyčajná robota, s myšlienkami pri obrýpanej chalupe, v ktorej mať od rána </text:span></text:span><text:soft-page-break/><text:span text:style-name="CharStyle14"><text:span text:style-name="T134">do večera brhlila bielizeň, čakal sobotu večer. Ustatosť mu pr</text:span></text:span><text:span text:style-name="CharStyle14"><text:span text:style-name="T69">i</text:span></text:span><text:span text:style-name="CharStyle14"><text:span text:style-name="T134">vaľovala predstavy čoraz mocnejšie a matkina tvár zjavovala sa mu v snách čoraz nejasnejšie. Túžil videť ju pred sebou blízko a obnoviť si v pamäti jej črty, čítať z nej tie isté city, ktoré mal pri výčitkách starca-robotníka.</text:span></text:span></text:p>
        <text:p text:style-name="P13"><text:span text:style-name="CharStyle14"><text:span text:style-name="T134">A keď napokon prišla sobota a robotníci, ustatí, pomalým krokom kráčali na majer, Ivko ich predbehol a s myšlienkami na skoré stretnutie s matkou ponáhľal sa do kancelárie. Keď vchádzal na veľký dvor majera, s druhej strany práve vchádzal naň pekný ľahučký panský kočík, na ktorom sedela statkárova žena. Slúžky zazrely kočík cez kuchynský oblok a porobily krik po celom dome. O chví</text:span></text:span><text:span text:style-name="CharStyle14"><text:span text:style-name="T123">ľ</text:span></text:span><text:span text:style-name="CharStyle14"><text:span text:style-name="T134">u vybehlo chudušké dievčatko asi v l</text:span></text:span><text:span text:style-name="CharStyle14"><text:span text:style-name="T60">v</text:span></text:span><text:span text:style-name="CharStyle14"><text:span text:style-name="T134">kovom veku, s rozhodenými rukami pribehlo k vozíku, hodilo sa matke na prsia a hlasne volal</text:span></text:span><text:span text:style-name="CharStyle14"><text:span text:style-name="T69">o</text:span></text:span><text:span text:style-name="CharStyle14"><text:span text:style-name="T134">:</text:span></text:span></text:p>
        <text:p text:style-name="P55"><text:span text:style-name="CharStyle14"><text:span text:style-name="T134">— Mamulienka, </text:span></text:span><text:span text:style-name="CharStyle14"><text:span text:style-name="T69">m</text:span></text:span><text:span text:style-name="CharStyle14"><text:span text:style-name="T134">amulienka, — a boz</text:span></text:span><text:span text:style-name="CharStyle14"><text:span text:style-name="T69">ká</text:span></text:span><text:span text:style-name="CharStyle14"><text:span text:style-name="T134">valo svoju mať.</text:span></text:span></text:p>
        <text:p text:style-name="P13"><text:span text:style-name="CharStyle14"><text:span text:style-name="T134">Ivko zastal pri plote a zadumaný h</text:span></text:span><text:span text:style-name="CharStyle14"><text:span text:style-name="T131">ľ</text:span></text:span><text:span text:style-name="CharStyle14"><text:span text:style-name="T134">adel na tento výjav. Akási </text:span></text:span><text:span text:style-name="CharStyle14"><text:span text:style-name="T68">ľ</text:span></text:span><text:span text:style-name="CharStyle14"><text:span text:style-name="T134">útosť ho schytila, keď videl nežnosť, s ktorou dcérka prejavovala matke svoju lásku, a keď počúval jej nežné oslovovanie.</text:span></text:span></text:p>
        <text:p text:style-name="P56"><text:span text:style-name="CharStyle14"><text:span text:style-name="T134">— Ako sa vedia mať rady, </text:span></text:span><text:span text:style-name="CharStyle14"><text:span text:style-name="T69">—</text:span></text:span><text:span text:style-name="CharStyle14"><text:span text:style-name="T134"> zašeptal a znova vykročil.</text:span></text:span></text:p>
        <text:p text:style-name="P13"><text:span text:style-name="CharStyle14"><text:span text:style-name="T134">Náhlivo sa preobliekol v baráku, zašiel do kancelárie po peniaze a vykročil domov. Cestou myslel na chuduš</text:span></text:span><text:span text:style-name="CharStyle14"><text:span text:style-name="T69">ké</text:span></text:span><text:span text:style-name="CharStyle14"><text:span text:style-name="T134"> statkárske dievčatko, objímajúce a bozkávajúce svoju mať, a keď sa mu tak vracalo do predstáv znova a znova, prišlo mu na um, že takúto lásku prejavoval i Ďurko učiteľke, a azda všetky deti svojim matkám — len on nie a jeho bratia. Rozcítilo ho toto vedomie; uvedomil si, aký je surový a hlúpy. Život a svet ukaz</text:span></text:span><text:span text:style-name="CharStyle14"><text:span text:style-name="T69">ov</text:span></text:span><text:span text:style-name="CharStyle14"><text:span text:style-name="T134">aly sa mu v celkom inom svetle pri týchto myšlienkach a pri pomyslení na Adamka a Belka, ktorí ho neprestali prezývať zdute</text:span></text:span><text:span text:style-name="CharStyle14"><text:span text:style-name="T69">ľ</text:span></text:span><text:span text:style-name="CharStyle14"><text:span text:style-name="T134">om a ohovárať ho pred </text:span></text:span><text:soft-page-break/><text:span text:style-name="CharStyle14"><text:span text:style-name="T134">ostatnými; začal tušiť, že len jedna osoba je na zemi, ktorá nikdy nespraví ľudom žiaľ z ľahkomyseľnosti alebo nenávisti: mať, ktorej on za celý svoj život nepovedal pekného slova.</text:span></text:span></text:p>
        <text:p text:style-name="P13"><text:span text:style-name="CharStyle14"><text:span text:style-name="T134">V takýchto myšlienkach ani nezbadal, že v</text:span></text:span><text:span text:style-name="CharStyle14"><text:span text:style-name="T69"> </text:span></text:span><text:span text:style-name="CharStyle14"><text:span text:style-name="T134">predstavách sa rozcitlivený túli k nej ako statkárova dcéra k svojej matke, schádzajúcej s kočíka, že stíska jej hrdlo a bozkáva jej bielu tvár. Radostné teplo uspokojenia pocítil z tejto predstavy a potom celou cestou sa posmeľoval, že jej to spraví celkom tak, ako vídal od učiteľkinho syna a dnes od statkárskej dcérušky.</text:span></text:span></text:p>
        <text:p text:style-name="P13"><text:span text:style-name="CharStyle14"><text:span text:style-name="T134">Snivé dumy o nej niesly ho po zaprášenej ceste, a keď zodvihol hlavu, pred jeho očami v</text:span></text:span><text:span text:style-name="CharStyle14"><text:span text:style-name="T69">yh</text:span></text:span><text:span text:style-name="CharStyle14"><text:span text:style-name="T134">úkol do podvečera vysoký továrenský komín. Ivko bol v meste. Zabočil do svojej ulice a o chvíľu bol doma. Vchádzal do pitvora s tlčúcim srdcom a umie</text:span></text:span><text:span text:style-name="CharStyle14"><text:span text:style-name="T69">ň</text:span></text:span><text:span text:style-name="CharStyle14"><text:span text:style-name="T134">oval si, že jej povie „mamička“, keď jej bude dávať peniaze, — povie tak mäkko a s takou veľkou láskou a oddanosťou, ako vravieval Ďurko a statkárska dcéra — </text:span></text:span><text:span text:style-name="CharStyle14"><text:span text:style-name="T69">z</text:span></text:span><text:span text:style-name="CharStyle14"><text:span text:style-name="T134">a všetky zlé myšlienky, ktoré sa kedysi zrodily o nej v jeho hlave.</text:span></text:span></text:p>
        <text:p text:style-name="P13"><text:span text:style-name="CharStyle14"><text:span text:style-name="T134">Váhavo položil ruku na kľučku kuchynských dverí, otvoril. Na stole blikala lampa a pri nej, chrbtom proti nemu, stála mať, hladila a v kúte bratia sa hrali v karty.</text:span></text:span></text:p>
        <text:p text:style-name="P13"><text:span text:style-name="CharStyle14"><text:span text:style-name="T134">— Dobrý večer, mamka, — pozdravil sa Ivko, a len keď vyslovil toto slovo, čo vyhŕklo z neho zo zvyku, vhuplo mu do mysli, ako ho vypovedal. Ale už nebolo smelosti opraviť sa, ani preto nie, </text:span></text:span><text:span text:style-name="CharStyle30"><text:span text:style-name="T69">že</text:span></text:span><text:span text:style-name="CharStyle14"><text:span text:style-name="T134"> </text:span></text:span><text:span text:style-name="CharStyle14"><text:span text:style-name="T69">tam</text:span></text:span><text:span text:style-name="CharStyle14"><text:span text:style-name="T134"> boli bratia. Namrzený na seba sadol na stoličku, zaškúlil na bratov. A ma</text:span></text:span><text:span text:style-name="CharStyle14"><text:span text:style-name="T68">ť</text:span></text:span><text:span text:style-name="CharStyle14"><text:span text:style-name="T134"> obrátila k nemu bielu tvár, široké vrás</text:span></text:span><text:span text:style-name="CharStyle14"><text:span text:style-name="T69">ky</text:span></text:span><text:span text:style-name="CharStyle14"><text:span text:style-name="T134">, v ktorých ležaly pásiky ust</text:span></text:span><text:span text:style-name="CharStyle14"><text:span text:style-name="T69">at</text:span></text:span><text:span text:style-name="CharStyle14"><text:span text:style-name="T134">osti a smútku, pokrčily sa do úsmevu:</text:span></text:span></text:p>
        <text:p text:style-name="P13"><text:span text:style-name="CharStyle14"><text:span text:style-name="T134">— Vitaj, </text:span></text:span><text:span text:style-name="CharStyle14"><text:span text:style-name="T69">—</text:span></text:span><text:span text:style-name="CharStyle14"><text:span text:style-name="T134"> poved</text:span></text:span><text:span text:style-name="CharStyle14"><text:span text:style-name="T68">al</text:span></text:span><text:span text:style-name="CharStyle14"><text:span text:style-name="T134">a. </text:span></text:span><text:span text:style-name="CharStyle14"><text:span text:style-name="T69">—</text:span></text:span><text:span text:style-name="CharStyle14"><text:span text:style-name="T134"> Nuž ako sa ti vodilo?</text:span></text:span></text:p>
        <text:p text:style-name="P13"><text:span text:style-name="CharStyle14"><text:span text:style-name="T69">—</text:span></text:span><text:span text:style-name="CharStyle14"><text:span text:style-name="T134"> </text:span></text:span><text:span text:style-name="CharStyle14"><text:span text:style-name="T69">O</text:span></text:span><text:span text:style-name="CharStyle14"><text:span text:style-name="T134">bstojne, aj peniaze som priniesol, — povedal </text:span></text:span><text:span text:style-name="CharStyle14"><text:span text:style-name="T68">I</text:span></text:span><text:span text:style-name="CharStyle14"><text:span text:style-name="T134">vko, pozerajúc na ňu </text:span></text:span><text:soft-page-break/><text:span text:style-name="CharStyle14"><text:span text:style-name="T134">nerozhodne. Vytiahol z kešene červenú pädesiatkorunáč</text:span></text:span><text:span text:style-name="CharStyle14"><text:span text:style-name="T69">ku</text:span></text:span><text:span text:style-name="CharStyle14"><text:span text:style-name="T134"> a položil ju pred ňu na vlhký stôl.</text:span></text:span></text:p>
        <text:p text:style-name="P13"><text:span text:style-name="CharStyle14"><text:span text:style-name="T134">Olovené pásiky v jej vráskach zakryly sa úsmevom, pozrela teplým po</text:span></text:span><text:span text:style-name="CharStyle14"><text:span text:style-name="T69">k</text:span></text:span><text:span text:style-name="CharStyle14"><text:span text:style-name="T134">ladom na peniaze, potom na Ivka a povedala:</text:span></text:span></text:p>
        <text:p text:style-name="P13"><text:span text:style-name="CharStyle14"><text:span text:style-name="T134">— Nedávaj ich do vlhka.</text:span></text:span></text:p>
        <text:p text:style-name="P13"><text:span text:style-name="CharStyle14"><text:span text:style-name="T134">Vzala ich do bielych prstov a odložila.</text:span></text:span></text:p>
        <text:p text:style-name="P13"><text:span text:style-name="CharStyle14"><text:span text:style-name="T69">— </text:span></text:span><text:span text:style-name="CharStyle14"><text:span text:style-name="T134">Fajn si ty chlapec, — doložila po chvíli.</text:span></text:span></text:p>
        <text:p text:style-name="P13"><text:span text:style-name="CharStyle14"><text:span text:style-name="T134">Ke</text:span></text:span><text:span text:style-name="CharStyle14"><text:span text:style-name="T131">ď</text:span></text:span><text:span text:style-name="CharStyle14"><text:span text:style-name="T134"> Ivko videl radostný svit v jej očiach, cítil sa dobre: </text:span></text:span><text:span text:style-name="CharStyle14"><text:span text:style-name="T68">ľ</text:span></text:span><text:span text:style-name="CharStyle14"><text:span text:style-name="T134">ahkým pocitom uspokojenia zohria</text:span></text:span><text:span text:style-name="CharStyle14"><text:span text:style-name="T68">l</text:span></text:span><text:span text:style-name="CharStyle14"><text:span text:style-name="T134">y sa mu oči.</text:span></text:span></text:p>
        <text:p text:style-name="P13"><text:span text:style-name="CharStyle14"><text:span text:style-name="T134">— Ale spal by som, ustatý som až veľmi, — povedal, vošiel do izby a </text:span></text:span><text:span text:style-name="CharStyle14"><text:span text:style-name="T68">ľ</text:span></text:span><text:span text:style-name="CharStyle14"><text:span text:style-name="T134">ahol do postele.</text:span></text:span></text:p>
        <text:p text:style-name="P13"><text:span text:style-name="CharStyle14"><text:span text:style-name="T134">Zaboril sa do perín, premýšľal o poli a ťažkej robote, o mamke a svojom predsavzatí.</text:span></text:span></text:p>
        <text:p text:style-name="P13"><text:span text:style-name="CharStyle14"><text:span text:style-name="T134">„Aký som ja surovec! Prečo som jej nepovedal „mamička</text:span></text:span><text:span text:style-name="CharStyle14"><text:span text:style-name="T69">“</text:span></text:span><text:span text:style-name="CharStyle14"><text:span text:style-name="T134">, ako Ďurko vravieval a statkárova dcéra?"</text:span></text:span></text:p>
        <text:p text:style-name="P13"><text:span text:style-name="CharStyle14"><text:span text:style-name="T69">Ľ</text:span></text:span><text:span text:style-name="CharStyle14"><text:span text:style-name="T134">úto mu prišlo, že je taký ustrašený, že jej neukázal, ako ju má rád — teraz, keď ju poznal, kto je ona.</text:span></text:span></text:p>
        <text:p text:style-name="P13"><text:span text:style-name="CharStyle14"><text:span text:style-name="T134">Počúval udieranie hladidla na bielizeň, hľadel na povalu, zastretú večerom, a umieň</text:span></text:span><text:span text:style-name="CharStyle14"><text:span text:style-name="T68">o</text:span></text:span><text:span text:style-name="CharStyle14"><text:span text:style-name="T134">val si, že na pondelok ráno, keď bude odchádzať do roboty a keď pri tom bratov nebude, povie jej:</text:span></text:span></text:p>
        <text:p text:style-name="P13"><text:span text:style-name="CharStyle14"><text:span text:style-name="T134">„S Bohom, mamička.“</text:span></text:span></text:p>
        <text:p text:style-name="P13"><text:span text:style-name="CharStyle14"><text:span text:style-name="T134">Tak jej povie, naozaj už potom povie </text:span></text:span><text:span text:style-name="CharStyle14"><text:span text:style-name="T69">—</text:span></text:span><text:span text:style-name="CharStyle14"><text:span text:style-name="T134"> naberal Ivko odvahu pre toto oslovenie a predstavoval si, ako mať bude stáť vo dverách kuchyne, udivená od v</text:span></text:span><text:span text:style-name="CharStyle14"><text:span text:style-name="T131">ď</text:span></text:span><text:span text:style-name="CharStyle14"><text:span text:style-name="T134">ačnosti,</text:span></text:span><text:span text:style-name="CharStyle14"><text:span text:style-name="T69"> </text:span></text:span><text:soft-page-break/><text:span text:style-name="CharStyle14"><text:span text:style-name="T134">zaslzeným pohľadom bude pozerať za ním a bude šťastná od tohto slova.</text:span></text:span></text:p>
        <text:p text:style-name="P13"><text:span text:style-name="CharStyle14"><text:span text:style-name="T134">A keď v pondelok včas ráno vstal, pri obliekaní za celý čas myslel na svoje odhodlanie, striehol na príležitosť, pri ktorej by jej mohol tak povedať, — na akúkoľvek príležitosť, len aby pri nej mohol vysloviť toto slovo.</text:span></text:span></text:p>
        <text:p text:style-name="P13"><text:span text:style-name="CharStyle14"><text:span text:style-name="T134">Ke</text:span></text:span><text:span text:style-name="CharStyle14"><text:span text:style-name="T131">ď</text:span></text:span><text:span text:style-name="CharStyle14"><text:span text:style-name="T134"> sa obliekal, díval sa na ňu, ako stojí zamyslená stred izby, nehýbe sa, a mal na jazyku, že jej povie:</text:span></text:span></text:p>
        <text:p text:style-name="P13"><text:span text:style-name="CharStyle14"><text:span text:style-name="T134">„Mamička, chytro, musím sa ponáhľať,“ ale to bolo v izbe a bratia boli už pozobúdzaní, a pred nimi akási hlúpa haneblivosť a nerozhodnosť ho schytávaly. Premáhaly ho, i pomyslel si, že v kuchyni bude lepšie miesto na to, tam jej to povie. Obliekol sa chytrejšie ako ona, vošiel do kuchyne a čakal ju. Srdce mu podivne nespokojne tĺklo, ako by šiel niečo ukradnúť. Bože, prečo to len bolo</text:span></text:span><text:span text:style-name="CharStyle14"><text:span text:style-name="T69"> </text:span></text:span><text:span text:style-name="CharStyle14"><text:span text:style-name="T134">u nich</text:span></text:span><text:span text:style-name="CharStyle14"><text:span text:style-name="T69"> </text:span></text:span><text:span text:style-name="CharStyle14"><text:span text:style-name="T134">také nezvyklé? Vzdychol, pochybnosť a okúňavosť znova sa dovalily na neho.</text:span></text:span></text:p>
        <text:p text:style-name="P13"><text:span text:style-name="CharStyle14"><text:span text:style-name="T134">Mať vošla do kuchyne, rozložila oheň a</text:span></text:span><text:span text:style-name="CharStyle14"><text:span text:style-name="T69"> </text:span></text:span><text:span text:style-name="CharStyle14"><text:span text:style-name="T134">o chv</text:span></text:span><text:span text:style-name="CharStyle14"><text:span text:style-name="T69">í</text:span></text:span><text:span text:style-name="CharStyle14"><text:span text:style-name="T68">ľ</text:span></text:span><text:span text:style-name="CharStyle14"><text:span text:style-name="T134">u mala zohriatu polievku. Ivko pozeral na jej rozstrapatené vlasy, n</text:span></text:span><text:span text:style-name="CharStyle14"><text:span text:style-name="T69">evys</text:span></text:span><text:span text:style-name="CharStyle14"><text:span text:style-name="T134">patú tvár, mutné oči s polospadnutými mihalnicami, a bolo mu jej </text:span></text:span><text:span text:style-name="CharStyle14"><text:span text:style-name="T68">ľ</text:span></text:span><text:span text:style-name="CharStyle14"><text:span text:style-name="T134">úto. </text:span></text:span><text:span text:style-name="CharStyle14"><text:span text:style-name="T69">Č</text:span></text:span><text:span text:style-name="CharStyle14"><text:span text:style-name="T134">osi</text:span></text:span><text:span text:style-name="CharStyle14"><text:span text:style-name="T69"> </text:span></text:span><text:span text:style-name="CharStyle14"><text:span text:style-name="T134">sa mu žiadalo pomôcť jej, preukázať jej svoju ochotu. Chcel sa jej spýtať, či nepotrebuje dreva z drevárne, chcel jej povedať:</text:span></text:span></text:p>
        <text:p text:style-name="P13"><text:span text:style-name="CharStyle14"><text:span text:style-name="T134">„Mamička, donesiem ti dreva, chceš?</text:span></text:span><text:span text:style-name="CharStyle14"><text:span text:style-name="T69">“</text:span></text:span><text:span text:style-name="CharStyle14"><text:span text:style-name="T134">, </text:span></text:span><text:span text:style-name="CharStyle14"><text:span text:style-name="T69">a</text:span></text:span><text:span text:style-name="CharStyle14"><text:span text:style-name="T134">le keď už otvoril ústa, mať zrazu prestala podkladať do sporáka, položila si ruky na prsia a zhlboka vzdychla:</text:span></text:span></text:p>
        <text:p text:style-name="P13"><text:span text:style-name="CharStyle14"><text:span text:style-name="T134">— Ach, Bože, Bože, akí sme len biedni...</text:span></text:span></text:p>
        <text:p text:style-name="P13"><text:span text:style-name="CharStyle14"><text:span text:style-name="T134">Ivkovi slovo odumrelo na perách pri tomto vzdychu, neodvážil sa ju teraz vyrušiť z dúm, a potom mu naraz, ani nevedel prečo, prišlo na um, či jej to nebude smiešne, či to nebude pokladať za hlúposť, keď jej tak povie, tak celkom ináč, ako jej hovorievajú ostatní, — a táto myšlienka ho celkom zmiatla.</text:span></text:span></text:p>
        <text:p text:style-name="P13"><text:soft-page-break/><text:span text:style-name="CharStyle14"><text:span text:style-name="T134">Pomaličky chlipkal polievku, ktorú mať položila pred neho na stolček, chcel tak pretiahnuť svoj odchod, chcel ešte vyčkať príležitosť. Ale mať vošla do izby a o chví</text:span></text:span><text:span text:style-name="CharStyle14"><text:span text:style-name="T68">ľ</text:span></text:span><text:span text:style-name="CharStyle14"><text:span text:style-name="T134">u sa z nej vrátila s ručníkom na hlave. Ivko sa ani nestačil spamätať a povedala:</text:span></text:span></text:p>
        <text:p text:style-name="P13"><text:span text:style-name="CharStyle14"><text:span text:style-name="T69">— </text:span></text:span><text:span text:style-name="CharStyle14"><text:span text:style-name="T134">S Bohom sa maj, Ivko, ja už musím ísť do učiteľov, </text:span></text:span><text:span text:style-name="CharStyle14"><text:span text:style-name="T69">—</text:span></text:span><text:span text:style-name="CharStyle14"><text:span text:style-name="T134"> a bola preč.</text:span></text:span></text:p>
        <text:p text:style-name="P13"><text:span text:style-name="CharStyle14"><text:span text:style-name="T134">Ivko zronený spustil ruky do lona a dlho h</text:span></text:span><text:span text:style-name="CharStyle14"><text:span text:style-name="T69">ľ</text:span></text:span><text:span text:style-name="CharStyle14"><text:span text:style-name="T134">adel na zatvorené dvere. Potom vstal, nedojedenú polievku nechal na stolčeku a odišiel. Rozbehol sa, aby nahradil čas, zameškaný vyčkávaním, klial si do odroňov a surovcov a bol ukrutne nešťastný.</text:span></text:span></text:p>
        <text:p text:style-name="P13"><text:span text:style-name="CharStyle14"><text:span text:style-name="T134">Dobehol na dvor majera udychčaný, ale na ňom už nebolo nikoho — robotníci odišli. Vbehol do baráka, prehodil motyku na plece a spýtal sa slúžky, kde sa dnes robí.</text:span></text:span></text:p>
        <text:p text:style-name="P13"><text:span text:style-name="CharStyle14"><text:span text:style-name="T134">—</text:span></text:span><text:span text:style-name="CharStyle14"><text:span text:style-name="T69"> </text:span></text:span><text:span text:style-name="CharStyle14"><text:span text:style-name="T134">Na repniskách, — odpovedala.</text:span></text:span></text:p>
        <text:p text:style-name="P13"><text:span text:style-name="CharStyle14"><text:span text:style-name="T134">Rozbehol sa na repnisko. Vbehol do polí, spustil sa do údolíčka, zazrel v ňom veľkú skupinu robotníkov, pokrčených na repnisku. Pribehol k nim, gazdu nevidel nikde; odišiel kamsi. Ivko sa natešený zamiešal medzi nich, myslel, že gazda nezbadá, ako neskoro prišiel. Ale o hodinku, ke</text:span></text:span><text:span text:style-name="CharStyle14"><text:span text:style-name="T131">ď</text:span></text:span><text:span text:style-name="CharStyle25"><text:span text:style-name="T131"> </text:span></text:span><text:span text:style-name="CharStyle14"><text:span text:style-name="T134">sa gazda vrátil k nim, Adamko, jeho najmilší chlapec, prvý ho zazrel, vystrel sa a zvolal:</text:span></text:span></text:p>
        <text:p text:style-name="P13"><text:span text:style-name="CharStyle14"><text:span text:style-name="T134">— No, už prišiel zdutel!</text:span></text:span></text:p>
        <text:p text:style-name="P13"><text:span text:style-name="CharStyle14"><text:span text:style-name="T134">Na túto poznámku gazda podišiel k Ivkovi, zastal pred ním.</text:span></text:span></text:p>
        <text:p text:style-name="P13"><text:span text:style-name="CharStyle14"><text:span text:style-name="T134">— Nuž a ty pačmaga, len teraz prichádzaš? No počkaj, to sa ti odráta! — povedal a značil si čosi do zápisníka.</text:span></text:span></text:p>
        <text:p text:style-name="P13"><text:span text:style-name="CharStyle14"><text:span text:style-name="T134">Ivko pozrel na Adamka roztrpčený </text:span></text:span><text:span text:style-name="CharStyle14"><text:span text:style-name="T69">— </text:span></text:span><text:span text:style-name="CharStyle14"><text:span text:style-name="T134">ach, od neho by to nebol čakal...</text:span></text:span></text:p>
        <text:p text:style-name="P13"><text:span text:style-name="CharStyle14"><text:span text:style-name="T134">Nebolo mu smutno, že mu strhnú z výplaty, len pre Adamkovu zradu smútil, </text:span></text:span><text:soft-page-break/><text:span text:style-name="CharStyle14"><text:span text:style-name="T134">preto, že sa tak odpláca za jeho tichú lásku k nemu. Ale potom i ten smútok prešiel; bol rád, že gazda nevraví nič viac, že neruší jeho myšlienky na domov a na mať. Ohŕ</text:span></text:span><text:span text:style-name="CharStyle14"><text:span text:style-name="T68">n</text:span></text:span><text:span text:style-name="CharStyle14"><text:span text:style-name="T134">al repu a v myšlienkach bol pri vzdychajúcej matke.</text:span></text:span></text:p>
        <text:p text:style-name="P13"><text:span text:style-name="CharStyle14"><text:span text:style-name="T134">Celý týždeň dumal o nej </text:span></text:span><text:span text:style-name="CharStyle14"><text:span text:style-name="T69">ro</text:span></text:span><text:span text:style-name="CharStyle14"><text:span text:style-name="T134">zcitlivenými myšlienkami, bol m</text:span></text:span><text:span text:style-name="CharStyle14"><text:span text:style-name="T68">ĺ</text:span></text:span><text:span text:style-name="CharStyle14"><text:span text:style-name="T134">kvejší ako predtým a smutnejší pre svoju ustrašenosť. Gazdovi sa znepáčil od toho rána, keď prišiel neskoro; poháňal ho do roboty a hrešil ho pri každej príležitosti. Ivko videl, že tu sa s ním nikto nebude maznať, nikto ho nepo</text:span></text:span><text:span text:style-name="CharStyle14"><text:span text:style-name="T68">ľ</text:span></text:span><text:span text:style-name="CharStyle14"><text:span text:style-name="T134">utuje, a ako poznával čoraz lepšie tento cudzí svet, ktorému bolo treba večne slúžiť a u ktorého človek jednako nič nevyslúži, čoraz väčšmi miloval svoju mať.</text:span></text:span></text:p>
        <text:p text:style-name="P13"><text:span text:style-name="CharStyle14"><text:span text:style-name="T134">Tichučko, bez reptania plnil všetky rozkazy, znášal výčitky a myslel pritom, že to robí pre ňu, ako ona slúžila pre nich to</text:span></text:span><text:span text:style-name="CharStyle14"><text:span text:style-name="T68">ľ</text:span></text:span><text:span text:style-name="CharStyle14"><text:span text:style-name="T134">ké roky cudzím </text:span></text:span><text:span text:style-name="CharStyle14"><text:span text:style-name="T68">ľ</text:span></text:span><text:span text:style-name="CharStyle14"><text:span text:style-name="T134">u</text:span></text:span><text:span text:style-name="CharStyle14"><text:span text:style-name="T131">ď</text:span></text:span><text:span text:style-name="CharStyle14"><text:span text:style-name="T134">om.</text:span></text:span></text:p>
        <text:p text:style-name="P13"><text:span text:style-name="CharStyle14"><text:span text:style-name="T134">A keď v sobotu večer, necítiac si telo, blížil sa k domu, bol celkom slabý a vedel, že to meno ani teraz nevysloví nahlas, že medzi ním a týmto slovom je dvanásť rokov zvyku a ťažkej výchovy, ktorá mu ho nedovolila vyriecť.</text:span></text:span></text:p>
        <text:p text:style-name="P13"><text:span text:style-name="CharStyle14"><text:span text:style-name="T134">Vošiel do kuchyne, ale matky tam nebolo; iba mladší bratia. Hrali sa na vlkov s fazuľami.</text:span></text:span></text:p>
        <text:p text:style-name="P13"><text:span text:style-name="CharStyle14"><text:span text:style-name="T134">— Dobrý večer, — pozdravil sa Ivko. — A mať kdeže je?</text:span></text:span></text:p>
        <text:p text:style-name="P13"><text:span text:style-name="CharStyle14"><text:span text:style-name="T69">— </text:span></text:span><text:span text:style-name="CharStyle14"><text:span text:style-name="T134">Leží, — povedal </text:span></text:span><text:span text:style-name="CharStyle14"><text:span text:style-name="T68">I</text:span></text:span><text:span text:style-name="CharStyle14"><text:span text:style-name="T134">mro, od Ivka mladší.</text:span></text:span></text:p>
        <text:p text:style-name="P13"><text:span text:style-name="CharStyle14"><text:span text:style-name="T134">— Leží? — spýtal sa Ivko zarazený.</text:span></text:span></text:p>
        <text:p text:style-name="P13"><text:span text:style-name="CharStyle14"><text:span text:style-name="T134">Tak včas nikdy si nechodievala líhať.</text:span></text:span></text:p>
        <text:p text:style-name="P13"><text:span text:style-name="CharStyle14"><text:span text:style-name="T134">Vošiel do neosvetlenej izby a opakoval pozdrav:</text:span></text:span></text:p>
        <text:p text:style-name="P13"><text:span text:style-name="CharStyle14"><text:span text:style-name="T134">— Dobrý v</text:span></text:span><text:span text:style-name="CharStyle14"><text:span text:style-name="T69">eč</text:span></text:span><text:span text:style-name="CharStyle14"><text:span text:style-name="T134">er.</text:span></text:span></text:p>
        <text:p text:style-name="P13"><text:span text:style-name="CharStyle14"><text:span text:style-name="T134">— Dobrý večer, — odpovedal slabý hlas z kúta izby, pridrhnutý zunovanosťou.</text:span></text:span></text:p>
        <text:p text:style-name="P13"><text:soft-page-break/><text:span text:style-name="CharStyle14"><text:span text:style-name="T134">Ivko priniesol z kuchyne lampku, položil ju na kraj stola, podišiel k posteli.</text:span></text:span></text:p>
        <text:p text:style-name="P13"><text:span text:style-name="CharStyle14"><text:span text:style-name="T69">— </text:span></text:span><text:span text:style-name="CharStyle14"><text:span text:style-name="T134">Chorá si?</text:span></text:span></text:p>
        <text:p text:style-name="P13"><text:span text:style-name="CharStyle14"><text:span text:style-name="T69">— </text:span></text:span><text:span text:style-name="CharStyle14"><text:span text:style-name="T134">Chorá, zunovaná týmto životom, Ivko. Dokedy to len vydržím — vravela, h</text:span></text:span><text:span text:style-name="CharStyle14"><text:span text:style-name="T131">ľ</text:span></text:span><text:span text:style-name="CharStyle14"><text:span text:style-name="T134">adiac do povaly.</text:span></text:span></text:p>
        <text:p text:style-name="P13"><text:span text:style-name="CharStyle14"><text:span text:style-name="T134">Sovrelo mu prsia, hrdlo stislo. Prišly mu na um jej slová, čo povedala milosťpánovi, keď ho priviedla k nemu do roboty, a zatriasol sa strachom o jej život. H</text:span></text:span><text:span text:style-name="CharStyle14"><text:span text:style-name="T131">ľ</text:span></text:span><text:span text:style-name="CharStyle14"><text:span text:style-name="T134">adel na ňu roznežnený, ale nevládal jej povedať nič nežného. Pokročil k dverám, pred nimi sa obrátil a pýtal sa:</text:span></text:span></text:p>
        <text:p text:style-name="P13"><text:span text:style-name="CharStyle14"><text:span text:style-name="T134">— Nie je ešte zakúrené? Spraviť niečo na večeru?</text:span></text:span></text:p>
        <text:p text:style-name="P13"><text:span text:style-name="CharStyle14"><text:span text:style-name="T134">Pýtal sa takto a schválne vynechal slovo mamka, aby ju nemenoval len takto, keď nežnejšie sa ju neodvážil.</text:span></text:span></text:p>
        <text:p text:style-name="P13"><text:span text:style-name="CharStyle14"><text:span text:style-name="T134">— Zakúr, sprav niečo, — odpovedala mať.</text:span></text:span></text:p>
        <text:p text:style-name="P13"><text:span text:style-name="CharStyle14"><text:span text:style-name="T134">Preniesol svetlo do kuchyne, vybral popol z popolníka, zakúril, postavil na platňu fazu</text:span></text:span><text:span text:style-name="CharStyle14"><text:span text:style-name="T68">ľ</text:span></text:span><text:span text:style-name="CharStyle14"><text:span text:style-name="T134">u s kapustou, lebo nič iného v dome nebolo. Uvarenú jej priniesol k posteli na stoličku, ale mať len oblizla so dve lyžky a vzdychla:</text:span></text:span></text:p>
        <text:p text:style-name="P57"><text:span text:style-name="CharStyle14"><text:span text:style-name="T134">— Nechce sa mi, nič sa mi nechce...</text:span></text:span></text:p>
        <text:p text:style-name="P13"><text:span text:style-name="CharStyle14"><text:span text:style-name="T134">Odkvicla na podhlavnicu, oči uprela do povaly a hľadela nepohnute, biela ako </text:span></text:span><text:span text:style-name="CharStyle14"><text:span text:style-name="T69">ľ</text:span></text:span><text:span text:style-name="CharStyle14"><text:span text:style-name="T134">alia, až Ivka pochytila úzkosť, že je mŕtva, že tak nebadane vydýchla dušu. Stál pri nej zronený a clivá myšlienka mu pr</text:span></text:span><text:span text:style-name="CharStyle14"><text:span text:style-name="T69">e</text:span></text:span><text:span text:style-name="CharStyle14"><text:span text:style-name="T134">behla mysľou:</text:span></text:span></text:p>
        <text:p text:style-name="P13"><text:span text:style-name="CharStyle14"><text:span text:style-name="T134">„Prečo ma nenaučila byť nežným? Och, preč</text:span></text:span><text:span text:style-name="CharStyle14"><text:span text:style-name="T131">o?</text:span></text:span><text:span text:style-name="CharStyle14"><text:span text:style-name="T134"> Prišiel by som teraz k nej celkom blízko, hladil by som jej ruku, pekne ju volal, — o ko</text:span></text:span><text:span text:style-name="CharStyle14"><text:span text:style-name="T69">ľ</text:span></text:span><text:span text:style-name="CharStyle14"><text:span text:style-name="T134">ko by jej bolo </text:span></text:span><text:span text:style-name="CharStyle14"><text:span text:style-name="T68">ľ</text:span></text:span><text:span text:style-name="CharStyle14"><text:span text:style-name="T134">ahšie...“</text:span></text:span></text:p>
        <text:p text:style-name="P13"><text:span text:style-name="CharStyle14"><text:span text:style-name="T134">Chcel zašeptať „mamička“, ale vtom sa pohla, i vyslovil len druhú časť svojich myšlienok:</text:span></text:span></text:p>
        <text:p text:style-name="P13"><text:soft-page-break/><text:span text:style-name="CharStyle14"><text:span text:style-name="T134">— Nič nebudeš jesť? — a bol smutný, že ju teraz už nijako nevolá, vyhýba sa pomenovať ju.</text:span></text:span></text:p>
        <text:p text:style-name="P13"><text:span text:style-name="CharStyle14"><text:span text:style-name="T134">— Nebudem, Ivko, len sa vy najedzte, — odpovedala.</text:span></text:span></text:p>
        <text:p text:style-name="P13"><text:span text:style-name="CharStyle14"><text:span text:style-name="T134">Poschodili sa i starší bratia. Ivko vošiel k nim do kuchyne, ponali</text:span></text:span><text:span text:style-name="CharStyle14"><text:span text:style-name="T69">ev</text:span></text:span><text:span text:style-name="CharStyle14"><text:span text:style-name="T134">a</text:span></text:span><text:span text:style-name="CharStyle14"><text:span text:style-name="T69">l</text:span></text:span><text:span text:style-name="CharStyle14"><text:span text:style-name="T134"> im do tanierov fazule s kapustou, podišiel k obloku, pozeral do začadeného večera a dumal o tom, že už nikoho nemá rád na tomto svete, iba túto zodratú mať, a ani jej to nevládze povedať. Rozmýšľal o tom, ko</text:span></text:span><text:span text:style-name="CharStyle14"><text:span text:style-name="T69">ľk</text:span></text:span><text:span text:style-name="CharStyle14"><text:span text:style-name="T134">é o</text:span></text:span><text:span text:style-name="CharStyle14"><text:span text:style-name="T131">z</text:span></text:span><text:span text:style-name="CharStyle14"><text:span text:style-name="T134">rutné kopy bielizne opral</text:span></text:span><text:span text:style-name="CharStyle14"><text:span text:style-name="T68">y</text:span></text:span><text:span text:style-name="CharStyle14"><text:span text:style-name="T134"> tie biele jej ruky, koľko nočných hodín prebdely jej smutné oči — len pre nich žila v každej minúte, každou myšlienkou. A keď pritom pomyslel na majer, na celodennú kopačku v smrteľnej únave, ktorú cítieval vždy, pochopil, aká velikánska to bola láska, čo takto obetovala za nich svoje dni a roky, radosť</text:span></text:span><text:span text:style-name="CharStyle25"><text:span text:style-name="T134"> </text:span></text:span><text:span text:style-name="CharStyle14"><text:span text:style-name="T134">svojich očú, svoje sny — všetko, za dlžizných štyricať rokov roboty — v sviatok v piatok, každý deň, neprestajne, stále, stále, stále... A za celých tých štyrica</text:span></text:span><text:span text:style-name="CharStyle14"><text:span text:style-name="T69">ť</text:span></text:span><text:span text:style-name="CharStyle14"><text:span text:style-name="T134"> rokov nikomu neprezradila, že ho má rada, len vyhrýzala z každodennej tvrdej roboty chlieb pre nich a kládla im ho na stôl mäkký, bez nároku na odplatu...</text:span></text:span></text:p>
        <text:p text:style-name="P13"><text:span text:style-name="CharStyle14"><text:span text:style-name="T134">— Och, aká to mať! </text:span></text:span><text:span text:style-name="CharStyle14"><text:span text:style-name="T69">—</text:span></text:span><text:span text:style-name="CharStyle14"><text:span text:style-name="T134"> zašeptal Ivko, vyšiel na dvor, zah</text:span></text:span><text:span text:style-name="CharStyle14"><text:span text:style-name="T131">ľ</text:span></text:span><text:span text:style-name="CharStyle14"><text:span text:style-name="T134">adel sa na blikajúce hviezdy očami,</text:span></text:span><text:span text:style-name="CharStyle14"><text:span text:style-name="T69"> </text:span></text:span><text:span text:style-name="CharStyle14"><text:span text:style-name="T134">rozhorúčenými od rozcítenia. Teraz si uvedomil, že toto štyricaťročné robotovanie za nich svalilo ju do postele, do choroby, z ktorej možno už ani nevyjde, a ukrutný kŕč ľútosti stisol mu prsia. Chytil sa za ne mocne, lebo ho v nich zabolelo, a horúce, prosiace myšlienky vyslal kamsi </text:span></text:span><text:span text:style-name="CharStyle14"><text:span text:style-name="T131">ď</text:span></text:span><text:span text:style-name="CharStyle14"><text:span text:style-name="T134">aleko nad tie hviezdy, ku Komusi najvyššiemu, čo spravuje všetky svety, — prosiace myšlienky, aby mu dovolil spraviť pre túto mať čosi veľkého, čo by ju oslobodilo od všetkých bied, sňalo s nej životné bremeno.</text:span></text:span></text:p>
        <text:p text:style-name="P13"><text:soft-page-break/><text:span text:style-name="CharStyle14"><text:span text:style-name="T134">— Och, keby som vedel, čo jej spraviť! — šeptal Ivko, ale márne o tom rozmýšľal, nič nevládal </text:span></text:span><text:span text:style-name="CharStyle14"><text:span text:style-name="T131">v</text:span></text:span><text:span text:style-name="CharStyle14"><text:span text:style-name="T134">ymysleť.</text:span></text:span></text:p>
        <text:p text:style-name="P13"><text:span text:style-name="CharStyle14"><text:span text:style-name="T134">A ukrutne mocne sa mu žiadalo spraviť pre ňu niečo, čo by bez slov dokázalo jeho lásku k nej,</text:span></text:span><text:span text:style-name="CharStyle25"><text:span text:style-name="T134"> </text:span></text:span><text:span text:style-name="CharStyle14"><text:span text:style-name="T134">čo by bolo ešte viac ako to „mamička“, ktoré mu nechcelo ísť na pery.</text:span></text:span></text:p>
        <text:p text:style-name="P13"><text:span text:style-name="CharStyle14"><text:span text:style-name="T134">Ukonaný myšlienkami zablúdil k vode, myslel na svoj život i na život svojich blízkych, začínal chápať, že život je čosi, čo nie je tu z našej moci a vôle, ale z moci a vôle Kohosi najvyššieho, a trpko si vyčitoval, že kedysi v tajných myšlienkach obviňoval svoju mať, že ho priviedla do života a nevládala mu ho spraviť panským.</text:span></text:span></text:p>
        <text:p text:style-name="P13"><text:span text:style-name="CharStyle14"><text:span text:style-name="T134">Od tých čias, čo chytil do rúk motyku a zápasil s húževnatou robotou, celý svet inakší bol v jeho predstavách. I vrchy i doliny, i voda i vzduch sa</text:span></text:span><text:span text:style-name="CharStyle14"><text:span text:style-name="T69"> </text:span></text:span><text:span text:style-name="CharStyle14"><text:span text:style-name="T134">mu st</text:span></text:span><text:span text:style-name="CharStyle14"><text:span text:style-name="T68">a</text:span></text:span><text:span text:style-name="CharStyle14"><text:span text:style-name="T134">ly vážnymi robotníkmi. Nič</text:span></text:span><text:span text:style-name="CharStyle14"><text:span text:style-name="T69"> </text:span></text:span><text:span text:style-name="CharStyle14"><text:span text:style-name="T134">už nebolo pre zábavu chlapcov, pre rozveselenie ich myslí — všetko pre akýsi ukrutný, dlžizný, zúfalý zápas človeka s prírodou, zápas na rozkaz kohosi, koho nemôžeme nahmatať, — tvrdošijný zápas, bojovaný s napätím všetkých síl oboch bojujúcich. A predstavil si svoju mater... a videl: človek v tomto zápase napokon podľahne. Stával sa smutnejším, ako bol. I ten kúsok veselej mysli, ktorý v ňom bol, ustúpil životnému smútku, keď i na budúcu sobotu prišiel domov, a mať bola ešte v posteli.</text:span></text:span></text:p>
        <text:p text:style-name="P13"><text:span text:style-name="CharStyle14"><text:span text:style-name="T134">Bola schudnutá, oči sa jej zamútily a hlas oslabo</text:span></text:span><text:span text:style-name="CharStyle14"><text:span text:style-name="T69">l</text:span></text:span><text:span text:style-name="CharStyle14"><text:span text:style-name="T134">. Ivko zastal ustrachovaný pred jej schudnutou tvárou, onemený pozeral na ňu dlhú chví</text:span></text:span><text:span text:style-name="CharStyle14"><text:span text:style-name="T131">ľ</text:span></text:span><text:span text:style-name="CharStyle14"><text:span text:style-name="T134">u, a ona ho nezbadala, že je pri nej. Poloprižmúrenými očami hľadela do povaly, vzdychala neprestajne, a Ivko nemal slova pre ňu, len stál s prsami stisnutými ľútosťou. Keď po hodnej chvíli obrátila k nemu oči, niekoľko minút hľadela na neho, kým ho poznala, potom </text:span></text:span><text:soft-page-break/><text:span text:style-name="CharStyle14"><text:span text:style-name="T134">opustila hlavu nabok a zašeptala:</text:span></text:span></text:p>
        <text:p text:style-name="P54"><text:span text:style-name="CharStyle14"><text:span text:style-name="T134">— Ivko môj, ja už vari pôjdem. Nič nevládzem...</text:span></text:span></text:p>
        <text:p text:style-name="P13"><text:span text:style-name="CharStyle14"><text:span text:style-name="T134">Rozpálily sa mu oči od týchto slov, srdce mu utíchlo, keď pochopil, že hovorí o smrti...</text:span></text:span></text:p>
        <text:p text:style-name="P13"><text:span text:style-name="CharStyle14"><text:span text:style-name="T134">„Umre... Umre...“ blyslo mu hlavou a ohromený touto predstavou shodil sa bezradne na pe</text:span></text:span><text:span text:style-name="CharStyle14"><text:span text:style-name="T69">ľ</text:span></text:span><text:span text:style-name="CharStyle14"><text:span text:style-name="T134">asť postele k jej hlave, jej schudnutú tvár chytil do dlaní a rozcítený zašeptal:</text:span></text:span></text:p>
        <text:p text:style-name="P51"><text:span text:style-name="CharStyle14"><text:span text:style-name="T134">— Mamička...</text:span></text:span></text:p>
        <text:p text:style-name="P13"><text:span text:style-name="CharStyle14"><text:span text:style-name="T134">A ona otvorila na toto slovo oči, prekvapené, veľké, hmlisto svietiace, a nechala ich viseť na ňom, lebo ešte nikdy nepočula takto vysloviť svoje meno. Ivko sa len pri tomto pohľade spamätal a uvedomil si, čo povedal. Do líc mu udrela horuč, ale keď pozrel do jej smutných mutných očú, teplý pocit v</text:span></text:span><text:span text:style-name="CharStyle14"><text:span text:style-name="T131">ď</text:span></text:span><text:span text:style-name="CharStyle14"><text:span text:style-name="T134">ačnosti cítil k svojmu omylu. Hľadel na ňu so slzami v očiach a ona ho pohladkala vyschnutou rukou po tvári a úsmev jej pootvoril biele pery.</text:span></text:span></text:p>
        <text:p text:style-name="P22"><text:span text:style-name="CharStyle14"><text:span text:style-name="T69">— </text:span></text:span><text:span text:style-name="CharStyle14"><text:span text:style-name="T134">Ty si dobrý synček, — povedala ticho a Ivko sa už nepremohol. Slzy mu udrely do očú od šťastia, rozplakal sa ako trojročné decko; rozľútostene vzdychajúc, povedal:</text:span></text:span></text:p>
        <text:p text:style-name="P14"><text:span text:style-name="CharStyle14"><text:span text:style-name="T134">— Mamička, mamička, ja ťa rád, och, neumri, ja ťa rád...</text:span></text:span></text:p>
        <text:p text:style-name="P13"><text:span text:style-name="CharStyle14"><text:span text:style-name="T134">Prudké, silné vedomie šťastia schytilo ho do náručia, že jej to zrádza po toľkom čase váhania, a želal si už len toľko, aby zas vstala, aby jej mohol ukázať, že jej chce pomáhať pri práci a uľahčiť jej život. Hladil očami jej šťastný úsmev a naraz sa rozhovoril o všetkom, čo k nej cítil a nevládal dosia</text:span></text:span><text:span text:style-name="CharStyle14"><text:span text:style-name="T131">ľ</text:span></text:span><text:span text:style-name="CharStyle14"><text:span text:style-name="T134"> prezradiť. Ružovkastá farba zdravia sa jej vracala na pery pri tomto rozprávaní a Ivko jej videl na očiach, že </text:span></text:span><text:soft-page-break/><text:span text:style-name="CharStyle14"><text:span text:style-name="T134">každé slovo jej podoprelo životné sily; už mu nepotrebovala slovami prezrádzať, že ho má rada; cítil to z jej pohľadu, z jej úsmevu, z jej prítomnosti...</text:span></text:span></text:p>
        <text:p text:style-name="P13"><text:span text:style-name="CharStyle14"><text:span text:style-name="T134">Mal niečo peňazí a niečo vydrankal od bratov. Dali, keď videli, že mať je ozaj zle, a zavolali k nej lekára. Keď ju prezrel a uspokojil ich, že je to len z vysilenia a že oddych a pokoj jej pomôžu, </text:span></text:span><text:span text:style-name="CharStyle14"><text:span text:style-name="T69">I</text:span></text:span><text:span text:style-name="CharStyle14"><text:span text:style-name="T134">vko vydýchol šťastný a v</text:span></text:span><text:span text:style-name="CharStyle14"><text:span text:style-name="T131">ď</text:span></text:span><text:span text:style-name="CharStyle14"><text:span text:style-name="T134">ačný ku Komusi,</text:span></text:span><text:span text:style-name="CharStyle25"><text:span text:style-name="T134"> </text:span></text:span><text:span text:style-name="CharStyle14"><text:span text:style-name="T134">že im ju ešte zachová. Presedel pri nej celú nedeľu, rozprával jej o svojej láske k nej, o ich budúcnosti, keď bude ve</text:span></text:span><text:span text:style-name="CharStyle14"><text:span text:style-name="T68">ľ</text:span></text:span><text:span text:style-name="CharStyle14"><text:span text:style-name="T134">ký a keď bude ešte viac zarábať ako teraz — a v pondelok ráno sa s ňou rozlúčil.</text:span></text:span></text:p>
        <text:p text:style-name="P13"><text:span text:style-name="CharStyle14"><text:span text:style-name="T134">— S Bohom, mamička, pekne sa mi maj, — vravel jej na rozlúčku, ticho, lebo bratia ešte spali. — A ak budem môcť, prídem i stred týždňa.</text:span></text:span></text:p>
        <text:p text:style-name="P13"><text:span text:style-name="CharStyle14"><text:span text:style-name="T134">Nepovedala ani slova, len jej oči ho starostlivo sprevádzaly až do dverí, a Ivkovi ony povedaly viac ako slová. Och, teraz ich už rozumel, vedel čítať z nich a vedel i to, že nijakým slovom by sa nemohla s ním tak teplo rozlúčiť ako týmto pohľadom. S ním pred očami prišiel až na majer a i pri práci dumal o tom, ako dlho trvalo, kým sa naučil ich abecedu. Pracoval celý týždeň s myšlienkou na mať, s horúcou prosbou k Bohu, aby nedopustil jej smrť, aby mu ju zachoval a dovolil mu v budúcnosti preukázať jej svoju lásku. Každý večer si líhal s touto myšlienkou na mysli a ráno s </text:span></text:span><text:span text:style-name="CharStyle14"><text:span text:style-name="T68">ň</text:span></text:span><text:span text:style-name="CharStyle14"><text:span text:style-name="T134">ou vstával a s ňou pracoval.</text:span></text:span></text:p>
        <text:p text:style-name="P13"><text:span text:style-name="CharStyle14"><text:span text:style-name="T134">A v sobotu večer, hnaný netrpelivosťou, dlhými krokmi kráčal domov s neistotou na duši, či sa doma nestalo niečo zlého, či všetky jeho prosby neboly márne. Čím bližšie bol k domu, tým nespokojnej</text:span></text:span><text:span text:style-name="CharStyle14"><text:span text:style-name="T131">š</text:span></text:span><text:span text:style-name="CharStyle14"><text:span text:style-name="T134">í bol, a keď kládol ruku na k</text:span></text:span><text:span text:style-name="CharStyle14"><text:span text:style-name="T69">ľ</text:span></text:span><text:span text:style-name="CharStyle14"><text:span text:style-name="T134">učku dverí, triasol sa od rozochvenia na celom tele.</text:span></text:span></text:p>
        <text:p text:style-name="P13"><text:span text:style-name="CharStyle14"><text:span text:style-name="T134">Vošiel do kuchyne — bola prázdna. Horúci strach ho oblial od zlého tušenia. </text:span></text:span><text:soft-page-break/><text:span text:style-name="CharStyle14"><text:span text:style-name="T134">Vbehol do izby s tlčúcim srdcom — a tam za stolom zazrel mať sedeť pri petrolejovej lampke, štopkať ponožky. Zmeravel od príjemného prekvapenia a nemohol preriecť slova. A ona, keď ho uvidela v dverách, položila robotu do lona a bielu tvár jej zalial ustatý úsmev.</text:span></text:span></text:p>
        <text:p text:style-name="P13"><text:span text:style-name="CharStyle14"><text:span text:style-name="T134">— Ty si? — povedala — a nič viac okrem toho.</text:span></text:span></text:p>
        <text:p text:style-name="P13"><text:span text:style-name="CharStyle14"><text:span text:style-name="T134">Ivko podišiel k nej, položil jej ruky na plecia, povedal ticho:</text:span></text:span></text:p>
        <text:p text:style-name="P13"><text:span text:style-name="CharStyle14"><text:span text:style-name="T134">— Mamička, ty si hor</text:span></text:span><text:span text:style-name="CharStyle14"><text:span text:style-name="T69">e</text:span></text:span><text:span text:style-name="CharStyle14"><text:span text:style-name="T134">! Aký som rád, ale ešte si vari mohla ležať.</text:span></text:span></text:p>
        <text:p text:style-name="P57"><text:span text:style-name="CharStyle14"><text:span text:style-name="T134">— Doktor kázal tak, ale mne to nedá, veľmi ma trápi dlhá chvíľa, musím niečo robiť. — A ty sa ako máš?</text:span></text:span></text:p>
        <text:p text:style-name="P13"><text:span text:style-name="CharStyle14"><text:span text:style-name="T134">— Ach, tak dobre, mamička, celkom nič ma už netrápi, keď si ty zdravá. Len aby ti to prešlo celkom, — povedal Ivko a pohladil jej ruku.</text:span></text:span></text:p>
        <text:p text:style-name="P13"><text:span text:style-name="CharStyle14"><text:span text:style-name="T134">Vzdychla, pozrela na jeho ruku, na ktorej už bolo vidno stopy roboty, položila mu na ňu svoju drapľavú dlaň, obrátila ju, obzerala na nej mozole.</text:span></text:span></text:p>
        <text:p text:style-name="P13"><text:span text:style-name="CharStyle14"><text:span text:style-name="T134">— Už aj na tebe vidno, že robíš, — povedala potom smutne.</text:span></text:span></text:p>
        <text:p text:style-name="P13"><text:span text:style-name="CharStyle14"><text:span text:style-name="T134">Ivkovi sa zdalo, že chcela by ho vide</text:span></text:span><text:span text:style-name="CharStyle14"><text:span text:style-name="T68">ť</text:span></text:span><text:span text:style-name="CharStyle14"><text:span text:style-name="T134"> kdesi inde, nie v ťažkej, gniaviacej robote, kdesi, kde by ruky nedostávaly mozole, ale ostávaly by hladké a jemné. Zdalo sa mu, že myslela na jeho </text:span></text:span><text:span text:style-name="CharStyle14"><text:span text:style-name="T131">š</text:span></text:span><text:span text:style-name="CharStyle14"><text:span text:style-name="T134">kolenie; trápila ju myšlienka, že ho musela vziať zo škôl a že ho do nich nebude môcť vrátiť, ale nevyslovila ju. Bol jej i za to v</text:span></text:span><text:span text:style-name="CharStyle14"><text:span text:style-name="T69">ď</text:span></text:span><text:span text:style-name="CharStyle14"><text:span text:style-name="T134">ačný...</text:span></text:span></text:p>
        <text:p text:style-name="P13"><text:span text:style-name="CharStyle14"><text:span text:style-name="T134">Sedeli spolu do neskorého večera, mlčky, bez rečí, len kedy tedy pohodila otázku, ako sa na majeri žije, akí sú tam </text:span></text:span><text:span text:style-name="CharStyle14"><text:span text:style-name="T68">ľ</text:span></text:span><text:span text:style-name="CharStyle14"><text:span text:style-name="T134">udia a ako s ním zachádzajú. A Ivko odpovedal tiež krátko, dvoma tromi slovami, a potom zas sedeli dlhú chví</text:span></text:span><text:span text:style-name="CharStyle14"><text:span text:style-name="T68">ľ</text:span></text:span><text:span text:style-name="CharStyle14"><text:span text:style-name="T134">u mlčky, šťastní len tým, že sú spolu.</text:span></text:span></text:p>
        <text:p text:style-name="P13"><text:span text:style-name="CharStyle14"><text:span text:style-name="T134">Takto sa mí</text:span></text:span><text:span text:style-name="CharStyle14"><text:span text:style-name="T69">ň</text:span></text:span><text:span text:style-name="CharStyle14"><text:span text:style-name="T134">aly týždne. Prišla i jeseň, s ňou školský rok, ale Ivka už nedali do </text:span></text:span><text:soft-page-break/><text:span text:style-name="CharStyle14"><text:span text:style-name="T134">školy. Ostal na majeri. Pracoval stále v poli a so dňa na deň viac sa učil poznávať ťažkú robotu a jej účinok na </text:span></text:span><text:span text:style-name="CharStyle14"><text:span text:style-name="T68">ľ</text:span></text:span><text:span text:style-name="CharStyle14"><text:span text:style-name="T134">udí. Videl, ako ťažká celodenná robota z veselých chlapov robila smutných, neshovorčivých od</text:span></text:span><text:span text:style-name="CharStyle14"><text:span text:style-name="T131">ľ</text:span></text:span><text:span text:style-name="CharStyle14"><text:span text:style-name="T134">udov, zo samopašných chlapcov tichých, nehybných pajacov, z dobrých </text:span></text:span><text:span text:style-name="CharStyle14"><text:span text:style-name="T68">ľ</text:span></text:span><text:span text:style-name="CharStyle14"><text:span text:style-name="T134">udí mrzutých, a pri tomto pozorovaní často mu prichádzal na um jeho otec, nádeník v trinástom oddelení fabriky, kde sa vraj n</text:span></text:span><text:span text:style-name="CharStyle14"><text:span text:style-name="T69">aj</text:span></text:span><text:span text:style-name="CharStyle14"><text:span text:style-name="T134">ukrutnejšie pracovalo, a celý jeho život zjavoval sa mu v inom svetle, ako ho vídal kedysi. Začal na neho h</text:span></text:span><text:span text:style-name="CharStyle14"><text:span text:style-name="T69">ľ</text:span></text:span><text:span text:style-name="CharStyle14"><text:span text:style-name="T134">adeť očami ťažkej roboty a porozumel všeličo, čo mu predtým zazlieval. Keď zas tak v sobotu večer sedel s matkou pri blikajúcej petrolejovej lampke, bez rečí, </text:span></text:span><text:span text:style-name="CharStyle14"><text:span text:style-name="T69">l</text:span></text:span><text:span text:style-name="CharStyle14"><text:span text:style-name="T134">en so šťastným vedomím, že je zas pri nej, naraz pozrel na ňu a spýtal sa:</text:span></text:span></text:p>
        <text:p text:style-name="P13"><text:span text:style-name="CharStyle14"><text:span text:style-name="T134">— Mamička, povedz, a ťažko robieval náš otec vo fabrike?</text:span></text:span></text:p>
        <text:p text:style-name="P13"><text:span text:style-name="CharStyle14"><text:span text:style-name="T134">Prekvapená pozrela na neho, povedala:</text:span></text:span></text:p>
        <text:p text:style-name="P13"><text:span text:style-name="CharStyle14"><text:span text:style-name="T69">—</text:span></text:span><text:span text:style-name="CharStyle14"><text:span text:style-name="T134"> Veru ťažko, synček môj. Tam museli robiť ako kone, mašiny ich hnaly.</text:span></text:span></text:p>
        <text:p text:style-name="P13"><text:span text:style-name="CharStyle14"><text:span text:style-name="T134">Smútok zaľahol na Ivkovu dušu z tejto jej odpovede, že stále a stále sa vynára čosi z jeho minulosti, čo neporozumel vtedy, keď bolo treba, prečo krivdil svojim blízkym...</text:span></text:span></text:p>
        <text:p text:style-name="P13"><text:span text:style-name="CharStyle14"><text:span text:style-name="T134">Tam kdesi v trinástom oddelení veľkej továrne videl teraz svojho otca v pote tvári ruvať sa s robotou, medzi desiatkami strojov, ktoré mu nedovolia oddýchnuť si. A keď ho napokon večer pustily domov, omáme</text:span></text:span><text:span text:style-name="CharStyle14"><text:span text:style-name="T69">né</text:span></text:span><text:span text:style-name="CharStyle14"><text:span text:style-name="T134">ho únavou, prišiel medzi nich, i k nemu, k Ivkovi, a on mu vy</text:span></text:span><text:span text:style-name="CharStyle14"><text:span text:style-name="T131">č</text:span></text:span><text:span text:style-name="CharStyle14"><text:span text:style-name="T134">itoval, že si niekedy kúpil niečo len pre seba a zjedol v skryte, aby nabral síl do novej bitky so strojmi, že nedal</text:span></text:span><text:span text:style-name="CharStyle25"><text:span text:style-name="T134"> </text:span></text:span><text:span text:style-name="CharStyle14"><text:span text:style-name="T134">z toho aj im, ktorí robili tak málo v porovnaní s ním...</text:span></text:span></text:p>
        <text:p text:style-name="P13"><text:span text:style-name="CharStyle14"><text:span text:style-name="T134">Och, teraz, ke</text:span></text:span><text:span text:style-name="CharStyle14"><text:span text:style-name="T69">ď</text:span></text:span><text:span text:style-name="CharStyle14"><text:span text:style-name="T134"> pozeral na svoje ruky s čerstvými mozoľmi, taký celkom inakší sa </text:span></text:span><text:soft-page-break/><text:span text:style-name="CharStyle14"><text:span text:style-name="T134">mu zjavil otcov život, ukrivdený ním, a preto tá trpkosť sa dovalila na jeho dušu...</text:span></text:span></text:p>
        <text:p text:style-name="P13"><text:span text:style-name="CharStyle14"><text:span text:style-name="T134">Nepýtal sa už na nič, ale toho večera prvý raz po dlhom čase odišiel od matky.</text:span></text:span></text:p>
        <text:p text:style-name="P13"><text:span text:style-name="CharStyle14"><text:span text:style-name="T134">Myšlienka na ťažkú robotu, s ktorou sa otec ruval za celý život, vyvábila ho do chladného večera, do vrbín a k rieke.</text:span></text:span></text:p>
        <text:p text:style-name="P13"><text:span text:style-name="CharStyle14"><text:span text:style-name="T134">Prechádzal sa po nábreží, zadumaný pozeral na vlnky, trblietajúce sa strieborno-čierne v slabom svite zastretého mesiaca, a obnovoval si v pamäti črty otcovej tvári. Vyvolával z minulosti všetky príhody, ktoré s ním prežil, spomínal, ako vždy na obed prichádzal domov shrbený ako pod nejakou ťarchou, svalil sa na posteľ a hne</text:span></text:span><text:span text:style-name="CharStyle14"><text:span text:style-name="T131">ď</text:span></text:span><text:span text:style-name="CharStyle14"><text:span text:style-name="T134"> zadriemal — bez obeda, tak ako on, Ivko, v prvé dni na majeri chodieval spávať bez večere. A bol by spal do večera, keby ho mať nebola zobudila a pripomenula mu, že už prvý raz zatrúbilo vo fabrike.</text:span></text:span></text:p>
        <text:p text:style-name="P13"><text:span text:style-name="CharStyle14"><text:span text:style-name="T134">Vtedy otec vstal, popretieral spadnuté mihalnice, náhlivo sa najedol a tackavým, vlečúcim sa krokom vyšiel na ulicu a stratil sa na jej zákrute vo vchode fabriky.</text:span></text:span></text:p>
        <text:p text:style-name="P13"><text:span text:style-name="CharStyle14"><text:span text:style-name="T69">I</text:span></text:span><text:span text:style-name="CharStyle14"><text:span text:style-name="T134">vko nerozumel vtedy tú vleklú jeho chôdzu — a teraz vedel, že kdesi v tých nohách hromadila svoju ťarchu robota a ony preto sa tak vliekly.</text:span></text:span></text:p>
        <text:p text:style-name="P13"><text:span text:style-name="CharStyle14"><text:span text:style-name="T134">Ke</text:span></text:span><text:span text:style-name="CharStyle14"><text:span text:style-name="T131">ď</text:span></text:span><text:span text:style-name="CharStyle14"><text:span text:style-name="T134"> sa mu znova a znova zjavoval pred očami otcov vlečúci sa, tackavý krok, povedal si:</text:span></text:span></text:p>
        <text:p text:style-name="P13"><text:span text:style-name="CharStyle14"><text:span text:style-name="T134">— Nemohol byť zlý, keď tak ťažko robil...</text:span></text:span></text:p>
        <text:p text:style-name="P13"><text:span text:style-name="CharStyle14"><text:span text:style-name="T134">A s týmito myšlienkami pozrel na zaoblačené nebo, vzdychol:</text:span></text:span></text:p>
        <text:p text:style-name="P13"><text:span text:style-name="CharStyle14"><text:span text:style-name="T134">— Ale už je tam... už mu to nepoviem...</text:span></text:span></text:p>
        <text:p text:style-name="P13"><text:span text:style-name="CharStyle14"><text:span text:style-name="T134">Na celý týždeň odpútal sa myšlienkami od matky a v sobotu myšlienka na otca priviedla ho domov včaššie, ako obyčajne chodieval. Neistou, trasľavou rukou vytiahol v pitvore výplatu z vrecka, odrátal z nej dvacať päť korún, pozorne ich vložil </text:span></text:span><text:soft-page-break/><text:span text:style-name="CharStyle14"><text:span text:style-name="T134">do druhého vrecka a s ostatnými vošiel do kuchyne, položil ich na stôl pred mater.</text:span></text:span></text:p>
        <text:p text:style-name="P13"><text:span text:style-name="CharStyle14"><text:span text:style-name="T134">Mať ich poobracala v bielych prstoch, spočítala. Zdalo sa jej to akosi málo.</text:span></text:span></text:p>
        <text:p text:style-name="P13"><text:span text:style-name="CharStyle14"><text:span text:style-name="T134">— A to len toľko si dostal? — pýtala sa.</text:span></text:span></text:p>
        <text:p text:style-name="P13"><text:span text:style-name="CharStyle14"><text:span text:style-name="T134">— Len, — odpovedal Ivko a začervenel sa od cigánstva.</text:span></text:span></text:p>
        <text:p text:style-name="P13"><text:span text:style-name="CharStyle14"><text:span text:style-name="T134">Aby sa ho nemohla vypytovať na podrobnosti, prečo len toľko dostal, chytro odišiel.</text:span></text:span></text:p>
        <text:p text:style-name="P58"><text:span text:style-name="CharStyle14"><text:span text:style-name="T134">— Idem sa prejsť do mesta, — povedal z dverí.</text:span></text:span></text:p>
        <text:p text:style-name="P13"><text:span text:style-name="CharStyle14"><text:span text:style-name="T134">Vykročil do mesta, na Hlavnej ulici zastal pred kvetinárskym obchodom. Dlho pozeral na bohatý výklad. </text:span></text:span><text:span text:style-name="CharStyle14"><text:span text:style-name="T69">Vš</text:span></text:span><text:span text:style-name="CharStyle14"><text:span text:style-name="T134">elijaké neznáme kvety boly v</text:span></text:span><text:span text:style-name="CharStyle14"><text:span text:style-name="T69"> </text:span></text:span><text:span text:style-name="CharStyle14"><text:span text:style-name="T134">ňom,</text:span></text:span><text:span text:style-name="CharStyle14"><text:span text:style-name="T69"> </text:span></text:span><text:span text:style-name="CharStyle14"><text:span text:style-name="T134">plný výklad, lebo na druhý deň bolo V</text:span></text:span><text:span text:style-name="CharStyle14"><text:span text:style-name="T69">š</text:span></text:span><text:span text:style-name="CharStyle14"><text:span text:style-name="T134">echsvätých.</text:span></text:span></text:p>
        <text:p text:style-name="P13"><text:span text:style-name="CharStyle14"><text:span text:style-name="T134">Ivko sa zastavil po</text:span></text:span><text:span text:style-name="CharStyle14"><text:span text:style-name="T68">hľ</text:span></text:span><text:span text:style-name="CharStyle14"><text:span text:style-name="T134">adom na každom k</text:span></text:span><text:span text:style-name="CharStyle14"><text:span text:style-name="T131">v</text:span></text:span><text:span text:style-name="CharStyle14"><text:span text:style-name="T134">etníku, poobzeral každý kvietok v ňom, potom vošiel do obchodu, okúňavo prestupoval s nohy na nohu za chrbtami kupujúcich, čakal, kým ho oslovia. A keď sa ho slečna spýtala, čo si želá, odpovedal ticho, neisto:</text:span></text:span></text:p>
        <text:p text:style-name="P59"><text:span text:style-name="CharStyle14"><text:span text:style-name="T134">— Chcel by som nejaký venček.</text:span></text:span></text:p>
        <text:p text:style-name="P13"><text:span text:style-name="CharStyle14"><text:span text:style-name="T134">Vybrali mu za dvacať päť korún veniec, z bielych kvetov. S tlčúcim srdcom ho vzal do oboch rúk, zaplatil, náhlivo vyšiel z obchodu a vykročil ulicou na cintorín.</text:span></text:span></text:p>
        <text:p text:style-name="P13"><text:span text:style-name="CharStyle14"><text:span text:style-name="T134">Bolo v ňom ve</text:span></text:span><text:span text:style-name="CharStyle14"><text:span text:style-name="T68">ľ</text:span></text:span><text:span text:style-name="CharStyle14"><text:span text:style-name="T134">a </text:span></text:span><text:span text:style-name="CharStyle14"><text:span text:style-name="T68">ľ</text:span></text:span><text:span text:style-name="CharStyle14"><text:span text:style-name="T134">udí. Obzerali hroby, prekopávali, okraš</text:span></text:span><text:span text:style-name="CharStyle14"><text:span text:style-name="T133">ľ</text:span></text:span><text:span text:style-name="CharStyle14"><text:span text:style-name="T134">ovali kvetmi.</text:span></text:span></text:p>
        <text:p text:style-name="P13"><text:span text:style-name="CharStyle14"><text:span text:style-name="T134">Tam ďalej na novom cintoríne bol hrob Ivk</text:span></text:span><text:span text:style-name="CharStyle14"><text:span text:style-name="T69">ov</text:span></text:span><text:span text:style-name="CharStyle14"><text:span text:style-name="T134">ho otca. Ivko podišiel do vŕšku, zastal pred nízkym dreveným krížom, pozeral dlho na okrúhlastú železnú tab</text:span></text:span><text:span text:style-name="CharStyle14"><text:span text:style-name="T133">uľ</text:span></text:span><text:span text:style-name="CharStyle14"><text:span text:style-name="T69">k</text:span></text:span><text:span text:style-name="CharStyle14"><text:span text:style-name="T134">u, prečitoval otcovo meno na nej. Obracal v rukách venček z bielych kvetov, šeptal si neprestajne to meno s tab</text:span></text:span><text:span text:style-name="CharStyle14"><text:span text:style-name="T133">uľ</text:span></text:span><text:span text:style-name="CharStyle14"><text:span text:style-name="T69">k</text:span></text:span><text:span text:style-name="CharStyle14"><text:span text:style-name="T134">y a ticho trúchlil, že už nikdy sa nevráti do života.</text:span></text:span><text:bookmark-start text:name="bookmark25"/><text:bookmark-end text:name="bookmark25"/></text:p>
        <text:p text:style-name="P13"><text:span text:style-name="CharStyle14"><text:span text:style-name="T134">Potom prevesil veniec na kríž, složené ruky oprel o jeho rameno a pred očami s </text:span></text:span><text:soft-page-break/><text:span text:style-name="CharStyle14"><text:span text:style-name="T134">obrazom otcovej tvári zašeptal:</text:span></text:span></text:p>
        <text:p text:style-name="P13"><text:span text:style-name="CharStyle14"><text:span text:style-name="T134">— Nehnevaj sa...</text:span></text:span></text:p>
        <text:p text:style-name="P13"><text:span text:style-name="CharStyle14"><text:span text:style-name="T134">Jemu, lebo dnes už bol istý, že aj on bol inakší,</text:span></text:span><text:bookmark-start text:name="bookmark27"/><text:span text:style-name="CharStyle54"><text:span text:style-name="T134"> </text:span></text:span><text:bookmark-end text:name="bookmark27"/><text:span text:style-name="CharStyle14"><text:span text:style-name="T134">ako ho vídal detskými očami ešte pred nedávnom. </text:span></text:span><text:span text:style-name="CharStyle14"><text:span text:style-name="T69">I</text:span></text:span><text:span text:style-name="CharStyle14"><text:span text:style-name="T134">nakší, ako inakšia bola i jeho mať.</text:span></text:span></text:p>
        <text:p text:style-name="P13"><text:span text:style-name="CharStyle14"><text:span text:style-name="T134">Potichu sa modlil, a ako tak stál s rukami složenými na rameno kríža a smieroval sa so svojou minulosťou, sľuboval v duchu, že už nikdy nikoho neodsúdi ani slovom, ani myšlienkou, ani pohľadom — nikoho zo svojich ľudí ani z cudzích...</text:span></text:span></text:p>
        <text:p text:style-name="P13"><text:span text:style-name="CharStyle14"><text:span text:style-name="T134">A potom smútok už len preto ostal v jeho duši, že im musel, materi svojej i otcovi, takto ublížiť, aby mohol poznať, kto sú...</text:span></text:span></text:p>
        <text:p text:style-name="P6"><text:span text:style-name="CharStyle25"><text:span text:style-name="T13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ázov_20_obrázka" style:display-name="Názov obrázka"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cm" fo:margin-right="0cm" fo:text-indent="0.494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494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3" style:display-name="Záhlavie #3" style:family="paragraph" style:list-style-name="" style:master-page-name="">
      <loext:graphic-properties draw:fill="none" draw:fill-color="#729fcf"/>
      <style:paragraph-properties style:page-number="auto" fo:background-color="transparent"/>
    </style:style>
    <style:style style:name="Číslo_20_hlavičky_20__23_3" style:display-name="Číslo hlavičky #3" style:family="paragraph" style:list-style-name="" style:master-page-name="">
      <loext:graphic-properties draw:fill="none" draw:fill-color="#729fcf"/>
      <style:paragraph-properties fo:text-align="end" style:justify-single-word="false" style:page-number="auto" fo:background-color="transparent"/>
    </style:style>
    <style:style style:name="Základný_20_text_20__28_7_29_" style:display-name="Základný text (7)" style:family="paragraph" style:master-page-name="">
      <loext:graphic-properties draw:fill="none" draw:fill-color="#729fcf"/>
      <style:paragraph-properties fo:text-align="end" style:justify-single-word="false" style:page-number="auto" fo:background-color="transparent"/>
    </style:style>
    <style:style style:name="Základný_20_text_20__28_5_29_" style:display-name="Základný text (5)" style:family="paragraph" style:master-page-name="">
      <loext:graphic-properties draw:fill="none" draw:fill-color="#729fcf"/>
      <style:paragraph-properties fo:text-align="center" style:justify-single-word="false" style:page-number="auto" fo:background-color="transparent"/>
    </style:style>
    <style:style style:name="Základný_20_text_20__28_6_29_" style:display-name="Základný text (6)" style:family="paragraph" style:master-page-name="">
      <loext:graphic-properties draw:fill="none" draw:fill-color="#729fcf"/>
      <style:paragraph-properties style:page-number="auto" fo:background-color="transparent"/>
    </style:style>
    <style:style style:name="Základný_20_text_20__28_8_29_" style:display-name="Základný text (8)" style:family="paragraph" style:master-page-name="">
      <loext:graphic-properties draw:fill="none" draw:fill-color="#729fcf"/>
      <style:paragraph-properties style:page-number="auto" fo:background-color="transparent"/>
    </style:style>
    <style:style style:name="Základný_20_text_20__2b__20_DropCap1" style:display-name="Základný text + DropCap1" style:family="paragraph" style:parent-style-name="Základný_20_text" style:master-page-name="">
      <loext:graphic-properties draw:fill="none" draw:fill-color="#729fcf"/>
      <style:paragraph-properties fo:margin-left="0cm" fo:margin-right="0cm" fo:text-align="start" style:justify-single-word="false" fo:text-indent="0cm" style:auto-text-indent="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5" style:family="text" style:parent-style-name="CharStyle4">
      <style:text-properties fo:color="#000000" fo:language="sk" fo:country="SK" style:language-asian="sk" style:country-asian="SK" style:language-complex="sk" style:country-complex="SK"/>
    </style:style>
    <style:style style:name="CharStyle7" style:family="text" style:parent-style-name="DefaultFontStyle"/>
    <style:style style:name="CharStyle9" style:family="text" style:parent-style-name="DefaultFontStyle"/>
    <style:style style:name="CharStyle10" style:family="text" style:parent-style-name="CharStyle9">
      <style:text-properties fo:color="#000000" fo:language="sk" fo:country="SK" style:language-asian="sk" style:country-asian="SK" style:language-complex="sk" style:country-complex="SK"/>
    </style:style>
    <style:style style:name="CharStyle12" style:family="text" style:parent-style-name="DefaultFontStyle"/>
    <style:style style:name="CharStyle14" style:family="text" style:parent-style-name="DefaultFontStyle"/>
    <style:style style:name="CharStyle15" style:family="text" style:parent-style-name="CharStyle14">
      <style:text-properties fo:color="#000000" fo:language="sk" fo:country="SK" style:language-asian="sk" style:country-asian="SK" style:language-complex="sk" style:country-complex="SK"/>
    </style:style>
    <style:style style:name="CharStyle16" style:family="text" style:parent-style-name="CharStyle14">
      <style:text-properties fo:color="#000000" fo:language="sk" fo:country="SK" style:language-asian="sk" style:country-asian="SK" style:language-complex="sk" style:country-complex="SK"/>
    </style:style>
    <style:style style:name="CharStyle17" style:family="text" style:parent-style-name="CharStyle14">
      <style:text-properties fo:color="#000000" fo:language="sk" fo:country="SK" style:language-asian="sk" style:country-asian="SK" style:language-complex="sk" style:country-complex="SK"/>
    </style:style>
    <style:style style:name="CharStyle19" style:family="text" style:parent-style-name="DefaultFontStyle"/>
    <style:style style:name="CharStyle20" style:family="text" style:parent-style-name="CharStyle9">
      <style:text-properties fo:color="#000000" fo:language="sk" fo:country="SK" style:language-asian="sk" style:country-asian="SK" style:language-complex="sk" style:country-complex="SK"/>
    </style:style>
    <style:style style:name="CharStyle22" style:family="text" style:parent-style-name="DefaultFontStyle"/>
    <style:style style:name="CharStyle23" style:family="text" style:parent-style-name="CharStyle22">
      <style:text-properties fo:color="#000000" fo:language="sk" fo:country="SK" style:language-asian="sk" style:country-asian="SK" style:language-complex="sk" style:country-complex="SK"/>
    </style:style>
    <style:style style:name="CharStyle25" style:family="text" style:parent-style-name="DefaultFontStyle"/>
    <style:style style:name="CharStyle26" style:family="text" style:parent-style-name="CharStyle9">
      <style:text-properties fo:color="#000000" fo:language="sk" fo:country="SK" style:language-asian="sk" style:country-asian="SK" style:language-complex="sk" style:country-complex="SK"/>
    </style:style>
    <style:style style:name="CharStyle28" style:family="text" style:parent-style-name="DefaultFontStyle"/>
    <style:style style:name="CharStyle29" style:family="text" style:parent-style-name="CharStyle19">
      <style:text-properties fo:color="#000000" fo:language="sk" fo:country="SK" style:language-asian="sk" style:country-asian="SK" style:language-complex="sk" style:country-complex="SK"/>
    </style:style>
    <style:style style:name="CharStyle30" style:family="text" style:parent-style-name="CharStyle14">
      <style:text-properties fo:color="#000000" fo:language="sk" fo:country="SK" style:language-asian="sk" style:country-asian="SK" style:language-complex="sk" style:country-complex="SK"/>
    </style:style>
    <style:style style:name="CharStyle31" style:family="text" style:parent-style-name="CharStyle14">
      <style:text-properties fo:font-variant="small-caps" fo:color="#000000" fo:language="sk" fo:country="SK" style:language-asian="sk" style:country-asian="SK" style:language-complex="sk" style:country-complex="SK"/>
    </style:style>
    <style:style style:name="CharStyle32" style:family="text" style:parent-style-name="CharStyle19">
      <style:text-properties fo:color="#000000" fo:language="sk" fo:country="SK" style:language-asian="sk" style:country-asian="SK" style:language-complex="sk" style:country-complex="SK"/>
    </style:style>
    <style:style style:name="CharStyle34" style:family="text" style:parent-style-name="DefaultFontStyle"/>
    <style:style style:name="CharStyle35" style:family="text" style:parent-style-name="CharStyle9">
      <style:text-properties fo:color="#000000" fo:language="sk" fo:country="SK" style:language-asian="sk" style:country-asian="SK" style:language-complex="sk" style:country-complex="SK"/>
    </style:style>
    <style:style style:name="CharStyle36" style:family="text" style:parent-style-name="CharStyle22">
      <style:text-properties fo:color="#000000" fo:language="sk" fo:country="SK" style:language-asian="sk" style:country-asian="SK" style:language-complex="sk" style:country-complex="SK"/>
    </style:style>
    <style:style style:name="CharStyle37" style:family="text" style:parent-style-name="CharStyle25">
      <style:text-properties fo:color="#000000" fo:language="sk" fo:country="SK" style:language-asian="sk" style:country-asian="SK" style:language-complex="sk" style:country-complex="SK"/>
    </style:style>
    <style:style style:name="CharStyle38" style:family="text" style:parent-style-name="CharStyle9">
      <style:text-properties fo:color="#000000" fo:language="sk" fo:country="SK" style:language-asian="sk" style:country-asian="SK" style:language-complex="sk" style:country-complex="SK"/>
    </style:style>
    <style:style style:name="CharStyle39" style:family="text" style:parent-style-name="CharStyle9">
      <style:text-properties fo:color="#000000" fo:language="sk" fo:country="SK" style:language-asian="sk" style:country-asian="SK" style:language-complex="sk" style:country-complex="SK"/>
    </style:style>
    <style:style style:name="CharStyle40" style:family="text" style:parent-style-name="CharStyle4">
      <style:text-properties fo:color="#000000" fo:language="sk" fo:country="SK" style:language-asian="sk" style:country-asian="SK" style:language-complex="sk" style:country-complex="SK"/>
    </style:style>
    <style:style style:name="CharStyle41" style:family="text" style:parent-style-name="CharStyle4">
      <style:text-properties fo:color="#000000" fo:language="sk" fo:country="SK" style:language-asian="sk" style:country-asian="SK" style:language-complex="sk" style:country-complex="SK"/>
    </style:style>
    <style:style style:name="CharStyle42" style:family="text" style:parent-style-name="CharStyle9">
      <style:text-properties fo:color="#000000" fo:language="sk" fo:country="SK" style:language-asian="sk" style:country-asian="SK" style:language-complex="sk" style:country-complex="SK"/>
    </style:style>
    <style:style style:name="CharStyle43" style:family="text" style:parent-style-name="CharStyle14">
      <style:text-properties fo:color="#000000" fo:language="sk" fo:country="SK" style:language-asian="sk" style:country-asian="SK" style:language-complex="sk" style:country-complex="SK"/>
    </style:style>
    <style:style style:name="CharStyle44" style:family="text" style:parent-style-name="CharStyle9">
      <style:text-properties fo:color="#000000" fo:language="sk" fo:country="SK" style:language-asian="sk" style:country-asian="SK" style:language-complex="sk" style:country-complex="SK"/>
    </style:style>
    <style:style style:name="CharStyle45" style:family="text" style:parent-style-name="CharStyle9">
      <style:text-properties fo:color="#000000" fo:language="sk" fo:country="SK" style:language-asian="sk" style:country-asian="SK" style:language-complex="sk" style:country-complex="SK"/>
    </style:style>
    <style:style style:name="CharStyle47" style:family="text" style:parent-style-name="DefaultFontStyle"/>
    <style:style style:name="CharStyle49" style:family="text" style:parent-style-name="DefaultFontStyle"/>
    <style:style style:name="CharStyle51" style:family="text" style:parent-style-name="DefaultFontStyle"/>
    <style:style style:name="CharStyle52" style:family="text" style:parent-style-name="CharStyle9">
      <style:text-properties fo:color="#000000" fo:language="sk" fo:country="SK" style:language-asian="sk" style:country-asian="SK" style:language-complex="sk" style:country-complex="SK"/>
    </style:style>
    <style:style style:name="CharStyle53" style:family="text" style:parent-style-name="CharStyle14">
      <style:text-properties fo:color="#000000" fo:language="sk" fo:country="SK" style:language-asian="sk" style:country-asian="SK" style:language-complex="sk" style:country-complex="SK"/>
    </style:style>
    <style:style style:name="CharStyle54" style:family="text" style:parent-style-name="CharStyle28">
      <style:text-properties fo:color="#000000" fo:language="sk" fo:country="SK" style:language-asian="sk" style:country-asian="SK" style:language-complex="sk" style:country-complex="SK"/>
    </style:style>
    <style:style style:name="CharStyle56" style:family="text" style:parent-style-name="DefaultFontStyle"/>
    <style:style style:name="CharStyle57" style:family="text" style:parent-style-name="CharStyle19">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59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907cm" fo:margin-left="0cm" fo:margin-right="0cm" fo:margin-top="0.907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6-06T23:25:37.672000000</dc:date>
    <meta:editing-duration>PT10H42M16S</meta:editing-duration>
    <meta:editing-cycles>15</meta:editing-cycles>
    <meta:generator>LibreOffice/5.4.2.2$Windows_x86 LibreOffice_project/22b09f6418e8c2d508a9eaf86b2399209b0990f4</meta:generator>
    <meta:document-statistic meta:table-count="0" meta:image-count="0" meta:object-count="0" meta:page-count="134" meta:paragraph-count="986" meta:word-count="35792" meta:character-count="207363" meta:non-whitespace-character-count="171768"/>
  </office:meta>
</office:document-meta>
</file>